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4"/>
    <style:style style:name="ce3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6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7" style:family="table-cell" style:parent-style-name="Default" style:data-style-name="N4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middle" style:cell-protect="hidden-and-protected"/>
      <style:text-properties fo:font-size="14pt" style:font-size-asian="14pt" style:font-size-complex="14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middle" style:cell-protect="none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style:vertical-align="middle" style:cell-protect="hidden-and-protected"/>
      <style:text-properties fo:font-size="14pt" style:font-size-asian="14pt" style:font-size-complex="14pt"/>
    </style:style>
    <style:style style:name="ce11" style:family="table-cell" style:parent-style-name="Default" style:data-style-name="N0">
      <style:table-cell-properties style:vertical-align="middle" style:cell-protect="hidden-and-protected"/>
    </style:style>
    <style:style style:name="ce12" style:family="table-cell" style:parent-style-name="Default" style:data-style-name="N0">
      <style:table-cell-properties style:vertical-align="middle" style:cell-protect="hidden-and-protected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middle" style:cell-protect="none" style:repeat-content="false"/>
      <style:paragraph-properties fo:text-align="start" fo:margin-left="0cm"/>
      <style:text-properties fo:font-size="14pt" style:font-size-asian="14pt" style:font-size-complex="14pt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justify"/>
      <style:text-properties fo:font-size="14pt" style:font-size-asian="14pt" style:font-size-complex="14pt"/>
    </style:style>
    <style:style style:name="ce15" style:family="table-cell" style:parent-style-name="Default" style:data-style-name="N0">
      <style:text-properties fo:font-size="14pt" style:font-size-asian="14pt" style:font-size-complex="14pt"/>
    </style:style>
    <style:style style:name="ce16" style:family="table-cell" style:parent-style-name="Default" style:data-style-name="N0">
      <style:table-cell-properties style:vertical-align="middle" style:cell-protect="hidden-and-protected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transparent"/>
    </style:style>
    <style:style style:name="ce18" style:family="table-cell" style:parent-style-name="Default" style:data-style-name="N0">
      <style:table-cell-properties fo:border="thin solid #000000" style:vertical-align="middle" fo:background-color="transparent" style:rotation-angle="90" style:cell-protect="hidden-and-protected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</style:style>
    <style:style style:name="ce20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style:cell-protect="none" style:repeat-content="false"/>
      <style:paragraph-properties fo:text-align="center"/>
      <style:text-properties fo:font-size="14pt" style:font-size-asian="14pt" style:font-size-complex="14pt"/>
    </style:style>
    <style:style style:name="ce22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fo:font-size="14pt" style:font-size-asian="14pt" style:font-size-complex="14pt"/>
    </style:style>
    <style:style style:name="ce2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4pt" style:font-size-asian="14pt" style:font-size-complex="14pt"/>
    </style:style>
    <style:style style:name="ce2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25" style:family="table-cell" style:parent-style-name="Default" style:data-style-name="N0">
      <style:table-cell-properties style:vertical-align="middle" style:cell-protect="hidden-and-protected" style:repeat-content="false"/>
      <style:paragraph-properties fo:text-align="end" fo:margin-right="0cm"/>
      <style:text-properties fo:font-size="14pt" style:font-size-asian="14pt" style:font-size-complex="14pt" fo:font-weight="bold" style:font-weight-asian="bold" style:font-weight-complex="bold"/>
    </style:style>
    <style:style style:name="ce26" style:family="table-cell" style:parent-style-name="Default" style:data-style-name="N36">
      <style:table-cell-properties style:vertical-align="middle" style:cell-protect="none" style:repeat-content="false"/>
      <style:paragraph-properties fo:text-align="center"/>
      <style:text-properties fo:font-size="14pt" style:font-size-asian="14pt" style:font-size-complex="14pt"/>
    </style:style>
    <style:style style:name="ce27" style:family="table-cell" style:parent-style-name="Excel_32_Built-in_32_Currency" style:data-style-name="N4">
      <style:table-cell-properties style:vertical-align="middle" fo:background-color="transparent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28" style:family="table-cell" style:parent-style-name="Default" style:data-style-name="N0">
      <style:table-cell-properties style:vertical-align="middle" style:cell-protect="hidden-and-protected" style:repeat-content="false"/>
      <style:paragraph-properties fo:text-align="end" fo:margin-right="0cm"/>
      <style:text-properties fo:font-size="14pt" style:font-size-asian="14pt" style:font-size-complex="14pt"/>
    </style:style>
    <style:style style:name="ce29" style:family="table-cell" style:parent-style-name="Default" style:data-style-name="N4">
      <style:table-cell-properties style:vertical-align="middle" style:cell-protect="hidden-and-protected"/>
      <style:text-properties fo:font-size="14pt" style:font-size-asian="14pt" style:font-size-complex="14pt"/>
    </style:style>
    <style:style style:name="ce30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3" style:family="table-cell" style:parent-style-name="Default" style:data-style-name="N0">
      <style:table-cell-properties fo:background-color="transparent"/>
    </style:style>
    <style:style style:name="ce34" style:family="table-cell" style:parent-style-name="Default" style:data-style-name="N0">
      <style:table-cell-properties style:vertical-align="middle" fo:background-color="transparent" style:rotation-angle="90" style:cell-protect="hidden-and-protected" style:repeat-content="fals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style:cell-protect="hidden-and-protected"/>
      <style:text-properties fo:font-size="18pt" style:font-size-asian="18pt" style:font-size-complex="18pt"/>
    </style:style>
    <style:style style:name="ce36" style:family="table-cell" style:parent-style-name="Default" style:data-style-name="N0">
      <style:table-cell-properties fo:border-top="thin solid #000000" fo:border-bottom="none" fo:border-left="thin solid #000000" fo:border-right="none" style:cell-protect="hidden-and-protected"/>
      <style:text-properties fo:font-size="18pt" style:font-size-asian="18pt" style:font-size-complex="18pt"/>
    </style:style>
    <style:style style:name="ce37" style:family="table-cell" style:parent-style-name="Default" style:data-style-name="N0">
      <style:table-cell-properties fo:border-top="thin solid #000000" fo:border-bottom="none" fo:border-left="none" fo:border-right="none" style:cell-protect="hidden-and-protected"/>
      <style:text-properties fo:font-size="18pt" style:font-size-asian="18pt" style:font-size-complex="18pt"/>
    </style:style>
    <style:style style:name="ce38" style:family="table-cell" style:parent-style-name="Default" style:data-style-name="N0">
      <style:table-cell-properties fo:border-top="thin solid #000000" fo:border-bottom="none" fo:border-left="none" fo:border-right="thin solid #000000" style:cell-protect="hidden-and-protected"/>
      <style:text-properties fo:font-size="18pt" style:font-size-asian="18pt" style:font-size-complex="18pt"/>
    </style:style>
    <style:style style:name="ce39" style:family="table-cell" style:parent-style-name="Default" style:data-style-name="N0">
      <style:table-cell-properties style:cell-protect="hidden-and-protected"/>
      <style:text-properties fo:font-size="18pt" style:font-size-asian="18pt" style:font-size-complex="18pt"/>
    </style:style>
    <style:style style:name="ce40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fo:font-size="18pt" style:font-size-asian="18pt" style:font-size-complex="18pt"/>
    </style:style>
    <style:style style:name="ce41" style:family="table-cell" style:parent-style-name="Default" style:data-style-name="N0">
      <style:table-cell-properties fo:border-top="none" fo:border-bottom="none" fo:border-left="thin solid #000000" fo:border-right="none" style:vertical-align="middle" style:cell-protect="hidden-and-protected" style:repeat-content="false"/>
      <style:paragraph-properties fo:text-align="center"/>
      <style:text-properties fo:font-size="18pt" style:font-size-asian="18pt" style:font-size-complex="18pt"/>
    </style:style>
    <style:style style:name="ce42" style:family="table-cell" style:parent-style-name="Default" style:data-style-name="N0">
      <style:table-cell-properties fo:border="thin solid #000000" style:vertical-align="middle" style:cell-protect="hidden-and-protected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43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fo:font-size="18pt" style:font-size-asian="18pt" style:font-size-complex="18pt" style:text-underline-style="solid" style:text-underline-type="double" fo:font-weight="bold" style:font-weight-asian="bold" style:font-weight-complex="bold"/>
    </style:style>
    <style:style style:name="ce44" style:family="table-cell" style:parent-style-name="Default" style:data-style-name="N0">
      <style:text-properties fo:font-size="18pt" style:font-size-asian="18pt" style:font-size-complex="18pt"/>
    </style:style>
    <style:style style:name="ce45" style:family="table-cell" style:parent-style-name="Default" style:data-style-name="N0">
      <style:table-cell-properties fo:border-top="none" fo:border-bottom="none" fo:border-left="none" fo:border-right="thin solid #000000" style:vertical-align="middle" style:cell-protect="hidden-and-protected" style:repeat-content="false"/>
      <style:paragraph-properties fo:text-align="center"/>
      <style:text-properties fo:font-size="18pt" style:font-size-asian="18pt" style:font-size-complex="18pt"/>
    </style:style>
    <style:style style:name="ce46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fo:font-size="18pt" style:font-size-asian="18pt" style:font-size-complex="18pt"/>
    </style:style>
    <style:style style:name="ce47" style:family="table-cell" style:parent-style-name="Default" style:data-style-name="N0">
      <style:table-cell-properties fo:border-top="none" fo:border-bottom="none" fo:border-left="thin solid #000000" fo:border-right="none" style:cell-protect="hidden-and-protected"/>
      <style:text-properties fo:font-size="18pt" style:font-size-asian="18pt" style:font-size-complex="18pt"/>
    </style:style>
    <style:style style:name="ce48" style:family="table-cell" style:parent-style-name="Default" style:data-style-name="N0">
      <style:table-cell-properties style:vertical-align="automatic" style:cell-protect="hidden-and-protected" style:repeat-content="false"/>
      <style:paragraph-properties fo:text-align="center"/>
      <style:text-properties fo:font-size="18pt" style:font-size-asian="18pt" style:font-size-complex="18pt"/>
    </style:style>
    <style:style style:name="ce4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50" style:family="table-cell" style:parent-style-name="Default" style:data-style-name="N36">
      <style:table-cell-properties style:vertical-align="automatic" style:cell-protect="hidden-and-protected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51" style:family="table-cell" style:parent-style-name="Default" style:data-style-name="N0">
      <style:table-cell-properties style:cell-protect="hidden-and-protected"/>
      <style:text-properties fo:font-size="18pt" style:font-size-asian="18pt" style:font-size-complex="18pt" fo:font-weight="bold" style:font-weight-asian="bold" style:font-weight-complex="bold"/>
    </style:style>
    <style:style style:name="ce52" style:family="table-cell" style:parent-style-name="Excel_32_Built-in_32_Comma" style:data-style-name="N37">
      <style:table-cell-properties style:vertical-align="middle" fo:background-color="transparent" style:cell-protect="hidden-and-protected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53" style:family="table-cell" style:parent-style-name="Default" style:data-style-name="N1">
      <style:table-cell-properties style:vertical-align="automatic" style:cell-protect="hidden-and-protected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54" style:family="table-cell" style:parent-style-name="Default" style:data-style-name="N0">
      <style:table-cell-properties style:vertical-align="automatic" style:cell-protect="hidden-and-protected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55" style:family="table-cell" style:parent-style-name="Default" style:data-style-name="N36">
      <style:table-cell-properties style:vertical-align="automatic" style:cell-protect="hidden-and-protected" style:repeat-content="false"/>
      <style:paragraph-properties fo:text-align="center"/>
      <style:text-properties fo:font-size="18pt" style:font-size-asian="18pt" style:font-size-complex="18pt"/>
    </style:style>
    <style:style style:name="ce56" style:family="table-cell" style:parent-style-name="Default" style:data-style-name="N0">
      <style:table-cell-properties fo:border-top="none" fo:border-bottom="none" fo:border-left="none" fo:border-right="thin solid #000000" style:cell-protect="hidden-and-protected"/>
      <style:text-properties fo:font-size="18pt" style:font-size-asian="18pt" style:font-size-complex="18pt"/>
    </style:style>
    <style:style style:name="ce5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cell-protect="hidden-and-protected" style:repeat-content="false"/>
      <style:paragraph-properties fo:text-align="center"/>
      <style:text-properties fo:font-size="18pt" style:font-size-asian="18pt" style:font-size-complex="18pt"/>
    </style:style>
    <style:style style:name="ce5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cell-protect="hidden-and-protected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59" style:family="table-cell" style:parent-style-name="Excel_32_Built-in_32_Comma" style:data-style-name="N37">
      <style:table-cell-properties fo:border-top="none" fo:border-bottom="none" fo:border-left="thin solid #000000" fo:border-right="thin solid #000000" style:vertical-align="automatic" fo:background-color="transparent" style:cell-protect="hidden-and-protected" style:repeat-content="false"/>
      <style:paragraph-properties fo:text-align="center"/>
      <style:text-properties fo:font-size="18pt" style:font-size-asian="18pt" style:font-size-complex="18pt"/>
    </style:style>
    <style:style style:name="ce60" style:family="table-cell" style:parent-style-name="Default" style:data-style-name="N0">
      <style:table-cell-properties fo:border-top="none" fo:border-bottom="none" fo:border-left="thin solid #000000" fo:border-right="none"/>
      <style:text-properties fo:font-size="18pt" style:font-size-asian="18pt" style:font-size-complex="18pt"/>
    </style:style>
    <style:style style:name="ce61" style:family="table-cell" style:parent-style-name="Default" style:data-style-name="N0">
      <style:table-cell-properties fo:border-top="none" fo:border-bottom="none" fo:border-left="thin solid #000000" fo:border-right="none" style:vertical-align="top" style:cell-protect="hidden-and-protected" style:repeat-content="false"/>
      <style:paragraph-properties fo:text-align="start" fo:margin-left="0cm"/>
      <style:text-properties fo:font-size="18pt" style:font-size-asian="18pt" style:font-size-complex="18pt"/>
    </style:style>
    <style:style style:name="ce62" style:family="table-cell" style:parent-style-name="Default" style:data-style-name="N0">
      <style:table-cell-properties style:vertical-align="top" style:cell-protect="hidden-and-protected" style:repeat-content="false"/>
      <style:paragraph-properties fo:text-align="start" fo:margin-left="0cm"/>
      <style:text-properties fo:font-size="18pt" style:font-size-asian="18pt" style:font-size-complex="18pt"/>
    </style:style>
    <style:style style:name="ce63" style:family="table-cell" style:parent-style-name="Default" style:data-style-name="N0">
      <style:table-cell-properties fo:border-top="none" fo:border-bottom="thin solid #000000" fo:border-left="none" fo:border-right="none" style:cell-protect="hidden-and-protected"/>
      <style:text-properties fo:font-size="18pt" style:font-size-asian="18pt" style:font-size-complex="18pt"/>
    </style:style>
    <style:style style:name="ce64" style:family="table-cell" style:parent-style-name="Default" style:data-style-name="N0">
      <style:table-cell-properties fo:border-top="none" fo:border-bottom="thin solid #000000" fo:border-left="none" fo:border-right="thin solid #000000" style:cell-protect="hidden-and-protected"/>
      <style:text-properties fo:font-size="18pt" style:font-size-asian="18pt" style:font-size-complex="18pt"/>
    </style:style>
    <style:style style:name="ce65" style:family="table-cell" style:parent-style-name="Default" style:data-style-name="N0">
      <style:table-cell-properties fo:border-top="thin solid #000000" fo:border-bottom="none" fo:border-left="none" fo:border-right="none"/>
      <style:text-properties fo:font-size="18pt" style:font-size-asian="18pt" style:font-size-complex="18pt"/>
    </style:style>
    <style:style style:name="ce66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automatic" style:cell-protect="hidden-and-protected" style:repeat-content="false"/>
      <style:paragraph-properties fo:text-align="center"/>
      <style:text-properties fo:font-size="18pt" style:font-size-asian="18pt" style:font-size-complex="18pt"/>
    </style:style>
    <style:style style:name="ce67" style:family="table-cell" style:parent-style-name="Default" style:data-style-name="N0">
      <style:table-cell-properties fo:border-top="none" fo:border-bottom="thin solid #000000" fo:border-left="thin solid #000000" fo:border-right="none" style:cell-protect="hidden-and-protected"/>
      <style:text-properties fo:font-size="18pt" style:font-size-asian="18pt" style:font-size-complex="18pt"/>
    </style:style>
    <style:style style:name="ce68" style:family="table-cell" style:parent-style-name="Default" style:data-style-name="N0">
      <style:table-cell-properties style:vertical-align="middle" fo:wrap-option="wrap" fo:background-color="transparent" style:rotation-angle="90" style:cell-protect="hidden-and-protected" style:repeat-content="false"/>
      <style:paragraph-properties fo:text-align="center"/>
      <style:text-properties fo:font-size="20pt" style:font-size-asian="20pt" style:font-size-complex="20pt"/>
    </style:style>
    <style:style style:name="ce69" style:family="table-cell" style:parent-style-name="Default" style:data-style-name="N0">
      <style:table-cell-properties style:vertical-align="top" fo:wrap-option="wrap" fo:background-color="transparent" style:cell-protect="hidden-and-protected" style:repeat-content="false"/>
      <style:paragraph-properties fo:text-align="justify"/>
      <style:text-properties fo:font-size="18pt" style:font-size-asian="18pt" style:font-size-complex="18pt"/>
    </style:style>
    <style:style style:name="ce70" style:family="table-cell" style:parent-style-name="Default" style:data-style-name="N4">
      <style:table-cell-properties fo:border-top="none" fo:border-bottom="thin solid #000000" fo:border-left="thin solid #000000" fo:border-right="thin solid #000000" style:vertical-align="middle" fo:wrap-option="wrap" fo:background-color="transparent" style:cell-protect="hidden-and-protected" style:repeat-content="false"/>
      <style:paragraph-properties fo:text-align="center"/>
      <style:text-properties fo:font-size="18pt" style:font-size-asian="18pt" style:font-size-complex="18pt"/>
    </style:style>
    <style:style style:name="ce7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otation-angle="90" style:cell-protect="hidden-and-protected" style:repeat-content="false"/>
      <style:paragraph-properties fo:text-align="center"/>
      <style:text-properties fo:font-size="18pt" style:font-size-asian="18pt" style:font-size-complex="18pt"/>
    </style:style>
    <style:style style:name="ce72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cell-protect="hidden-and-protected" style:repeat-content="false"/>
      <style:paragraph-properties fo:text-align="start" fo:margin-left="0cm" style:writing-mode="lr"/>
      <style:text-properties fo:font-size="18pt" style:font-size-asian="18pt" style:font-size-complex="18pt"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thin solid #000000" fo:border-bottom="none" fo:border-left="none" fo:border-right="none" fo:background-color="transparent"/>
    </style:style>
    <style:style style:name="ce74" style:family="table-cell" style:parent-style-name="Default" style:data-style-name="N0">
      <style:table-cell-properties style:vertical-align="top" fo:wrap-option="wrap" fo:background-color="transparent" style:cell-protect="hidden-and-protected" style:repeat-content="false"/>
      <style:paragraph-properties fo:text-align="start" fo:margin-left="0cm"/>
      <style:text-properties fo:font-size="18pt" style:font-size-asian="18pt" style:font-size-complex="18pt"/>
    </style:style>
    <style:style style:name="ce75" style:family="table-cell" style:parent-style-name="Default" style:data-style-name="N0">
      <style:table-cell-properties style:vertical-align="automatic" fo:background-color="transparent" style:cell-protect="hidden-and-protected" style:repeat-content="false"/>
      <style:paragraph-properties fo:text-align="start" fo:margin-left="0cm"/>
      <style:text-properties fo:font-size="18pt" style:font-size-asian="18pt" style:font-size-complex="18pt"/>
    </style:style>
    <style:style style:name="ce76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cell-protect="hidden-and-protected" style:repeat-content="false"/>
      <style:paragraph-properties fo:text-align="start" fo:margin-left="0cm"/>
      <style:text-properties fo:font-size="18pt" style:font-size-asian="18pt" style:font-size-complex="18pt"/>
    </style:style>
    <style:style style:name="ce77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cell-protect="hidden-and-protected" style:repeat-content="false"/>
      <style:paragraph-properties fo:text-align="start" fo:margin-left="0cm"/>
      <style:text-properties fo:font-size="18pt" style:font-size-asian="18pt" style:font-size-complex="18pt" fo:font-weight="bold" style:font-weight-asian="bold" style:font-weight-complex="bold"/>
    </style:style>
    <style:style style:name="ce78" style:family="table-cell" style:parent-style-name="Default" style:data-style-name="N36"/>
    <style:style style:name="ce79" style:family="table-cell" style:parent-style-name="Default" style:data-style-name="N36">
      <style:table-cell-properties fo:border-top="none" fo:border-bottom="thin solid #000000" fo:border-left="none" fo:border-right="none"/>
    </style:style>
    <style:style style:name="ce80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81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fo:background-color="transparent" style:rotation-angle="90" style:cell-protect="hidden-and-protected" style:repeat-content="false"/>
      <style:paragraph-properties fo:text-align="center"/>
      <style:text-properties fo:font-size="20pt" style:font-size-asian="20pt" style:font-size-complex="20pt"/>
    </style:style>
    <style:style style:name="co1" style:family="table-column">
      <style:table-column-properties fo:break-before="auto" style:column-width="1.190625cm"/>
    </style:style>
    <style:style style:name="co2" style:family="table-column">
      <style:table-column-properties fo:break-before="auto" style:column-width="2.16958333333333cm"/>
    </style:style>
    <style:style style:name="co3" style:family="table-column">
      <style:table-column-properties fo:break-before="auto" style:column-width="5.68854166666667cm"/>
    </style:style>
    <style:style style:name="co4" style:family="table-column">
      <style:table-column-properties fo:break-before="auto" style:column-width="1.05833333333333cm"/>
    </style:style>
    <style:style style:name="co5" style:family="table-column">
      <style:table-column-properties fo:break-before="auto" style:column-width="2.48708333333333cm"/>
    </style:style>
    <style:style style:name="co6" style:family="table-column">
      <style:table-column-properties fo:break-before="auto" style:column-width="2.06375cm"/>
    </style:style>
    <style:style style:name="co7" style:family="table-column">
      <style:table-column-properties fo:break-before="auto" style:column-width="2.8575cm"/>
    </style:style>
    <style:style style:name="co8" style:family="table-column">
      <style:table-column-properties fo:break-before="auto" style:column-width="1.69333333333333cm"/>
    </style:style>
    <style:style style:name="co9" style:family="table-column">
      <style:table-column-properties fo:break-before="auto" style:column-width="0.926041666666667cm"/>
    </style:style>
    <style:style style:name="co10" style:family="table-column">
      <style:table-column-properties fo:break-before="auto" style:column-width="6.45583333333333cm"/>
    </style:style>
    <style:style style:name="co11" style:family="table-column">
      <style:table-column-properties fo:break-before="auto" style:column-width="21.2989583333333cm"/>
    </style:style>
    <style:style style:name="co12" style:family="table-column">
      <style:table-column-properties fo:break-before="auto" style:column-width="2.24895833333333cm"/>
    </style:style>
    <style:style style:name="co13" style:family="table-column">
      <style:table-column-properties fo:break-before="auto" style:column-width="0.899583333333333cm"/>
    </style:style>
    <style:style style:name="co14" style:family="table-column">
      <style:table-column-properties fo:break-before="auto" style:column-width="2.27541666666667cm"/>
    </style:style>
    <style:style style:name="co15" style:family="table-column">
      <style:table-column-properties fo:break-before="auto" style:column-width="3.889375cm"/>
    </style:style>
    <style:style style:name="co16" style:family="table-column">
      <style:table-column-properties fo:break-before="auto" style:column-width="3.30729166666667cm"/>
    </style:style>
    <style:style style:name="co17" style:family="table-column">
      <style:table-column-properties fo:break-before="auto" style:column-width="3.43958333333333cm"/>
    </style:style>
    <style:style style:name="co18" style:family="table-column">
      <style:table-column-properties fo:break-before="auto" style:column-width="5.10645833333333cm"/>
    </style:style>
    <style:style style:name="co19" style:family="table-column">
      <style:table-column-properties fo:break-before="auto" style:column-width="4.28625cm"/>
    </style:style>
    <style:style style:name="co20" style:family="table-column">
      <style:table-column-properties fo:break-before="auto" style:column-width="5.34458333333333cm"/>
    </style:style>
    <style:style style:name="co21" style:family="table-column">
      <style:table-column-properties fo:break-before="auto" style:column-width="0.423333333333333cm"/>
    </style:style>
    <style:style style:name="co22" style:family="table-column">
      <style:table-column-properties fo:break-before="auto" style:column-width="0.978958333333333cm"/>
    </style:style>
    <style:style style:name="co23" style:family="table-column">
      <style:table-column-properties fo:break-before="auto" style:column-width="0.396875cm"/>
    </style:style>
    <style:style style:name="co24" style:family="table-column">
      <style:table-column-properties fo:break-before="auto" style:column-width="5.26520833333333cm"/>
    </style:style>
    <style:style style:name="co25" style:family="table-column">
      <style:table-column-properties fo:break-before="auto" style:column-width="6.69395833333333cm"/>
    </style:style>
    <style:style style:name="co26" style:family="table-column">
      <style:table-column-properties fo:break-before="auto" style:column-width="1.48166666666667cm"/>
    </style:style>
    <style:style style:name="co27" style:family="table-column">
      <style:table-column-properties fo:break-before="auto" style:column-width="4.86833333333333cm"/>
    </style:style>
    <style:style style:name="co28" style:family="table-column">
      <style:table-column-properties fo:break-before="auto" style:column-width="6.37645833333333cm"/>
    </style:style>
    <style:style style:name="co29" style:family="table-column">
      <style:table-column-properties fo:break-before="auto" style:column-width="2.67229166666667cm"/>
    </style:style>
    <style:style style:name="co30" style:family="table-column">
      <style:table-column-properties fo:break-before="auto" style:column-width="1.79916666666667cm"/>
    </style:style>
    <style:style style:name="co31" style:family="table-column">
      <style:table-column-properties fo:break-before="auto" style:column-width="1.77270833333333cm"/>
    </style:style>
    <style:style style:name="co32" style:family="table-column">
      <style:table-column-properties fo:break-before="auto" style:column-width="0.714375cm"/>
    </style:style>
    <style:style style:name="co33" style:family="table-column">
      <style:table-column-properties fo:break-before="auto" style:column-width="7.03791666666667cm"/>
    </style:style>
    <style:style style:name="co34" style:family="table-column">
      <style:table-column-properties fo:break-before="auto" style:column-width="2.936875cm"/>
    </style:style>
    <style:style style:name="co35" style:family="table-column">
      <style:table-column-properties fo:break-before="auto" style:column-width="2.619375cm"/>
    </style:style>
    <style:style style:name="ro1" style:family="table-row">
      <style:table-row-properties style:row-height="13.9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5.35pt" style:use-optimal-row-height="false" fo:break-before="auto"/>
    </style:style>
    <style:style style:name="ro4" style:family="table-row">
      <style:table-row-properties style:row-height="13.9pt" style:use-optimal-row-height="false" fo:break-before="auto"/>
    </style:style>
    <style:style style:name="ro5" style:family="table-row">
      <style:table-row-properties style:row-height="18.75pt" style:use-optimal-row-height="true" fo:break-before="auto"/>
    </style:style>
    <style:style style:name="ro6" style:family="table-row">
      <style:table-row-properties style:row-height="23.85pt" style:use-optimal-row-height="false" fo:break-before="auto"/>
    </style:style>
    <style:style style:name="ro7" style:family="table-row">
      <style:table-row-properties style:row-height="23.25pt" style:use-optimal-row-height="true" fo:break-before="auto"/>
    </style:style>
    <style:style style:name="ro8" style:family="table-row">
      <style:table-row-properties style:row-height="22.15pt" style:use-optimal-row-height="true" fo:break-before="auto"/>
    </style:style>
    <style:style style:name="ro9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content-validations>
        <table:content-validation table:name="val1" table:condition="of:cell-content-is-in-list(&quot;Gerçek Kişi&quot;;&quot;Tüzel Kişi&quot;)">
          <table:help-message table:display="true"/>
          <table:error-message table:display="true"/>
        </table:content-validation>
      </table:content-validations>
      <table:table table:name="Sheet4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7" table:number-columns-repeated="58" table:default-cell-style-name="ce1"/>
        <table:table-column table:style-name="co8" table:number-columns-repeated="16320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3">
            <text:p>SALİH KAYMAK</text:p>
          </table:table-cell>
          <table:table-cell table:number-columns-repeated="3" table:style-name="ce1"/>
          <table:table-cell table:style-name="ce2"/>
          <table:table-cell table:number-columns-repeated="16378" table:style-name="ce1"/>
        </table:table-row>
        <table:table-row table:style-name="ro2">
          <table:table-cell/>
          <table:table-cell table:style-name="ce4"/>
          <table:table-cell table:style-name="ce3"/>
          <table:table-cell table:number-columns-repeated="2" table:style-name="ce1"/>
          <table:table-cell table:style-name="ce2"/>
          <table:table-cell table:number-columns-repeated="16378" table:style-name="ce1"/>
        </table:table-row>
        <table:table-row table:style-name="ro2">
          <table:table-cell/>
          <table:table-cell table:style-name="ce1"/>
          <table:table-cell office:value-type="string" table:style-name="ce3">
            <text:p>KİRA HESAP ÖZETİ</text:p>
          </table:table-cell>
          <table:table-cell table:number-columns-repeated="2" table:style-name="ce1"/>
          <table:table-cell table:style-name="ce2"/>
          <table:table-cell table:number-columns-repeated="16378" table:style-name="ce1"/>
        </table:table-row>
        <table:table-row table:style-name="ro2">
          <table:table-cell/>
          <table:table-cell table:number-columns-repeated="3" table:style-name="ce1"/>
          <table:table-cell office:value-type="string" table:style-name="ce5">
            <text:p>Kira Bedeli</text:p>
          </table:table-cell>
          <table:table-cell office:value-type="string" table:style-name="ce6">
            <text:p>Ödeme</text:p>
          </table:table-cell>
          <table:table-cell office:value-type="string" table:style-name="ce5">
            <text:p>Bakiye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"/>
          <table:table-cell table:style-name="ce5"/>
          <table:table-cell table:style-name="ce6"/>
          <table:table-cell table:style-name="ce5"/>
          <table:table-cell table:number-columns-repeated="16377"/>
        </table:table-row>
        <table:table-row table:style-name="ro2">
          <table:table-cell/>
          <table:table-cell table:number-columns-repeated="3" table:style-name="ce4"/>
          <table:table-cell table:style-name="ce7"/>
          <table:table-cell table:style-name="ce4"/>
          <table:table-cell table:number-columns-repeated="16378" table:style-name="ce1"/>
        </table:table-row>
        <table:table-row table:style-name="ro2">
          <table:table-cell/>
          <table:table-cell table:number-columns-repeated="3" table:style-name="ce4"/>
          <table:table-cell table:number-columns-repeated="2" table:style-name="ce7"/>
          <table:table-cell table:number-columns-repeated="16378" table:style-name="ce1"/>
        </table:table-row>
        <table:table-row table:style-name="ro2">
          <table:table-cell/>
          <table:table-cell office:value-type="float" office:value="2023" table:style-name="ce1">
            <text:p>2023</text:p>
          </table:table-cell>
          <table:table-cell office:value-type="string" table:style-name="ce1">
            <text:p>Nisan</text:p>
          </table:table-cell>
          <table:table-cell table:style-name="ce1"/>
          <table:table-cell office:value-type="float" office:value="2800" table:style-name="ce1">
            <text:p>2800</text:p>
          </table:table-cell>
          <table:table-cell office:value-type="float" office:value="2800" table:style-name="ce2">
            <text:p>2.800,00</text:p>
          </table:table-cell>
          <table:table-cell office:value-type="float" office:value="0" table:formula="of:=[.G8]+[.E9]-[.F9]" table:style-name="ce1">
            <text:p>0</text:p>
          </table:table-cell>
          <table:table-cell table:number-columns-repeated="16377"/>
        </table:table-row>
        <table:table-row table:style-name="ro2">
          <table:table-cell/>
          <table:table-cell table:style-name="ce1"/>
          <table:table-cell office:value-type="string" table:style-name="ce1">
            <text:p>Mayıs</text:p>
          </table:table-cell>
          <table:table-cell table:style-name="ce1"/>
          <table:table-cell office:value-type="float" office:value="2800" table:style-name="ce1">
            <text:p>2800</text:p>
          </table:table-cell>
          <table:table-cell office:value-type="float" office:value="2800" table:style-name="ce2">
            <text:p>2.800,00</text:p>
          </table:table-cell>
          <table:table-cell office:value-type="float" office:value="0" table:formula="of:=[.G9]+[.E10]-[.F10]" table:style-name="ce1">
            <text:p>0</text:p>
          </table:table-cell>
          <table:table-cell table:number-columns-repeated="16377"/>
        </table:table-row>
        <table:table-row table:style-name="ro2">
          <table:table-cell/>
          <table:table-cell table:style-name="ce1"/>
          <table:table-cell office:value-type="string" table:style-name="ce1">
            <text:p>Haziran</text:p>
          </table:table-cell>
          <table:table-cell table:style-name="ce1"/>
          <table:table-cell office:value-type="float" office:value="2800" table:style-name="ce1">
            <text:p>2800</text:p>
          </table:table-cell>
          <table:table-cell office:value-type="float" office:value="2800" table:style-name="ce2">
            <text:p>2.800,00</text:p>
          </table:table-cell>
          <table:table-cell office:value-type="float" office:value="0" table:formula="of:=[.G10]+[.E11]-[.F11]" table:style-name="ce1">
            <text:p>0</text:p>
          </table:table-cell>
          <table:table-cell table:number-columns-repeated="16377"/>
        </table:table-row>
        <table:table-row table:style-name="ro2">
          <table:table-cell/>
          <table:table-cell table:style-name="ce1"/>
          <table:table-cell office:value-type="string" table:style-name="ce1">
            <text:p>Temmuz</text:p>
          </table:table-cell>
          <table:table-cell table:style-name="ce1"/>
          <table:table-cell office:value-type="float" office:value="2800" table:style-name="ce1">
            <text:p>2800</text:p>
          </table:table-cell>
          <table:table-cell office:value-type="float" office:value="2800" table:style-name="ce2">
            <text:p>2.800,00</text:p>
          </table:table-cell>
          <table:table-cell office:value-type="float" office:value="0" table:formula="of:=[.G11]+[.E12]-[.F12]" table:style-name="ce1">
            <text:p>0</text:p>
          </table:table-cell>
          <table:table-cell table:number-columns-repeated="16377"/>
        </table:table-row>
        <table:table-row table:style-name="ro2">
          <table:table-cell/>
          <table:table-cell table:style-name="ce1"/>
          <table:table-cell office:value-type="string" table:style-name="ce1">
            <text:p>Ağustos</text:p>
          </table:table-cell>
          <table:table-cell table:style-name="ce1"/>
          <table:table-cell office:value-type="float" office:value="2800" table:style-name="ce1">
            <text:p>2800</text:p>
          </table:table-cell>
          <table:table-cell office:value-type="float" office:value="2800" table:style-name="ce2">
            <text:p>2.800,00</text:p>
          </table:table-cell>
          <table:table-cell office:value-type="float" office:value="0" table:formula="of:=[.G12]+[.E13]-[.F13]" table:style-name="ce1">
            <text:p>0</text:p>
          </table:table-cell>
          <table:table-cell table:number-columns-repeated="16377"/>
        </table:table-row>
        <table:table-row table:style-name="ro2">
          <table:table-cell/>
          <table:table-cell table:style-name="ce1"/>
          <table:table-cell office:value-type="string" table:style-name="ce1">
            <text:p>Eylül</text:p>
          </table:table-cell>
          <table:table-cell table:style-name="ce1"/>
          <table:table-cell office:value-type="float" office:value="2800" table:style-name="ce1">
            <text:p>2800</text:p>
          </table:table-cell>
          <table:table-cell office:value-type="float" office:value="2800" table:style-name="ce2">
            <text:p>2.800,00</text:p>
          </table:table-cell>
          <table:table-cell office:value-type="float" office:value="0" table:formula="of:=[.G13]+[.E14]-[.F14]" table:style-name="ce1">
            <text:p>0</text:p>
          </table:table-cell>
          <table:table-cell table:number-columns-repeated="16377"/>
        </table:table-row>
        <table:table-row table:style-name="ro2">
          <table:table-cell/>
          <table:table-cell table:style-name="ce1"/>
          <table:table-cell office:value-type="string" table:style-name="ce1">
            <text:p>Ekim</text:p>
          </table:table-cell>
          <table:table-cell table:style-name="ce1"/>
          <table:table-cell office:value-type="float" office:value="2800" table:style-name="ce1">
            <text:p>2800</text:p>
          </table:table-cell>
          <table:table-cell office:value-type="float" office:value="2800" table:style-name="ce2">
            <text:p>2.800,00</text:p>
          </table:table-cell>
          <table:table-cell office:value-type="float" office:value="0" table:formula="of:=[.G14]+[.E15]-[.F15]" table:style-name="ce1">
            <text:p>0</text:p>
          </table:table-cell>
          <table:table-cell table:number-columns-repeated="16377"/>
        </table:table-row>
        <table:table-row table:style-name="ro2">
          <table:table-cell/>
          <table:table-cell table:style-name="ce1"/>
          <table:table-cell office:value-type="string" table:style-name="ce1">
            <text:p>Kasım</text:p>
          </table:table-cell>
          <table:table-cell table:style-name="ce1"/>
          <table:table-cell office:value-type="float" office:value="2800" table:style-name="ce1">
            <text:p>2800</text:p>
          </table:table-cell>
          <table:table-cell office:value-type="float" office:value="2800" table:style-name="ce2">
            <text:p>2.800,00</text:p>
          </table:table-cell>
          <table:table-cell office:value-type="float" office:value="0" table:formula="of:=[.G15]+[.E16]-[.F16]" table:style-name="ce1">
            <text:p>0</text:p>
          </table:table-cell>
          <table:table-cell table:number-columns-repeated="16377"/>
        </table:table-row>
        <table:table-row table:style-name="ro2">
          <table:table-cell/>
          <table:table-cell table:style-name="ce1"/>
          <table:table-cell office:value-type="string" table:style-name="ce1">
            <text:p>Aralık</text:p>
          </table:table-cell>
          <table:table-cell table:style-name="ce1"/>
          <table:table-cell office:value-type="float" office:value="2800" table:style-name="ce1">
            <text:p>2800</text:p>
          </table:table-cell>
          <table:table-cell office:value-type="float" office:value="2800" table:style-name="ce2">
            <text:p>2.800,00</text:p>
          </table:table-cell>
          <table:table-cell office:value-type="float" office:value="0" table:formula="of:=[.G16]+[.E17]-[.F17]" table:style-name="ce1">
            <text:p>0</text:p>
          </table:table-cell>
          <table:table-cell table:number-columns-repeated="16377"/>
        </table:table-row>
        <table:table-row table:style-name="ro2">
          <table:table-cell/>
          <table:table-cell table:style-name="ce1"/>
          <table:table-cell office:value-type="string" table:style-name="ce1">
            <text:p>Ocak</text:p>
          </table:table-cell>
          <table:table-cell table:style-name="ce1"/>
          <table:table-cell office:value-type="float" office:value="2800" table:style-name="ce1">
            <text:p>2800</text:p>
          </table:table-cell>
          <table:table-cell office:value-type="float" office:value="2800" table:style-name="ce2">
            <text:p>2.800,00</text:p>
          </table:table-cell>
          <table:table-cell office:value-type="float" office:value="0" table:formula="of:=[.G17]+[.E18]-[.F18]" table:style-name="ce1">
            <text:p>0</text:p>
          </table:table-cell>
          <table:table-cell table:number-columns-repeated="16377"/>
        </table:table-row>
        <table:table-row table:style-name="ro2">
          <table:table-cell/>
          <table:table-cell table:style-name="ce1"/>
          <table:table-cell office:value-type="string" table:style-name="ce1">
            <text:p>Şubat</text:p>
          </table:table-cell>
          <table:table-cell table:style-name="ce1"/>
          <table:table-cell office:value-type="float" office:value="2800" table:style-name="ce1">
            <text:p>2800</text:p>
          </table:table-cell>
          <table:table-cell office:value-type="float" office:value="2800" table:style-name="ce2">
            <text:p>2.800,00</text:p>
          </table:table-cell>
          <table:table-cell office:value-type="float" office:value="0" table:formula="of:=[.G18]+[.E19]-[.F19]" table:style-name="ce1">
            <text:p>0</text:p>
          </table:table-cell>
          <table:table-cell table:number-columns-repeated="16377"/>
        </table:table-row>
        <table:table-row table:style-name="ro2">
          <table:table-cell/>
          <table:table-cell table:style-name="ce1"/>
          <table:table-cell office:value-type="string" table:style-name="ce1">
            <text:p>Mart</text:p>
          </table:table-cell>
          <table:table-cell table:style-name="ce1"/>
          <table:table-cell office:value-type="float" office:value="2800" table:style-name="ce1">
            <text:p>2800</text:p>
          </table:table-cell>
          <table:table-cell office:value-type="float" office:value="2800" table:style-name="ce2">
            <text:p>2.800,00</text:p>
          </table:table-cell>
          <table:table-cell office:value-type="float" office:value="0" table:formula="of:=[.G19]+[.E20]-[.F20]" table:style-name="ce1">
            <text:p>0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2023" table:style-name="ce4">
            <text:p>2023</text:p>
          </table:table-cell>
          <table:table-cell office:value-type="string" table:style-name="ce4">
            <text:p>Kira Bedeli + Mart Tüfe Ort 12</text:p>
          </table:table-cell>
          <table:table-cell office:value-type="float" office:value="55" table:style-name="ce4">
            <text:p>55</text:p>
          </table:table-cell>
          <table:table-cell office:value-type="float" office:value="782.44794647246965" table:formula="of:=[.F37]*[.D21]/100" table:style-name="ce7">
            <text:p>782,45</text:p>
          </table:table-cell>
          <table:table-cell office:value-type="float" office:value="2205.0805764224142" table:formula="of:=[.F37]+[.E21]" table:style-name="ce7">
            <text:p>2.205,08</text:p>
          </table:table-cell>
          <table:table-cell table:number-columns-repeated="16378" table:style-name="ce1"/>
        </table:table-row>
        <table:table-row table:style-name="ro2">
          <table:table-cell/>
          <table:table-cell office:value-type="float" office:value="2023" table:style-name="ce4">
            <text:p>2023</text:p>
          </table:table-cell>
          <table:table-cell office:value-type="string" table:style-name="ce4">
            <text:p>Kira Bedeli + Mart Tüfe</text:p>
          </table:table-cell>
          <table:table-cell office:value-type="float" office:value="70" table:style-name="ce4">
            <text:p>70</text:p>
          </table:table-cell>
          <table:table-cell office:value-type="float" office:value="700" table:formula="of:=[.F39]*[.D22]/100" table:style-name="ce7">
            <text:p>700,00</text:p>
          </table:table-cell>
          <table:table-cell office:value-type="float" office:value="1700" table:formula="of:=[.F39]+[.E22]" table:style-name="ce7">
            <text:p>1.700,00</text:p>
          </table:table-cell>
          <table:table-cell table:number-columns-repeated="16378" table:style-name="ce1"/>
        </table:table-row>
        <table:table-row table:style-name="ro2">
          <table:table-cell/>
          <table:table-cell table:number-columns-repeated="3" table:style-name="ce4"/>
          <table:table-cell table:number-columns-repeated="2" table:style-name="ce7"/>
          <table:table-cell table:number-columns-repeated="16378" table:style-name="ce1"/>
        </table:table-row>
        <table:table-row table:style-name="ro2">
          <table:table-cell/>
          <table:table-cell office:value-type="float" office:value="2022" table:style-name="ce1">
            <text:p>2022</text:p>
          </table:table-cell>
          <table:table-cell office:value-type="string" table:style-name="ce1">
            <text:p>Nisan</text:p>
          </table:table-cell>
          <table:table-cell table:style-name="ce1"/>
          <table:table-cell office:value-type="float" office:value="1650" table:style-name="ce1">
            <text:p>1650</text:p>
          </table:table-cell>
          <table:table-cell office:value-type="float" office:value="1650" table:style-name="ce1">
            <text:p>1650</text:p>
          </table:table-cell>
          <table:table-cell office:value-type="float" office:value="0" table:formula="of:=[.G21]+[.E24]-[.F24]" table:style-name="ce1">
            <text:p>0</text:p>
          </table:table-cell>
          <table:table-cell table:number-columns-repeated="16377"/>
        </table:table-row>
        <table:table-row table:style-name="ro2">
          <table:table-cell/>
          <table:table-cell table:style-name="ce1"/>
          <table:table-cell office:value-type="string" table:style-name="ce1">
            <text:p>Mayıs</text:p>
          </table:table-cell>
          <table:table-cell table:style-name="ce1"/>
          <table:table-cell office:value-type="float" office:value="1650" table:style-name="ce1">
            <text:p>1650</text:p>
          </table:table-cell>
          <table:table-cell office:value-type="float" office:value="1650" table:style-name="ce1">
            <text:p>1650</text:p>
          </table:table-cell>
          <table:table-cell office:value-type="float" office:value="0" table:formula="of:=[.G24]+[.E25]-[.F25]" table:style-name="ce1">
            <text:p>0</text:p>
          </table:table-cell>
          <table:table-cell table:number-columns-repeated="16377"/>
        </table:table-row>
        <table:table-row table:style-name="ro2">
          <table:table-cell/>
          <table:table-cell table:style-name="ce1"/>
          <table:table-cell office:value-type="string" table:style-name="ce1">
            <text:p>Haziran</text:p>
          </table:table-cell>
          <table:table-cell table:style-name="ce1"/>
          <table:table-cell office:value-type="float" office:value="1650" table:style-name="ce1">
            <text:p>1650</text:p>
          </table:table-cell>
          <table:table-cell office:value-type="float" office:value="1650" table:style-name="ce1">
            <text:p>1650</text:p>
          </table:table-cell>
          <table:table-cell office:value-type="float" office:value="0" table:formula="of:=[.G25]+[.E26]-[.F26]" table:style-name="ce1">
            <text:p>0</text:p>
          </table:table-cell>
          <table:table-cell table:number-columns-repeated="16377"/>
        </table:table-row>
        <table:table-row table:style-name="ro2">
          <table:table-cell/>
          <table:table-cell table:style-name="ce1"/>
          <table:table-cell office:value-type="string" table:style-name="ce1">
            <text:p>Temmuz</text:p>
          </table:table-cell>
          <table:table-cell table:style-name="ce1"/>
          <table:table-cell office:value-type="float" office:value="1650" table:style-name="ce1">
            <text:p>1650</text:p>
          </table:table-cell>
          <table:table-cell office:value-type="float" office:value="1650" table:style-name="ce1">
            <text:p>1650</text:p>
          </table:table-cell>
          <table:table-cell office:value-type="float" office:value="0" table:formula="of:=[.G26]+[.E27]-[.F27]" table:style-name="ce1">
            <text:p>0</text:p>
          </table:table-cell>
          <table:table-cell table:number-columns-repeated="16377"/>
        </table:table-row>
        <table:table-row table:style-name="ro2">
          <table:table-cell/>
          <table:table-cell table:style-name="ce1"/>
          <table:table-cell office:value-type="string" table:style-name="ce1">
            <text:p>Ağustos</text:p>
          </table:table-cell>
          <table:table-cell table:style-name="ce1"/>
          <table:table-cell office:value-type="float" office:value="1650" table:style-name="ce1">
            <text:p>1650</text:p>
          </table:table-cell>
          <table:table-cell office:value-type="float" office:value="1650" table:style-name="ce1">
            <text:p>1650</text:p>
          </table:table-cell>
          <table:table-cell office:value-type="float" office:value="0" table:formula="of:=[.G27]+[.E28]-[.F28]" table:style-name="ce1">
            <text:p>0</text:p>
          </table:table-cell>
          <table:table-cell table:number-columns-repeated="16377"/>
        </table:table-row>
        <table:table-row table:style-name="ro2">
          <table:table-cell/>
          <table:table-cell table:style-name="ce1"/>
          <table:table-cell office:value-type="string" table:style-name="ce1">
            <text:p>Eylül</text:p>
          </table:table-cell>
          <table:table-cell table:style-name="ce1"/>
          <table:table-cell office:value-type="float" office:value="1650" table:style-name="ce1">
            <text:p>1650</text:p>
          </table:table-cell>
          <table:table-cell office:value-type="float" office:value="1650" table:style-name="ce1">
            <text:p>1650</text:p>
          </table:table-cell>
          <table:table-cell office:value-type="float" office:value="0" table:formula="of:=[.G28]+[.E29]-[.F29]" table:style-name="ce1">
            <text:p>0</text:p>
          </table:table-cell>
          <table:table-cell table:number-columns-repeated="16377"/>
        </table:table-row>
        <table:table-row table:style-name="ro2">
          <table:table-cell/>
          <table:table-cell table:style-name="ce1"/>
          <table:table-cell office:value-type="string" table:style-name="ce1">
            <text:p>Ekim</text:p>
          </table:table-cell>
          <table:table-cell table:style-name="ce1"/>
          <table:table-cell office:value-type="float" office:value="1650" table:style-name="ce1">
            <text:p>1650</text:p>
          </table:table-cell>
          <table:table-cell office:value-type="float" office:value="1650" table:style-name="ce1">
            <text:p>1650</text:p>
          </table:table-cell>
          <table:table-cell office:value-type="float" office:value="0" table:formula="of:=[.G29]+[.E30]-[.F30]" table:style-name="ce1">
            <text:p>0</text:p>
          </table:table-cell>
          <table:table-cell table:number-columns-repeated="16377"/>
        </table:table-row>
        <table:table-row table:style-name="ro2">
          <table:table-cell/>
          <table:table-cell table:style-name="ce1"/>
          <table:table-cell office:value-type="string" table:style-name="ce1">
            <text:p>Kasım</text:p>
          </table:table-cell>
          <table:table-cell table:style-name="ce1"/>
          <table:table-cell office:value-type="float" office:value="1650" table:style-name="ce1">
            <text:p>1650</text:p>
          </table:table-cell>
          <table:table-cell office:value-type="float" office:value="1650" table:style-name="ce1">
            <text:p>1650</text:p>
          </table:table-cell>
          <table:table-cell office:value-type="float" office:value="0" table:formula="of:=[.G30]+[.E31]-[.F31]" table:style-name="ce1">
            <text:p>0</text:p>
          </table:table-cell>
          <table:table-cell table:number-columns-repeated="16377"/>
        </table:table-row>
        <table:table-row table:style-name="ro2">
          <table:table-cell/>
          <table:table-cell table:style-name="ce1"/>
          <table:table-cell office:value-type="string" table:style-name="ce1">
            <text:p>Aralık</text:p>
          </table:table-cell>
          <table:table-cell table:style-name="ce1"/>
          <table:table-cell office:value-type="float" office:value="1650" table:style-name="ce1">
            <text:p>1650</text:p>
          </table:table-cell>
          <table:table-cell office:value-type="float" office:value="1650" table:style-name="ce1">
            <text:p>1650</text:p>
          </table:table-cell>
          <table:table-cell office:value-type="float" office:value="0" table:formula="of:=[.G31]+[.E32]-[.F32]" table:style-name="ce1">
            <text:p>0</text:p>
          </table:table-cell>
          <table:table-cell table:number-columns-repeated="16377"/>
        </table:table-row>
        <table:table-row table:style-name="ro2">
          <table:table-cell/>
          <table:table-cell table:style-name="ce1"/>
          <table:table-cell office:value-type="string" table:style-name="ce1">
            <text:p>Ocak</text:p>
          </table:table-cell>
          <table:table-cell table:style-name="ce1"/>
          <table:table-cell office:value-type="float" office:value="1650" table:style-name="ce1">
            <text:p>1650</text:p>
          </table:table-cell>
          <table:table-cell office:value-type="float" office:value="1650" table:style-name="ce1">
            <text:p>1650</text:p>
          </table:table-cell>
          <table:table-cell office:value-type="float" office:value="0" table:formula="of:=[.G32]+[.E33]-[.F33]" table:style-name="ce1">
            <text:p>0</text:p>
          </table:table-cell>
          <table:table-cell table:number-columns-repeated="16377"/>
        </table:table-row>
        <table:table-row table:style-name="ro2">
          <table:table-cell/>
          <table:table-cell table:style-name="ce1"/>
          <table:table-cell office:value-type="string" table:style-name="ce1">
            <text:p>Şubat</text:p>
          </table:table-cell>
          <table:table-cell table:style-name="ce1"/>
          <table:table-cell office:value-type="float" office:value="1650" table:style-name="ce1">
            <text:p>1650</text:p>
          </table:table-cell>
          <table:table-cell office:value-type="float" office:value="1650" table:style-name="ce1">
            <text:p>1650</text:p>
          </table:table-cell>
          <table:table-cell office:value-type="float" office:value="0" table:formula="of:=[.G33]+[.E34]-[.F34]" table:style-name="ce1">
            <text:p>0</text:p>
          </table:table-cell>
          <table:table-cell table:number-columns-repeated="16377"/>
        </table:table-row>
        <table:table-row table:style-name="ro2">
          <table:table-cell/>
          <table:table-cell table:style-name="ce1"/>
          <table:table-cell office:value-type="string" table:style-name="ce1">
            <text:p>Mart</text:p>
          </table:table-cell>
          <table:table-cell table:style-name="ce1"/>
          <table:table-cell office:value-type="float" office:value="1650" table:style-name="ce1">
            <text:p>1650</text:p>
          </table:table-cell>
          <table:table-cell office:value-type="float" office:value="1650" table:style-name="ce1">
            <text:p>1650</text:p>
          </table:table-cell>
          <table:table-cell office:value-type="float" office:value="0" table:formula="of:=[.G34]+[.E35]-[.F35]" table:style-name="ce1">
            <text:p>0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2022" table:style-name="ce4">
            <text:p>2022</text:p>
          </table:table-cell>
          <table:table-cell office:value-type="string" table:style-name="ce4">
            <text:p>Kira Bedeli + Mart Tüfe Ort 12</text:p>
          </table:table-cell>
          <table:table-cell office:value-type="float" office:value="29.88" table:style-name="ce4">
            <text:p>29,88</text:p>
          </table:table-cell>
          <table:table-cell office:value-type="float" office:value="256.82428709400602" table:formula="of:=[.F51]*[.D36]/100" table:style-name="ce7">
            <text:p>256,82</text:p>
          </table:table-cell>
          <table:table-cell office:value-type="float" office:value="1116.3433202064759" table:formula="of:=[.F51]+[.E36]" table:style-name="ce7">
            <text:p>1.116,34</text:p>
          </table:table-cell>
          <table:table-cell table:number-columns-repeated="16378" table:style-name="ce1"/>
        </table:table-row>
        <table:table-row table:style-name="ro2">
          <table:table-cell/>
          <table:table-cell office:value-type="float" office:value="2022" table:style-name="ce4">
            <text:p>2022</text:p>
          </table:table-cell>
          <table:table-cell office:value-type="string" table:style-name="ce4">
            <text:p>Kira Bedeli + Mart Tüfe</text:p>
          </table:table-cell>
          <table:table-cell office:value-type="float" office:value="61.14" table:style-name="ce4">
            <text:p>61,14</text:p>
          </table:table-cell>
          <table:table-cell office:value-type="float" office:value="539.77757847300245" table:formula="of:=[.F52]*[.D37]/100" table:style-name="ce7">
            <text:p>539,78</text:p>
          </table:table-cell>
          <table:table-cell office:value-type="float" office:value="1422.6326299499447" table:formula="of:=[.F52]+[.E37]" table:style-name="ce7">
            <text:p>1.422,63</text:p>
          </table:table-cell>
          <table:table-cell table:number-columns-repeated="16378" table:style-name="ce1"/>
        </table:table-row>
        <table:table-row table:style-name="ro2">
          <table:table-cell/>
          <table:table-cell table:number-columns-repeated="3" table:style-name="ce4"/>
          <table:table-cell table:number-columns-repeated="2" table:style-name="ce7"/>
          <table:table-cell table:number-columns-repeated="16378" table:style-name="ce1"/>
        </table:table-row>
        <table:table-row table:style-name="ro2">
          <table:table-cell/>
          <table:table-cell office:value-type="float" office:value="2021" table:style-name="ce1">
            <text:p>2021</text:p>
          </table:table-cell>
          <table:table-cell office:value-type="string" table:style-name="ce1">
            <text:p>Nisan</text:p>
          </table:table-cell>
          <table:table-cell table:style-name="ce1"/>
          <table:table-cell office:value-type="float" office:value="1000" table:style-name="ce1">
            <text:p>1000</text:p>
          </table:table-cell>
          <table:table-cell office:value-type="float" office:value="1000" table:style-name="ce1">
            <text:p>1000</text:p>
          </table:table-cell>
          <table:table-cell office:value-type="float" office:value="0" table:formula="of:=[.G35]+[.E39]-[.F39]" table:style-name="ce1">
            <text:p>0</text:p>
          </table:table-cell>
          <table:table-cell table:number-columns-repeated="16377"/>
        </table:table-row>
        <table:table-row table:style-name="ro2">
          <table:table-cell/>
          <table:table-cell table:style-name="ce1"/>
          <table:table-cell office:value-type="string" table:style-name="ce1">
            <text:p>Mayıs</text:p>
          </table:table-cell>
          <table:table-cell table:style-name="ce1"/>
          <table:table-cell office:value-type="float" office:value="1000" table:style-name="ce1">
            <text:p>1000</text:p>
          </table:table-cell>
          <table:table-cell office:value-type="float" office:value="1000" table:style-name="ce1">
            <text:p>1000</text:p>
          </table:table-cell>
          <table:table-cell office:value-type="float" office:value="0" table:formula="of:=[.G39]+[.E40]-[.F40]" table:style-name="ce1">
            <text:p>0</text:p>
          </table:table-cell>
          <table:table-cell table:number-columns-repeated="16377"/>
        </table:table-row>
        <table:table-row table:style-name="ro2">
          <table:table-cell/>
          <table:table-cell table:style-name="ce1"/>
          <table:table-cell office:value-type="string" table:style-name="ce1">
            <text:p>Haziran</text:p>
          </table:table-cell>
          <table:table-cell table:style-name="ce1"/>
          <table:table-cell office:value-type="float" office:value="1000" table:style-name="ce1">
            <text:p>1000</text:p>
          </table:table-cell>
          <table:table-cell office:value-type="float" office:value="1000" table:style-name="ce1">
            <text:p>1000</text:p>
          </table:table-cell>
          <table:table-cell office:value-type="float" office:value="0" table:formula="of:=[.G40]+[.E41]-[.F41]" table:style-name="ce1">
            <text:p>0</text:p>
          </table:table-cell>
          <table:table-cell table:number-columns-repeated="16377"/>
        </table:table-row>
        <table:table-row table:style-name="ro2">
          <table:table-cell/>
          <table:table-cell table:style-name="ce1"/>
          <table:table-cell office:value-type="string" table:style-name="ce1">
            <text:p>Temmuz</text:p>
          </table:table-cell>
          <table:table-cell table:style-name="ce1"/>
          <table:table-cell office:value-type="float" office:value="1000" table:style-name="ce1">
            <text:p>1000</text:p>
          </table:table-cell>
          <table:table-cell office:value-type="float" office:value="1000" table:style-name="ce1">
            <text:p>1000</text:p>
          </table:table-cell>
          <table:table-cell office:value-type="float" office:value="0" table:formula="of:=[.G41]+[.E42]-[.F42]" table:style-name="ce1">
            <text:p>0</text:p>
          </table:table-cell>
          <table:table-cell table:number-columns-repeated="16377"/>
        </table:table-row>
        <table:table-row table:style-name="ro2">
          <table:table-cell/>
          <table:table-cell table:style-name="ce1"/>
          <table:table-cell office:value-type="string" table:style-name="ce1">
            <text:p>Ağustos</text:p>
          </table:table-cell>
          <table:table-cell table:style-name="ce1"/>
          <table:table-cell office:value-type="float" office:value="1000" table:style-name="ce1">
            <text:p>1000</text:p>
          </table:table-cell>
          <table:table-cell office:value-type="float" office:value="1000" table:style-name="ce1">
            <text:p>1000</text:p>
          </table:table-cell>
          <table:table-cell office:value-type="float" office:value="0" table:formula="of:=[.G42]+[.E43]-[.F43]" table:style-name="ce1">
            <text:p>0</text:p>
          </table:table-cell>
          <table:table-cell table:number-columns-repeated="16377"/>
        </table:table-row>
        <table:table-row table:style-name="ro2">
          <table:table-cell/>
          <table:table-cell table:style-name="ce1"/>
          <table:table-cell office:value-type="string" table:style-name="ce1">
            <text:p>Eylül</text:p>
          </table:table-cell>
          <table:table-cell table:style-name="ce1"/>
          <table:table-cell office:value-type="float" office:value="1000" table:style-name="ce1">
            <text:p>1000</text:p>
          </table:table-cell>
          <table:table-cell office:value-type="float" office:value="1000" table:style-name="ce1">
            <text:p>1000</text:p>
          </table:table-cell>
          <table:table-cell office:value-type="float" office:value="0" table:formula="of:=[.G43]+[.E44]-[.F44]" table:style-name="ce1">
            <text:p>0</text:p>
          </table:table-cell>
          <table:table-cell table:number-columns-repeated="16377"/>
        </table:table-row>
        <table:table-row table:style-name="ro2">
          <table:table-cell/>
          <table:table-cell table:style-name="ce1"/>
          <table:table-cell office:value-type="string" table:style-name="ce1">
            <text:p>Ekim</text:p>
          </table:table-cell>
          <table:table-cell table:style-name="ce1"/>
          <table:table-cell office:value-type="float" office:value="1000" table:style-name="ce1">
            <text:p>1000</text:p>
          </table:table-cell>
          <table:table-cell office:value-type="float" office:value="1000" table:style-name="ce1">
            <text:p>1000</text:p>
          </table:table-cell>
          <table:table-cell office:value-type="float" office:value="0" table:formula="of:=[.G44]+[.E45]-[.F45]" table:style-name="ce1">
            <text:p>0</text:p>
          </table:table-cell>
          <table:table-cell table:number-columns-repeated="16377"/>
        </table:table-row>
        <table:table-row table:style-name="ro2">
          <table:table-cell/>
          <table:table-cell table:style-name="ce1"/>
          <table:table-cell office:value-type="string" table:style-name="ce1">
            <text:p>Kasım</text:p>
          </table:table-cell>
          <table:table-cell table:style-name="ce1"/>
          <table:table-cell office:value-type="float" office:value="1000" table:style-name="ce1">
            <text:p>1000</text:p>
          </table:table-cell>
          <table:table-cell office:value-type="float" office:value="1000" table:style-name="ce1">
            <text:p>1000</text:p>
          </table:table-cell>
          <table:table-cell office:value-type="float" office:value="0" table:formula="of:=[.G45]+[.E46]-[.F46]" table:style-name="ce1">
            <text:p>0</text:p>
          </table:table-cell>
          <table:table-cell table:number-columns-repeated="16377"/>
        </table:table-row>
        <table:table-row table:style-name="ro2">
          <table:table-cell/>
          <table:table-cell table:style-name="ce1"/>
          <table:table-cell office:value-type="string" table:style-name="ce1">
            <text:p>Aralık</text:p>
          </table:table-cell>
          <table:table-cell table:style-name="ce1"/>
          <table:table-cell office:value-type="float" office:value="1000" table:style-name="ce1">
            <text:p>1000</text:p>
          </table:table-cell>
          <table:table-cell office:value-type="float" office:value="1000" table:style-name="ce1">
            <text:p>1000</text:p>
          </table:table-cell>
          <table:table-cell office:value-type="float" office:value="0" table:formula="of:=[.G46]+[.E47]-[.F47]" table:style-name="ce1">
            <text:p>0</text:p>
          </table:table-cell>
          <table:table-cell table:number-columns-repeated="16377"/>
        </table:table-row>
        <table:table-row table:style-name="ro2">
          <table:table-cell/>
          <table:table-cell table:style-name="ce1"/>
          <table:table-cell office:value-type="string" table:style-name="ce1">
            <text:p>Ocak</text:p>
          </table:table-cell>
          <table:table-cell table:style-name="ce1"/>
          <table:table-cell office:value-type="float" office:value="1000" table:style-name="ce1">
            <text:p>1000</text:p>
          </table:table-cell>
          <table:table-cell office:value-type="float" office:value="1000" table:style-name="ce1">
            <text:p>1000</text:p>
          </table:table-cell>
          <table:table-cell office:value-type="float" office:value="0" table:formula="of:=[.G47]+[.E48]-[.F48]" table:style-name="ce1">
            <text:p>0</text:p>
          </table:table-cell>
          <table:table-cell table:number-columns-repeated="16377"/>
        </table:table-row>
        <table:table-row table:style-name="ro2">
          <table:table-cell/>
          <table:table-cell table:style-name="ce1"/>
          <table:table-cell office:value-type="string" table:style-name="ce1">
            <text:p>Şubat</text:p>
          </table:table-cell>
          <table:table-cell table:style-name="ce1"/>
          <table:table-cell office:value-type="float" office:value="1000" table:style-name="ce1">
            <text:p>1000</text:p>
          </table:table-cell>
          <table:table-cell office:value-type="float" office:value="1000" table:style-name="ce1">
            <text:p>1000</text:p>
          </table:table-cell>
          <table:table-cell office:value-type="float" office:value="0" table:formula="of:=[.G48]+[.E49]-[.F49]" table:style-name="ce1">
            <text:p>0</text:p>
          </table:table-cell>
          <table:table-cell table:number-columns-repeated="16377"/>
        </table:table-row>
        <table:table-row table:style-name="ro2">
          <table:table-cell/>
          <table:table-cell table:style-name="ce1"/>
          <table:table-cell office:value-type="string" table:style-name="ce1">
            <text:p>Mart</text:p>
          </table:table-cell>
          <table:table-cell table:style-name="ce1"/>
          <table:table-cell office:value-type="float" office:value="1000" table:style-name="ce1">
            <text:p>1000</text:p>
          </table:table-cell>
          <table:table-cell office:value-type="float" office:value="1000" table:style-name="ce1">
            <text:p>1000</text:p>
          </table:table-cell>
          <table:table-cell office:value-type="float" office:value="0" table:formula="of:=[.G49]+[.E50]-[.F50]" table:style-name="ce1">
            <text:p>0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2021" table:style-name="ce4">
            <text:p>2021</text:p>
          </table:table-cell>
          <table:table-cell office:value-type="string" table:style-name="ce4">
            <text:p>Kira Bedeli + Mart Tüfe Ort 12</text:p>
          </table:table-cell>
          <table:table-cell office:value-type="float" office:value="13.18" table:style-name="ce4">
            <text:p>13,18</text:p>
          </table:table-cell>
          <table:table-cell office:value-type="float" office:value="100.09242672223321" table:formula="of:=[.F66]*[.D51]/100" table:style-name="ce7">
            <text:p>100,09</text:p>
          </table:table-cell>
          <table:table-cell office:value-type="float" office:value="859.51903311246997" table:formula="of:=[.F66]+[.E51]" table:style-name="ce7">
            <text:p>859,52</text:p>
          </table:table-cell>
          <table:table-cell table:number-columns-repeated="16378" table:style-name="ce1"/>
        </table:table-row>
        <table:table-row table:style-name="ro2">
          <table:table-cell/>
          <table:table-cell office:value-type="float" office:value="2021" table:style-name="ce4">
            <text:p>2021</text:p>
          </table:table-cell>
          <table:table-cell office:value-type="string" table:style-name="ce4">
            <text:p>Kira Bedeli + Mart Tüfe</text:p>
          </table:table-cell>
          <table:table-cell office:value-type="float" office:value="16.190000000000001" table:style-name="ce4">
            <text:p>16,19</text:p>
          </table:table-cell>
          <table:table-cell office:value-type="float" office:value="123.01767177391939" table:formula="of:=[.F67]*[.D52]/100" table:style-name="ce7">
            <text:p>123,02</text:p>
          </table:table-cell>
          <table:table-cell office:value-type="float" office:value="882.85505147694209" table:formula="of:=[.F67]+[.E52]" table:style-name="ce7">
            <text:p>882,86</text:p>
          </table:table-cell>
          <table:table-cell table:number-columns-repeated="16378" table:style-name="ce1"/>
        </table:table-row>
        <table:table-row table:style-name="ro2">
          <table:table-cell/>
          <table:table-cell table:number-columns-repeated="3" table:style-name="ce4"/>
          <table:table-cell table:number-columns-repeated="2" table:style-name="ce7"/>
          <table:table-cell table:number-columns-repeated="16378" table:style-name="ce1"/>
        </table:table-row>
        <table:table-row table:style-name="ro2">
          <table:table-cell/>
          <table:table-cell office:value-type="float" office:value="2020" table:style-name="ce1">
            <text:p>2020</text:p>
          </table:table-cell>
          <table:table-cell office:value-type="string" table:style-name="ce1">
            <text:p>Nisan</text:p>
          </table:table-cell>
          <table:table-cell table:style-name="ce1"/>
          <table:table-cell office:value-type="float" office:value="900" table:style-name="ce1">
            <text:p>900</text:p>
          </table:table-cell>
          <table:table-cell office:value-type="float" office:value="900" table:style-name="ce1">
            <text:p>900</text:p>
          </table:table-cell>
          <table:table-cell office:value-type="float" office:value="0" table:formula="of:=[.G50]+[.E54]-[.F54]" table:style-name="ce1">
            <text:p>0</text:p>
          </table:table-cell>
          <table:table-cell table:number-columns-repeated="16377"/>
        </table:table-row>
        <table:table-row table:style-name="ro2">
          <table:table-cell/>
          <table:table-cell table:style-name="ce1"/>
          <table:table-cell office:value-type="string" table:style-name="ce1">
            <text:p>Mayıs</text:p>
          </table:table-cell>
          <table:table-cell table:style-name="ce1"/>
          <table:table-cell office:value-type="float" office:value="900" table:style-name="ce1">
            <text:p>900</text:p>
          </table:table-cell>
          <table:table-cell office:value-type="float" office:value="900" table:style-name="ce1">
            <text:p>900</text:p>
          </table:table-cell>
          <table:table-cell office:value-type="float" office:value="0" table:formula="of:=[.G54]+[.E55]-[.F55]" table:style-name="ce1">
            <text:p>0</text:p>
          </table:table-cell>
          <table:table-cell table:number-columns-repeated="16377"/>
        </table:table-row>
        <table:table-row table:style-name="ro2">
          <table:table-cell/>
          <table:table-cell table:style-name="ce1"/>
          <table:table-cell office:value-type="string" table:style-name="ce1">
            <text:p>Haziran</text:p>
          </table:table-cell>
          <table:table-cell table:style-name="ce1"/>
          <table:table-cell office:value-type="float" office:value="900" table:style-name="ce1">
            <text:p>900</text:p>
          </table:table-cell>
          <table:table-cell office:value-type="float" office:value="900" table:style-name="ce1">
            <text:p>900</text:p>
          </table:table-cell>
          <table:table-cell office:value-type="float" office:value="0" table:formula="of:=[.G55]+[.E56]-[.F56]" table:style-name="ce1">
            <text:p>0</text:p>
          </table:table-cell>
          <table:table-cell table:number-columns-repeated="16377"/>
        </table:table-row>
        <table:table-row table:style-name="ro2">
          <table:table-cell/>
          <table:table-cell table:style-name="ce1"/>
          <table:table-cell office:value-type="string" table:style-name="ce1">
            <text:p>Temmuz</text:p>
          </table:table-cell>
          <table:table-cell table:style-name="ce1"/>
          <table:table-cell office:value-type="float" office:value="900" table:style-name="ce1">
            <text:p>900</text:p>
          </table:table-cell>
          <table:table-cell office:value-type="float" office:value="900" table:style-name="ce1">
            <text:p>900</text:p>
          </table:table-cell>
          <table:table-cell office:value-type="float" office:value="0" table:formula="of:=[.G56]+[.E57]-[.F57]" table:style-name="ce1">
            <text:p>0</text:p>
          </table:table-cell>
          <table:table-cell table:number-columns-repeated="16377"/>
        </table:table-row>
        <table:table-row table:style-name="ro2">
          <table:table-cell/>
          <table:table-cell table:style-name="ce1"/>
          <table:table-cell office:value-type="string" table:style-name="ce1">
            <text:p>Ağustos</text:p>
          </table:table-cell>
          <table:table-cell table:style-name="ce1"/>
          <table:table-cell office:value-type="float" office:value="900" table:style-name="ce1">
            <text:p>900</text:p>
          </table:table-cell>
          <table:table-cell office:value-type="float" office:value="900" table:style-name="ce1">
            <text:p>900</text:p>
          </table:table-cell>
          <table:table-cell office:value-type="float" office:value="0" table:formula="of:=[.G57]+[.E58]-[.F58]" table:style-name="ce1">
            <text:p>0</text:p>
          </table:table-cell>
          <table:table-cell table:number-columns-repeated="16377"/>
        </table:table-row>
        <table:table-row table:style-name="ro2">
          <table:table-cell/>
          <table:table-cell table:style-name="ce1"/>
          <table:table-cell office:value-type="string" table:style-name="ce1">
            <text:p>Eylül</text:p>
          </table:table-cell>
          <table:table-cell table:style-name="ce1"/>
          <table:table-cell office:value-type="float" office:value="900" table:style-name="ce1">
            <text:p>900</text:p>
          </table:table-cell>
          <table:table-cell office:value-type="float" office:value="900" table:style-name="ce1">
            <text:p>900</text:p>
          </table:table-cell>
          <table:table-cell office:value-type="float" office:value="0" table:formula="of:=[.G58]+[.E59]-[.F59]" table:style-name="ce1">
            <text:p>0</text:p>
          </table:table-cell>
          <table:table-cell table:number-columns-repeated="16377"/>
        </table:table-row>
        <table:table-row table:style-name="ro2">
          <table:table-cell/>
          <table:table-cell table:style-name="ce1"/>
          <table:table-cell office:value-type="string" table:style-name="ce1">
            <text:p>Ekim</text:p>
          </table:table-cell>
          <table:table-cell table:style-name="ce1"/>
          <table:table-cell office:value-type="float" office:value="900" table:style-name="ce1">
            <text:p>900</text:p>
          </table:table-cell>
          <table:table-cell office:value-type="float" office:value="900" table:style-name="ce1">
            <text:p>900</text:p>
          </table:table-cell>
          <table:table-cell office:value-type="float" office:value="0" table:formula="of:=[.G59]+[.E60]-[.F60]" table:style-name="ce1">
            <text:p>0</text:p>
          </table:table-cell>
          <table:table-cell table:number-columns-repeated="16377"/>
        </table:table-row>
        <table:table-row table:style-name="ro2">
          <table:table-cell/>
          <table:table-cell table:style-name="ce1"/>
          <table:table-cell office:value-type="string" table:style-name="ce1">
            <text:p>Kasım</text:p>
          </table:table-cell>
          <table:table-cell table:style-name="ce1"/>
          <table:table-cell office:value-type="float" office:value="900" table:style-name="ce1">
            <text:p>900</text:p>
          </table:table-cell>
          <table:table-cell office:value-type="float" office:value="900" table:style-name="ce1">
            <text:p>900</text:p>
          </table:table-cell>
          <table:table-cell office:value-type="float" office:value="0" table:formula="of:=[.G60]+[.E61]-[.F61]" table:style-name="ce1">
            <text:p>0</text:p>
          </table:table-cell>
          <table:table-cell table:number-columns-repeated="16377"/>
        </table:table-row>
        <table:table-row table:style-name="ro2">
          <table:table-cell/>
          <table:table-cell table:style-name="ce1"/>
          <table:table-cell office:value-type="string" table:style-name="ce1">
            <text:p>Aralık</text:p>
          </table:table-cell>
          <table:table-cell table:style-name="ce1"/>
          <table:table-cell office:value-type="float" office:value="900" table:style-name="ce1">
            <text:p>900</text:p>
          </table:table-cell>
          <table:table-cell office:value-type="float" office:value="900" table:style-name="ce1">
            <text:p>900</text:p>
          </table:table-cell>
          <table:table-cell office:value-type="float" office:value="0" table:formula="of:=[.G61]+[.E62]-[.F62]" table:style-name="ce1">
            <text:p>0</text:p>
          </table:table-cell>
          <table:table-cell table:number-columns-repeated="16377"/>
        </table:table-row>
        <table:table-row table:style-name="ro2">
          <table:table-cell/>
          <table:table-cell table:style-name="ce1"/>
          <table:table-cell office:value-type="string" table:style-name="ce1">
            <text:p>Ocak</text:p>
          </table:table-cell>
          <table:table-cell table:style-name="ce1"/>
          <table:table-cell office:value-type="float" office:value="900" table:style-name="ce1">
            <text:p>900</text:p>
          </table:table-cell>
          <table:table-cell office:value-type="float" office:value="900" table:style-name="ce1">
            <text:p>900</text:p>
          </table:table-cell>
          <table:table-cell office:value-type="float" office:value="0" table:formula="of:=[.G62]+[.E63]-[.F63]" table:style-name="ce1">
            <text:p>0</text:p>
          </table:table-cell>
          <table:table-cell table:number-columns-repeated="16377"/>
        </table:table-row>
        <table:table-row table:style-name="ro2">
          <table:table-cell/>
          <table:table-cell table:style-name="ce1"/>
          <table:table-cell office:value-type="string" table:style-name="ce1">
            <text:p>Şubat</text:p>
          </table:table-cell>
          <table:table-cell table:style-name="ce1"/>
          <table:table-cell office:value-type="float" office:value="900" table:style-name="ce1">
            <text:p>900</text:p>
          </table:table-cell>
          <table:table-cell office:value-type="float" office:value="900" table:style-name="ce1">
            <text:p>900</text:p>
          </table:table-cell>
          <table:table-cell office:value-type="float" office:value="0" table:formula="of:=[.G63]+[.E64]-[.F64]" table:style-name="ce1">
            <text:p>0</text:p>
          </table:table-cell>
          <table:table-cell table:number-columns-repeated="16377"/>
        </table:table-row>
        <table:table-row table:style-name="ro2">
          <table:table-cell/>
          <table:table-cell table:style-name="ce1"/>
          <table:table-cell office:value-type="string" table:style-name="ce1">
            <text:p>Mart</text:p>
          </table:table-cell>
          <table:table-cell table:style-name="ce1"/>
          <table:table-cell office:value-type="float" office:value="900" table:style-name="ce1">
            <text:p>900</text:p>
          </table:table-cell>
          <table:table-cell office:value-type="float" office:value="900" table:style-name="ce1">
            <text:p>900</text:p>
          </table:table-cell>
          <table:table-cell office:value-type="float" office:value="0" table:formula="of:=[.G64]+[.E65]-[.F65]" table:style-name="ce1">
            <text:p>0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2020" table:style-name="ce4">
            <text:p>2020</text:p>
          </table:table-cell>
          <table:table-cell office:value-type="string" table:style-name="ce4">
            <text:p>Kira Bedeli + Mart Tüfe Ort 12</text:p>
          </table:table-cell>
          <table:table-cell office:value-type="float" office:value="13.33" table:style-name="ce4">
            <text:p>13,33</text:p>
          </table:table-cell>
          <table:table-cell office:value-type="float" office:value="89.324597751538477" table:formula="of:=[.F81]*[.D66]/100" table:style-name="ce7">
            <text:p>89,32</text:p>
          </table:table-cell>
          <table:table-cell office:value-type="float" office:value="759.42660639023677" table:formula="of:=[.F81]+[.E66]" table:style-name="ce7">
            <text:p>759,43</text:p>
          </table:table-cell>
          <table:table-cell table:number-columns-repeated="16378" table:style-name="ce1"/>
        </table:table-row>
        <table:table-row table:style-name="ro2">
          <table:table-cell/>
          <table:table-cell office:value-type="float" office:value="2020" table:style-name="ce4">
            <text:p>2020</text:p>
          </table:table-cell>
          <table:table-cell office:value-type="string" table:style-name="ce4">
            <text:p>Kira Bedeli + Mart Tüfe</text:p>
          </table:table-cell>
          <table:table-cell office:value-type="float" office:value="11.86" table:style-name="ce4">
            <text:p>11,86</text:p>
          </table:table-cell>
          <table:table-cell office:value-type="float" office:value="80.562053667779807" table:formula="of:=[.F82]*[.D67]/100" table:style-name="ce7">
            <text:p>80,56</text:p>
          </table:table-cell>
          <table:table-cell office:value-type="float" office:value="759.83737970302275" table:formula="of:=[.F82]+[.E67]" table:style-name="ce7">
            <text:p>759,84</text:p>
          </table:table-cell>
          <table:table-cell table:number-columns-repeated="16378" table:style-name="ce1"/>
        </table:table-row>
        <table:table-row table:style-name="ro2">
          <table:table-cell/>
          <table:table-cell table:number-columns-repeated="3" table:style-name="ce4"/>
          <table:table-cell table:number-columns-repeated="2" table:style-name="ce7"/>
          <table:table-cell table:number-columns-repeated="16378" table:style-name="ce1"/>
        </table:table-row>
        <table:table-row table:style-name="ro2">
          <table:table-cell/>
          <table:table-cell office:value-type="float" office:value="2019" table:style-name="ce1">
            <text:p>2019</text:p>
          </table:table-cell>
          <table:table-cell office:value-type="string" table:style-name="ce1">
            <text:p>Nisan</text:p>
          </table:table-cell>
          <table:table-cell table:style-name="ce1"/>
          <table:table-cell office:value-type="float" office:value="800" table:style-name="ce1">
            <text:p>800</text:p>
          </table:table-cell>
          <table:table-cell office:value-type="float" office:value="800" table:style-name="ce1">
            <text:p>800</text:p>
          </table:table-cell>
          <table:table-cell office:value-type="float" office:value="0" table:formula="of:=[.G65]+[.E69]-[.F69]" table:style-name="ce1">
            <text:p>0</text:p>
          </table:table-cell>
          <table:table-cell table:number-columns-repeated="16377"/>
        </table:table-row>
        <table:table-row table:style-name="ro2">
          <table:table-cell/>
          <table:table-cell table:style-name="ce1"/>
          <table:table-cell office:value-type="string" table:style-name="ce1">
            <text:p>Mayıs</text:p>
          </table:table-cell>
          <table:table-cell table:style-name="ce1"/>
          <table:table-cell office:value-type="float" office:value="800" table:style-name="ce1">
            <text:p>800</text:p>
          </table:table-cell>
          <table:table-cell office:value-type="float" office:value="800" table:style-name="ce1">
            <text:p>800</text:p>
          </table:table-cell>
          <table:table-cell office:value-type="float" office:value="0" table:formula="of:=[.G69]+[.E70]-[.F70]" table:style-name="ce1">
            <text:p>0</text:p>
          </table:table-cell>
          <table:table-cell table:number-columns-repeated="16377"/>
        </table:table-row>
        <table:table-row table:style-name="ro2">
          <table:table-cell/>
          <table:table-cell table:style-name="ce1"/>
          <table:table-cell office:value-type="string" table:style-name="ce1">
            <text:p>Haziran</text:p>
          </table:table-cell>
          <table:table-cell table:style-name="ce1"/>
          <table:table-cell office:value-type="float" office:value="800" table:style-name="ce1">
            <text:p>800</text:p>
          </table:table-cell>
          <table:table-cell office:value-type="float" office:value="800" table:style-name="ce1">
            <text:p>800</text:p>
          </table:table-cell>
          <table:table-cell office:value-type="float" office:value="0" table:formula="of:=[.G70]+[.E71]-[.F71]" table:style-name="ce1">
            <text:p>0</text:p>
          </table:table-cell>
          <table:table-cell table:number-columns-repeated="16377"/>
        </table:table-row>
        <table:table-row table:style-name="ro2">
          <table:table-cell/>
          <table:table-cell table:style-name="ce1"/>
          <table:table-cell office:value-type="string" table:style-name="ce1">
            <text:p>Temmuz</text:p>
          </table:table-cell>
          <table:table-cell table:style-name="ce1"/>
          <table:table-cell office:value-type="float" office:value="800" table:style-name="ce1">
            <text:p>800</text:p>
          </table:table-cell>
          <table:table-cell office:value-type="float" office:value="800" table:style-name="ce1">
            <text:p>800</text:p>
          </table:table-cell>
          <table:table-cell office:value-type="float" office:value="0" table:formula="of:=[.G71]+[.E72]-[.F72]" table:style-name="ce1">
            <text:p>0</text:p>
          </table:table-cell>
          <table:table-cell table:number-columns-repeated="16377"/>
        </table:table-row>
        <table:table-row table:style-name="ro2">
          <table:table-cell/>
          <table:table-cell table:style-name="ce1"/>
          <table:table-cell office:value-type="string" table:style-name="ce1">
            <text:p>Ağustos</text:p>
          </table:table-cell>
          <table:table-cell table:style-name="ce1"/>
          <table:table-cell office:value-type="float" office:value="800" table:style-name="ce1">
            <text:p>800</text:p>
          </table:table-cell>
          <table:table-cell office:value-type="float" office:value="800" table:style-name="ce1">
            <text:p>800</text:p>
          </table:table-cell>
          <table:table-cell office:value-type="float" office:value="0" table:formula="of:=[.G72]+[.E73]-[.F73]" table:style-name="ce1">
            <text:p>0</text:p>
          </table:table-cell>
          <table:table-cell table:number-columns-repeated="16377"/>
        </table:table-row>
        <table:table-row table:style-name="ro2">
          <table:table-cell/>
          <table:table-cell table:style-name="ce1"/>
          <table:table-cell office:value-type="string" table:style-name="ce1">
            <text:p>Eylül</text:p>
          </table:table-cell>
          <table:table-cell table:style-name="ce1"/>
          <table:table-cell office:value-type="float" office:value="800" table:style-name="ce1">
            <text:p>800</text:p>
          </table:table-cell>
          <table:table-cell office:value-type="float" office:value="800" table:style-name="ce1">
            <text:p>800</text:p>
          </table:table-cell>
          <table:table-cell office:value-type="float" office:value="0" table:formula="of:=[.G73]+[.E74]-[.F74]" table:style-name="ce1">
            <text:p>0</text:p>
          </table:table-cell>
          <table:table-cell table:number-columns-repeated="16377"/>
        </table:table-row>
        <table:table-row table:style-name="ro2">
          <table:table-cell/>
          <table:table-cell table:style-name="ce1"/>
          <table:table-cell office:value-type="string" table:style-name="ce1">
            <text:p>Ekim</text:p>
          </table:table-cell>
          <table:table-cell table:style-name="ce1"/>
          <table:table-cell office:value-type="float" office:value="800" table:style-name="ce1">
            <text:p>800</text:p>
          </table:table-cell>
          <table:table-cell office:value-type="float" office:value="800" table:style-name="ce1">
            <text:p>800</text:p>
          </table:table-cell>
          <table:table-cell office:value-type="float" office:value="0" table:formula="of:=[.G74]+[.E75]-[.F75]" table:style-name="ce1">
            <text:p>0</text:p>
          </table:table-cell>
          <table:table-cell table:number-columns-repeated="16377"/>
        </table:table-row>
        <table:table-row table:style-name="ro2">
          <table:table-cell/>
          <table:table-cell table:style-name="ce1"/>
          <table:table-cell office:value-type="string" table:style-name="ce1">
            <text:p>Kasım</text:p>
          </table:table-cell>
          <table:table-cell table:style-name="ce1"/>
          <table:table-cell office:value-type="float" office:value="800" table:style-name="ce1">
            <text:p>800</text:p>
          </table:table-cell>
          <table:table-cell office:value-type="float" office:value="800" table:style-name="ce1">
            <text:p>800</text:p>
          </table:table-cell>
          <table:table-cell office:value-type="float" office:value="0" table:formula="of:=[.G75]+[.E76]-[.F76]" table:style-name="ce1">
            <text:p>0</text:p>
          </table:table-cell>
          <table:table-cell table:number-columns-repeated="16377"/>
        </table:table-row>
        <table:table-row table:style-name="ro2">
          <table:table-cell/>
          <table:table-cell table:style-name="ce1"/>
          <table:table-cell office:value-type="string" table:style-name="ce1">
            <text:p>Aralık</text:p>
          </table:table-cell>
          <table:table-cell table:style-name="ce1"/>
          <table:table-cell office:value-type="float" office:value="800" table:style-name="ce1">
            <text:p>800</text:p>
          </table:table-cell>
          <table:table-cell office:value-type="float" office:value="800" table:style-name="ce1">
            <text:p>800</text:p>
          </table:table-cell>
          <table:table-cell office:value-type="float" office:value="0" table:formula="of:=[.G76]+[.E77]-[.F77]" table:style-name="ce1">
            <text:p>0</text:p>
          </table:table-cell>
          <table:table-cell table:number-columns-repeated="16377"/>
        </table:table-row>
        <table:table-row table:style-name="ro2">
          <table:table-cell/>
          <table:table-cell table:style-name="ce1"/>
          <table:table-cell office:value-type="string" table:style-name="ce1">
            <text:p>Ocak</text:p>
          </table:table-cell>
          <table:table-cell table:style-name="ce1"/>
          <table:table-cell office:value-type="float" office:value="800" table:style-name="ce1">
            <text:p>800</text:p>
          </table:table-cell>
          <table:table-cell office:value-type="float" office:value="800" table:style-name="ce1">
            <text:p>800</text:p>
          </table:table-cell>
          <table:table-cell office:value-type="float" office:value="0" table:formula="of:=[.G77]+[.E78]-[.F78]" table:style-name="ce1">
            <text:p>0</text:p>
          </table:table-cell>
          <table:table-cell table:number-columns-repeated="16377"/>
        </table:table-row>
        <table:table-row table:style-name="ro2">
          <table:table-cell/>
          <table:table-cell table:style-name="ce1"/>
          <table:table-cell office:value-type="string" table:style-name="ce1">
            <text:p>Şubat</text:p>
          </table:table-cell>
          <table:table-cell table:style-name="ce1"/>
          <table:table-cell office:value-type="float" office:value="800" table:style-name="ce1">
            <text:p>800</text:p>
          </table:table-cell>
          <table:table-cell office:value-type="float" office:value="800" table:style-name="ce1">
            <text:p>800</text:p>
          </table:table-cell>
          <table:table-cell office:value-type="float" office:value="0" table:formula="of:=[.G78]+[.E79]-[.F79]" table:style-name="ce1">
            <text:p>0</text:p>
          </table:table-cell>
          <table:table-cell table:number-columns-repeated="16377"/>
        </table:table-row>
        <table:table-row table:style-name="ro2">
          <table:table-cell/>
          <table:table-cell table:style-name="ce1"/>
          <table:table-cell office:value-type="string" table:style-name="ce1">
            <text:p>Mart</text:p>
          </table:table-cell>
          <table:table-cell table:style-name="ce1"/>
          <table:table-cell office:value-type="float" office:value="800" table:style-name="ce1">
            <text:p>800</text:p>
          </table:table-cell>
          <table:table-cell office:value-type="float" office:value="800" table:style-name="ce1">
            <text:p>800</text:p>
          </table:table-cell>
          <table:table-cell office:value-type="float" office:value="0" table:formula="of:=[.G79]+[.E80]-[.F80]" table:style-name="ce1">
            <text:p>0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2019" table:style-name="ce4">
            <text:p>2019</text:p>
          </table:table-cell>
          <table:table-cell office:value-type="string" table:style-name="ce4">
            <text:p>Kira Bedeli + Mart Tüfe Ort 12</text:p>
          </table:table-cell>
          <table:table-cell office:value-type="float" office:value="18.7" table:style-name="ce4">
            <text:p>18,7</text:p>
          </table:table-cell>
          <table:table-cell office:value-type="float" office:value="105.56788173162306" table:formula="of:=[.F96]*[.D81]/100" table:style-name="ce7">
            <text:p>105,57</text:p>
          </table:table-cell>
          <table:table-cell office:value-type="float" office:value="670.10200863869829" table:formula="of:=[.F96]+[.E81]" table:style-name="ce7">
            <text:p>670,10</text:p>
          </table:table-cell>
          <table:table-cell table:number-columns-repeated="16378" table:style-name="ce1"/>
        </table:table-row>
        <table:table-row table:style-name="ro2">
          <table:table-cell/>
          <table:table-cell office:value-type="float" office:value="2019" table:style-name="ce4">
            <text:p>2019</text:p>
          </table:table-cell>
          <table:table-cell office:value-type="string" table:style-name="ce4">
            <text:p>Kira Bedeli + Mart Tüfe</text:p>
          </table:table-cell>
          <table:table-cell office:value-type="float" office:value="19.71" table:style-name="ce4">
            <text:p>19,71</text:p>
          </table:table-cell>
          <table:table-cell office:value-type="float" office:value="111.84125533501496" table:formula="of:=[.F97]*[.D82]/100" table:style-name="ce7">
            <text:p>111,84</text:p>
          </table:table-cell>
          <table:table-cell office:value-type="float" office:value="679.27532603524298" table:formula="of:=[.F97]+[.E82]" table:style-name="ce7">
            <text:p>679,28</text:p>
          </table:table-cell>
          <table:table-cell table:number-columns-repeated="16378" table:style-name="ce1"/>
        </table:table-row>
        <table:table-row table:style-name="ro2">
          <table:table-cell/>
          <table:table-cell table:number-columns-repeated="3" table:style-name="ce4"/>
          <table:table-cell table:number-columns-repeated="2" table:style-name="ce7"/>
          <table:table-cell table:number-columns-repeated="16378" table:style-name="ce1"/>
        </table:table-row>
        <table:table-row table:style-name="ro2">
          <table:table-cell/>
          <table:table-cell office:value-type="float" office:value="2018" table:style-name="ce1">
            <text:p>2018</text:p>
          </table:table-cell>
          <table:table-cell office:value-type="string" table:style-name="ce1">
            <text:p>Nisan</text:p>
          </table:table-cell>
          <table:table-cell table:style-name="ce1"/>
          <table:table-cell office:value-type="float" office:value="625" table:style-name="ce1">
            <text:p>625</text:p>
          </table:table-cell>
          <table:table-cell office:value-type="float" office:value="625" table:style-name="ce1">
            <text:p>625</text:p>
          </table:table-cell>
          <table:table-cell office:value-type="float" office:value="0" table:formula="of:=[.G80]+[.E84]-[.F84]" table:style-name="ce1">
            <text:p>0</text:p>
          </table:table-cell>
          <table:table-cell table:number-columns-repeated="16377"/>
        </table:table-row>
        <table:table-row table:style-name="ro2">
          <table:table-cell/>
          <table:table-cell table:style-name="ce1"/>
          <table:table-cell office:value-type="string" table:style-name="ce1">
            <text:p>Mayıs</text:p>
          </table:table-cell>
          <table:table-cell table:style-name="ce1"/>
          <table:table-cell office:value-type="float" office:value="625" table:style-name="ce1">
            <text:p>625</text:p>
          </table:table-cell>
          <table:table-cell office:value-type="float" office:value="625" table:style-name="ce1">
            <text:p>625</text:p>
          </table:table-cell>
          <table:table-cell office:value-type="float" office:value="0" table:formula="of:=[.G84]+[.E85]-[.F85]" table:style-name="ce1">
            <text:p>0</text:p>
          </table:table-cell>
          <table:table-cell table:number-columns-repeated="16377"/>
        </table:table-row>
        <table:table-row table:style-name="ro2">
          <table:table-cell/>
          <table:table-cell table:style-name="ce1"/>
          <table:table-cell office:value-type="string" table:style-name="ce1">
            <text:p>Haziran</text:p>
          </table:table-cell>
          <table:table-cell table:style-name="ce1"/>
          <table:table-cell office:value-type="float" office:value="625" table:style-name="ce1">
            <text:p>625</text:p>
          </table:table-cell>
          <table:table-cell office:value-type="float" office:value="625" table:style-name="ce1">
            <text:p>625</text:p>
          </table:table-cell>
          <table:table-cell office:value-type="float" office:value="0" table:formula="of:=[.G85]+[.E86]-[.F86]" table:style-name="ce1">
            <text:p>0</text:p>
          </table:table-cell>
          <table:table-cell table:number-columns-repeated="16377"/>
        </table:table-row>
        <table:table-row table:style-name="ro2">
          <table:table-cell/>
          <table:table-cell table:style-name="ce1"/>
          <table:table-cell office:value-type="string" table:style-name="ce1">
            <text:p>Temmuz</text:p>
          </table:table-cell>
          <table:table-cell table:style-name="ce1"/>
          <table:table-cell office:value-type="float" office:value="625" table:style-name="ce1">
            <text:p>625</text:p>
          </table:table-cell>
          <table:table-cell office:value-type="float" office:value="625" table:style-name="ce1">
            <text:p>625</text:p>
          </table:table-cell>
          <table:table-cell office:value-type="float" office:value="0" table:formula="of:=[.G86]+[.E87]-[.F87]" table:style-name="ce1">
            <text:p>0</text:p>
          </table:table-cell>
          <table:table-cell table:number-columns-repeated="16377"/>
        </table:table-row>
        <table:table-row table:style-name="ro2">
          <table:table-cell/>
          <table:table-cell table:style-name="ce1"/>
          <table:table-cell office:value-type="string" table:style-name="ce1">
            <text:p>Ağustos</text:p>
          </table:table-cell>
          <table:table-cell table:style-name="ce1"/>
          <table:table-cell office:value-type="float" office:value="625" table:style-name="ce1">
            <text:p>625</text:p>
          </table:table-cell>
          <table:table-cell office:value-type="float" office:value="625" table:style-name="ce1">
            <text:p>625</text:p>
          </table:table-cell>
          <table:table-cell office:value-type="float" office:value="0" table:formula="of:=[.G87]+[.E88]-[.F88]" table:style-name="ce1">
            <text:p>0</text:p>
          </table:table-cell>
          <table:table-cell table:number-columns-repeated="16377"/>
        </table:table-row>
        <table:table-row table:style-name="ro2">
          <table:table-cell/>
          <table:table-cell table:style-name="ce1"/>
          <table:table-cell office:value-type="string" table:style-name="ce1">
            <text:p>Eylül</text:p>
          </table:table-cell>
          <table:table-cell table:style-name="ce1"/>
          <table:table-cell office:value-type="float" office:value="625" table:style-name="ce1">
            <text:p>625</text:p>
          </table:table-cell>
          <table:table-cell office:value-type="float" office:value="625" table:style-name="ce1">
            <text:p>625</text:p>
          </table:table-cell>
          <table:table-cell office:value-type="float" office:value="0" table:formula="of:=[.G88]+[.E89]-[.F89]" table:style-name="ce1">
            <text:p>0</text:p>
          </table:table-cell>
          <table:table-cell table:number-columns-repeated="16377"/>
        </table:table-row>
        <table:table-row table:style-name="ro2">
          <table:table-cell/>
          <table:table-cell table:style-name="ce1"/>
          <table:table-cell office:value-type="string" table:style-name="ce1">
            <text:p>Ekim</text:p>
          </table:table-cell>
          <table:table-cell table:style-name="ce1"/>
          <table:table-cell office:value-type="float" office:value="625" table:style-name="ce1">
            <text:p>625</text:p>
          </table:table-cell>
          <table:table-cell office:value-type="float" office:value="625" table:style-name="ce1">
            <text:p>625</text:p>
          </table:table-cell>
          <table:table-cell office:value-type="float" office:value="0" table:formula="of:=[.G89]+[.E90]-[.F90]" table:style-name="ce1">
            <text:p>0</text:p>
          </table:table-cell>
          <table:table-cell table:number-columns-repeated="16377"/>
        </table:table-row>
        <table:table-row table:style-name="ro2">
          <table:table-cell/>
          <table:table-cell table:style-name="ce1"/>
          <table:table-cell office:value-type="string" table:style-name="ce1">
            <text:p>Kasım</text:p>
          </table:table-cell>
          <table:table-cell table:style-name="ce1"/>
          <table:table-cell office:value-type="float" office:value="625" table:style-name="ce1">
            <text:p>625</text:p>
          </table:table-cell>
          <table:table-cell office:value-type="float" office:value="625" table:style-name="ce1">
            <text:p>625</text:p>
          </table:table-cell>
          <table:table-cell office:value-type="float" office:value="0" table:formula="of:=[.G90]+[.E91]-[.F91]" table:style-name="ce1">
            <text:p>0</text:p>
          </table:table-cell>
          <table:table-cell table:number-columns-repeated="16377"/>
        </table:table-row>
        <table:table-row table:style-name="ro2">
          <table:table-cell/>
          <table:table-cell table:style-name="ce1"/>
          <table:table-cell office:value-type="string" table:style-name="ce1">
            <text:p>Aralık</text:p>
          </table:table-cell>
          <table:table-cell table:style-name="ce1"/>
          <table:table-cell office:value-type="float" office:value="625" table:style-name="ce1">
            <text:p>625</text:p>
          </table:table-cell>
          <table:table-cell office:value-type="float" office:value="625" table:style-name="ce1">
            <text:p>625</text:p>
          </table:table-cell>
          <table:table-cell office:value-type="float" office:value="0" table:formula="of:=[.G91]+[.E92]-[.F92]" table:style-name="ce1">
            <text:p>0</text:p>
          </table:table-cell>
          <table:table-cell table:number-columns-repeated="16377"/>
        </table:table-row>
        <table:table-row table:style-name="ro2">
          <table:table-cell/>
          <table:table-cell table:style-name="ce1"/>
          <table:table-cell office:value-type="string" table:style-name="ce1">
            <text:p>Ocak</text:p>
          </table:table-cell>
          <table:table-cell table:style-name="ce1"/>
          <table:table-cell office:value-type="float" office:value="625" table:style-name="ce1">
            <text:p>625</text:p>
          </table:table-cell>
          <table:table-cell office:value-type="float" office:value="625" table:style-name="ce1">
            <text:p>625</text:p>
          </table:table-cell>
          <table:table-cell office:value-type="float" office:value="0" table:formula="of:=[.G92]+[.E93]-[.F93]" table:style-name="ce1">
            <text:p>0</text:p>
          </table:table-cell>
          <table:table-cell table:number-columns-repeated="16377"/>
        </table:table-row>
        <table:table-row table:style-name="ro2">
          <table:table-cell/>
          <table:table-cell table:style-name="ce1"/>
          <table:table-cell office:value-type="string" table:style-name="ce1">
            <text:p>Şubat</text:p>
          </table:table-cell>
          <table:table-cell table:style-name="ce1"/>
          <table:table-cell office:value-type="float" office:value="625" table:style-name="ce1">
            <text:p>625</text:p>
          </table:table-cell>
          <table:table-cell office:value-type="float" office:value="625" table:style-name="ce1">
            <text:p>625</text:p>
          </table:table-cell>
          <table:table-cell office:value-type="float" office:value="0" table:formula="of:=[.G93]+[.E94]-[.F94]" table:style-name="ce1">
            <text:p>0</text:p>
          </table:table-cell>
          <table:table-cell table:number-columns-repeated="16377"/>
        </table:table-row>
        <table:table-row table:style-name="ro2">
          <table:table-cell/>
          <table:table-cell table:style-name="ce1"/>
          <table:table-cell office:value-type="string" table:style-name="ce1">
            <text:p>Mart</text:p>
          </table:table-cell>
          <table:table-cell table:style-name="ce1"/>
          <table:table-cell office:value-type="float" office:value="625" table:style-name="ce1">
            <text:p>625</text:p>
          </table:table-cell>
          <table:table-cell office:value-type="float" office:value="625" table:style-name="ce1">
            <text:p>625</text:p>
          </table:table-cell>
          <table:table-cell office:value-type="float" office:value="0" table:formula="of:=[.G94]+[.E95]-[.F95]" table:style-name="ce1">
            <text:p>0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2018" table:style-name="ce4">
            <text:p>2018</text:p>
          </table:table-cell>
          <table:table-cell office:value-type="string" table:style-name="ce4">
            <text:p>Kira Bedeli + Mart Tüfe Ort 12</text:p>
          </table:table-cell>
          <table:table-cell office:value-type="float" office:value="11.14" table:style-name="ce4">
            <text:p>11,14</text:p>
          </table:table-cell>
          <table:table-cell office:value-type="float" office:value="56.585479339075199" table:formula="of:=[.F111]*[.D96]/100" table:style-name="ce7">
            <text:p>56,59</text:p>
          </table:table-cell>
          <table:table-cell office:value-type="float" office:value="564.53412690707523" table:formula="of:=[.F111]+[.E96]" table:style-name="ce7">
            <text:p>564,53</text:p>
          </table:table-cell>
          <table:table-cell table:number-columns-repeated="16378" table:style-name="ce1"/>
        </table:table-row>
        <table:table-row table:style-name="ro2">
          <table:table-cell/>
          <table:table-cell office:value-type="float" office:value="2018" table:style-name="ce4">
            <text:p>2018</text:p>
          </table:table-cell>
          <table:table-cell office:value-type="string" table:style-name="ce4">
            <text:p>Kira Bedeli + Mart Tüfe</text:p>
          </table:table-cell>
          <table:table-cell office:value-type="float" office:value="10.23" table:style-name="ce4">
            <text:p>10,23</text:p>
          </table:table-cell>
          <table:table-cell office:value-type="float" office:value="52.661258670628087" table:formula="of:=[.F112]*[.D97]/100" table:style-name="ce7">
            <text:p>52,66</text:p>
          </table:table-cell>
          <table:table-cell office:value-type="float" office:value="567.43407070022806" table:formula="of:=[.F112]+[.E97]" table:style-name="ce7">
            <text:p>567,43</text:p>
          </table:table-cell>
          <table:table-cell table:number-columns-repeated="16378" table:style-name="ce1"/>
        </table:table-row>
        <table:table-row table:style-name="ro2">
          <table:table-cell/>
          <table:table-cell table:number-columns-repeated="3" table:style-name="ce4"/>
          <table:table-cell table:number-columns-repeated="2" table:style-name="ce7"/>
          <table:table-cell table:number-columns-repeated="16378" table:style-name="ce1"/>
        </table:table-row>
        <table:table-row table:style-name="ro2">
          <table:table-cell/>
          <table:table-cell office:value-type="float" office:value="2017" table:style-name="ce1">
            <text:p>2017</text:p>
          </table:table-cell>
          <table:table-cell office:value-type="string" table:style-name="ce1">
            <text:p>Nisan</text:p>
          </table:table-cell>
          <table:table-cell table:style-name="ce1"/>
          <table:table-cell office:value-type="float" office:value="550" table:style-name="ce1">
            <text:p>550</text:p>
          </table:table-cell>
          <table:table-cell office:value-type="float" office:value="550" table:style-name="ce1">
            <text:p>550</text:p>
          </table:table-cell>
          <table:table-cell office:value-type="float" office:value="0" table:formula="of:=[.G95]+[.E99]-[.F99]" table:style-name="ce1">
            <text:p>0</text:p>
          </table:table-cell>
          <table:table-cell table:number-columns-repeated="16377"/>
        </table:table-row>
        <table:table-row table:style-name="ro2">
          <table:table-cell/>
          <table:table-cell table:style-name="ce1"/>
          <table:table-cell office:value-type="string" table:style-name="ce1">
            <text:p>Mayıs</text:p>
          </table:table-cell>
          <table:table-cell table:style-name="ce1"/>
          <table:table-cell office:value-type="float" office:value="550" table:style-name="ce1">
            <text:p>550</text:p>
          </table:table-cell>
          <table:table-cell office:value-type="float" office:value="550" table:style-name="ce1">
            <text:p>550</text:p>
          </table:table-cell>
          <table:table-cell office:value-type="float" office:value="0" table:formula="of:=[.G99]+[.E100]-[.F100]" table:style-name="ce1">
            <text:p>0</text:p>
          </table:table-cell>
          <table:table-cell table:number-columns-repeated="16377"/>
        </table:table-row>
        <table:table-row table:style-name="ro2">
          <table:table-cell/>
          <table:table-cell table:style-name="ce1"/>
          <table:table-cell office:value-type="string" table:style-name="ce1">
            <text:p>Haziran</text:p>
          </table:table-cell>
          <table:table-cell table:style-name="ce1"/>
          <table:table-cell office:value-type="float" office:value="550" table:style-name="ce1">
            <text:p>550</text:p>
          </table:table-cell>
          <table:table-cell office:value-type="float" office:value="550" table:style-name="ce1">
            <text:p>550</text:p>
          </table:table-cell>
          <table:table-cell office:value-type="float" office:value="0" table:formula="of:=[.G100]+[.E101]-[.F101]" table:style-name="ce1">
            <text:p>0</text:p>
          </table:table-cell>
          <table:table-cell table:number-columns-repeated="16377"/>
        </table:table-row>
        <table:table-row table:style-name="ro2">
          <table:table-cell/>
          <table:table-cell table:style-name="ce1"/>
          <table:table-cell office:value-type="string" table:style-name="ce1">
            <text:p>Temmuz</text:p>
          </table:table-cell>
          <table:table-cell table:style-name="ce1"/>
          <table:table-cell office:value-type="float" office:value="550" table:style-name="ce1">
            <text:p>550</text:p>
          </table:table-cell>
          <table:table-cell office:value-type="float" office:value="550" table:style-name="ce1">
            <text:p>550</text:p>
          </table:table-cell>
          <table:table-cell office:value-type="float" office:value="0" table:formula="of:=[.G101]+[.E102]-[.F102]" table:style-name="ce1">
            <text:p>0</text:p>
          </table:table-cell>
          <table:table-cell table:number-columns-repeated="16377"/>
        </table:table-row>
        <table:table-row table:style-name="ro2">
          <table:table-cell/>
          <table:table-cell table:style-name="ce1"/>
          <table:table-cell office:value-type="string" table:style-name="ce1">
            <text:p>Ağustos</text:p>
          </table:table-cell>
          <table:table-cell table:style-name="ce1"/>
          <table:table-cell office:value-type="float" office:value="550" table:style-name="ce1">
            <text:p>550</text:p>
          </table:table-cell>
          <table:table-cell office:value-type="float" office:value="550" table:style-name="ce1">
            <text:p>550</text:p>
          </table:table-cell>
          <table:table-cell office:value-type="float" office:value="0" table:formula="of:=[.G102]+[.E103]-[.F103]" table:style-name="ce1">
            <text:p>0</text:p>
          </table:table-cell>
          <table:table-cell table:number-columns-repeated="16377"/>
        </table:table-row>
        <table:table-row table:style-name="ro2">
          <table:table-cell/>
          <table:table-cell table:style-name="ce1"/>
          <table:table-cell office:value-type="string" table:style-name="ce1">
            <text:p>Eylül</text:p>
          </table:table-cell>
          <table:table-cell table:style-name="ce1"/>
          <table:table-cell office:value-type="float" office:value="550" table:style-name="ce1">
            <text:p>550</text:p>
          </table:table-cell>
          <table:table-cell office:value-type="float" office:value="550" table:style-name="ce1">
            <text:p>550</text:p>
          </table:table-cell>
          <table:table-cell office:value-type="float" office:value="0" table:formula="of:=[.G103]+[.E104]-[.F104]" table:style-name="ce1">
            <text:p>0</text:p>
          </table:table-cell>
          <table:table-cell table:number-columns-repeated="16377"/>
        </table:table-row>
        <table:table-row table:style-name="ro2">
          <table:table-cell/>
          <table:table-cell table:style-name="ce1"/>
          <table:table-cell office:value-type="string" table:style-name="ce1">
            <text:p>Ekim</text:p>
          </table:table-cell>
          <table:table-cell table:style-name="ce1"/>
          <table:table-cell office:value-type="float" office:value="550" table:style-name="ce1">
            <text:p>550</text:p>
          </table:table-cell>
          <table:table-cell office:value-type="float" office:value="550" table:style-name="ce1">
            <text:p>550</text:p>
          </table:table-cell>
          <table:table-cell office:value-type="float" office:value="0" table:formula="of:=[.G104]+[.E105]-[.F105]" table:style-name="ce1">
            <text:p>0</text:p>
          </table:table-cell>
          <table:table-cell table:number-columns-repeated="16377"/>
        </table:table-row>
        <table:table-row table:style-name="ro2">
          <table:table-cell/>
          <table:table-cell table:style-name="ce1"/>
          <table:table-cell office:value-type="string" table:style-name="ce1">
            <text:p>Kasım</text:p>
          </table:table-cell>
          <table:table-cell table:style-name="ce1"/>
          <table:table-cell office:value-type="float" office:value="550" table:style-name="ce1">
            <text:p>550</text:p>
          </table:table-cell>
          <table:table-cell office:value-type="float" office:value="550" table:style-name="ce1">
            <text:p>550</text:p>
          </table:table-cell>
          <table:table-cell office:value-type="float" office:value="0" table:formula="of:=[.G105]+[.E106]-[.F106]" table:style-name="ce1">
            <text:p>0</text:p>
          </table:table-cell>
          <table:table-cell table:number-columns-repeated="16377"/>
        </table:table-row>
        <table:table-row table:style-name="ro2">
          <table:table-cell/>
          <table:table-cell table:style-name="ce1"/>
          <table:table-cell office:value-type="string" table:style-name="ce1">
            <text:p>Aralık</text:p>
          </table:table-cell>
          <table:table-cell table:style-name="ce1"/>
          <table:table-cell office:value-type="float" office:value="550" table:style-name="ce1">
            <text:p>550</text:p>
          </table:table-cell>
          <table:table-cell office:value-type="float" office:value="550" table:style-name="ce1">
            <text:p>550</text:p>
          </table:table-cell>
          <table:table-cell office:value-type="float" office:value="0" table:formula="of:=[.G106]+[.E107]-[.F107]" table:style-name="ce1">
            <text:p>0</text:p>
          </table:table-cell>
          <table:table-cell table:number-columns-repeated="16377"/>
        </table:table-row>
        <table:table-row table:style-name="ro2">
          <table:table-cell/>
          <table:table-cell table:style-name="ce1"/>
          <table:table-cell office:value-type="string" table:style-name="ce1">
            <text:p>Ocak</text:p>
          </table:table-cell>
          <table:table-cell table:style-name="ce1"/>
          <table:table-cell office:value-type="float" office:value="550" table:style-name="ce1">
            <text:p>550</text:p>
          </table:table-cell>
          <table:table-cell office:value-type="float" office:value="550" table:style-name="ce1">
            <text:p>550</text:p>
          </table:table-cell>
          <table:table-cell office:value-type="float" office:value="0" table:formula="of:=[.G107]+[.E108]-[.F108]" table:style-name="ce1">
            <text:p>0</text:p>
          </table:table-cell>
          <table:table-cell table:number-columns-repeated="16377"/>
        </table:table-row>
        <table:table-row table:style-name="ro2">
          <table:table-cell/>
          <table:table-cell table:style-name="ce1"/>
          <table:table-cell office:value-type="string" table:style-name="ce1">
            <text:p>Şubat</text:p>
          </table:table-cell>
          <table:table-cell table:style-name="ce1"/>
          <table:table-cell office:value-type="float" office:value="550" table:style-name="ce1">
            <text:p>550</text:p>
          </table:table-cell>
          <table:table-cell office:value-type="float" office:value="550" table:style-name="ce1">
            <text:p>550</text:p>
          </table:table-cell>
          <table:table-cell office:value-type="float" office:value="0" table:formula="of:=[.G108]+[.E109]-[.F109]" table:style-name="ce1">
            <text:p>0</text:p>
          </table:table-cell>
          <table:table-cell table:number-columns-repeated="16377"/>
        </table:table-row>
        <table:table-row table:style-name="ro2">
          <table:table-cell/>
          <table:table-cell table:style-name="ce1"/>
          <table:table-cell office:value-type="string" table:style-name="ce1">
            <text:p>Mart</text:p>
          </table:table-cell>
          <table:table-cell table:style-name="ce1"/>
          <table:table-cell office:value-type="float" office:value="550" table:style-name="ce1">
            <text:p>550</text:p>
          </table:table-cell>
          <table:table-cell office:value-type="float" office:value="550" table:style-name="ce1">
            <text:p>550</text:p>
          </table:table-cell>
          <table:table-cell office:value-type="float" office:value="0" table:formula="of:=[.G109]+[.E110]-[.F110]" table:style-name="ce1">
            <text:p>0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2017" table:style-name="ce4">
            <text:p>2017</text:p>
          </table:table-cell>
          <table:table-cell office:value-type="string" table:style-name="ce4">
            <text:p>Kira Bedeli + Mart Tüfe Ort 12</text:p>
          </table:table-cell>
          <table:table-cell office:value-type="float" office:value="8.2100000000000009" table:style-name="ce4">
            <text:p>8,21</text:p>
          </table:table-cell>
          <table:table-cell office:value-type="float" office:value="38.538567568000005" table:formula="of:=[.F126]*[.D111]/100" table:style-name="ce7">
            <text:p>38,54</text:p>
          </table:table-cell>
          <table:table-cell office:value-type="float" office:value="507.94864756800001" table:formula="of:=[.F126]+[.E111]" table:style-name="ce7">
            <text:p>507,95</text:p>
          </table:table-cell>
          <table:table-cell table:number-columns-repeated="16378" table:style-name="ce1"/>
        </table:table-row>
        <table:table-row table:style-name="ro2">
          <table:table-cell/>
          <table:table-cell office:value-type="float" office:value="2017" table:style-name="ce4">
            <text:p>2017</text:p>
          </table:table-cell>
          <table:table-cell office:value-type="string" table:style-name="ce4">
            <text:p>Kira Bedeli + Mart Tüfe</text:p>
          </table:table-cell>
          <table:table-cell office:value-type="float" office:value="11.29" table:style-name="ce4">
            <text:p>11,29</text:p>
          </table:table-cell>
          <table:table-cell office:value-type="float" office:value="52.221988029599999" table:formula="of:=[.F127]*[.D112]/100" table:style-name="ce7">
            <text:p>52,22</text:p>
          </table:table-cell>
          <table:table-cell office:value-type="float" office:value="514.7728120296" table:formula="of:=[.F127]+[.E112]" table:style-name="ce7">
            <text:p>514,77</text:p>
          </table:table-cell>
          <table:table-cell table:number-columns-repeated="16378" table:style-name="ce1"/>
        </table:table-row>
        <table:table-row table:style-name="ro2">
          <table:table-cell/>
          <table:table-cell table:number-columns-repeated="3" table:style-name="ce4"/>
          <table:table-cell table:number-columns-repeated="2" table:style-name="ce7"/>
          <table:table-cell table:number-columns-repeated="16378" table:style-name="ce1"/>
        </table:table-row>
        <table:table-row table:style-name="ro2">
          <table:table-cell/>
          <table:table-cell office:value-type="float" office:value="2016" table:style-name="ce1">
            <text:p>2016</text:p>
          </table:table-cell>
          <table:table-cell office:value-type="string" table:style-name="ce1">
            <text:p>Nisan</text:p>
          </table:table-cell>
          <table:table-cell table:style-name="ce1"/>
          <table:table-cell office:value-type="float" office:value="500" table:style-name="ce1">
            <text:p>500</text:p>
          </table:table-cell>
          <table:table-cell office:value-type="float" office:value="500" table:style-name="ce1">
            <text:p>500</text:p>
          </table:table-cell>
          <table:table-cell office:value-type="float" office:value="0" table:formula="of:=[.G110]+[.E114]-[.F114]" table:style-name="ce1">
            <text:p>0</text:p>
          </table:table-cell>
          <table:table-cell table:number-columns-repeated="16377"/>
        </table:table-row>
        <table:table-row table:style-name="ro2">
          <table:table-cell/>
          <table:table-cell table:style-name="ce1"/>
          <table:table-cell office:value-type="string" table:style-name="ce1">
            <text:p>Mayıs</text:p>
          </table:table-cell>
          <table:table-cell table:style-name="ce1"/>
          <table:table-cell office:value-type="float" office:value="500" table:style-name="ce1">
            <text:p>500</text:p>
          </table:table-cell>
          <table:table-cell office:value-type="float" office:value="500" table:style-name="ce1">
            <text:p>500</text:p>
          </table:table-cell>
          <table:table-cell office:value-type="float" office:value="0" table:formula="of:=[.G114]+[.E115]-[.F115]" table:style-name="ce1">
            <text:p>0</text:p>
          </table:table-cell>
          <table:table-cell table:number-columns-repeated="16377"/>
        </table:table-row>
        <table:table-row table:style-name="ro2">
          <table:table-cell/>
          <table:table-cell table:style-name="ce1"/>
          <table:table-cell office:value-type="string" table:style-name="ce1">
            <text:p>Haziran</text:p>
          </table:table-cell>
          <table:table-cell table:style-name="ce1"/>
          <table:table-cell office:value-type="float" office:value="500" table:style-name="ce1">
            <text:p>500</text:p>
          </table:table-cell>
          <table:table-cell office:value-type="float" office:value="500" table:style-name="ce1">
            <text:p>500</text:p>
          </table:table-cell>
          <table:table-cell office:value-type="float" office:value="0" table:formula="of:=[.G115]+[.E116]-[.F116]" table:style-name="ce1">
            <text:p>0</text:p>
          </table:table-cell>
          <table:table-cell table:number-columns-repeated="16377"/>
        </table:table-row>
        <table:table-row table:style-name="ro2">
          <table:table-cell/>
          <table:table-cell table:style-name="ce1"/>
          <table:table-cell office:value-type="string" table:style-name="ce1">
            <text:p>Temmuz</text:p>
          </table:table-cell>
          <table:table-cell table:style-name="ce1"/>
          <table:table-cell office:value-type="float" office:value="500" table:style-name="ce1">
            <text:p>500</text:p>
          </table:table-cell>
          <table:table-cell office:value-type="float" office:value="500" table:style-name="ce1">
            <text:p>500</text:p>
          </table:table-cell>
          <table:table-cell office:value-type="float" office:value="0" table:formula="of:=[.G116]+[.E117]-[.F117]" table:style-name="ce1">
            <text:p>0</text:p>
          </table:table-cell>
          <table:table-cell table:number-columns-repeated="16377"/>
        </table:table-row>
        <table:table-row table:style-name="ro2">
          <table:table-cell/>
          <table:table-cell table:style-name="ce1"/>
          <table:table-cell office:value-type="string" table:style-name="ce1">
            <text:p>Ağustos</text:p>
          </table:table-cell>
          <table:table-cell table:style-name="ce1"/>
          <table:table-cell office:value-type="float" office:value="500" table:style-name="ce1">
            <text:p>500</text:p>
          </table:table-cell>
          <table:table-cell office:value-type="float" office:value="500" table:style-name="ce1">
            <text:p>500</text:p>
          </table:table-cell>
          <table:table-cell office:value-type="float" office:value="0" table:formula="of:=[.G117]+[.E118]-[.F118]" table:style-name="ce1">
            <text:p>0</text:p>
          </table:table-cell>
          <table:table-cell table:number-columns-repeated="16377"/>
        </table:table-row>
        <table:table-row table:style-name="ro2">
          <table:table-cell/>
          <table:table-cell table:style-name="ce1"/>
          <table:table-cell office:value-type="string" table:style-name="ce1">
            <text:p>Eylül</text:p>
          </table:table-cell>
          <table:table-cell table:style-name="ce1"/>
          <table:table-cell office:value-type="float" office:value="500" table:style-name="ce1">
            <text:p>500</text:p>
          </table:table-cell>
          <table:table-cell office:value-type="float" office:value="500" table:style-name="ce1">
            <text:p>500</text:p>
          </table:table-cell>
          <table:table-cell office:value-type="float" office:value="0" table:formula="of:=[.G118]+[.E119]-[.F119]" table:style-name="ce1">
            <text:p>0</text:p>
          </table:table-cell>
          <table:table-cell table:number-columns-repeated="16377"/>
        </table:table-row>
        <table:table-row table:style-name="ro2">
          <table:table-cell/>
          <table:table-cell table:style-name="ce1"/>
          <table:table-cell office:value-type="string" table:style-name="ce1">
            <text:p>Ekim</text:p>
          </table:table-cell>
          <table:table-cell table:style-name="ce1"/>
          <table:table-cell office:value-type="float" office:value="500" table:style-name="ce1">
            <text:p>500</text:p>
          </table:table-cell>
          <table:table-cell office:value-type="float" office:value="500" table:style-name="ce1">
            <text:p>500</text:p>
          </table:table-cell>
          <table:table-cell office:value-type="float" office:value="0" table:formula="of:=[.G119]+[.E120]-[.F120]" table:style-name="ce1">
            <text:p>0</text:p>
          </table:table-cell>
          <table:table-cell table:number-columns-repeated="16377"/>
        </table:table-row>
        <table:table-row table:style-name="ro2">
          <table:table-cell/>
          <table:table-cell table:style-name="ce1"/>
          <table:table-cell office:value-type="string" table:style-name="ce1">
            <text:p>Kasım</text:p>
          </table:table-cell>
          <table:table-cell table:style-name="ce1"/>
          <table:table-cell office:value-type="float" office:value="500" table:style-name="ce1">
            <text:p>500</text:p>
          </table:table-cell>
          <table:table-cell office:value-type="float" office:value="500" table:style-name="ce1">
            <text:p>500</text:p>
          </table:table-cell>
          <table:table-cell office:value-type="float" office:value="0" table:formula="of:=[.G120]+[.E121]-[.F121]" table:style-name="ce1">
            <text:p>0</text:p>
          </table:table-cell>
          <table:table-cell table:number-columns-repeated="16377"/>
        </table:table-row>
        <table:table-row table:style-name="ro2">
          <table:table-cell/>
          <table:table-cell table:style-name="ce1"/>
          <table:table-cell office:value-type="string" table:style-name="ce1">
            <text:p>Aralık</text:p>
          </table:table-cell>
          <table:table-cell table:style-name="ce1"/>
          <table:table-cell office:value-type="float" office:value="500" table:style-name="ce1">
            <text:p>500</text:p>
          </table:table-cell>
          <table:table-cell office:value-type="float" office:value="500" table:style-name="ce1">
            <text:p>500</text:p>
          </table:table-cell>
          <table:table-cell office:value-type="float" office:value="0" table:formula="of:=[.G121]+[.E122]-[.F122]" table:style-name="ce1">
            <text:p>0</text:p>
          </table:table-cell>
          <table:table-cell table:number-columns-repeated="16377"/>
        </table:table-row>
        <table:table-row table:style-name="ro2">
          <table:table-cell/>
          <table:table-cell table:style-name="ce1"/>
          <table:table-cell office:value-type="string" table:style-name="ce1">
            <text:p>Ocak</text:p>
          </table:table-cell>
          <table:table-cell table:style-name="ce1"/>
          <table:table-cell office:value-type="float" office:value="500" table:style-name="ce1">
            <text:p>500</text:p>
          </table:table-cell>
          <table:table-cell office:value-type="float" office:value="500" table:style-name="ce1">
            <text:p>500</text:p>
          </table:table-cell>
          <table:table-cell office:value-type="float" office:value="0" table:formula="of:=[.G122]+[.E123]-[.F123]" table:style-name="ce1">
            <text:p>0</text:p>
          </table:table-cell>
          <table:table-cell table:number-columns-repeated="16377"/>
        </table:table-row>
        <table:table-row table:style-name="ro2">
          <table:table-cell/>
          <table:table-cell table:style-name="ce1"/>
          <table:table-cell office:value-type="string" table:style-name="ce1">
            <text:p>Şubat</text:p>
          </table:table-cell>
          <table:table-cell table:style-name="ce1"/>
          <table:table-cell office:value-type="float" office:value="500" table:style-name="ce1">
            <text:p>500</text:p>
          </table:table-cell>
          <table:table-cell office:value-type="float" office:value="500" table:style-name="ce1">
            <text:p>500</text:p>
          </table:table-cell>
          <table:table-cell office:value-type="float" office:value="0" table:formula="of:=[.G123]+[.E124]-[.F124]" table:style-name="ce1">
            <text:p>0</text:p>
          </table:table-cell>
          <table:table-cell table:number-columns-repeated="16377"/>
        </table:table-row>
        <table:table-row table:style-name="ro2">
          <table:table-cell/>
          <table:table-cell table:style-name="ce1"/>
          <table:table-cell office:value-type="string" table:style-name="ce1">
            <text:p>Mart</text:p>
          </table:table-cell>
          <table:table-cell table:style-name="ce1"/>
          <table:table-cell office:value-type="float" office:value="500" table:style-name="ce1">
            <text:p>500</text:p>
          </table:table-cell>
          <table:table-cell office:value-type="float" office:value="500" table:style-name="ce1">
            <text:p>500</text:p>
          </table:table-cell>
          <table:table-cell office:value-type="float" office:value="0" table:formula="of:=[.G124]+[.E125]-[.F125]" table:style-name="ce1">
            <text:p>0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2016" table:style-name="ce4">
            <text:p>2016</text:p>
          </table:table-cell>
          <table:table-cell office:value-type="string" table:style-name="ce4">
            <text:p>Kira Bedeli + Mart Tüfe Ort 12</text:p>
          </table:table-cell>
          <table:table-cell office:value-type="float" office:value="7.96" table:style-name="ce4">
            <text:p>7,96</text:p>
          </table:table-cell>
          <table:table-cell office:value-type="float" office:value="34.610080000000004" table:formula="of:=[.F141]*[.D126]/100" table:style-name="ce7">
            <text:p>34,61</text:p>
          </table:table-cell>
          <table:table-cell office:value-type="float" office:value="469.41007999999999" table:formula="of:=[.F141]+[.E126]" table:style-name="ce7">
            <text:p>469,41</text:p>
          </table:table-cell>
          <table:table-cell table:number-columns-repeated="16378" table:style-name="ce1"/>
        </table:table-row>
        <table:table-row table:style-name="ro2">
          <table:table-cell/>
          <table:table-cell office:value-type="float" office:value="2016" table:style-name="ce4">
            <text:p>2016</text:p>
          </table:table-cell>
          <table:table-cell office:value-type="string" table:style-name="ce4">
            <text:p>Kira Bedeli + Mart Tüfe</text:p>
          </table:table-cell>
          <table:table-cell office:value-type="float" office:value="7.46" table:style-name="ce4">
            <text:p>7,46</text:p>
          </table:table-cell>
          <table:table-cell office:value-type="float" office:value="32.110824000000001" table:formula="of:=[.F142]*[.D127]/100" table:style-name="ce7">
            <text:p>32,11</text:p>
          </table:table-cell>
          <table:table-cell office:value-type="float" office:value="462.55082399999998" table:formula="of:=[.F142]+[.E127]" table:style-name="ce7">
            <text:p>462,55</text:p>
          </table:table-cell>
          <table:table-cell table:number-columns-repeated="16378" table:style-name="ce1"/>
        </table:table-row>
        <table:table-row table:style-name="ro2">
          <table:table-cell/>
          <table:table-cell table:number-columns-repeated="3" table:style-name="ce4"/>
          <table:table-cell table:number-columns-repeated="2" table:style-name="ce7"/>
          <table:table-cell table:number-columns-repeated="16378" table:style-name="ce1"/>
        </table:table-row>
        <table:table-row table:style-name="ro2">
          <table:table-cell/>
          <table:table-cell office:value-type="float" office:value="2015" table:style-name="ce1">
            <text:p>2015</text:p>
          </table:table-cell>
          <table:table-cell office:value-type="string" table:style-name="ce1">
            <text:p>Nisan</text:p>
          </table:table-cell>
          <table:table-cell table:style-name="ce1"/>
          <table:table-cell office:value-type="float" office:value="450" table:style-name="ce1">
            <text:p>450</text:p>
          </table:table-cell>
          <table:table-cell office:value-type="float" office:value="450" table:style-name="ce1">
            <text:p>450</text:p>
          </table:table-cell>
          <table:table-cell office:value-type="float" office:value="0" table:formula="of:=[.G125]+[.E129]-[.F129]" table:style-name="ce1">
            <text:p>0</text:p>
          </table:table-cell>
          <table:table-cell table:number-columns-repeated="16377"/>
        </table:table-row>
        <table:table-row table:style-name="ro2">
          <table:table-cell/>
          <table:table-cell table:style-name="ce1"/>
          <table:table-cell office:value-type="string" table:style-name="ce1">
            <text:p>Mayıs</text:p>
          </table:table-cell>
          <table:table-cell table:style-name="ce1"/>
          <table:table-cell office:value-type="float" office:value="450" table:style-name="ce1">
            <text:p>450</text:p>
          </table:table-cell>
          <table:table-cell office:value-type="float" office:value="450" table:style-name="ce1">
            <text:p>450</text:p>
          </table:table-cell>
          <table:table-cell office:value-type="float" office:value="0" table:formula="of:=[.G129]+[.E130]-[.F130]" table:style-name="ce1">
            <text:p>0</text:p>
          </table:table-cell>
          <table:table-cell table:number-columns-repeated="16377"/>
        </table:table-row>
        <table:table-row table:style-name="ro2">
          <table:table-cell/>
          <table:table-cell table:style-name="ce1"/>
          <table:table-cell office:value-type="string" table:style-name="ce1">
            <text:p>Haziran</text:p>
          </table:table-cell>
          <table:table-cell table:style-name="ce1"/>
          <table:table-cell office:value-type="float" office:value="450" table:style-name="ce1">
            <text:p>450</text:p>
          </table:table-cell>
          <table:table-cell office:value-type="float" office:value="450" table:style-name="ce1">
            <text:p>450</text:p>
          </table:table-cell>
          <table:table-cell office:value-type="float" office:value="0" table:formula="of:=[.G130]+[.E131]-[.F131]" table:style-name="ce1">
            <text:p>0</text:p>
          </table:table-cell>
          <table:table-cell table:number-columns-repeated="16377"/>
        </table:table-row>
        <table:table-row table:style-name="ro2">
          <table:table-cell/>
          <table:table-cell table:style-name="ce1"/>
          <table:table-cell office:value-type="string" table:style-name="ce1">
            <text:p>Temmuz</text:p>
          </table:table-cell>
          <table:table-cell table:style-name="ce1"/>
          <table:table-cell office:value-type="float" office:value="450" table:style-name="ce1">
            <text:p>450</text:p>
          </table:table-cell>
          <table:table-cell office:value-type="float" office:value="450" table:style-name="ce1">
            <text:p>450</text:p>
          </table:table-cell>
          <table:table-cell office:value-type="float" office:value="0" table:formula="of:=[.G131]+[.E132]-[.F132]" table:style-name="ce1">
            <text:p>0</text:p>
          </table:table-cell>
          <table:table-cell table:number-columns-repeated="16377"/>
        </table:table-row>
        <table:table-row table:style-name="ro2">
          <table:table-cell/>
          <table:table-cell table:style-name="ce1"/>
          <table:table-cell office:value-type="string" table:style-name="ce1">
            <text:p>Ağustos</text:p>
          </table:table-cell>
          <table:table-cell table:style-name="ce1"/>
          <table:table-cell office:value-type="float" office:value="450" table:style-name="ce1">
            <text:p>450</text:p>
          </table:table-cell>
          <table:table-cell office:value-type="float" office:value="450" table:style-name="ce1">
            <text:p>450</text:p>
          </table:table-cell>
          <table:table-cell office:value-type="float" office:value="0" table:formula="of:=[.G132]+[.E133]-[.F133]" table:style-name="ce1">
            <text:p>0</text:p>
          </table:table-cell>
          <table:table-cell table:number-columns-repeated="16377"/>
        </table:table-row>
        <table:table-row table:style-name="ro2">
          <table:table-cell/>
          <table:table-cell table:style-name="ce1"/>
          <table:table-cell office:value-type="string" table:style-name="ce1">
            <text:p>Eylül</text:p>
          </table:table-cell>
          <table:table-cell table:style-name="ce1"/>
          <table:table-cell office:value-type="float" office:value="450" table:style-name="ce1">
            <text:p>450</text:p>
          </table:table-cell>
          <table:table-cell office:value-type="float" office:value="450" table:style-name="ce1">
            <text:p>450</text:p>
          </table:table-cell>
          <table:table-cell office:value-type="float" office:value="0" table:formula="of:=[.G133]+[.E134]-[.F134]" table:style-name="ce1">
            <text:p>0</text:p>
          </table:table-cell>
          <table:table-cell table:number-columns-repeated="16377"/>
        </table:table-row>
        <table:table-row table:style-name="ro2">
          <table:table-cell/>
          <table:table-cell table:style-name="ce1"/>
          <table:table-cell office:value-type="string" table:style-name="ce1">
            <text:p>Ekim</text:p>
          </table:table-cell>
          <table:table-cell table:style-name="ce1"/>
          <table:table-cell office:value-type="float" office:value="450" table:style-name="ce1">
            <text:p>450</text:p>
          </table:table-cell>
          <table:table-cell office:value-type="float" office:value="450" table:style-name="ce1">
            <text:p>450</text:p>
          </table:table-cell>
          <table:table-cell office:value-type="float" office:value="0" table:formula="of:=[.G134]+[.E135]-[.F135]" table:style-name="ce1">
            <text:p>0</text:p>
          </table:table-cell>
          <table:table-cell table:number-columns-repeated="16377"/>
        </table:table-row>
        <table:table-row table:style-name="ro2">
          <table:table-cell/>
          <table:table-cell table:style-name="ce1"/>
          <table:table-cell office:value-type="string" table:style-name="ce1">
            <text:p>Kasım</text:p>
          </table:table-cell>
          <table:table-cell table:style-name="ce1"/>
          <table:table-cell office:value-type="float" office:value="450" table:style-name="ce1">
            <text:p>450</text:p>
          </table:table-cell>
          <table:table-cell office:value-type="float" office:value="450" table:style-name="ce1">
            <text:p>450</text:p>
          </table:table-cell>
          <table:table-cell office:value-type="float" office:value="0" table:formula="of:=[.G135]+[.E136]-[.F136]" table:style-name="ce1">
            <text:p>0</text:p>
          </table:table-cell>
          <table:table-cell table:number-columns-repeated="16377"/>
        </table:table-row>
        <table:table-row table:style-name="ro2">
          <table:table-cell/>
          <table:table-cell table:style-name="ce1"/>
          <table:table-cell office:value-type="string" table:style-name="ce1">
            <text:p>Aralık</text:p>
          </table:table-cell>
          <table:table-cell table:style-name="ce1"/>
          <table:table-cell office:value-type="float" office:value="450" table:style-name="ce1">
            <text:p>450</text:p>
          </table:table-cell>
          <table:table-cell office:value-type="float" office:value="450" table:style-name="ce1">
            <text:p>450</text:p>
          </table:table-cell>
          <table:table-cell office:value-type="float" office:value="0" table:formula="of:=[.G136]+[.E137]-[.F137]" table:style-name="ce1">
            <text:p>0</text:p>
          </table:table-cell>
          <table:table-cell table:number-columns-repeated="16377"/>
        </table:table-row>
        <table:table-row table:style-name="ro2">
          <table:table-cell/>
          <table:table-cell table:style-name="ce1"/>
          <table:table-cell office:value-type="string" table:style-name="ce1">
            <text:p>Ocak</text:p>
          </table:table-cell>
          <table:table-cell table:style-name="ce1"/>
          <table:table-cell office:value-type="float" office:value="450" table:style-name="ce1">
            <text:p>450</text:p>
          </table:table-cell>
          <table:table-cell office:value-type="float" office:value="450" table:style-name="ce1">
            <text:p>450</text:p>
          </table:table-cell>
          <table:table-cell office:value-type="float" office:value="0" table:formula="of:=[.G137]+[.E138]-[.F138]" table:style-name="ce1">
            <text:p>0</text:p>
          </table:table-cell>
          <table:table-cell table:number-columns-repeated="16377"/>
        </table:table-row>
        <table:table-row table:style-name="ro2">
          <table:table-cell/>
          <table:table-cell table:style-name="ce1"/>
          <table:table-cell office:value-type="string" table:style-name="ce1">
            <text:p>Şubat</text:p>
          </table:table-cell>
          <table:table-cell table:style-name="ce1"/>
          <table:table-cell office:value-type="float" office:value="450" table:style-name="ce1">
            <text:p>450</text:p>
          </table:table-cell>
          <table:table-cell office:value-type="float" office:value="450" table:style-name="ce1">
            <text:p>450</text:p>
          </table:table-cell>
          <table:table-cell office:value-type="float" office:value="0" table:formula="of:=[.G138]+[.E139]-[.F139]" table:style-name="ce1">
            <text:p>0</text:p>
          </table:table-cell>
          <table:table-cell table:number-columns-repeated="16377"/>
        </table:table-row>
        <table:table-row table:style-name="ro2">
          <table:table-cell/>
          <table:table-cell table:style-name="ce1"/>
          <table:table-cell office:value-type="string" table:style-name="ce1">
            <text:p>Mart</text:p>
          </table:table-cell>
          <table:table-cell table:style-name="ce1"/>
          <table:table-cell office:value-type="float" office:value="450" table:style-name="ce1">
            <text:p>450</text:p>
          </table:table-cell>
          <table:table-cell office:value-type="float" office:value="450" table:style-name="ce1">
            <text:p>450</text:p>
          </table:table-cell>
          <table:table-cell office:value-type="float" office:value="0" table:formula="of:=[.G139]+[.E140]-[.F140]" table:style-name="ce1">
            <text:p>0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2015" table:style-name="ce4">
            <text:p>2015</text:p>
          </table:table-cell>
          <table:table-cell office:value-type="string" table:style-name="ce4">
            <text:p>Kira Bedeli + Mart Tüfe Ort 12</text:p>
          </table:table-cell>
          <table:table-cell office:value-type="float" office:value="8.6999999999999993" table:style-name="ce4">
            <text:p>8,7</text:p>
          </table:table-cell>
          <table:table-cell office:value-type="float" office:value="34.799999999999997" table:formula="of:=[.E144]*[.D141]/100" table:style-name="ce4">
            <text:p>34,8</text:p>
          </table:table-cell>
          <table:table-cell office:value-type="float" office:value="434.8" table:formula="of:=[.E144]+[.E141]" table:style-name="ce4">
            <text:p>434,8</text:p>
          </table:table-cell>
          <table:table-cell table:number-columns-repeated="16378" table:style-name="ce1"/>
        </table:table-row>
        <table:table-row table:style-name="ro2">
          <table:table-cell/>
          <table:table-cell office:value-type="float" office:value="2015" table:style-name="ce4">
            <text:p>2015</text:p>
          </table:table-cell>
          <table:table-cell office:value-type="string" table:style-name="ce4">
            <text:p>Kira Bedeli + Mart Tüfe</text:p>
          </table:table-cell>
          <table:table-cell office:value-type="float" office:value="7.61" table:style-name="ce4">
            <text:p>7,61</text:p>
          </table:table-cell>
          <table:table-cell office:value-type="float" office:value="30.44" table:formula="of:=[.E144]*[.D142]/100" table:style-name="ce4">
            <text:p>30,44</text:p>
          </table:table-cell>
          <table:table-cell office:value-type="float" office:value="430.44" table:formula="of:=[.E144]+[.E142]" table:style-name="ce4">
            <text:p>430,44</text:p>
          </table:table-cell>
          <table:table-cell table:number-columns-repeated="16378" table:style-name="ce1"/>
        </table:table-row>
        <table:table-row table:style-name="ro2">
          <table:table-cell/>
          <table:table-cell table:number-columns-repeated="5" table:style-name="ce4"/>
          <table:table-cell table:number-columns-repeated="16378" table:style-name="ce1"/>
        </table:table-row>
        <table:table-row table:style-name="ro2">
          <table:table-cell/>
          <table:table-cell office:value-type="float" office:value="2014" table:style-name="ce1">
            <text:p>2014</text:p>
          </table:table-cell>
          <table:table-cell office:value-type="string" table:style-name="ce1">
            <text:p>Nisan</text:p>
          </table:table-cell>
          <table:table-cell table:style-name="ce1"/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0" table:formula="of:=[.G140]+[.E144]-[.F144]" table:style-name="ce1">
            <text:p>0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1">
            <text:p>Mayıs</text:p>
          </table:table-cell>
          <table:table-cell table:style-name="ce1"/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0" table:formula="of:=[.G144]+[.E145]-[.F145]" table:style-name="ce1">
            <text:p>0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1">
            <text:p>Haziran</text:p>
          </table:table-cell>
          <table:table-cell table:style-name="ce1"/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0" table:formula="of:=[.G145]+[.E146]-[.F146]" table:style-name="ce1">
            <text:p>0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1">
            <text:p>Temmuz</text:p>
          </table:table-cell>
          <table:table-cell table:style-name="ce1"/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0" table:formula="of:=[.G146]+[.E147]-[.F147]" table:style-name="ce1">
            <text:p>0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1">
            <text:p>Ağustos</text:p>
          </table:table-cell>
          <table:table-cell table:style-name="ce1"/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0" table:formula="of:=[.G147]+[.E148]-[.F148]" table:style-name="ce1">
            <text:p>0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1">
            <text:p>Eylül</text:p>
          </table:table-cell>
          <table:table-cell table:style-name="ce1"/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0" table:formula="of:=[.G148]+[.E149]-[.F149]" table:style-name="ce1">
            <text:p>0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1">
            <text:p>Ekim</text:p>
          </table:table-cell>
          <table:table-cell table:style-name="ce1"/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0" table:formula="of:=[.G149]+[.E150]-[.F150]" table:style-name="ce1">
            <text:p>0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1">
            <text:p>Kasım</text:p>
          </table:table-cell>
          <table:table-cell table:style-name="ce1"/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0" table:formula="of:=[.G150]+[.E151]-[.F151]" table:style-name="ce1">
            <text:p>0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1">
            <text:p>Aralık</text:p>
          </table:table-cell>
          <table:table-cell table:style-name="ce1"/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0" table:formula="of:=[.G151]+[.E152]-[.F152]" table:style-name="ce1">
            <text:p>0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1">
            <text:p>Ocak</text:p>
          </table:table-cell>
          <table:table-cell table:style-name="ce1"/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0" table:formula="of:=[.G152]+[.E153]-[.F153]" table:style-name="ce1">
            <text:p>0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1">
            <text:p>Şubat</text:p>
          </table:table-cell>
          <table:table-cell table:style-name="ce1"/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0" table:formula="of:=[.G153]+[.E154]-[.F154]" table:style-name="ce1">
            <text:p>0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1">
            <text:p>Mart</text:p>
          </table:table-cell>
          <table:table-cell table:style-name="ce1"/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0" table:formula="of:=[.G154]+[.E155]-[.F155]" table:style-name="ce1">
            <text:p>0</text:p>
          </table:table-cell>
          <table:table-cell table:number-columns-repeated="16377"/>
        </table:table-row>
        <table:table-row table:number-rows-repeated="5" table:style-name="ro2">
          <table:table-cell table:number-columns-repeated="2"/>
          <table:table-cell table:number-columns-repeated="16382" table:style-name="ce1"/>
        </table:table-row>
        <table:table-row table:number-rows-repeated="1048416" table:style-name="ro1">
          <table:table-cell table:number-columns-repeated="16384"/>
        </table:table-row>
      </table:table>
      <table:table table:name="Senet_Borçlu_Alacaklı_Giriş" table:style-name="ta2">
        <table:table-column table:style-name="co9" table:default-cell-style-name="ce11"/>
        <table:table-column table:style-name="co10" table:default-cell-style-name="ce16"/>
        <table:table-column table:style-name="co11" table:default-cell-style-name="ce11"/>
        <table:table-column table:style-name="co12" table:number-columns-repeated="1021" table:default-cell-style-name="ce11"/>
        <table:table-column table:style-name="co8" table:number-columns-repeated="15360" table:default-cell-style-name="ce1"/>
        <table:table-row table:style-name="ro3">
          <table:table-cell table:number-columns-spanned="1" table:number-rows-spanned="2" table:style-name="ce17"/>
          <table:table-cell office:value-type="string" table:style-name="ce8">
            <text:p>Alacaklı Adı Soyadı / Unvanı</text:p>
          </table:table-cell>
          <table:table-cell office:value-type="string" table:style-name="ce9">
            <text:p>HACI MURAT BALCI</text:p>
          </table:table-cell>
          <table:table-cell table:number-columns-repeated="2" table:style-name="ce10"/>
          <table:table-cell table:number-columns-repeated="16379"/>
        </table:table-row>
        <table:table-row table:style-name="ro3">
          <table:covered-table-cell/>
          <table:table-cell office:value-type="string" table:style-name="ce8">
            <text:p>İl</text:p>
          </table:table-cell>
          <table:table-cell office:value-type="string" table:style-name="ce9">
            <text:p>TOKAT</text:p>
          </table:table-cell>
          <table:table-cell table:number-columns-repeated="2" table:style-name="ce10"/>
          <table:table-cell table:number-columns-repeated="16379"/>
        </table:table-row>
        <table:table-row table:style-name="ro3">
          <table:table-cell table:style-name="ce11"/>
          <table:table-cell table:style-name="ce12"/>
          <table:table-cell table:number-columns-repeated="3" table:style-name="ce10"/>
          <table:table-cell table:number-columns-repeated="16379"/>
        </table:table-row>
        <table:table-row table:style-name="ro3">
          <table:table-cell office:value-type="string" table:number-columns-spanned="1" table:number-rows-spanned="5" table:style-name="ce18">
            <text:p>BORÇLU</text:p>
          </table:table-cell>
          <table:table-cell office:value-type="string" table:style-name="ce8">
            <text:p>Kişilik</text:p>
          </table:table-cell>
          <table:table-cell office:value-type="string" table:content-validation-name="val1" table:style-name="ce13">
            <text:p>Tüzel Kişi</text:p>
          </table:table-cell>
          <table:table-cell table:number-columns-repeated="2" table:style-name="ce10"/>
          <table:table-cell table:number-columns-repeated="16379"/>
        </table:table-row>
        <table:table-row table:style-name="ro3">
          <table:covered-table-cell/>
          <table:table-cell office:value-type="string" table:style-name="ce8">
            <text:p>Adı Soyadı / Unvanı</text:p>
          </table:table-cell>
          <table:table-cell office:value-type="string" table:style-name="ce13">
            <text:p>Bursa Fabrika Satış Mağazası – Adem Duman</text:p>
          </table:table-cell>
          <table:table-cell table:number-columns-repeated="2" table:style-name="ce10"/>
          <table:table-cell table:number-columns-repeated="16379"/>
        </table:table-row>
        <table:table-row table:style-name="ro3">
          <table:covered-table-cell/>
          <table:table-cell office:value-type="string" table:style-name="ce8">
            <text:p>Adresi</text:p>
          </table:table-cell>
          <table:table-cell office:value-type="string" table:style-name="ce13">
            <text:p>Hızarhane Cad. No:5 TOKAT</text:p>
          </table:table-cell>
          <table:table-cell table:number-columns-repeated="2" table:style-name="ce10"/>
          <table:table-cell table:number-columns-repeated="16379"/>
        </table:table-row>
        <table:table-row table:style-name="ro3">
          <table:covered-table-cell/>
          <table:table-cell office:value-type="string" table:style-name="ce8">
            <text:p>Vergi Dairesi</text:p>
          </table:table-cell>
          <table:table-cell office:value-type="string" table:style-name="ce13">
            <text:p>Tokat</text:p>
          </table:table-cell>
          <table:table-cell table:number-columns-repeated="2" table:style-name="ce10"/>
          <table:table-cell table:number-columns-repeated="16379"/>
        </table:table-row>
        <table:table-row table:style-name="ro3">
          <table:covered-table-cell/>
          <table:table-cell office:value-type="string" table:style-name="ce8">
            <text:p>Vergi No/TC Kimlik No</text:p>
          </table:table-cell>
          <table:table-cell office:value-type="string" table:style-name="ce13">
            <text:p>341 3267 6260</text:p>
          </table:table-cell>
          <table:table-cell table:number-columns-repeated="2" table:style-name="ce10"/>
          <table:table-cell table:number-columns-repeated="16379"/>
        </table:table-row>
        <table:table-row table:style-name="ro3">
          <table:table-cell office:value-type="string" table:number-columns-spanned="1" table:number-rows-spanned="4" table:style-name="ce18">
            <text:p>KEFİL</text:p>
          </table:table-cell>
          <table:table-cell office:value-type="string" table:style-name="ce8">
            <text:p>Adı Soyadı / Unvanı</text:p>
          </table:table-cell>
          <table:table-cell office:value-type="string" table:style-name="ce13">
            <text:p>Adem Duman</text:p>
          </table:table-cell>
          <table:table-cell table:number-columns-repeated="2" table:style-name="ce10"/>
          <table:table-cell table:number-columns-repeated="16379"/>
        </table:table-row>
        <table:table-row table:style-name="ro3">
          <table:covered-table-cell/>
          <table:table-cell office:value-type="string" table:style-name="ce8">
            <text:p>Adresi</text:p>
          </table:table-cell>
          <table:table-cell office:value-type="string" table:style-name="ce14">
            <text:p>Esentepe Mah. Şehit Ulaşar Cad. Belde Sitesi B Blk. K1: D:3 TOKAT</text:p>
          </table:table-cell>
          <table:table-cell table:number-columns-repeated="2" table:style-name="ce10"/>
          <table:table-cell table:number-columns-repeated="16379"/>
        </table:table-row>
        <table:table-row table:style-name="ro3">
          <table:covered-table-cell/>
          <table:table-cell office:value-type="string" table:style-name="ce8">
            <text:p>Vergi Dairesi</text:p>
          </table:table-cell>
          <table:table-cell office:value-type="string" table:style-name="ce13">
            <text:p>Tokat</text:p>
          </table:table-cell>
          <table:table-cell table:number-columns-repeated="2" table:style-name="ce10"/>
          <table:table-cell table:number-columns-repeated="16379"/>
        </table:table-row>
        <table:table-row table:style-name="ro3">
          <table:covered-table-cell/>
          <table:table-cell office:value-type="string" table:style-name="ce8">
            <text:p>Vergi No/TC Kimlik No</text:p>
          </table:table-cell>
          <table:table-cell office:value-type="string" table:style-name="ce15">
            <text:p>341 3267 6260</text:p>
          </table:table-cell>
          <table:table-cell table:number-columns-repeated="2" table:style-name="ce10"/>
          <table:table-cell table:number-columns-repeated="16379"/>
        </table:table-row>
        <table:table-row table:number-rows-repeated="4" table:style-name="ro3">
          <table:table-cell table:style-name="ce11"/>
          <table:table-cell table:style-name="ce12"/>
          <table:table-cell table:number-columns-repeated="3" table:style-name="ce10"/>
          <table:table-cell table:number-columns-repeated="16379"/>
        </table:table-row>
        <table:table-row table:number-rows-repeated="4" table:style-name="ro4">
          <table:table-cell table:number-columns-repeated="16384"/>
        </table:table-row>
        <table:table-row table:number-rows-repeated="1048556" table:style-name="ro1">
          <table:table-cell table:number-columns-repeated="16384"/>
        </table:table-row>
      </table:table>
      <table:table table:name="Senet_Taksit_Giriş" table:style-name="ta1">
        <table:table-column table:style-name="co13" table:default-cell-style-name="ce1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17" table:default-cell-style-name="ce1"/>
        <table:table-column table:style-name="co18" table:default-cell-style-name="ce31"/>
        <table:table-column table:style-name="co19" table:default-cell-style-name="ce32"/>
        <table:table-column table:style-name="co20" table:default-cell-style-name="ce32"/>
        <table:table-column table:style-name="co7" table:number-columns-repeated="56" table:default-cell-style-name="ce1"/>
        <table:table-column table:style-name="co8" table:number-columns-repeated="16320" table:default-cell-style-name="ce1"/>
        <table:table-row table:style-name="ro5">
          <table:table-cell table:number-columns-spanned="1" table:number-rows-spanned="2" table:style-name="ce33"/>
          <table:table-cell table:style-name="ce20"/>
          <table:table-cell table:style-name="ce21"/>
          <table:table-cell table:style-name="ce22"/>
          <table:table-cell table:style-name="ce10"/>
          <table:table-cell table:style-name="ce23"/>
          <table:table-cell table:number-columns-repeated="2" table:style-name="ce24"/>
          <table:table-cell table:number-columns-repeated="16376"/>
        </table:table-row>
        <table:table-row table:style-name="ro5">
          <table:covered-table-cell/>
          <table:table-cell office:value-type="string" table:style-name="ce20">
            <text:p>Senet No</text:p>
          </table:table-cell>
          <table:table-cell office:value-type="string" table:style-name="ce20">
            <text:p>Düzenleme Tarihi</text:p>
          </table:table-cell>
          <table:table-cell office:value-type="string" table:style-name="ce20">
            <text:p>Vade Tarihi</text:p>
          </table:table-cell>
          <table:table-cell office:value-type="string" table:style-name="ce12">
            <text:p>Tutarı Rakamla</text:p>
          </table:table-cell>
          <table:table-cell office:value-type="string" table:style-name="ce25">
            <text:p>Tutarı Yazıyla</text:p>
          </table:table-cell>
          <table:table-cell office:value-type="string" table:style-name="ce20">
            <text:p>Borcun Nedeni</text:p>
          </table:table-cell>
          <table:table-cell office:value-type="string" table:style-name="ce20">
            <text:p>Senet <text:s/>Mühteviyatı</text:p>
          </table:table-cell>
          <table:table-cell table:number-columns-repeated="16376"/>
        </table:table-row>
        <table:table-row table:style-name="ro5">
          <table:table-cell office:value-type="float" office:value="3" table:number-columns-spanned="1" table:number-rows-spanned="7" table:style-name="ce34">
            <text:p>3</text:p>
          </table:table-cell>
          <table:table-cell office:value-type="float" office:value="1" table:style-name="ce21">
            <text:p>1</text:p>
          </table:table-cell>
          <table:table-cell office:value-type="date" office:date-value="2021-02-25T00:00:00" table:style-name="ce26">
            <text:p>25.02.2021</text:p>
          </table:table-cell>
          <table:table-cell office:value-type="date" office:date-value="2021-03-30T00:00:00" table:style-name="ce26">
            <text:p>30.03.2021</text:p>
          </table:table-cell>
          <table:table-cell office:value-type="float" office:value="2000" table:style-name="ce27">
            <text:p>2.000,00</text:p>
          </table:table-cell>
          <table:table-cell office:value-type="string" office:string-value="İkibin TL " table:formula="of:=PROPER(IF(IF(LEN(SUBSTITUTE(ROUND([.E3];2); &quot;,&quot;; &quot;&quot;))=LEN(ROUND([.E3];2));ROUND([.E3];2);TRIM(LEFT(ROUND([.E3];2);FIND(&quot;,&quot;;ROUND([.E3];2))-1)))*1&gt;=10^6;CHOOSE(LEFT(RIGHT(IF(LEN(SUBSTITUTE(ROUND([.E3];2); &quot;,&quot;; &quot;&quot;))=LEN(ROUND([.E3];2));ROUND([.E3];2);TRIM(LEFT(ROUND([.E3];2);FIND(&quot;,&quot;;ROUND([.E3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3];2); &quot;,&quot;; &quot;&quot;))=LEN(ROUND([.E3];2));ROUND([.E3];2);TRIM(LEFT(ROUND([.E3];2);FIND(&quot;,&quot;;ROUND([.E3];2))-1)))*1&gt;=10^5;CHOOSE(LEFT(RIGHT(IF(LEN(SUBSTITUTE(ROUND([.E3];2); &quot;,&quot;; &quot;&quot;))=LEN(ROUND([.E3];2));ROUND([.E3];2);TRIM(LEFT(ROUND([.E3];2);FIND(&quot;,&quot;;ROUND([.E3];2))-1)))*1;6);1)+1;&quot;&quot;;&quot;yüz&quot;;&quot;ikiyüz&quot;;&quot;üçyüz&quot;;&quot;dörtyüz&quot;;&quot;beşyüz&quot;;&quot;altıyüz&quot;;&quot;yediyüz&quot;;&quot;sekizyüz&quot;;&quot;dokuzyüz&quot;);&quot;&quot;)&amp;IF(IF(LEN(SUBSTITUTE(ROUND([.E3];2); &quot;,&quot;; &quot;&quot;))=LEN(ROUND([.E3];2));ROUND([.E3];2);TRIM(LEFT(ROUND([.E3];2);FIND(&quot;,&quot;;ROUND([.E3];2))-1)))*1&gt;=10^4;CHOOSE(LEFT(RIGHT(IF(LEN(SUBSTITUTE(ROUND([.E3];2); &quot;,&quot;; &quot;&quot;))=LEN(ROUND([.E3];2));ROUND([.E3];2);TRIM(LEFT(ROUND([.E3];2);FIND(&quot;,&quot;;ROUND([.E3];2))-1)))*1;5);1)+1;&quot;&quot;;&quot;on&quot;;&quot;yirmi&quot;;&quot;otuz&quot;;&quot;kırk&quot;;&quot;elli&quot;;&quot;altmış&quot;;&quot;yetmiş&quot;;&quot;seksen&quot;;&quot;doksan&quot;);&quot;&quot;)&amp;IF(IF(LEN(SUBSTITUTE(ROUND([.E3];2); &quot;,&quot;; &quot;&quot;))=LEN(ROUND([.E3];2));ROUND([.E3];2);TRIM(LEFT(ROUND([.E3];2);FIND(&quot;,&quot;;ROUND([.E3];2))-1)))*1&gt;=10^3;CHOOSE(LEFT(RIGHT(IF(LEN(SUBSTITUTE(ROUND([.E3];2); &quot;,&quot;; &quot;&quot;))=LEN(ROUND([.E3];2));ROUND([.E3];2);TRIM(LEFT(ROUND([.E3];2);FIND(&quot;,&quot;;ROUND([.E3];2))-1)))*1;4);1)+1;&quot;&quot;;&quot;&quot;;&quot;iki&quot;;&quot;üç&quot;;&quot;dört&quot;;&quot;beş&quot;;&quot;altı&quot;;&quot;yedi&quot;;&quot;sekiz&quot;;&quot;dokuz&quot;);&quot;&quot;)&amp;IF(AND(IF(LEN(SUBSTITUTE(ROUND([.E3];2); &quot;,&quot;; &quot;&quot;))=LEN(ROUND([.E3];2));ROUND([.E3];2);TRIM(LEFT(ROUND([.E3];2);FIND(&quot;,&quot;;ROUND([.E3];2))-1)))*1&gt;=10^3;VALUE(LEFT(RIGHT(IF(LEN(SUBSTITUTE(ROUND([.E3];2); &quot;,&quot;; &quot;&quot;))=LEN(ROUND([.E3];2));ROUND([.E3];2);TRIM(LEFT(ROUND([.E3];2);FIND(&quot;,&quot;;ROUND([.E3];2))-1)))*1;6);3))&gt;0);IF(AND(IF(LEN(SUBSTITUTE(ROUND([.E3];2); &quot;,&quot;; &quot;&quot;))=LEN(ROUND([.E3];2));ROUND([.E3];2);TRIM(LEFT(ROUND([.E3];2);FIND(&quot;,&quot;;ROUND([.E3];2))-1)))*1&gt;1999;LEFT(RIGHT(IF(LEN(SUBSTITUTE(ROUND([.E3];2); &quot;,&quot;; &quot;&quot;))=LEN(ROUND([.E3];2));ROUND([.E3];2);TRIM(LEFT(ROUND([.E3];2);FIND(&quot;,&quot;;ROUND([.E3];2))-1)))*1;4);1)=&quot;1&quot;;LEFT(RIGHT(IF(LEN(SUBSTITUTE(ROUND([.E3];2); &quot;,&quot;; &quot;&quot;))=LEN(ROUND([.E3];2));ROUND([.E3];2);TRIM(LEFT(ROUND([.E3];2);FIND(&quot;,&quot;;ROUND([.E3];2))-1)))*1;6);2)&lt;&gt;&quot;00&quot;);&quot;birbin&quot;;&quot;bin&quot;);&quot;&quot;)&amp;IF(IF(LEN(SUBSTITUTE(ROUND([.E3];2); &quot;,&quot;; &quot;&quot;))=LEN(ROUND([.E3];2));ROUND([.E3];2);TRIM(LEFT(ROUND([.E3];2);FIND(&quot;,&quot;;ROUND([.E3];2))-1)))*1&gt;=100;CHOOSE(LEFT(RIGHT(IF(LEN(SUBSTITUTE(ROUND([.E3];2); &quot;,&quot;; &quot;&quot;))=LEN(ROUND([.E3];2));ROUND([.E3];2);TRIM(LEFT(ROUND([.E3];2);FIND(&quot;,&quot;;ROUND([.E3];2))-1)))*1;3);1)+1;&quot;&quot;;&quot;yüz&quot;;&quot;ikiyüz&quot;;&quot;üçyüz&quot;;&quot;dörtyüz&quot;;&quot;beşyüz&quot;;&quot;altıyüz&quot;;&quot;yediyüz&quot;;&quot;sekizyüz&quot;;&quot;dokuzyüz&quot;);&quot;&quot;)&amp;IF(IF(LEN(SUBSTITUTE(ROUND([.E3];2); &quot;,&quot;; &quot;&quot;))=LEN(ROUND([.E3];2));ROUND([.E3];2);TRIM(LEFT(ROUND([.E3];2);FIND(&quot;,&quot;;ROUND([.E3];2))-1)))*1&gt;=10;CHOOSE(LEFT(RIGHT(IF(LEN(SUBSTITUTE(ROUND([.E3];2); &quot;,&quot;; &quot;&quot;))=LEN(ROUND([.E3];2));ROUND([.E3];2);TRIM(LEFT(ROUND([.E3];2);FIND(&quot;,&quot;;ROUND([.E3];2))-1)))*1;2);1)+1;&quot;&quot;;&quot;on&quot;;&quot;yirmi&quot;;&quot;otuz&quot;;&quot;kırk&quot;;&quot;elli&quot;;&quot;altmış&quot;;&quot;yetmiş&quot;;&quot;seksen&quot;;&quot;doksan&quot;);&quot;&quot;)&amp;CHOOSE(MOD(IF(LEN(SUBSTITUTE(ROUND([.E3];2); &quot;,&quot;; &quot;&quot;))=LEN(ROUND([.E3];2));ROUND([.E3];2);TRIM(LEFT(ROUND([.E3];2);FIND(&quot;,&quot;;ROUND([.E3];2))-1)))*1;10)+1;&quot;&quot;;&quot;bir&quot;;&quot;iki&quot;;&quot;üç&quot;;&quot;dört&quot;;&quot;beş&quot;;&quot;altı&quot;;&quot;yedi&quot;;&quot;sekiz&quot;;&quot;dokuz&quot;)) &amp; &quot; TL &quot; &amp; IF(OR(LEN(SUBSTITUTE([.E3]; &quot;,&quot;; &quot;&quot;))=LEN([.E3]);LEN(SUBSTITUTE(ROUND([.E3];2); &quot;,&quot;; &quot;&quot;))=LEN(ROUND([.E3];2)));&quot;&quot;; PROPER(IF(IF(LEN(TRIM(RIGHT(ROUND([.E3];2);LEN(ROUND([.E3];2))-FIND(&quot;,&quot;;ROUND([.E3];2)))))&lt;2;TRIM(RIGHT(ROUND([.E3];2);LEN(ROUND([.E3];2))-FIND(&quot;,&quot;;ROUND([.E3];2))))*10;TRIM(RIGHT(ROUND([.E3];2);LEN(ROUND([.E3];2))-FIND(&quot;,&quot;;ROUND([.E3];2))))*1)&gt;=10^5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6);1)+1;&quot;&quot;;&quot;yüz&quot;;&quot;ikiyüz&quot;;&quot;üçyüz&quot;;&quot;dörtyüz&quot;;&quot;beşyüz&quot;;&quot;altıyüz&quot;;&quot;yediyüz&quot;;&quot;sekizyüz&quot;;&quot;dokuzyüz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^4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5);1)+1;&quot;&quot;;&quot;on&quot;;&quot;yirmi&quot;;&quot;otuz&quot;;&quot;kırk&quot;;&quot;elli&quot;;&quot;altmış&quot;;&quot;yetmiş&quot;;&quot;seksen&quot;;&quot;doksan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^3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4);1)+1;&quot;&quot;;&quot;&quot;;&quot;iki&quot;;&quot;üç&quot;;&quot;dört&quot;;&quot;beş&quot;;&quot;altı&quot;;&quot;yedi&quot;;&quot;sekiz&quot;;&quot;dokuz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2);1)+1;&quot;&quot;;&quot;on&quot;;&quot;yirmi&quot;;&quot;otuz&quot;;&quot;kırk&quot;;&quot;elli&quot;;&quot;altmış&quot;;&quot;yetmiş&quot;;&quot;seksen&quot;;&quot;doksan&quot;);&quot;&quot;)&amp;CHOOSE(MOD(IF(LEN(TRIM(RIGHT(ROUND([.E3];2);LEN(ROUND([.E3];2))-FIND(&quot;,&quot;;ROUND([.E3];2)))))&lt;2;TRIM(RIGHT(ROUND([.E3];2);LEN(ROUND([.E3];2))-FIND(&quot;,&quot;;ROUND([.E3];2))))*10;TRIM(RIGHT(ROUND([.E3];2);LEN(ROUND([.E3];2))-FIND(&quot;,&quot;;ROUND([.E3];2))))*1);10)+1;&quot;&quot;;&quot;bir&quot;;&quot;iki&quot;;&quot;üç&quot;;&quot;dört&quot;;&quot;beş&quot;;&quot;altı&quot;;&quot;yedi&quot;;&quot;sekiz&quot;;&quot;dokuz&quot;)) &amp; &quot; Kr&quot;)" table:style-name="ce28">
            <text:p>İkibin TL<text:s/></text:p>
          </table:table-cell>
          <table:table-cell office:value-type="string" table:style-name="ce21">
            <text:p>NAKDEN</text:p>
          </table:table-cell>
          <table:table-cell office:value-type="string" table:style-name="ce21">
            <text:p>1. Taksit</text:p>
          </table:table-cell>
          <table:table-cell table:number-columns-repeated="16376"/>
        </table:table-row>
        <table:table-row table:style-name="ro5">
          <table:covered-table-cell/>
          <table:table-cell office:value-type="float" office:value="2" table:style-name="ce24">
            <text:p>2</text:p>
          </table:table-cell>
          <table:table-cell office:value-type="date" office:date-value="2021-02-25T00:00:00" table:style-name="ce26">
            <text:p>25.02.2021</text:p>
          </table:table-cell>
          <table:table-cell office:value-type="date" office:date-value="2021-04-30T00:00:00" table:style-name="ce26">
            <text:p>30.04.2021</text:p>
          </table:table-cell>
          <table:table-cell office:value-type="float" office:value="2000" table:style-name="ce29">
            <text:p>2.000,00</text:p>
          </table:table-cell>
          <table:table-cell office:value-type="string" office:string-value="İkibin TL " table:formula="of:=PROPER(IF(IF(LEN(SUBSTITUTE(ROUND([.E4];2); &quot;,&quot;; &quot;&quot;))=LEN(ROUND([.E4];2));ROUND([.E4];2);TRIM(LEFT(ROUND([.E4];2);FIND(&quot;,&quot;;ROUND([.E4];2))-1)))*1&gt;=10^6;CHOOSE(LEFT(RIGHT(IF(LEN(SUBSTITUTE(ROUND([.E4];2); &quot;,&quot;; &quot;&quot;))=LEN(ROUND([.E4];2));ROUND([.E4];2);TRIM(LEFT(ROUND([.E4];2);FIND(&quot;,&quot;;ROUND([.E4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4];2); &quot;,&quot;; &quot;&quot;))=LEN(ROUND([.E4];2));ROUND([.E4];2);TRIM(LEFT(ROUND([.E4];2);FIND(&quot;,&quot;;ROUND([.E4];2))-1)))*1&gt;=10^5;CHOOSE(LEFT(RIGHT(IF(LEN(SUBSTITUTE(ROUND([.E4];2); &quot;,&quot;; &quot;&quot;))=LEN(ROUND([.E4];2));ROUND([.E4];2);TRIM(LEFT(ROUND([.E4];2);FIND(&quot;,&quot;;ROUND([.E4];2))-1)))*1;6);1)+1;&quot;&quot;;&quot;yüz&quot;;&quot;ikiyüz&quot;;&quot;üçyüz&quot;;&quot;dörtyüz&quot;;&quot;beşyüz&quot;;&quot;altıyüz&quot;;&quot;yediyüz&quot;;&quot;sekizyüz&quot;;&quot;dokuzyüz&quot;);&quot;&quot;)&amp;IF(IF(LEN(SUBSTITUTE(ROUND([.E4];2); &quot;,&quot;; &quot;&quot;))=LEN(ROUND([.E4];2));ROUND([.E4];2);TRIM(LEFT(ROUND([.E4];2);FIND(&quot;,&quot;;ROUND([.E4];2))-1)))*1&gt;=10^4;CHOOSE(LEFT(RIGHT(IF(LEN(SUBSTITUTE(ROUND([.E4];2); &quot;,&quot;; &quot;&quot;))=LEN(ROUND([.E4];2));ROUND([.E4];2);TRIM(LEFT(ROUND([.E4];2);FIND(&quot;,&quot;;ROUND([.E4];2))-1)))*1;5);1)+1;&quot;&quot;;&quot;on&quot;;&quot;yirmi&quot;;&quot;otuz&quot;;&quot;kırk&quot;;&quot;elli&quot;;&quot;altmış&quot;;&quot;yetmiş&quot;;&quot;seksen&quot;;&quot;doksan&quot;);&quot;&quot;)&amp;IF(IF(LEN(SUBSTITUTE(ROUND([.E4];2); &quot;,&quot;; &quot;&quot;))=LEN(ROUND([.E4];2));ROUND([.E4];2);TRIM(LEFT(ROUND([.E4];2);FIND(&quot;,&quot;;ROUND([.E4];2))-1)))*1&gt;=10^3;CHOOSE(LEFT(RIGHT(IF(LEN(SUBSTITUTE(ROUND([.E4];2); &quot;,&quot;; &quot;&quot;))=LEN(ROUND([.E4];2));ROUND([.E4];2);TRIM(LEFT(ROUND([.E4];2);FIND(&quot;,&quot;;ROUND([.E4];2))-1)))*1;4);1)+1;&quot;&quot;;&quot;&quot;;&quot;iki&quot;;&quot;üç&quot;;&quot;dört&quot;;&quot;beş&quot;;&quot;altı&quot;;&quot;yedi&quot;;&quot;sekiz&quot;;&quot;dokuz&quot;);&quot;&quot;)&amp;IF(AND(IF(LEN(SUBSTITUTE(ROUND([.E4];2); &quot;,&quot;; &quot;&quot;))=LEN(ROUND([.E4];2));ROUND([.E4];2);TRIM(LEFT(ROUND([.E4];2);FIND(&quot;,&quot;;ROUND([.E4];2))-1)))*1&gt;=10^3;VALUE(LEFT(RIGHT(IF(LEN(SUBSTITUTE(ROUND([.E4];2); &quot;,&quot;; &quot;&quot;))=LEN(ROUND([.E4];2));ROUND([.E4];2);TRIM(LEFT(ROUND([.E4];2);FIND(&quot;,&quot;;ROUND([.E4];2))-1)))*1;6);3))&gt;0);IF(AND(IF(LEN(SUBSTITUTE(ROUND([.E4];2); &quot;,&quot;; &quot;&quot;))=LEN(ROUND([.E4];2));ROUND([.E4];2);TRIM(LEFT(ROUND([.E4];2);FIND(&quot;,&quot;;ROUND([.E4];2))-1)))*1&gt;1999;LEFT(RIGHT(IF(LEN(SUBSTITUTE(ROUND([.E4];2); &quot;,&quot;; &quot;&quot;))=LEN(ROUND([.E4];2));ROUND([.E4];2);TRIM(LEFT(ROUND([.E4];2);FIND(&quot;,&quot;;ROUND([.E4];2))-1)))*1;4);1)=&quot;1&quot;;LEFT(RIGHT(IF(LEN(SUBSTITUTE(ROUND([.E4];2); &quot;,&quot;; &quot;&quot;))=LEN(ROUND([.E4];2));ROUND([.E4];2);TRIM(LEFT(ROUND([.E4];2);FIND(&quot;,&quot;;ROUND([.E4];2))-1)))*1;6);2)&lt;&gt;&quot;00&quot;);&quot;birbin&quot;;&quot;bin&quot;);&quot;&quot;)&amp;IF(IF(LEN(SUBSTITUTE(ROUND([.E4];2); &quot;,&quot;; &quot;&quot;))=LEN(ROUND([.E4];2));ROUND([.E4];2);TRIM(LEFT(ROUND([.E4];2);FIND(&quot;,&quot;;ROUND([.E4];2))-1)))*1&gt;=100;CHOOSE(LEFT(RIGHT(IF(LEN(SUBSTITUTE(ROUND([.E4];2); &quot;,&quot;; &quot;&quot;))=LEN(ROUND([.E4];2));ROUND([.E4];2);TRIM(LEFT(ROUND([.E4];2);FIND(&quot;,&quot;;ROUND([.E4];2))-1)))*1;3);1)+1;&quot;&quot;;&quot;yüz&quot;;&quot;ikiyüz&quot;;&quot;üçyüz&quot;;&quot;dörtyüz&quot;;&quot;beşyüz&quot;;&quot;altıyüz&quot;;&quot;yediyüz&quot;;&quot;sekizyüz&quot;;&quot;dokuzyüz&quot;);&quot;&quot;)&amp;IF(IF(LEN(SUBSTITUTE(ROUND([.E4];2); &quot;,&quot;; &quot;&quot;))=LEN(ROUND([.E4];2));ROUND([.E4];2);TRIM(LEFT(ROUND([.E4];2);FIND(&quot;,&quot;;ROUND([.E4];2))-1)))*1&gt;=10;CHOOSE(LEFT(RIGHT(IF(LEN(SUBSTITUTE(ROUND([.E4];2); &quot;,&quot;; &quot;&quot;))=LEN(ROUND([.E4];2));ROUND([.E4];2);TRIM(LEFT(ROUND([.E4];2);FIND(&quot;,&quot;;ROUND([.E4];2))-1)))*1;2);1)+1;&quot;&quot;;&quot;on&quot;;&quot;yirmi&quot;;&quot;otuz&quot;;&quot;kırk&quot;;&quot;elli&quot;;&quot;altmış&quot;;&quot;yetmiş&quot;;&quot;seksen&quot;;&quot;doksan&quot;);&quot;&quot;)&amp;CHOOSE(MOD(IF(LEN(SUBSTITUTE(ROUND([.E4];2); &quot;,&quot;; &quot;&quot;))=LEN(ROUND([.E4];2));ROUND([.E4];2);TRIM(LEFT(ROUND([.E4];2);FIND(&quot;,&quot;;ROUND([.E4];2))-1)))*1;10)+1;&quot;&quot;;&quot;bir&quot;;&quot;iki&quot;;&quot;üç&quot;;&quot;dört&quot;;&quot;beş&quot;;&quot;altı&quot;;&quot;yedi&quot;;&quot;sekiz&quot;;&quot;dokuz&quot;)) &amp; &quot; TL &quot; &amp; IF(OR(LEN(SUBSTITUTE([.E4]; &quot;,&quot;; &quot;&quot;))=LEN([.E4]);LEN(SUBSTITUTE(ROUND([.E4];2); &quot;,&quot;; &quot;&quot;))=LEN(ROUND([.E4];2)));&quot;&quot;; PROPER(IF(IF(LEN(TRIM(RIGHT(ROUND([.E4];2);LEN(ROUND([.E4];2))-FIND(&quot;,&quot;;ROUND([.E4];2)))))&lt;2;TRIM(RIGHT(ROUND([.E4];2);LEN(ROUND([.E4];2))-FIND(&quot;,&quot;;ROUND([.E4];2))))*10;TRIM(RIGHT(ROUND([.E4];2);LEN(ROUND([.E4];2))-FIND(&quot;,&quot;;ROUND([.E4];2))))*1)&gt;=10^5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6);1)+1;&quot;&quot;;&quot;yüz&quot;;&quot;ikiyüz&quot;;&quot;üçyüz&quot;;&quot;dörtyüz&quot;;&quot;beşyüz&quot;;&quot;altıyüz&quot;;&quot;yediyüz&quot;;&quot;sekizyüz&quot;;&quot;dokuzyüz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^4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5);1)+1;&quot;&quot;;&quot;on&quot;;&quot;yirmi&quot;;&quot;otuz&quot;;&quot;kırk&quot;;&quot;elli&quot;;&quot;altmış&quot;;&quot;yetmiş&quot;;&quot;seksen&quot;;&quot;doksan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^3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4);1)+1;&quot;&quot;;&quot;&quot;;&quot;iki&quot;;&quot;üç&quot;;&quot;dört&quot;;&quot;beş&quot;;&quot;altı&quot;;&quot;yedi&quot;;&quot;sekiz&quot;;&quot;dokuz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2);1)+1;&quot;&quot;;&quot;on&quot;;&quot;yirmi&quot;;&quot;otuz&quot;;&quot;kırk&quot;;&quot;elli&quot;;&quot;altmış&quot;;&quot;yetmiş&quot;;&quot;seksen&quot;;&quot;doksan&quot;);&quot;&quot;)&amp;CHOOSE(MOD(IF(LEN(TRIM(RIGHT(ROUND([.E4];2);LEN(ROUND([.E4];2))-FIND(&quot;,&quot;;ROUND([.E4];2)))))&lt;2;TRIM(RIGHT(ROUND([.E4];2);LEN(ROUND([.E4];2))-FIND(&quot;,&quot;;ROUND([.E4];2))))*10;TRIM(RIGHT(ROUND([.E4];2);LEN(ROUND([.E4];2))-FIND(&quot;,&quot;;ROUND([.E4];2))))*1);10)+1;&quot;&quot;;&quot;bir&quot;;&quot;iki&quot;;&quot;üç&quot;;&quot;dört&quot;;&quot;beş&quot;;&quot;altı&quot;;&quot;yedi&quot;;&quot;sekiz&quot;;&quot;dokuz&quot;)) &amp; &quot; Kr&quot;)" table:style-name="ce28">
            <text:p>İkibin TL<text:s/></text:p>
          </table:table-cell>
          <table:table-cell office:value-type="string" office:string-value="NAKDEN" table:formula="of:=[.G3]" table:style-name="ce24">
            <text:p>NAKDEN</text:p>
          </table:table-cell>
          <table:table-cell office:value-type="string" table:style-name="ce21">
            <text:p>2. Taksit</text:p>
          </table:table-cell>
          <table:table-cell table:number-columns-repeated="16376"/>
        </table:table-row>
        <table:table-row table:style-name="ro5">
          <table:covered-table-cell/>
          <table:table-cell office:value-type="float" office:value="3" table:style-name="ce24">
            <text:p>3</text:p>
          </table:table-cell>
          <table:table-cell office:value-type="date" office:date-value="2021-02-25T00:00:00" table:style-name="ce26">
            <text:p>25.02.2021</text:p>
          </table:table-cell>
          <table:table-cell office:value-type="date" office:date-value="2021-05-30T00:00:00" table:style-name="ce26">
            <text:p>30.05.2021</text:p>
          </table:table-cell>
          <table:table-cell office:value-type="float" office:value="2000" table:style-name="ce29">
            <text:p>2.000,00</text:p>
          </table:table-cell>
          <table:table-cell office:value-type="string" office:string-value="İkibin TL " table:formula="of:=PROPER(IF(IF(LEN(SUBSTITUTE(ROUND([.E5];2); &quot;,&quot;; &quot;&quot;))=LEN(ROUND([.E5];2));ROUND([.E5];2);TRIM(LEFT(ROUND([.E5];2);FIND(&quot;,&quot;;ROUND([.E5];2))-1)))*1&gt;=10^6;CHOOSE(LEFT(RIGHT(IF(LEN(SUBSTITUTE(ROUND([.E5];2); &quot;,&quot;; &quot;&quot;))=LEN(ROUND([.E5];2));ROUND([.E5];2);TRIM(LEFT(ROUND([.E5];2);FIND(&quot;,&quot;;ROUND([.E5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5];2); &quot;,&quot;; &quot;&quot;))=LEN(ROUND([.E5];2));ROUND([.E5];2);TRIM(LEFT(ROUND([.E5];2);FIND(&quot;,&quot;;ROUND([.E5];2))-1)))*1&gt;=10^5;CHOOSE(LEFT(RIGHT(IF(LEN(SUBSTITUTE(ROUND([.E5];2); &quot;,&quot;; &quot;&quot;))=LEN(ROUND([.E5];2));ROUND([.E5];2);TRIM(LEFT(ROUND([.E5];2);FIND(&quot;,&quot;;ROUND([.E5];2))-1)))*1;6);1)+1;&quot;&quot;;&quot;yüz&quot;;&quot;ikiyüz&quot;;&quot;üçyüz&quot;;&quot;dörtyüz&quot;;&quot;beşyüz&quot;;&quot;altıyüz&quot;;&quot;yediyüz&quot;;&quot;sekizyüz&quot;;&quot;dokuzyüz&quot;);&quot;&quot;)&amp;IF(IF(LEN(SUBSTITUTE(ROUND([.E5];2); &quot;,&quot;; &quot;&quot;))=LEN(ROUND([.E5];2));ROUND([.E5];2);TRIM(LEFT(ROUND([.E5];2);FIND(&quot;,&quot;;ROUND([.E5];2))-1)))*1&gt;=10^4;CHOOSE(LEFT(RIGHT(IF(LEN(SUBSTITUTE(ROUND([.E5];2); &quot;,&quot;; &quot;&quot;))=LEN(ROUND([.E5];2));ROUND([.E5];2);TRIM(LEFT(ROUND([.E5];2);FIND(&quot;,&quot;;ROUND([.E5];2))-1)))*1;5);1)+1;&quot;&quot;;&quot;on&quot;;&quot;yirmi&quot;;&quot;otuz&quot;;&quot;kırk&quot;;&quot;elli&quot;;&quot;altmış&quot;;&quot;yetmiş&quot;;&quot;seksen&quot;;&quot;doksan&quot;);&quot;&quot;)&amp;IF(IF(LEN(SUBSTITUTE(ROUND([.E5];2); &quot;,&quot;; &quot;&quot;))=LEN(ROUND([.E5];2));ROUND([.E5];2);TRIM(LEFT(ROUND([.E5];2);FIND(&quot;,&quot;;ROUND([.E5];2))-1)))*1&gt;=10^3;CHOOSE(LEFT(RIGHT(IF(LEN(SUBSTITUTE(ROUND([.E5];2); &quot;,&quot;; &quot;&quot;))=LEN(ROUND([.E5];2));ROUND([.E5];2);TRIM(LEFT(ROUND([.E5];2);FIND(&quot;,&quot;;ROUND([.E5];2))-1)))*1;4);1)+1;&quot;&quot;;&quot;&quot;;&quot;iki&quot;;&quot;üç&quot;;&quot;dört&quot;;&quot;beş&quot;;&quot;altı&quot;;&quot;yedi&quot;;&quot;sekiz&quot;;&quot;dokuz&quot;);&quot;&quot;)&amp;IF(AND(IF(LEN(SUBSTITUTE(ROUND([.E5];2); &quot;,&quot;; &quot;&quot;))=LEN(ROUND([.E5];2));ROUND([.E5];2);TRIM(LEFT(ROUND([.E5];2);FIND(&quot;,&quot;;ROUND([.E5];2))-1)))*1&gt;=10^3;VALUE(LEFT(RIGHT(IF(LEN(SUBSTITUTE(ROUND([.E5];2); &quot;,&quot;; &quot;&quot;))=LEN(ROUND([.E5];2));ROUND([.E5];2);TRIM(LEFT(ROUND([.E5];2);FIND(&quot;,&quot;;ROUND([.E5];2))-1)))*1;6);3))&gt;0);IF(AND(IF(LEN(SUBSTITUTE(ROUND([.E5];2); &quot;,&quot;; &quot;&quot;))=LEN(ROUND([.E5];2));ROUND([.E5];2);TRIM(LEFT(ROUND([.E5];2);FIND(&quot;,&quot;;ROUND([.E5];2))-1)))*1&gt;1999;LEFT(RIGHT(IF(LEN(SUBSTITUTE(ROUND([.E5];2); &quot;,&quot;; &quot;&quot;))=LEN(ROUND([.E5];2));ROUND([.E5];2);TRIM(LEFT(ROUND([.E5];2);FIND(&quot;,&quot;;ROUND([.E5];2))-1)))*1;4);1)=&quot;1&quot;;LEFT(RIGHT(IF(LEN(SUBSTITUTE(ROUND([.E5];2); &quot;,&quot;; &quot;&quot;))=LEN(ROUND([.E5];2));ROUND([.E5];2);TRIM(LEFT(ROUND([.E5];2);FIND(&quot;,&quot;;ROUND([.E5];2))-1)))*1;6);2)&lt;&gt;&quot;00&quot;);&quot;birbin&quot;;&quot;bin&quot;);&quot;&quot;)&amp;IF(IF(LEN(SUBSTITUTE(ROUND([.E5];2); &quot;,&quot;; &quot;&quot;))=LEN(ROUND([.E5];2));ROUND([.E5];2);TRIM(LEFT(ROUND([.E5];2);FIND(&quot;,&quot;;ROUND([.E5];2))-1)))*1&gt;=100;CHOOSE(LEFT(RIGHT(IF(LEN(SUBSTITUTE(ROUND([.E5];2); &quot;,&quot;; &quot;&quot;))=LEN(ROUND([.E5];2));ROUND([.E5];2);TRIM(LEFT(ROUND([.E5];2);FIND(&quot;,&quot;;ROUND([.E5];2))-1)))*1;3);1)+1;&quot;&quot;;&quot;yüz&quot;;&quot;ikiyüz&quot;;&quot;üçyüz&quot;;&quot;dörtyüz&quot;;&quot;beşyüz&quot;;&quot;altıyüz&quot;;&quot;yediyüz&quot;;&quot;sekizyüz&quot;;&quot;dokuzyüz&quot;);&quot;&quot;)&amp;IF(IF(LEN(SUBSTITUTE(ROUND([.E5];2); &quot;,&quot;; &quot;&quot;))=LEN(ROUND([.E5];2));ROUND([.E5];2);TRIM(LEFT(ROUND([.E5];2);FIND(&quot;,&quot;;ROUND([.E5];2))-1)))*1&gt;=10;CHOOSE(LEFT(RIGHT(IF(LEN(SUBSTITUTE(ROUND([.E5];2); &quot;,&quot;; &quot;&quot;))=LEN(ROUND([.E5];2));ROUND([.E5];2);TRIM(LEFT(ROUND([.E5];2);FIND(&quot;,&quot;;ROUND([.E5];2))-1)))*1;2);1)+1;&quot;&quot;;&quot;on&quot;;&quot;yirmi&quot;;&quot;otuz&quot;;&quot;kırk&quot;;&quot;elli&quot;;&quot;altmış&quot;;&quot;yetmiş&quot;;&quot;seksen&quot;;&quot;doksan&quot;);&quot;&quot;)&amp;CHOOSE(MOD(IF(LEN(SUBSTITUTE(ROUND([.E5];2); &quot;,&quot;; &quot;&quot;))=LEN(ROUND([.E5];2));ROUND([.E5];2);TRIM(LEFT(ROUND([.E5];2);FIND(&quot;,&quot;;ROUND([.E5];2))-1)))*1;10)+1;&quot;&quot;;&quot;bir&quot;;&quot;iki&quot;;&quot;üç&quot;;&quot;dört&quot;;&quot;beş&quot;;&quot;altı&quot;;&quot;yedi&quot;;&quot;sekiz&quot;;&quot;dokuz&quot;)) &amp; &quot; TL &quot; &amp; IF(OR(LEN(SUBSTITUTE([.E5]; &quot;,&quot;; &quot;&quot;))=LEN([.E5]);LEN(SUBSTITUTE(ROUND([.E5];2); &quot;,&quot;; &quot;&quot;))=LEN(ROUND([.E5];2)));&quot;&quot;; PROPER(IF(IF(LEN(TRIM(RIGHT(ROUND([.E5];2);LEN(ROUND([.E5];2))-FIND(&quot;,&quot;;ROUND([.E5];2)))))&lt;2;TRIM(RIGHT(ROUND([.E5];2);LEN(ROUND([.E5];2))-FIND(&quot;,&quot;;ROUND([.E5];2))))*10;TRIM(RIGHT(ROUND([.E5];2);LEN(ROUND([.E5];2))-FIND(&quot;,&quot;;ROUND([.E5];2))))*1)&gt;=10^5;CHOOSE(LEFT(RIGHT(IF(LEN(TRIM(RIGHT(ROUND([.E5];2);LEN(ROUND([.E5];2))-FIND(&quot;,&quot;;ROUND([.E5];2)))))&lt;2;TRIM(RIGHT(ROUND([.E5];2);LEN(ROUND([.E5];2))-FIND(&quot;,&quot;;ROUND([.E5];2))))*10;TRIM(RIGHT(ROUND([.E5];2);LEN(ROUND([.E5];2))-FIND(&quot;,&quot;;ROUND([.E5];2))))*1);6);1)+1;&quot;&quot;;&quot;yüz&quot;;&quot;ikiyüz&quot;;&quot;üçyüz&quot;;&quot;dörtyüz&quot;;&quot;beşyüz&quot;;&quot;altıyüz&quot;;&quot;yediyüz&quot;;&quot;sekizyüz&quot;;&quot;dokuzyüz&quot;);&quot;&quot;)&amp;IF(IF(LEN(TRIM(RIGHT(ROUND([.E5];2);LEN(ROUND([.E5];2))-FIND(&quot;,&quot;;ROUND([.E5];2)))))&lt;2;TRIM(RIGHT(ROUND([.E5];2);LEN(ROUND([.E5];2))-FIND(&quot;,&quot;;ROUND([.E5];2))))*10;TRIM(RIGHT(ROUND([.E5];2);LEN(ROUND([.E5];2))-FIND(&quot;,&quot;;ROUND([.E5];2))))*1)&gt;=10^4;CHOOSE(LEFT(RIGHT(IF(LEN(TRIM(RIGHT(ROUND([.E5];2);LEN(ROUND([.E5];2))-FIND(&quot;,&quot;;ROUND([.E5];2)))))&lt;2;TRIM(RIGHT(ROUND([.E5];2);LEN(ROUND([.E5];2))-FIND(&quot;,&quot;;ROUND([.E5];2))))*10;TRIM(RIGHT(ROUND([.E5];2);LEN(ROUND([.E5];2))-FIND(&quot;,&quot;;ROUND([.E5];2))))*1);5);1)+1;&quot;&quot;;&quot;on&quot;;&quot;yirmi&quot;;&quot;otuz&quot;;&quot;kırk&quot;;&quot;elli&quot;;&quot;altmış&quot;;&quot;yetmiş&quot;;&quot;seksen&quot;;&quot;doksan&quot;);&quot;&quot;)&amp;IF(IF(LEN(TRIM(RIGHT(ROUND([.E5];2);LEN(ROUND([.E5];2))-FIND(&quot;,&quot;;ROUND([.E5];2)))))&lt;2;TRIM(RIGHT(ROUND([.E5];2);LEN(ROUND([.E5];2))-FIND(&quot;,&quot;;ROUND([.E5];2))))*10;TRIM(RIGHT(ROUND([.E5];2);LEN(ROUND([.E5];2))-FIND(&quot;,&quot;;ROUND([.E5];2))))*1)&gt;=10^3;CHOOSE(LEFT(RIGHT(IF(LEN(TRIM(RIGHT(ROUND([.E5];2);LEN(ROUND([.E5];2))-FIND(&quot;,&quot;;ROUND([.E5];2)))))&lt;2;TRIM(RIGHT(ROUND([.E5];2);LEN(ROUND([.E5];2))-FIND(&quot;,&quot;;ROUND([.E5];2))))*10;TRIM(RIGHT(ROUND([.E5];2);LEN(ROUND([.E5];2))-FIND(&quot;,&quot;;ROUND([.E5];2))))*1);4);1)+1;&quot;&quot;;&quot;&quot;;&quot;iki&quot;;&quot;üç&quot;;&quot;dört&quot;;&quot;beş&quot;;&quot;altı&quot;;&quot;yedi&quot;;&quot;sekiz&quot;;&quot;dokuz&quot;);&quot;&quot;)&amp;IF(IF(LEN(TRIM(RIGHT(ROUND([.E5];2);LEN(ROUND([.E5];2))-FIND(&quot;,&quot;;ROUND([.E5];2)))))&lt;2;TRIM(RIGHT(ROUND([.E5];2);LEN(ROUND([.E5];2))-FIND(&quot;,&quot;;ROUND([.E5];2))))*10;TRIM(RIGHT(ROUND([.E5];2);LEN(ROUND([.E5];2))-FIND(&quot;,&quot;;ROUND([.E5];2))))*1)&gt;=10;CHOOSE(LEFT(RIGHT(IF(LEN(TRIM(RIGHT(ROUND([.E5];2);LEN(ROUND([.E5];2))-FIND(&quot;,&quot;;ROUND([.E5];2)))))&lt;2;TRIM(RIGHT(ROUND([.E5];2);LEN(ROUND([.E5];2))-FIND(&quot;,&quot;;ROUND([.E5];2))))*10;TRIM(RIGHT(ROUND([.E5];2);LEN(ROUND([.E5];2))-FIND(&quot;,&quot;;ROUND([.E5];2))))*1);2);1)+1;&quot;&quot;;&quot;on&quot;;&quot;yirmi&quot;;&quot;otuz&quot;;&quot;kırk&quot;;&quot;elli&quot;;&quot;altmış&quot;;&quot;yetmiş&quot;;&quot;seksen&quot;;&quot;doksan&quot;);&quot;&quot;)&amp;CHOOSE(MOD(IF(LEN(TRIM(RIGHT(ROUND([.E5];2);LEN(ROUND([.E5];2))-FIND(&quot;,&quot;;ROUND([.E5];2)))))&lt;2;TRIM(RIGHT(ROUND([.E5];2);LEN(ROUND([.E5];2))-FIND(&quot;,&quot;;ROUND([.E5];2))))*10;TRIM(RIGHT(ROUND([.E5];2);LEN(ROUND([.E5];2))-FIND(&quot;,&quot;;ROUND([.E5];2))))*1);10)+1;&quot;&quot;;&quot;bir&quot;;&quot;iki&quot;;&quot;üç&quot;;&quot;dört&quot;;&quot;beş&quot;;&quot;altı&quot;;&quot;yedi&quot;;&quot;sekiz&quot;;&quot;dokuz&quot;)) &amp; &quot; Kr&quot;)" table:style-name="ce28">
            <text:p>İkibin TL<text:s/></text:p>
          </table:table-cell>
          <table:table-cell office:value-type="string" office:string-value="NAKDEN" table:formula="of:=[.G4]" table:style-name="ce24">
            <text:p>NAKDEN</text:p>
          </table:table-cell>
          <table:table-cell office:value-type="string" table:style-name="ce21">
            <text:p>3. Taksit</text:p>
          </table:table-cell>
          <table:table-cell table:number-columns-repeated="16376"/>
        </table:table-row>
        <table:table-row table:style-name="ro5">
          <table:covered-table-cell/>
          <table:table-cell office:value-type="float" office:value="4" table:style-name="ce24">
            <text:p>4</text:p>
          </table:table-cell>
          <table:table-cell office:value-type="date" office:date-value="2021-02-25T00:00:00" table:style-name="ce26">
            <text:p>25.02.2021</text:p>
          </table:table-cell>
          <table:table-cell office:value-type="date" office:date-value="2021-06-30T00:00:00" table:style-name="ce26">
            <text:p>30.06.2021</text:p>
          </table:table-cell>
          <table:table-cell office:value-type="float" office:value="2000" table:style-name="ce29">
            <text:p>2.000,00</text:p>
          </table:table-cell>
          <table:table-cell office:value-type="string" office:string-value="İkibin TL " table:formula="of:=PROPER(IF(IF(LEN(SUBSTITUTE(ROUND([.E6];2); &quot;,&quot;; &quot;&quot;))=LEN(ROUND([.E6];2));ROUND([.E6];2);TRIM(LEFT(ROUND([.E6];2);FIND(&quot;,&quot;;ROUND([.E6];2))-1)))*1&gt;=10^6;CHOOSE(LEFT(RIGHT(IF(LEN(SUBSTITUTE(ROUND([.E6];2); &quot;,&quot;; &quot;&quot;))=LEN(ROUND([.E6];2));ROUND([.E6];2);TRIM(LEFT(ROUND([.E6];2);FIND(&quot;,&quot;;ROUND([.E6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6];2); &quot;,&quot;; &quot;&quot;))=LEN(ROUND([.E6];2));ROUND([.E6];2);TRIM(LEFT(ROUND([.E6];2);FIND(&quot;,&quot;;ROUND([.E6];2))-1)))*1&gt;=10^5;CHOOSE(LEFT(RIGHT(IF(LEN(SUBSTITUTE(ROUND([.E6];2); &quot;,&quot;; &quot;&quot;))=LEN(ROUND([.E6];2));ROUND([.E6];2);TRIM(LEFT(ROUND([.E6];2);FIND(&quot;,&quot;;ROUND([.E6];2))-1)))*1;6);1)+1;&quot;&quot;;&quot;yüz&quot;;&quot;ikiyüz&quot;;&quot;üçyüz&quot;;&quot;dörtyüz&quot;;&quot;beşyüz&quot;;&quot;altıyüz&quot;;&quot;yediyüz&quot;;&quot;sekizyüz&quot;;&quot;dokuzyüz&quot;);&quot;&quot;)&amp;IF(IF(LEN(SUBSTITUTE(ROUND([.E6];2); &quot;,&quot;; &quot;&quot;))=LEN(ROUND([.E6];2));ROUND([.E6];2);TRIM(LEFT(ROUND([.E6];2);FIND(&quot;,&quot;;ROUND([.E6];2))-1)))*1&gt;=10^4;CHOOSE(LEFT(RIGHT(IF(LEN(SUBSTITUTE(ROUND([.E6];2); &quot;,&quot;; &quot;&quot;))=LEN(ROUND([.E6];2));ROUND([.E6];2);TRIM(LEFT(ROUND([.E6];2);FIND(&quot;,&quot;;ROUND([.E6];2))-1)))*1;5);1)+1;&quot;&quot;;&quot;on&quot;;&quot;yirmi&quot;;&quot;otuz&quot;;&quot;kırk&quot;;&quot;elli&quot;;&quot;altmış&quot;;&quot;yetmiş&quot;;&quot;seksen&quot;;&quot;doksan&quot;);&quot;&quot;)&amp;IF(IF(LEN(SUBSTITUTE(ROUND([.E6];2); &quot;,&quot;; &quot;&quot;))=LEN(ROUND([.E6];2));ROUND([.E6];2);TRIM(LEFT(ROUND([.E6];2);FIND(&quot;,&quot;;ROUND([.E6];2))-1)))*1&gt;=10^3;CHOOSE(LEFT(RIGHT(IF(LEN(SUBSTITUTE(ROUND([.E6];2); &quot;,&quot;; &quot;&quot;))=LEN(ROUND([.E6];2));ROUND([.E6];2);TRIM(LEFT(ROUND([.E6];2);FIND(&quot;,&quot;;ROUND([.E6];2))-1)))*1;4);1)+1;&quot;&quot;;&quot;&quot;;&quot;iki&quot;;&quot;üç&quot;;&quot;dört&quot;;&quot;beş&quot;;&quot;altı&quot;;&quot;yedi&quot;;&quot;sekiz&quot;;&quot;dokuz&quot;);&quot;&quot;)&amp;IF(AND(IF(LEN(SUBSTITUTE(ROUND([.E6];2); &quot;,&quot;; &quot;&quot;))=LEN(ROUND([.E6];2));ROUND([.E6];2);TRIM(LEFT(ROUND([.E6];2);FIND(&quot;,&quot;;ROUND([.E6];2))-1)))*1&gt;=10^3;VALUE(LEFT(RIGHT(IF(LEN(SUBSTITUTE(ROUND([.E6];2); &quot;,&quot;; &quot;&quot;))=LEN(ROUND([.E6];2));ROUND([.E6];2);TRIM(LEFT(ROUND([.E6];2);FIND(&quot;,&quot;;ROUND([.E6];2))-1)))*1;6);3))&gt;0);IF(AND(IF(LEN(SUBSTITUTE(ROUND([.E6];2); &quot;,&quot;; &quot;&quot;))=LEN(ROUND([.E6];2));ROUND([.E6];2);TRIM(LEFT(ROUND([.E6];2);FIND(&quot;,&quot;;ROUND([.E6];2))-1)))*1&gt;1999;LEFT(RIGHT(IF(LEN(SUBSTITUTE(ROUND([.E6];2); &quot;,&quot;; &quot;&quot;))=LEN(ROUND([.E6];2));ROUND([.E6];2);TRIM(LEFT(ROUND([.E6];2);FIND(&quot;,&quot;;ROUND([.E6];2))-1)))*1;4);1)=&quot;1&quot;;LEFT(RIGHT(IF(LEN(SUBSTITUTE(ROUND([.E6];2); &quot;,&quot;; &quot;&quot;))=LEN(ROUND([.E6];2));ROUND([.E6];2);TRIM(LEFT(ROUND([.E6];2);FIND(&quot;,&quot;;ROUND([.E6];2))-1)))*1;6);2)&lt;&gt;&quot;00&quot;);&quot;birbin&quot;;&quot;bin&quot;);&quot;&quot;)&amp;IF(IF(LEN(SUBSTITUTE(ROUND([.E6];2); &quot;,&quot;; &quot;&quot;))=LEN(ROUND([.E6];2));ROUND([.E6];2);TRIM(LEFT(ROUND([.E6];2);FIND(&quot;,&quot;;ROUND([.E6];2))-1)))*1&gt;=100;CHOOSE(LEFT(RIGHT(IF(LEN(SUBSTITUTE(ROUND([.E6];2); &quot;,&quot;; &quot;&quot;))=LEN(ROUND([.E6];2));ROUND([.E6];2);TRIM(LEFT(ROUND([.E6];2);FIND(&quot;,&quot;;ROUND([.E6];2))-1)))*1;3);1)+1;&quot;&quot;;&quot;yüz&quot;;&quot;ikiyüz&quot;;&quot;üçyüz&quot;;&quot;dörtyüz&quot;;&quot;beşyüz&quot;;&quot;altıyüz&quot;;&quot;yediyüz&quot;;&quot;sekizyüz&quot;;&quot;dokuzyüz&quot;);&quot;&quot;)&amp;IF(IF(LEN(SUBSTITUTE(ROUND([.E6];2); &quot;,&quot;; &quot;&quot;))=LEN(ROUND([.E6];2));ROUND([.E6];2);TRIM(LEFT(ROUND([.E6];2);FIND(&quot;,&quot;;ROUND([.E6];2))-1)))*1&gt;=10;CHOOSE(LEFT(RIGHT(IF(LEN(SUBSTITUTE(ROUND([.E6];2); &quot;,&quot;; &quot;&quot;))=LEN(ROUND([.E6];2));ROUND([.E6];2);TRIM(LEFT(ROUND([.E6];2);FIND(&quot;,&quot;;ROUND([.E6];2))-1)))*1;2);1)+1;&quot;&quot;;&quot;on&quot;;&quot;yirmi&quot;;&quot;otuz&quot;;&quot;kırk&quot;;&quot;elli&quot;;&quot;altmış&quot;;&quot;yetmiş&quot;;&quot;seksen&quot;;&quot;doksan&quot;);&quot;&quot;)&amp;CHOOSE(MOD(IF(LEN(SUBSTITUTE(ROUND([.E6];2); &quot;,&quot;; &quot;&quot;))=LEN(ROUND([.E6];2));ROUND([.E6];2);TRIM(LEFT(ROUND([.E6];2);FIND(&quot;,&quot;;ROUND([.E6];2))-1)))*1;10)+1;&quot;&quot;;&quot;bir&quot;;&quot;iki&quot;;&quot;üç&quot;;&quot;dört&quot;;&quot;beş&quot;;&quot;altı&quot;;&quot;yedi&quot;;&quot;sekiz&quot;;&quot;dokuz&quot;)) &amp; &quot; TL &quot; &amp; IF(OR(LEN(SUBSTITUTE([.E6]; &quot;,&quot;; &quot;&quot;))=LEN([.E6]);LEN(SUBSTITUTE(ROUND([.E6];2); &quot;,&quot;; &quot;&quot;))=LEN(ROUND([.E6];2)));&quot;&quot;; PROPER(IF(IF(LEN(TRIM(RIGHT(ROUND([.E6];2);LEN(ROUND([.E6];2))-FIND(&quot;,&quot;;ROUND([.E6];2)))))&lt;2;TRIM(RIGHT(ROUND([.E6];2);LEN(ROUND([.E6];2))-FIND(&quot;,&quot;;ROUND([.E6];2))))*10;TRIM(RIGHT(ROUND([.E6];2);LEN(ROUND([.E6];2))-FIND(&quot;,&quot;;ROUND([.E6];2))))*1)&gt;=10^5;CHOOSE(LEFT(RIGHT(IF(LEN(TRIM(RIGHT(ROUND([.E6];2);LEN(ROUND([.E6];2))-FIND(&quot;,&quot;;ROUND([.E6];2)))))&lt;2;TRIM(RIGHT(ROUND([.E6];2);LEN(ROUND([.E6];2))-FIND(&quot;,&quot;;ROUND([.E6];2))))*10;TRIM(RIGHT(ROUND([.E6];2);LEN(ROUND([.E6];2))-FIND(&quot;,&quot;;ROUND([.E6];2))))*1);6);1)+1;&quot;&quot;;&quot;yüz&quot;;&quot;ikiyüz&quot;;&quot;üçyüz&quot;;&quot;dörtyüz&quot;;&quot;beşyüz&quot;;&quot;altıyüz&quot;;&quot;yediyüz&quot;;&quot;sekizyüz&quot;;&quot;dokuzyüz&quot;);&quot;&quot;)&amp;IF(IF(LEN(TRIM(RIGHT(ROUND([.E6];2);LEN(ROUND([.E6];2))-FIND(&quot;,&quot;;ROUND([.E6];2)))))&lt;2;TRIM(RIGHT(ROUND([.E6];2);LEN(ROUND([.E6];2))-FIND(&quot;,&quot;;ROUND([.E6];2))))*10;TRIM(RIGHT(ROUND([.E6];2);LEN(ROUND([.E6];2))-FIND(&quot;,&quot;;ROUND([.E6];2))))*1)&gt;=10^4;CHOOSE(LEFT(RIGHT(IF(LEN(TRIM(RIGHT(ROUND([.E6];2);LEN(ROUND([.E6];2))-FIND(&quot;,&quot;;ROUND([.E6];2)))))&lt;2;TRIM(RIGHT(ROUND([.E6];2);LEN(ROUND([.E6];2))-FIND(&quot;,&quot;;ROUND([.E6];2))))*10;TRIM(RIGHT(ROUND([.E6];2);LEN(ROUND([.E6];2))-FIND(&quot;,&quot;;ROUND([.E6];2))))*1);5);1)+1;&quot;&quot;;&quot;on&quot;;&quot;yirmi&quot;;&quot;otuz&quot;;&quot;kırk&quot;;&quot;elli&quot;;&quot;altmış&quot;;&quot;yetmiş&quot;;&quot;seksen&quot;;&quot;doksan&quot;);&quot;&quot;)&amp;IF(IF(LEN(TRIM(RIGHT(ROUND([.E6];2);LEN(ROUND([.E6];2))-FIND(&quot;,&quot;;ROUND([.E6];2)))))&lt;2;TRIM(RIGHT(ROUND([.E6];2);LEN(ROUND([.E6];2))-FIND(&quot;,&quot;;ROUND([.E6];2))))*10;TRIM(RIGHT(ROUND([.E6];2);LEN(ROUND([.E6];2))-FIND(&quot;,&quot;;ROUND([.E6];2))))*1)&gt;=10^3;CHOOSE(LEFT(RIGHT(IF(LEN(TRIM(RIGHT(ROUND([.E6];2);LEN(ROUND([.E6];2))-FIND(&quot;,&quot;;ROUND([.E6];2)))))&lt;2;TRIM(RIGHT(ROUND([.E6];2);LEN(ROUND([.E6];2))-FIND(&quot;,&quot;;ROUND([.E6];2))))*10;TRIM(RIGHT(ROUND([.E6];2);LEN(ROUND([.E6];2))-FIND(&quot;,&quot;;ROUND([.E6];2))))*1);4);1)+1;&quot;&quot;;&quot;&quot;;&quot;iki&quot;;&quot;üç&quot;;&quot;dört&quot;;&quot;beş&quot;;&quot;altı&quot;;&quot;yedi&quot;;&quot;sekiz&quot;;&quot;dokuz&quot;);&quot;&quot;)&amp;IF(IF(LEN(TRIM(RIGHT(ROUND([.E6];2);LEN(ROUND([.E6];2))-FIND(&quot;,&quot;;ROUND([.E6];2)))))&lt;2;TRIM(RIGHT(ROUND([.E6];2);LEN(ROUND([.E6];2))-FIND(&quot;,&quot;;ROUND([.E6];2))))*10;TRIM(RIGHT(ROUND([.E6];2);LEN(ROUND([.E6];2))-FIND(&quot;,&quot;;ROUND([.E6];2))))*1)&gt;=10;CHOOSE(LEFT(RIGHT(IF(LEN(TRIM(RIGHT(ROUND([.E6];2);LEN(ROUND([.E6];2))-FIND(&quot;,&quot;;ROUND([.E6];2)))))&lt;2;TRIM(RIGHT(ROUND([.E6];2);LEN(ROUND([.E6];2))-FIND(&quot;,&quot;;ROUND([.E6];2))))*10;TRIM(RIGHT(ROUND([.E6];2);LEN(ROUND([.E6];2))-FIND(&quot;,&quot;;ROUND([.E6];2))))*1);2);1)+1;&quot;&quot;;&quot;on&quot;;&quot;yirmi&quot;;&quot;otuz&quot;;&quot;kırk&quot;;&quot;elli&quot;;&quot;altmış&quot;;&quot;yetmiş&quot;;&quot;seksen&quot;;&quot;doksan&quot;);&quot;&quot;)&amp;CHOOSE(MOD(IF(LEN(TRIM(RIGHT(ROUND([.E6];2);LEN(ROUND([.E6];2))-FIND(&quot;,&quot;;ROUND([.E6];2)))))&lt;2;TRIM(RIGHT(ROUND([.E6];2);LEN(ROUND([.E6];2))-FIND(&quot;,&quot;;ROUND([.E6];2))))*10;TRIM(RIGHT(ROUND([.E6];2);LEN(ROUND([.E6];2))-FIND(&quot;,&quot;;ROUND([.E6];2))))*1);10)+1;&quot;&quot;;&quot;bir&quot;;&quot;iki&quot;;&quot;üç&quot;;&quot;dört&quot;;&quot;beş&quot;;&quot;altı&quot;;&quot;yedi&quot;;&quot;sekiz&quot;;&quot;dokuz&quot;)) &amp; &quot; Kr&quot;)" table:style-name="ce28">
            <text:p>İkibin TL<text:s/></text:p>
          </table:table-cell>
          <table:table-cell office:value-type="string" office:string-value="NAKDEN" table:formula="of:=[.G5]" table:style-name="ce24">
            <text:p>NAKDEN</text:p>
          </table:table-cell>
          <table:table-cell office:value-type="string" table:style-name="ce21">
            <text:p>4. Taksit</text:p>
          </table:table-cell>
          <table:table-cell table:number-columns-repeated="16376"/>
        </table:table-row>
        <table:table-row table:style-name="ro5">
          <table:covered-table-cell/>
          <table:table-cell office:value-type="float" office:value="5" table:style-name="ce24">
            <text:p>5</text:p>
          </table:table-cell>
          <table:table-cell office:value-type="date" office:date-value="2021-02-25T00:00:00" table:style-name="ce26">
            <text:p>25.02.2021</text:p>
          </table:table-cell>
          <table:table-cell office:value-type="date" office:date-value="2021-07-30T00:00:00" table:style-name="ce26">
            <text:p>30.07.2021</text:p>
          </table:table-cell>
          <table:table-cell office:value-type="float" office:value="14000" table:style-name="ce29">
            <text:p>14.000,00</text:p>
          </table:table-cell>
          <table:table-cell office:value-type="string" office:string-value="Ondörtbin TL " table:formula="of:=PROPER(IF(IF(LEN(SUBSTITUTE(ROUND([.E7];2); &quot;,&quot;; &quot;&quot;))=LEN(ROUND([.E7];2));ROUND([.E7];2);TRIM(LEFT(ROUND([.E7];2);FIND(&quot;,&quot;;ROUND([.E7];2))-1)))*1&gt;=10^6;CHOOSE(LEFT(RIGHT(IF(LEN(SUBSTITUTE(ROUND([.E7];2); &quot;,&quot;; &quot;&quot;))=LEN(ROUND([.E7];2));ROUND([.E7];2);TRIM(LEFT(ROUND([.E7];2);FIND(&quot;,&quot;;ROUND([.E7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7];2); &quot;,&quot;; &quot;&quot;))=LEN(ROUND([.E7];2));ROUND([.E7];2);TRIM(LEFT(ROUND([.E7];2);FIND(&quot;,&quot;;ROUND([.E7];2))-1)))*1&gt;=10^5;CHOOSE(LEFT(RIGHT(IF(LEN(SUBSTITUTE(ROUND([.E7];2); &quot;,&quot;; &quot;&quot;))=LEN(ROUND([.E7];2));ROUND([.E7];2);TRIM(LEFT(ROUND([.E7];2);FIND(&quot;,&quot;;ROUND([.E7];2))-1)))*1;6);1)+1;&quot;&quot;;&quot;yüz&quot;;&quot;ikiyüz&quot;;&quot;üçyüz&quot;;&quot;dörtyüz&quot;;&quot;beşyüz&quot;;&quot;altıyüz&quot;;&quot;yediyüz&quot;;&quot;sekizyüz&quot;;&quot;dokuzyüz&quot;);&quot;&quot;)&amp;IF(IF(LEN(SUBSTITUTE(ROUND([.E7];2); &quot;,&quot;; &quot;&quot;))=LEN(ROUND([.E7];2));ROUND([.E7];2);TRIM(LEFT(ROUND([.E7];2);FIND(&quot;,&quot;;ROUND([.E7];2))-1)))*1&gt;=10^4;CHOOSE(LEFT(RIGHT(IF(LEN(SUBSTITUTE(ROUND([.E7];2); &quot;,&quot;; &quot;&quot;))=LEN(ROUND([.E7];2));ROUND([.E7];2);TRIM(LEFT(ROUND([.E7];2);FIND(&quot;,&quot;;ROUND([.E7];2))-1)))*1;5);1)+1;&quot;&quot;;&quot;on&quot;;&quot;yirmi&quot;;&quot;otuz&quot;;&quot;kırk&quot;;&quot;elli&quot;;&quot;altmış&quot;;&quot;yetmiş&quot;;&quot;seksen&quot;;&quot;doksan&quot;);&quot;&quot;)&amp;IF(IF(LEN(SUBSTITUTE(ROUND([.E7];2); &quot;,&quot;; &quot;&quot;))=LEN(ROUND([.E7];2));ROUND([.E7];2);TRIM(LEFT(ROUND([.E7];2);FIND(&quot;,&quot;;ROUND([.E7];2))-1)))*1&gt;=10^3;CHOOSE(LEFT(RIGHT(IF(LEN(SUBSTITUTE(ROUND([.E7];2); &quot;,&quot;; &quot;&quot;))=LEN(ROUND([.E7];2));ROUND([.E7];2);TRIM(LEFT(ROUND([.E7];2);FIND(&quot;,&quot;;ROUND([.E7];2))-1)))*1;4);1)+1;&quot;&quot;;&quot;&quot;;&quot;iki&quot;;&quot;üç&quot;;&quot;dört&quot;;&quot;beş&quot;;&quot;altı&quot;;&quot;yedi&quot;;&quot;sekiz&quot;;&quot;dokuz&quot;);&quot;&quot;)&amp;IF(AND(IF(LEN(SUBSTITUTE(ROUND([.E7];2); &quot;,&quot;; &quot;&quot;))=LEN(ROUND([.E7];2));ROUND([.E7];2);TRIM(LEFT(ROUND([.E7];2);FIND(&quot;,&quot;;ROUND([.E7];2))-1)))*1&gt;=10^3;VALUE(LEFT(RIGHT(IF(LEN(SUBSTITUTE(ROUND([.E7];2); &quot;,&quot;; &quot;&quot;))=LEN(ROUND([.E7];2));ROUND([.E7];2);TRIM(LEFT(ROUND([.E7];2);FIND(&quot;,&quot;;ROUND([.E7];2))-1)))*1;6);3))&gt;0);IF(AND(IF(LEN(SUBSTITUTE(ROUND([.E7];2); &quot;,&quot;; &quot;&quot;))=LEN(ROUND([.E7];2));ROUND([.E7];2);TRIM(LEFT(ROUND([.E7];2);FIND(&quot;,&quot;;ROUND([.E7];2))-1)))*1&gt;1999;LEFT(RIGHT(IF(LEN(SUBSTITUTE(ROUND([.E7];2); &quot;,&quot;; &quot;&quot;))=LEN(ROUND([.E7];2));ROUND([.E7];2);TRIM(LEFT(ROUND([.E7];2);FIND(&quot;,&quot;;ROUND([.E7];2))-1)))*1;4);1)=&quot;1&quot;;LEFT(RIGHT(IF(LEN(SUBSTITUTE(ROUND([.E7];2); &quot;,&quot;; &quot;&quot;))=LEN(ROUND([.E7];2));ROUND([.E7];2);TRIM(LEFT(ROUND([.E7];2);FIND(&quot;,&quot;;ROUND([.E7];2))-1)))*1;6);2)&lt;&gt;&quot;00&quot;);&quot;birbin&quot;;&quot;bin&quot;);&quot;&quot;)&amp;IF(IF(LEN(SUBSTITUTE(ROUND([.E7];2); &quot;,&quot;; &quot;&quot;))=LEN(ROUND([.E7];2));ROUND([.E7];2);TRIM(LEFT(ROUND([.E7];2);FIND(&quot;,&quot;;ROUND([.E7];2))-1)))*1&gt;=100;CHOOSE(LEFT(RIGHT(IF(LEN(SUBSTITUTE(ROUND([.E7];2); &quot;,&quot;; &quot;&quot;))=LEN(ROUND([.E7];2));ROUND([.E7];2);TRIM(LEFT(ROUND([.E7];2);FIND(&quot;,&quot;;ROUND([.E7];2))-1)))*1;3);1)+1;&quot;&quot;;&quot;yüz&quot;;&quot;ikiyüz&quot;;&quot;üçyüz&quot;;&quot;dörtyüz&quot;;&quot;beşyüz&quot;;&quot;altıyüz&quot;;&quot;yediyüz&quot;;&quot;sekizyüz&quot;;&quot;dokuzyüz&quot;);&quot;&quot;)&amp;IF(IF(LEN(SUBSTITUTE(ROUND([.E7];2); &quot;,&quot;; &quot;&quot;))=LEN(ROUND([.E7];2));ROUND([.E7];2);TRIM(LEFT(ROUND([.E7];2);FIND(&quot;,&quot;;ROUND([.E7];2))-1)))*1&gt;=10;CHOOSE(LEFT(RIGHT(IF(LEN(SUBSTITUTE(ROUND([.E7];2); &quot;,&quot;; &quot;&quot;))=LEN(ROUND([.E7];2));ROUND([.E7];2);TRIM(LEFT(ROUND([.E7];2);FIND(&quot;,&quot;;ROUND([.E7];2))-1)))*1;2);1)+1;&quot;&quot;;&quot;on&quot;;&quot;yirmi&quot;;&quot;otuz&quot;;&quot;kırk&quot;;&quot;elli&quot;;&quot;altmış&quot;;&quot;yetmiş&quot;;&quot;seksen&quot;;&quot;doksan&quot;);&quot;&quot;)&amp;CHOOSE(MOD(IF(LEN(SUBSTITUTE(ROUND([.E7];2); &quot;,&quot;; &quot;&quot;))=LEN(ROUND([.E7];2));ROUND([.E7];2);TRIM(LEFT(ROUND([.E7];2);FIND(&quot;,&quot;;ROUND([.E7];2))-1)))*1;10)+1;&quot;&quot;;&quot;bir&quot;;&quot;iki&quot;;&quot;üç&quot;;&quot;dört&quot;;&quot;beş&quot;;&quot;altı&quot;;&quot;yedi&quot;;&quot;sekiz&quot;;&quot;dokuz&quot;)) &amp; &quot; TL &quot; &amp; IF(OR(LEN(SUBSTITUTE([.E7]; &quot;,&quot;; &quot;&quot;))=LEN([.E7]);LEN(SUBSTITUTE(ROUND([.E7];2); &quot;,&quot;; &quot;&quot;))=LEN(ROUND([.E7];2)));&quot;&quot;; PROPER(IF(IF(LEN(TRIM(RIGHT(ROUND([.E7];2);LEN(ROUND([.E7];2))-FIND(&quot;,&quot;;ROUND([.E7];2)))))&lt;2;TRIM(RIGHT(ROUND([.E7];2);LEN(ROUND([.E7];2))-FIND(&quot;,&quot;;ROUND([.E7];2))))*10;TRIM(RIGHT(ROUND([.E7];2);LEN(ROUND([.E7];2))-FIND(&quot;,&quot;;ROUND([.E7];2))))*1)&gt;=10^5;CHOOSE(LEFT(RIGHT(IF(LEN(TRIM(RIGHT(ROUND([.E7];2);LEN(ROUND([.E7];2))-FIND(&quot;,&quot;;ROUND([.E7];2)))))&lt;2;TRIM(RIGHT(ROUND([.E7];2);LEN(ROUND([.E7];2))-FIND(&quot;,&quot;;ROUND([.E7];2))))*10;TRIM(RIGHT(ROUND([.E7];2);LEN(ROUND([.E7];2))-FIND(&quot;,&quot;;ROUND([.E7];2))))*1);6);1)+1;&quot;&quot;;&quot;yüz&quot;;&quot;ikiyüz&quot;;&quot;üçyüz&quot;;&quot;dörtyüz&quot;;&quot;beşyüz&quot;;&quot;altıyüz&quot;;&quot;yediyüz&quot;;&quot;sekizyüz&quot;;&quot;dokuzyüz&quot;);&quot;&quot;)&amp;IF(IF(LEN(TRIM(RIGHT(ROUND([.E7];2);LEN(ROUND([.E7];2))-FIND(&quot;,&quot;;ROUND([.E7];2)))))&lt;2;TRIM(RIGHT(ROUND([.E7];2);LEN(ROUND([.E7];2))-FIND(&quot;,&quot;;ROUND([.E7];2))))*10;TRIM(RIGHT(ROUND([.E7];2);LEN(ROUND([.E7];2))-FIND(&quot;,&quot;;ROUND([.E7];2))))*1)&gt;=10^4;CHOOSE(LEFT(RIGHT(IF(LEN(TRIM(RIGHT(ROUND([.E7];2);LEN(ROUND([.E7];2))-FIND(&quot;,&quot;;ROUND([.E7];2)))))&lt;2;TRIM(RIGHT(ROUND([.E7];2);LEN(ROUND([.E7];2))-FIND(&quot;,&quot;;ROUND([.E7];2))))*10;TRIM(RIGHT(ROUND([.E7];2);LEN(ROUND([.E7];2))-FIND(&quot;,&quot;;ROUND([.E7];2))))*1);5);1)+1;&quot;&quot;;&quot;on&quot;;&quot;yirmi&quot;;&quot;otuz&quot;;&quot;kırk&quot;;&quot;elli&quot;;&quot;altmış&quot;;&quot;yetmiş&quot;;&quot;seksen&quot;;&quot;doksan&quot;);&quot;&quot;)&amp;IF(IF(LEN(TRIM(RIGHT(ROUND([.E7];2);LEN(ROUND([.E7];2))-FIND(&quot;,&quot;;ROUND([.E7];2)))))&lt;2;TRIM(RIGHT(ROUND([.E7];2);LEN(ROUND([.E7];2))-FIND(&quot;,&quot;;ROUND([.E7];2))))*10;TRIM(RIGHT(ROUND([.E7];2);LEN(ROUND([.E7];2))-FIND(&quot;,&quot;;ROUND([.E7];2))))*1)&gt;=10^3;CHOOSE(LEFT(RIGHT(IF(LEN(TRIM(RIGHT(ROUND([.E7];2);LEN(ROUND([.E7];2))-FIND(&quot;,&quot;;ROUND([.E7];2)))))&lt;2;TRIM(RIGHT(ROUND([.E7];2);LEN(ROUND([.E7];2))-FIND(&quot;,&quot;;ROUND([.E7];2))))*10;TRIM(RIGHT(ROUND([.E7];2);LEN(ROUND([.E7];2))-FIND(&quot;,&quot;;ROUND([.E7];2))))*1);4);1)+1;&quot;&quot;;&quot;&quot;;&quot;iki&quot;;&quot;üç&quot;;&quot;dört&quot;;&quot;beş&quot;;&quot;altı&quot;;&quot;yedi&quot;;&quot;sekiz&quot;;&quot;dokuz&quot;);&quot;&quot;)&amp;IF(IF(LEN(TRIM(RIGHT(ROUND([.E7];2);LEN(ROUND([.E7];2))-FIND(&quot;,&quot;;ROUND([.E7];2)))))&lt;2;TRIM(RIGHT(ROUND([.E7];2);LEN(ROUND([.E7];2))-FIND(&quot;,&quot;;ROUND([.E7];2))))*10;TRIM(RIGHT(ROUND([.E7];2);LEN(ROUND([.E7];2))-FIND(&quot;,&quot;;ROUND([.E7];2))))*1)&gt;=10;CHOOSE(LEFT(RIGHT(IF(LEN(TRIM(RIGHT(ROUND([.E7];2);LEN(ROUND([.E7];2))-FIND(&quot;,&quot;;ROUND([.E7];2)))))&lt;2;TRIM(RIGHT(ROUND([.E7];2);LEN(ROUND([.E7];2))-FIND(&quot;,&quot;;ROUND([.E7];2))))*10;TRIM(RIGHT(ROUND([.E7];2);LEN(ROUND([.E7];2))-FIND(&quot;,&quot;;ROUND([.E7];2))))*1);2);1)+1;&quot;&quot;;&quot;on&quot;;&quot;yirmi&quot;;&quot;otuz&quot;;&quot;kırk&quot;;&quot;elli&quot;;&quot;altmış&quot;;&quot;yetmiş&quot;;&quot;seksen&quot;;&quot;doksan&quot;);&quot;&quot;)&amp;CHOOSE(MOD(IF(LEN(TRIM(RIGHT(ROUND([.E7];2);LEN(ROUND([.E7];2))-FIND(&quot;,&quot;;ROUND([.E7];2)))))&lt;2;TRIM(RIGHT(ROUND([.E7];2);LEN(ROUND([.E7];2))-FIND(&quot;,&quot;;ROUND([.E7];2))))*10;TRIM(RIGHT(ROUND([.E7];2);LEN(ROUND([.E7];2))-FIND(&quot;,&quot;;ROUND([.E7];2))))*1);10)+1;&quot;&quot;;&quot;bir&quot;;&quot;iki&quot;;&quot;üç&quot;;&quot;dört&quot;;&quot;beş&quot;;&quot;altı&quot;;&quot;yedi&quot;;&quot;sekiz&quot;;&quot;dokuz&quot;)) &amp; &quot; Kr&quot;)" table:style-name="ce28">
            <text:p>Ondörtbin TL<text:s/></text:p>
          </table:table-cell>
          <table:table-cell office:value-type="string" office:string-value="NAKDEN" table:formula="of:=[.G6]" table:style-name="ce24">
            <text:p>NAKDEN</text:p>
          </table:table-cell>
          <table:table-cell office:value-type="string" table:style-name="ce21">
            <text:p>5. Taksit</text:p>
          </table:table-cell>
          <table:table-cell table:number-columns-repeated="16376"/>
        </table:table-row>
        <table:table-row table:style-name="ro5">
          <table:covered-table-cell/>
          <table:table-cell office:value-type="float" office:value="6" table:style-name="ce24">
            <text:p>6</text:p>
          </table:table-cell>
          <table:table-cell office:value-type="date" office:date-value="2021-02-25T00:00:00" table:style-name="ce26">
            <text:p>25.02.2021</text:p>
          </table:table-cell>
          <table:table-cell office:value-type="date" office:date-value="2021-08-30T00:00:00" table:style-name="ce26">
            <text:p>30.08.2021</text:p>
          </table:table-cell>
          <table:table-cell office:value-type="float" office:value="2000" table:style-name="ce29">
            <text:p>2.000,00</text:p>
          </table:table-cell>
          <table:table-cell office:value-type="string" office:string-value="İkibin TL " table:formula="of:=PROPER(IF(IF(LEN(SUBSTITUTE(ROUND([.E8];2); &quot;,&quot;; &quot;&quot;))=LEN(ROUND([.E8];2));ROUND([.E8];2);TRIM(LEFT(ROUND([.E8];2);FIND(&quot;,&quot;;ROUND([.E8];2))-1)))*1&gt;=10^6;CHOOSE(LEFT(RIGHT(IF(LEN(SUBSTITUTE(ROUND([.E8];2); &quot;,&quot;; &quot;&quot;))=LEN(ROUND([.E8];2));ROUND([.E8];2);TRIM(LEFT(ROUND([.E8];2);FIND(&quot;,&quot;;ROUND([.E8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8];2); &quot;,&quot;; &quot;&quot;))=LEN(ROUND([.E8];2));ROUND([.E8];2);TRIM(LEFT(ROUND([.E8];2);FIND(&quot;,&quot;;ROUND([.E8];2))-1)))*1&gt;=10^5;CHOOSE(LEFT(RIGHT(IF(LEN(SUBSTITUTE(ROUND([.E8];2); &quot;,&quot;; &quot;&quot;))=LEN(ROUND([.E8];2));ROUND([.E8];2);TRIM(LEFT(ROUND([.E8];2);FIND(&quot;,&quot;;ROUND([.E8];2))-1)))*1;6);1)+1;&quot;&quot;;&quot;yüz&quot;;&quot;ikiyüz&quot;;&quot;üçyüz&quot;;&quot;dörtyüz&quot;;&quot;beşyüz&quot;;&quot;altıyüz&quot;;&quot;yediyüz&quot;;&quot;sekizyüz&quot;;&quot;dokuzyüz&quot;);&quot;&quot;)&amp;IF(IF(LEN(SUBSTITUTE(ROUND([.E8];2); &quot;,&quot;; &quot;&quot;))=LEN(ROUND([.E8];2));ROUND([.E8];2);TRIM(LEFT(ROUND([.E8];2);FIND(&quot;,&quot;;ROUND([.E8];2))-1)))*1&gt;=10^4;CHOOSE(LEFT(RIGHT(IF(LEN(SUBSTITUTE(ROUND([.E8];2); &quot;,&quot;; &quot;&quot;))=LEN(ROUND([.E8];2));ROUND([.E8];2);TRIM(LEFT(ROUND([.E8];2);FIND(&quot;,&quot;;ROUND([.E8];2))-1)))*1;5);1)+1;&quot;&quot;;&quot;on&quot;;&quot;yirmi&quot;;&quot;otuz&quot;;&quot;kırk&quot;;&quot;elli&quot;;&quot;altmış&quot;;&quot;yetmiş&quot;;&quot;seksen&quot;;&quot;doksan&quot;);&quot;&quot;)&amp;IF(IF(LEN(SUBSTITUTE(ROUND([.E8];2); &quot;,&quot;; &quot;&quot;))=LEN(ROUND([.E8];2));ROUND([.E8];2);TRIM(LEFT(ROUND([.E8];2);FIND(&quot;,&quot;;ROUND([.E8];2))-1)))*1&gt;=10^3;CHOOSE(LEFT(RIGHT(IF(LEN(SUBSTITUTE(ROUND([.E8];2); &quot;,&quot;; &quot;&quot;))=LEN(ROUND([.E8];2));ROUND([.E8];2);TRIM(LEFT(ROUND([.E8];2);FIND(&quot;,&quot;;ROUND([.E8];2))-1)))*1;4);1)+1;&quot;&quot;;&quot;&quot;;&quot;iki&quot;;&quot;üç&quot;;&quot;dört&quot;;&quot;beş&quot;;&quot;altı&quot;;&quot;yedi&quot;;&quot;sekiz&quot;;&quot;dokuz&quot;);&quot;&quot;)&amp;IF(AND(IF(LEN(SUBSTITUTE(ROUND([.E8];2); &quot;,&quot;; &quot;&quot;))=LEN(ROUND([.E8];2));ROUND([.E8];2);TRIM(LEFT(ROUND([.E8];2);FIND(&quot;,&quot;;ROUND([.E8];2))-1)))*1&gt;=10^3;VALUE(LEFT(RIGHT(IF(LEN(SUBSTITUTE(ROUND([.E8];2); &quot;,&quot;; &quot;&quot;))=LEN(ROUND([.E8];2));ROUND([.E8];2);TRIM(LEFT(ROUND([.E8];2);FIND(&quot;,&quot;;ROUND([.E8];2))-1)))*1;6);3))&gt;0);IF(AND(IF(LEN(SUBSTITUTE(ROUND([.E8];2); &quot;,&quot;; &quot;&quot;))=LEN(ROUND([.E8];2));ROUND([.E8];2);TRIM(LEFT(ROUND([.E8];2);FIND(&quot;,&quot;;ROUND([.E8];2))-1)))*1&gt;1999;LEFT(RIGHT(IF(LEN(SUBSTITUTE(ROUND([.E8];2); &quot;,&quot;; &quot;&quot;))=LEN(ROUND([.E8];2));ROUND([.E8];2);TRIM(LEFT(ROUND([.E8];2);FIND(&quot;,&quot;;ROUND([.E8];2))-1)))*1;4);1)=&quot;1&quot;;LEFT(RIGHT(IF(LEN(SUBSTITUTE(ROUND([.E8];2); &quot;,&quot;; &quot;&quot;))=LEN(ROUND([.E8];2));ROUND([.E8];2);TRIM(LEFT(ROUND([.E8];2);FIND(&quot;,&quot;;ROUND([.E8];2))-1)))*1;6);2)&lt;&gt;&quot;00&quot;);&quot;birbin&quot;;&quot;bin&quot;);&quot;&quot;)&amp;IF(IF(LEN(SUBSTITUTE(ROUND([.E8];2); &quot;,&quot;; &quot;&quot;))=LEN(ROUND([.E8];2));ROUND([.E8];2);TRIM(LEFT(ROUND([.E8];2);FIND(&quot;,&quot;;ROUND([.E8];2))-1)))*1&gt;=100;CHOOSE(LEFT(RIGHT(IF(LEN(SUBSTITUTE(ROUND([.E8];2); &quot;,&quot;; &quot;&quot;))=LEN(ROUND([.E8];2));ROUND([.E8];2);TRIM(LEFT(ROUND([.E8];2);FIND(&quot;,&quot;;ROUND([.E8];2))-1)))*1;3);1)+1;&quot;&quot;;&quot;yüz&quot;;&quot;ikiyüz&quot;;&quot;üçyüz&quot;;&quot;dörtyüz&quot;;&quot;beşyüz&quot;;&quot;altıyüz&quot;;&quot;yediyüz&quot;;&quot;sekizyüz&quot;;&quot;dokuzyüz&quot;);&quot;&quot;)&amp;IF(IF(LEN(SUBSTITUTE(ROUND([.E8];2); &quot;,&quot;; &quot;&quot;))=LEN(ROUND([.E8];2));ROUND([.E8];2);TRIM(LEFT(ROUND([.E8];2);FIND(&quot;,&quot;;ROUND([.E8];2))-1)))*1&gt;=10;CHOOSE(LEFT(RIGHT(IF(LEN(SUBSTITUTE(ROUND([.E8];2); &quot;,&quot;; &quot;&quot;))=LEN(ROUND([.E8];2));ROUND([.E8];2);TRIM(LEFT(ROUND([.E8];2);FIND(&quot;,&quot;;ROUND([.E8];2))-1)))*1;2);1)+1;&quot;&quot;;&quot;on&quot;;&quot;yirmi&quot;;&quot;otuz&quot;;&quot;kırk&quot;;&quot;elli&quot;;&quot;altmış&quot;;&quot;yetmiş&quot;;&quot;seksen&quot;;&quot;doksan&quot;);&quot;&quot;)&amp;CHOOSE(MOD(IF(LEN(SUBSTITUTE(ROUND([.E8];2); &quot;,&quot;; &quot;&quot;))=LEN(ROUND([.E8];2));ROUND([.E8];2);TRIM(LEFT(ROUND([.E8];2);FIND(&quot;,&quot;;ROUND([.E8];2))-1)))*1;10)+1;&quot;&quot;;&quot;bir&quot;;&quot;iki&quot;;&quot;üç&quot;;&quot;dört&quot;;&quot;beş&quot;;&quot;altı&quot;;&quot;yedi&quot;;&quot;sekiz&quot;;&quot;dokuz&quot;)) &amp; &quot; TL &quot; &amp; IF(OR(LEN(SUBSTITUTE([.E8]; &quot;,&quot;; &quot;&quot;))=LEN([.E8]);LEN(SUBSTITUTE(ROUND([.E8];2); &quot;,&quot;; &quot;&quot;))=LEN(ROUND([.E8];2)));&quot;&quot;; PROPER(IF(IF(LEN(TRIM(RIGHT(ROUND([.E8];2);LEN(ROUND([.E8];2))-FIND(&quot;,&quot;;ROUND([.E8];2)))))&lt;2;TRIM(RIGHT(ROUND([.E8];2);LEN(ROUND([.E8];2))-FIND(&quot;,&quot;;ROUND([.E8];2))))*10;TRIM(RIGHT(ROUND([.E8];2);LEN(ROUND([.E8];2))-FIND(&quot;,&quot;;ROUND([.E8];2))))*1)&gt;=10^5;CHOOSE(LEFT(RIGHT(IF(LEN(TRIM(RIGHT(ROUND([.E8];2);LEN(ROUND([.E8];2))-FIND(&quot;,&quot;;ROUND([.E8];2)))))&lt;2;TRIM(RIGHT(ROUND([.E8];2);LEN(ROUND([.E8];2))-FIND(&quot;,&quot;;ROUND([.E8];2))))*10;TRIM(RIGHT(ROUND([.E8];2);LEN(ROUND([.E8];2))-FIND(&quot;,&quot;;ROUND([.E8];2))))*1);6);1)+1;&quot;&quot;;&quot;yüz&quot;;&quot;ikiyüz&quot;;&quot;üçyüz&quot;;&quot;dörtyüz&quot;;&quot;beşyüz&quot;;&quot;altıyüz&quot;;&quot;yediyüz&quot;;&quot;sekizyüz&quot;;&quot;dokuzyüz&quot;);&quot;&quot;)&amp;IF(IF(LEN(TRIM(RIGHT(ROUND([.E8];2);LEN(ROUND([.E8];2))-FIND(&quot;,&quot;;ROUND([.E8];2)))))&lt;2;TRIM(RIGHT(ROUND([.E8];2);LEN(ROUND([.E8];2))-FIND(&quot;,&quot;;ROUND([.E8];2))))*10;TRIM(RIGHT(ROUND([.E8];2);LEN(ROUND([.E8];2))-FIND(&quot;,&quot;;ROUND([.E8];2))))*1)&gt;=10^4;CHOOSE(LEFT(RIGHT(IF(LEN(TRIM(RIGHT(ROUND([.E8];2);LEN(ROUND([.E8];2))-FIND(&quot;,&quot;;ROUND([.E8];2)))))&lt;2;TRIM(RIGHT(ROUND([.E8];2);LEN(ROUND([.E8];2))-FIND(&quot;,&quot;;ROUND([.E8];2))))*10;TRIM(RIGHT(ROUND([.E8];2);LEN(ROUND([.E8];2))-FIND(&quot;,&quot;;ROUND([.E8];2))))*1);5);1)+1;&quot;&quot;;&quot;on&quot;;&quot;yirmi&quot;;&quot;otuz&quot;;&quot;kırk&quot;;&quot;elli&quot;;&quot;altmış&quot;;&quot;yetmiş&quot;;&quot;seksen&quot;;&quot;doksan&quot;);&quot;&quot;)&amp;IF(IF(LEN(TRIM(RIGHT(ROUND([.E8];2);LEN(ROUND([.E8];2))-FIND(&quot;,&quot;;ROUND([.E8];2)))))&lt;2;TRIM(RIGHT(ROUND([.E8];2);LEN(ROUND([.E8];2))-FIND(&quot;,&quot;;ROUND([.E8];2))))*10;TRIM(RIGHT(ROUND([.E8];2);LEN(ROUND([.E8];2))-FIND(&quot;,&quot;;ROUND([.E8];2))))*1)&gt;=10^3;CHOOSE(LEFT(RIGHT(IF(LEN(TRIM(RIGHT(ROUND([.E8];2);LEN(ROUND([.E8];2))-FIND(&quot;,&quot;;ROUND([.E8];2)))))&lt;2;TRIM(RIGHT(ROUND([.E8];2);LEN(ROUND([.E8];2))-FIND(&quot;,&quot;;ROUND([.E8];2))))*10;TRIM(RIGHT(ROUND([.E8];2);LEN(ROUND([.E8];2))-FIND(&quot;,&quot;;ROUND([.E8];2))))*1);4);1)+1;&quot;&quot;;&quot;&quot;;&quot;iki&quot;;&quot;üç&quot;;&quot;dört&quot;;&quot;beş&quot;;&quot;altı&quot;;&quot;yedi&quot;;&quot;sekiz&quot;;&quot;dokuz&quot;);&quot;&quot;)&amp;IF(IF(LEN(TRIM(RIGHT(ROUND([.E8];2);LEN(ROUND([.E8];2))-FIND(&quot;,&quot;;ROUND([.E8];2)))))&lt;2;TRIM(RIGHT(ROUND([.E8];2);LEN(ROUND([.E8];2))-FIND(&quot;,&quot;;ROUND([.E8];2))))*10;TRIM(RIGHT(ROUND([.E8];2);LEN(ROUND([.E8];2))-FIND(&quot;,&quot;;ROUND([.E8];2))))*1)&gt;=10;CHOOSE(LEFT(RIGHT(IF(LEN(TRIM(RIGHT(ROUND([.E8];2);LEN(ROUND([.E8];2))-FIND(&quot;,&quot;;ROUND([.E8];2)))))&lt;2;TRIM(RIGHT(ROUND([.E8];2);LEN(ROUND([.E8];2))-FIND(&quot;,&quot;;ROUND([.E8];2))))*10;TRIM(RIGHT(ROUND([.E8];2);LEN(ROUND([.E8];2))-FIND(&quot;,&quot;;ROUND([.E8];2))))*1);2);1)+1;&quot;&quot;;&quot;on&quot;;&quot;yirmi&quot;;&quot;otuz&quot;;&quot;kırk&quot;;&quot;elli&quot;;&quot;altmış&quot;;&quot;yetmiş&quot;;&quot;seksen&quot;;&quot;doksan&quot;);&quot;&quot;)&amp;CHOOSE(MOD(IF(LEN(TRIM(RIGHT(ROUND([.E8];2);LEN(ROUND([.E8];2))-FIND(&quot;,&quot;;ROUND([.E8];2)))))&lt;2;TRIM(RIGHT(ROUND([.E8];2);LEN(ROUND([.E8];2))-FIND(&quot;,&quot;;ROUND([.E8];2))))*10;TRIM(RIGHT(ROUND([.E8];2);LEN(ROUND([.E8];2))-FIND(&quot;,&quot;;ROUND([.E8];2))))*1);10)+1;&quot;&quot;;&quot;bir&quot;;&quot;iki&quot;;&quot;üç&quot;;&quot;dört&quot;;&quot;beş&quot;;&quot;altı&quot;;&quot;yedi&quot;;&quot;sekiz&quot;;&quot;dokuz&quot;)) &amp; &quot; Kr&quot;)" table:style-name="ce28">
            <text:p>İkibin TL<text:s/></text:p>
          </table:table-cell>
          <table:table-cell office:value-type="string" office:string-value="NAKDEN" table:formula="of:=[.G7]" table:style-name="ce24">
            <text:p>NAKDEN</text:p>
          </table:table-cell>
          <table:table-cell office:value-type="string" table:style-name="ce21">
            <text:p>6. Taksit</text:p>
          </table:table-cell>
          <table:table-cell table:number-columns-repeated="16376"/>
        </table:table-row>
        <table:table-row table:style-name="ro5">
          <table:covered-table-cell/>
          <table:table-cell office:value-type="float" office:value="7" table:style-name="ce24">
            <text:p>7</text:p>
          </table:table-cell>
          <table:table-cell office:value-type="date" office:date-value="2021-02-25T00:00:00" table:style-name="ce26">
            <text:p>25.02.2021</text:p>
          </table:table-cell>
          <table:table-cell office:value-type="date" office:date-value="2021-09-30T00:00:00" table:style-name="ce26">
            <text:p>30.09.2021</text:p>
          </table:table-cell>
          <table:table-cell office:value-type="float" office:value="2000" table:style-name="ce29">
            <text:p>2.000,00</text:p>
          </table:table-cell>
          <table:table-cell office:value-type="string" office:string-value="İkibin TL " table:formula="of:=PROPER(IF(IF(LEN(SUBSTITUTE(ROUND([.E9];2); &quot;,&quot;; &quot;&quot;))=LEN(ROUND([.E9];2));ROUND([.E9];2);TRIM(LEFT(ROUND([.E9];2);FIND(&quot;,&quot;;ROUND([.E9];2))-1)))*1&gt;=10^6;CHOOSE(LEFT(RIGHT(IF(LEN(SUBSTITUTE(ROUND([.E9];2); &quot;,&quot;; &quot;&quot;))=LEN(ROUND([.E9];2));ROUND([.E9];2);TRIM(LEFT(ROUND([.E9];2);FIND(&quot;,&quot;;ROUND([.E9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9];2); &quot;,&quot;; &quot;&quot;))=LEN(ROUND([.E9];2));ROUND([.E9];2);TRIM(LEFT(ROUND([.E9];2);FIND(&quot;,&quot;;ROUND([.E9];2))-1)))*1&gt;=10^5;CHOOSE(LEFT(RIGHT(IF(LEN(SUBSTITUTE(ROUND([.E9];2); &quot;,&quot;; &quot;&quot;))=LEN(ROUND([.E9];2));ROUND([.E9];2);TRIM(LEFT(ROUND([.E9];2);FIND(&quot;,&quot;;ROUND([.E9];2))-1)))*1;6);1)+1;&quot;&quot;;&quot;yüz&quot;;&quot;ikiyüz&quot;;&quot;üçyüz&quot;;&quot;dörtyüz&quot;;&quot;beşyüz&quot;;&quot;altıyüz&quot;;&quot;yediyüz&quot;;&quot;sekizyüz&quot;;&quot;dokuzyüz&quot;);&quot;&quot;)&amp;IF(IF(LEN(SUBSTITUTE(ROUND([.E9];2); &quot;,&quot;; &quot;&quot;))=LEN(ROUND([.E9];2));ROUND([.E9];2);TRIM(LEFT(ROUND([.E9];2);FIND(&quot;,&quot;;ROUND([.E9];2))-1)))*1&gt;=10^4;CHOOSE(LEFT(RIGHT(IF(LEN(SUBSTITUTE(ROUND([.E9];2); &quot;,&quot;; &quot;&quot;))=LEN(ROUND([.E9];2));ROUND([.E9];2);TRIM(LEFT(ROUND([.E9];2);FIND(&quot;,&quot;;ROUND([.E9];2))-1)))*1;5);1)+1;&quot;&quot;;&quot;on&quot;;&quot;yirmi&quot;;&quot;otuz&quot;;&quot;kırk&quot;;&quot;elli&quot;;&quot;altmış&quot;;&quot;yetmiş&quot;;&quot;seksen&quot;;&quot;doksan&quot;);&quot;&quot;)&amp;IF(IF(LEN(SUBSTITUTE(ROUND([.E9];2); &quot;,&quot;; &quot;&quot;))=LEN(ROUND([.E9];2));ROUND([.E9];2);TRIM(LEFT(ROUND([.E9];2);FIND(&quot;,&quot;;ROUND([.E9];2))-1)))*1&gt;=10^3;CHOOSE(LEFT(RIGHT(IF(LEN(SUBSTITUTE(ROUND([.E9];2); &quot;,&quot;; &quot;&quot;))=LEN(ROUND([.E9];2));ROUND([.E9];2);TRIM(LEFT(ROUND([.E9];2);FIND(&quot;,&quot;;ROUND([.E9];2))-1)))*1;4);1)+1;&quot;&quot;;&quot;&quot;;&quot;iki&quot;;&quot;üç&quot;;&quot;dört&quot;;&quot;beş&quot;;&quot;altı&quot;;&quot;yedi&quot;;&quot;sekiz&quot;;&quot;dokuz&quot;);&quot;&quot;)&amp;IF(AND(IF(LEN(SUBSTITUTE(ROUND([.E9];2); &quot;,&quot;; &quot;&quot;))=LEN(ROUND([.E9];2));ROUND([.E9];2);TRIM(LEFT(ROUND([.E9];2);FIND(&quot;,&quot;;ROUND([.E9];2))-1)))*1&gt;=10^3;VALUE(LEFT(RIGHT(IF(LEN(SUBSTITUTE(ROUND([.E9];2); &quot;,&quot;; &quot;&quot;))=LEN(ROUND([.E9];2));ROUND([.E9];2);TRIM(LEFT(ROUND([.E9];2);FIND(&quot;,&quot;;ROUND([.E9];2))-1)))*1;6);3))&gt;0);IF(AND(IF(LEN(SUBSTITUTE(ROUND([.E9];2); &quot;,&quot;; &quot;&quot;))=LEN(ROUND([.E9];2));ROUND([.E9];2);TRIM(LEFT(ROUND([.E9];2);FIND(&quot;,&quot;;ROUND([.E9];2))-1)))*1&gt;1999;LEFT(RIGHT(IF(LEN(SUBSTITUTE(ROUND([.E9];2); &quot;,&quot;; &quot;&quot;))=LEN(ROUND([.E9];2));ROUND([.E9];2);TRIM(LEFT(ROUND([.E9];2);FIND(&quot;,&quot;;ROUND([.E9];2))-1)))*1;4);1)=&quot;1&quot;;LEFT(RIGHT(IF(LEN(SUBSTITUTE(ROUND([.E9];2); &quot;,&quot;; &quot;&quot;))=LEN(ROUND([.E9];2));ROUND([.E9];2);TRIM(LEFT(ROUND([.E9];2);FIND(&quot;,&quot;;ROUND([.E9];2))-1)))*1;6);2)&lt;&gt;&quot;00&quot;);&quot;birbin&quot;;&quot;bin&quot;);&quot;&quot;)&amp;IF(IF(LEN(SUBSTITUTE(ROUND([.E9];2); &quot;,&quot;; &quot;&quot;))=LEN(ROUND([.E9];2));ROUND([.E9];2);TRIM(LEFT(ROUND([.E9];2);FIND(&quot;,&quot;;ROUND([.E9];2))-1)))*1&gt;=100;CHOOSE(LEFT(RIGHT(IF(LEN(SUBSTITUTE(ROUND([.E9];2); &quot;,&quot;; &quot;&quot;))=LEN(ROUND([.E9];2));ROUND([.E9];2);TRIM(LEFT(ROUND([.E9];2);FIND(&quot;,&quot;;ROUND([.E9];2))-1)))*1;3);1)+1;&quot;&quot;;&quot;yüz&quot;;&quot;ikiyüz&quot;;&quot;üçyüz&quot;;&quot;dörtyüz&quot;;&quot;beşyüz&quot;;&quot;altıyüz&quot;;&quot;yediyüz&quot;;&quot;sekizyüz&quot;;&quot;dokuzyüz&quot;);&quot;&quot;)&amp;IF(IF(LEN(SUBSTITUTE(ROUND([.E9];2); &quot;,&quot;; &quot;&quot;))=LEN(ROUND([.E9];2));ROUND([.E9];2);TRIM(LEFT(ROUND([.E9];2);FIND(&quot;,&quot;;ROUND([.E9];2))-1)))*1&gt;=10;CHOOSE(LEFT(RIGHT(IF(LEN(SUBSTITUTE(ROUND([.E9];2); &quot;,&quot;; &quot;&quot;))=LEN(ROUND([.E9];2));ROUND([.E9];2);TRIM(LEFT(ROUND([.E9];2);FIND(&quot;,&quot;;ROUND([.E9];2))-1)))*1;2);1)+1;&quot;&quot;;&quot;on&quot;;&quot;yirmi&quot;;&quot;otuz&quot;;&quot;kırk&quot;;&quot;elli&quot;;&quot;altmış&quot;;&quot;yetmiş&quot;;&quot;seksen&quot;;&quot;doksan&quot;);&quot;&quot;)&amp;CHOOSE(MOD(IF(LEN(SUBSTITUTE(ROUND([.E9];2); &quot;,&quot;; &quot;&quot;))=LEN(ROUND([.E9];2));ROUND([.E9];2);TRIM(LEFT(ROUND([.E9];2);FIND(&quot;,&quot;;ROUND([.E9];2))-1)))*1;10)+1;&quot;&quot;;&quot;bir&quot;;&quot;iki&quot;;&quot;üç&quot;;&quot;dört&quot;;&quot;beş&quot;;&quot;altı&quot;;&quot;yedi&quot;;&quot;sekiz&quot;;&quot;dokuz&quot;)) &amp; &quot; TL &quot; &amp; IF(OR(LEN(SUBSTITUTE([.E9]; &quot;,&quot;; &quot;&quot;))=LEN([.E9]);LEN(SUBSTITUTE(ROUND([.E9];2); &quot;,&quot;; &quot;&quot;))=LEN(ROUND([.E9];2)));&quot;&quot;; PROPER(IF(IF(LEN(TRIM(RIGHT(ROUND([.E9];2);LEN(ROUND([.E9];2))-FIND(&quot;,&quot;;ROUND([.E9];2)))))&lt;2;TRIM(RIGHT(ROUND([.E9];2);LEN(ROUND([.E9];2))-FIND(&quot;,&quot;;ROUND([.E9];2))))*10;TRIM(RIGHT(ROUND([.E9];2);LEN(ROUND([.E9];2))-FIND(&quot;,&quot;;ROUND([.E9];2))))*1)&gt;=10^5;CHOOSE(LEFT(RIGHT(IF(LEN(TRIM(RIGHT(ROUND([.E9];2);LEN(ROUND([.E9];2))-FIND(&quot;,&quot;;ROUND([.E9];2)))))&lt;2;TRIM(RIGHT(ROUND([.E9];2);LEN(ROUND([.E9];2))-FIND(&quot;,&quot;;ROUND([.E9];2))))*10;TRIM(RIGHT(ROUND([.E9];2);LEN(ROUND([.E9];2))-FIND(&quot;,&quot;;ROUND([.E9];2))))*1);6);1)+1;&quot;&quot;;&quot;yüz&quot;;&quot;ikiyüz&quot;;&quot;üçyüz&quot;;&quot;dörtyüz&quot;;&quot;beşyüz&quot;;&quot;altıyüz&quot;;&quot;yediyüz&quot;;&quot;sekizyüz&quot;;&quot;dokuzyüz&quot;);&quot;&quot;)&amp;IF(IF(LEN(TRIM(RIGHT(ROUND([.E9];2);LEN(ROUND([.E9];2))-FIND(&quot;,&quot;;ROUND([.E9];2)))))&lt;2;TRIM(RIGHT(ROUND([.E9];2);LEN(ROUND([.E9];2))-FIND(&quot;,&quot;;ROUND([.E9];2))))*10;TRIM(RIGHT(ROUND([.E9];2);LEN(ROUND([.E9];2))-FIND(&quot;,&quot;;ROUND([.E9];2))))*1)&gt;=10^4;CHOOSE(LEFT(RIGHT(IF(LEN(TRIM(RIGHT(ROUND([.E9];2);LEN(ROUND([.E9];2))-FIND(&quot;,&quot;;ROUND([.E9];2)))))&lt;2;TRIM(RIGHT(ROUND([.E9];2);LEN(ROUND([.E9];2))-FIND(&quot;,&quot;;ROUND([.E9];2))))*10;TRIM(RIGHT(ROUND([.E9];2);LEN(ROUND([.E9];2))-FIND(&quot;,&quot;;ROUND([.E9];2))))*1);5);1)+1;&quot;&quot;;&quot;on&quot;;&quot;yirmi&quot;;&quot;otuz&quot;;&quot;kırk&quot;;&quot;elli&quot;;&quot;altmış&quot;;&quot;yetmiş&quot;;&quot;seksen&quot;;&quot;doksan&quot;);&quot;&quot;)&amp;IF(IF(LEN(TRIM(RIGHT(ROUND([.E9];2);LEN(ROUND([.E9];2))-FIND(&quot;,&quot;;ROUND([.E9];2)))))&lt;2;TRIM(RIGHT(ROUND([.E9];2);LEN(ROUND([.E9];2))-FIND(&quot;,&quot;;ROUND([.E9];2))))*10;TRIM(RIGHT(ROUND([.E9];2);LEN(ROUND([.E9];2))-FIND(&quot;,&quot;;ROUND([.E9];2))))*1)&gt;=10^3;CHOOSE(LEFT(RIGHT(IF(LEN(TRIM(RIGHT(ROUND([.E9];2);LEN(ROUND([.E9];2))-FIND(&quot;,&quot;;ROUND([.E9];2)))))&lt;2;TRIM(RIGHT(ROUND([.E9];2);LEN(ROUND([.E9];2))-FIND(&quot;,&quot;;ROUND([.E9];2))))*10;TRIM(RIGHT(ROUND([.E9];2);LEN(ROUND([.E9];2))-FIND(&quot;,&quot;;ROUND([.E9];2))))*1);4);1)+1;&quot;&quot;;&quot;&quot;;&quot;iki&quot;;&quot;üç&quot;;&quot;dört&quot;;&quot;beş&quot;;&quot;altı&quot;;&quot;yedi&quot;;&quot;sekiz&quot;;&quot;dokuz&quot;);&quot;&quot;)&amp;IF(IF(LEN(TRIM(RIGHT(ROUND([.E9];2);LEN(ROUND([.E9];2))-FIND(&quot;,&quot;;ROUND([.E9];2)))))&lt;2;TRIM(RIGHT(ROUND([.E9];2);LEN(ROUND([.E9];2))-FIND(&quot;,&quot;;ROUND([.E9];2))))*10;TRIM(RIGHT(ROUND([.E9];2);LEN(ROUND([.E9];2))-FIND(&quot;,&quot;;ROUND([.E9];2))))*1)&gt;=10;CHOOSE(LEFT(RIGHT(IF(LEN(TRIM(RIGHT(ROUND([.E9];2);LEN(ROUND([.E9];2))-FIND(&quot;,&quot;;ROUND([.E9];2)))))&lt;2;TRIM(RIGHT(ROUND([.E9];2);LEN(ROUND([.E9];2))-FIND(&quot;,&quot;;ROUND([.E9];2))))*10;TRIM(RIGHT(ROUND([.E9];2);LEN(ROUND([.E9];2))-FIND(&quot;,&quot;;ROUND([.E9];2))))*1);2);1)+1;&quot;&quot;;&quot;on&quot;;&quot;yirmi&quot;;&quot;otuz&quot;;&quot;kırk&quot;;&quot;elli&quot;;&quot;altmış&quot;;&quot;yetmiş&quot;;&quot;seksen&quot;;&quot;doksan&quot;);&quot;&quot;)&amp;CHOOSE(MOD(IF(LEN(TRIM(RIGHT(ROUND([.E9];2);LEN(ROUND([.E9];2))-FIND(&quot;,&quot;;ROUND([.E9];2)))))&lt;2;TRIM(RIGHT(ROUND([.E9];2);LEN(ROUND([.E9];2))-FIND(&quot;,&quot;;ROUND([.E9];2))))*10;TRIM(RIGHT(ROUND([.E9];2);LEN(ROUND([.E9];2))-FIND(&quot;,&quot;;ROUND([.E9];2))))*1);10)+1;&quot;&quot;;&quot;bir&quot;;&quot;iki&quot;;&quot;üç&quot;;&quot;dört&quot;;&quot;beş&quot;;&quot;altı&quot;;&quot;yedi&quot;;&quot;sekiz&quot;;&quot;dokuz&quot;)) &amp; &quot; Kr&quot;)" table:style-name="ce28">
            <text:p>İkibin TL<text:s/></text:p>
          </table:table-cell>
          <table:table-cell office:value-type="string" office:string-value="NAKDEN" table:formula="of:=[.G8]" table:style-name="ce24">
            <text:p>NAKDEN</text:p>
          </table:table-cell>
          <table:table-cell office:value-type="string" table:style-name="ce21">
            <text:p>7. Taksit</text:p>
          </table:table-cell>
          <table:table-cell table:number-columns-repeated="16376"/>
        </table:table-row>
        <table:table-row table:style-name="ro5">
          <table:table-cell table:style-name="ce11"/>
          <table:table-cell office:value-type="float" office:value="8" table:style-name="ce24">
            <text:p>8</text:p>
          </table:table-cell>
          <table:table-cell office:value-type="date" office:date-value="2021-02-25T00:00:00" table:style-name="ce26">
            <text:p>25.02.2021</text:p>
          </table:table-cell>
          <table:table-cell office:value-type="date" office:date-value="2021-10-30T00:00:00" table:style-name="ce26">
            <text:p>30.10.2021</text:p>
          </table:table-cell>
          <table:table-cell office:value-type="float" office:value="2000" table:style-name="ce29">
            <text:p>2.000,00</text:p>
          </table:table-cell>
          <table:table-cell office:value-type="string" office:string-value="İkibin TL " table:formula="of:=PROPER(IF(IF(LEN(SUBSTITUTE(ROUND([.E10];2); &quot;,&quot;; &quot;&quot;))=LEN(ROUND([.E10];2));ROUND([.E10];2);TRIM(LEFT(ROUND([.E10];2);FIND(&quot;,&quot;;ROUND([.E10];2))-1)))*1&gt;=10^6;CHOOSE(LEFT(RIGHT(IF(LEN(SUBSTITUTE(ROUND([.E10];2); &quot;,&quot;; &quot;&quot;))=LEN(ROUND([.E10];2));ROUND([.E10];2);TRIM(LEFT(ROUND([.E10];2);FIND(&quot;,&quot;;ROUND([.E10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10];2); &quot;,&quot;; &quot;&quot;))=LEN(ROUND([.E10];2));ROUND([.E10];2);TRIM(LEFT(ROUND([.E10];2);FIND(&quot;,&quot;;ROUND([.E10];2))-1)))*1&gt;=10^5;CHOOSE(LEFT(RIGHT(IF(LEN(SUBSTITUTE(ROUND([.E10];2); &quot;,&quot;; &quot;&quot;))=LEN(ROUND([.E10];2));ROUND([.E10];2);TRIM(LEFT(ROUND([.E10];2);FIND(&quot;,&quot;;ROUND([.E10];2))-1)))*1;6);1)+1;&quot;&quot;;&quot;yüz&quot;;&quot;ikiyüz&quot;;&quot;üçyüz&quot;;&quot;dörtyüz&quot;;&quot;beşyüz&quot;;&quot;altıyüz&quot;;&quot;yediyüz&quot;;&quot;sekizyüz&quot;;&quot;dokuzyüz&quot;);&quot;&quot;)&amp;IF(IF(LEN(SUBSTITUTE(ROUND([.E10];2); &quot;,&quot;; &quot;&quot;))=LEN(ROUND([.E10];2));ROUND([.E10];2);TRIM(LEFT(ROUND([.E10];2);FIND(&quot;,&quot;;ROUND([.E10];2))-1)))*1&gt;=10^4;CHOOSE(LEFT(RIGHT(IF(LEN(SUBSTITUTE(ROUND([.E10];2); &quot;,&quot;; &quot;&quot;))=LEN(ROUND([.E10];2));ROUND([.E10];2);TRIM(LEFT(ROUND([.E10];2);FIND(&quot;,&quot;;ROUND([.E10];2))-1)))*1;5);1)+1;&quot;&quot;;&quot;on&quot;;&quot;yirmi&quot;;&quot;otuz&quot;;&quot;kırk&quot;;&quot;elli&quot;;&quot;altmış&quot;;&quot;yetmiş&quot;;&quot;seksen&quot;;&quot;doksan&quot;);&quot;&quot;)&amp;IF(IF(LEN(SUBSTITUTE(ROUND([.E10];2); &quot;,&quot;; &quot;&quot;))=LEN(ROUND([.E10];2));ROUND([.E10];2);TRIM(LEFT(ROUND([.E10];2);FIND(&quot;,&quot;;ROUND([.E10];2))-1)))*1&gt;=10^3;CHOOSE(LEFT(RIGHT(IF(LEN(SUBSTITUTE(ROUND([.E10];2); &quot;,&quot;; &quot;&quot;))=LEN(ROUND([.E10];2));ROUND([.E10];2);TRIM(LEFT(ROUND([.E10];2);FIND(&quot;,&quot;;ROUND([.E10];2))-1)))*1;4);1)+1;&quot;&quot;;&quot;&quot;;&quot;iki&quot;;&quot;üç&quot;;&quot;dört&quot;;&quot;beş&quot;;&quot;altı&quot;;&quot;yedi&quot;;&quot;sekiz&quot;;&quot;dokuz&quot;);&quot;&quot;)&amp;IF(AND(IF(LEN(SUBSTITUTE(ROUND([.E10];2); &quot;,&quot;; &quot;&quot;))=LEN(ROUND([.E10];2));ROUND([.E10];2);TRIM(LEFT(ROUND([.E10];2);FIND(&quot;,&quot;;ROUND([.E10];2))-1)))*1&gt;=10^3;VALUE(LEFT(RIGHT(IF(LEN(SUBSTITUTE(ROUND([.E10];2); &quot;,&quot;; &quot;&quot;))=LEN(ROUND([.E10];2));ROUND([.E10];2);TRIM(LEFT(ROUND([.E10];2);FIND(&quot;,&quot;;ROUND([.E10];2))-1)))*1;6);3))&gt;0);IF(AND(IF(LEN(SUBSTITUTE(ROUND([.E10];2); &quot;,&quot;; &quot;&quot;))=LEN(ROUND([.E10];2));ROUND([.E10];2);TRIM(LEFT(ROUND([.E10];2);FIND(&quot;,&quot;;ROUND([.E10];2))-1)))*1&gt;1999;LEFT(RIGHT(IF(LEN(SUBSTITUTE(ROUND([.E10];2); &quot;,&quot;; &quot;&quot;))=LEN(ROUND([.E10];2));ROUND([.E10];2);TRIM(LEFT(ROUND([.E10];2);FIND(&quot;,&quot;;ROUND([.E10];2))-1)))*1;4);1)=&quot;1&quot;;LEFT(RIGHT(IF(LEN(SUBSTITUTE(ROUND([.E10];2); &quot;,&quot;; &quot;&quot;))=LEN(ROUND([.E10];2));ROUND([.E10];2);TRIM(LEFT(ROUND([.E10];2);FIND(&quot;,&quot;;ROUND([.E10];2))-1)))*1;6);2)&lt;&gt;&quot;00&quot;);&quot;birbin&quot;;&quot;bin&quot;);&quot;&quot;)&amp;IF(IF(LEN(SUBSTITUTE(ROUND([.E10];2); &quot;,&quot;; &quot;&quot;))=LEN(ROUND([.E10];2));ROUND([.E10];2);TRIM(LEFT(ROUND([.E10];2);FIND(&quot;,&quot;;ROUND([.E10];2))-1)))*1&gt;=100;CHOOSE(LEFT(RIGHT(IF(LEN(SUBSTITUTE(ROUND([.E10];2); &quot;,&quot;; &quot;&quot;))=LEN(ROUND([.E10];2));ROUND([.E10];2);TRIM(LEFT(ROUND([.E10];2);FIND(&quot;,&quot;;ROUND([.E10];2))-1)))*1;3);1)+1;&quot;&quot;;&quot;yüz&quot;;&quot;ikiyüz&quot;;&quot;üçyüz&quot;;&quot;dörtyüz&quot;;&quot;beşyüz&quot;;&quot;altıyüz&quot;;&quot;yediyüz&quot;;&quot;sekizyüz&quot;;&quot;dokuzyüz&quot;);&quot;&quot;)&amp;IF(IF(LEN(SUBSTITUTE(ROUND([.E10];2); &quot;,&quot;; &quot;&quot;))=LEN(ROUND([.E10];2));ROUND([.E10];2);TRIM(LEFT(ROUND([.E10];2);FIND(&quot;,&quot;;ROUND([.E10];2))-1)))*1&gt;=10;CHOOSE(LEFT(RIGHT(IF(LEN(SUBSTITUTE(ROUND([.E10];2); &quot;,&quot;; &quot;&quot;))=LEN(ROUND([.E10];2));ROUND([.E10];2);TRIM(LEFT(ROUND([.E10];2);FIND(&quot;,&quot;;ROUND([.E10];2))-1)))*1;2);1)+1;&quot;&quot;;&quot;on&quot;;&quot;yirmi&quot;;&quot;otuz&quot;;&quot;kırk&quot;;&quot;elli&quot;;&quot;altmış&quot;;&quot;yetmiş&quot;;&quot;seksen&quot;;&quot;doksan&quot;);&quot;&quot;)&amp;CHOOSE(MOD(IF(LEN(SUBSTITUTE(ROUND([.E10];2); &quot;,&quot;; &quot;&quot;))=LEN(ROUND([.E10];2));ROUND([.E10];2);TRIM(LEFT(ROUND([.E10];2);FIND(&quot;,&quot;;ROUND([.E10];2))-1)))*1;10)+1;&quot;&quot;;&quot;bir&quot;;&quot;iki&quot;;&quot;üç&quot;;&quot;dört&quot;;&quot;beş&quot;;&quot;altı&quot;;&quot;yedi&quot;;&quot;sekiz&quot;;&quot;dokuz&quot;)) &amp; &quot; TL &quot; &amp; IF(OR(LEN(SUBSTITUTE([.E10]; &quot;,&quot;; &quot;&quot;))=LEN([.E10]);LEN(SUBSTITUTE(ROUND([.E10];2); &quot;,&quot;; &quot;&quot;))=LEN(ROUND([.E10];2)));&quot;&quot;; PROPER(IF(IF(LEN(TRIM(RIGHT(ROUND([.E10];2);LEN(ROUND([.E10];2))-FIND(&quot;,&quot;;ROUND([.E10];2)))))&lt;2;TRIM(RIGHT(ROUND([.E10];2);LEN(ROUND([.E10];2))-FIND(&quot;,&quot;;ROUND([.E10];2))))*10;TRIM(RIGHT(ROUND([.E10];2);LEN(ROUND([.E10];2))-FIND(&quot;,&quot;;ROUND([.E10];2))))*1)&gt;=10^5;CHOOSE(LEFT(RIGHT(IF(LEN(TRIM(RIGHT(ROUND([.E10];2);LEN(ROUND([.E10];2))-FIND(&quot;,&quot;;ROUND([.E10];2)))))&lt;2;TRIM(RIGHT(ROUND([.E10];2);LEN(ROUND([.E10];2))-FIND(&quot;,&quot;;ROUND([.E10];2))))*10;TRIM(RIGHT(ROUND([.E10];2);LEN(ROUND([.E10];2))-FIND(&quot;,&quot;;ROUND([.E10];2))))*1);6);1)+1;&quot;&quot;;&quot;yüz&quot;;&quot;ikiyüz&quot;;&quot;üçyüz&quot;;&quot;dörtyüz&quot;;&quot;beşyüz&quot;;&quot;altıyüz&quot;;&quot;yediyüz&quot;;&quot;sekizyüz&quot;;&quot;dokuzyüz&quot;);&quot;&quot;)&amp;IF(IF(LEN(TRIM(RIGHT(ROUND([.E10];2);LEN(ROUND([.E10];2))-FIND(&quot;,&quot;;ROUND([.E10];2)))))&lt;2;TRIM(RIGHT(ROUND([.E10];2);LEN(ROUND([.E10];2))-FIND(&quot;,&quot;;ROUND([.E10];2))))*10;TRIM(RIGHT(ROUND([.E10];2);LEN(ROUND([.E10];2))-FIND(&quot;,&quot;;ROUND([.E10];2))))*1)&gt;=10^4;CHOOSE(LEFT(RIGHT(IF(LEN(TRIM(RIGHT(ROUND([.E10];2);LEN(ROUND([.E10];2))-FIND(&quot;,&quot;;ROUND([.E10];2)))))&lt;2;TRIM(RIGHT(ROUND([.E10];2);LEN(ROUND([.E10];2))-FIND(&quot;,&quot;;ROUND([.E10];2))))*10;TRIM(RIGHT(ROUND([.E10];2);LEN(ROUND([.E10];2))-FIND(&quot;,&quot;;ROUND([.E10];2))))*1);5);1)+1;&quot;&quot;;&quot;on&quot;;&quot;yirmi&quot;;&quot;otuz&quot;;&quot;kırk&quot;;&quot;elli&quot;;&quot;altmış&quot;;&quot;yetmiş&quot;;&quot;seksen&quot;;&quot;doksan&quot;);&quot;&quot;)&amp;IF(IF(LEN(TRIM(RIGHT(ROUND([.E10];2);LEN(ROUND([.E10];2))-FIND(&quot;,&quot;;ROUND([.E10];2)))))&lt;2;TRIM(RIGHT(ROUND([.E10];2);LEN(ROUND([.E10];2))-FIND(&quot;,&quot;;ROUND([.E10];2))))*10;TRIM(RIGHT(ROUND([.E10];2);LEN(ROUND([.E10];2))-FIND(&quot;,&quot;;ROUND([.E10];2))))*1)&gt;=10^3;CHOOSE(LEFT(RIGHT(IF(LEN(TRIM(RIGHT(ROUND([.E10];2);LEN(ROUND([.E10];2))-FIND(&quot;,&quot;;ROUND([.E10];2)))))&lt;2;TRIM(RIGHT(ROUND([.E10];2);LEN(ROUND([.E10];2))-FIND(&quot;,&quot;;ROUND([.E10];2))))*10;TRIM(RIGHT(ROUND([.E10];2);LEN(ROUND([.E10];2))-FIND(&quot;,&quot;;ROUND([.E10];2))))*1);4);1)+1;&quot;&quot;;&quot;&quot;;&quot;iki&quot;;&quot;üç&quot;;&quot;dört&quot;;&quot;beş&quot;;&quot;altı&quot;;&quot;yedi&quot;;&quot;sekiz&quot;;&quot;dokuz&quot;);&quot;&quot;)&amp;IF(IF(LEN(TRIM(RIGHT(ROUND([.E10];2);LEN(ROUND([.E10];2))-FIND(&quot;,&quot;;ROUND([.E10];2)))))&lt;2;TRIM(RIGHT(ROUND([.E10];2);LEN(ROUND([.E10];2))-FIND(&quot;,&quot;;ROUND([.E10];2))))*10;TRIM(RIGHT(ROUND([.E10];2);LEN(ROUND([.E10];2))-FIND(&quot;,&quot;;ROUND([.E10];2))))*1)&gt;=10;CHOOSE(LEFT(RIGHT(IF(LEN(TRIM(RIGHT(ROUND([.E10];2);LEN(ROUND([.E10];2))-FIND(&quot;,&quot;;ROUND([.E10];2)))))&lt;2;TRIM(RIGHT(ROUND([.E10];2);LEN(ROUND([.E10];2))-FIND(&quot;,&quot;;ROUND([.E10];2))))*10;TRIM(RIGHT(ROUND([.E10];2);LEN(ROUND([.E10];2))-FIND(&quot;,&quot;;ROUND([.E10];2))))*1);2);1)+1;&quot;&quot;;&quot;on&quot;;&quot;yirmi&quot;;&quot;otuz&quot;;&quot;kırk&quot;;&quot;elli&quot;;&quot;altmış&quot;;&quot;yetmiş&quot;;&quot;seksen&quot;;&quot;doksan&quot;);&quot;&quot;)&amp;CHOOSE(MOD(IF(LEN(TRIM(RIGHT(ROUND([.E10];2);LEN(ROUND([.E10];2))-FIND(&quot;,&quot;;ROUND([.E10];2)))))&lt;2;TRIM(RIGHT(ROUND([.E10];2);LEN(ROUND([.E10];2))-FIND(&quot;,&quot;;ROUND([.E10];2))))*10;TRIM(RIGHT(ROUND([.E10];2);LEN(ROUND([.E10];2))-FIND(&quot;,&quot;;ROUND([.E10];2))))*1);10)+1;&quot;&quot;;&quot;bir&quot;;&quot;iki&quot;;&quot;üç&quot;;&quot;dört&quot;;&quot;beş&quot;;&quot;altı&quot;;&quot;yedi&quot;;&quot;sekiz&quot;;&quot;dokuz&quot;)) &amp; &quot; Kr&quot;)" table:style-name="ce28">
            <text:p>İkibin TL<text:s/></text:p>
          </table:table-cell>
          <table:table-cell office:value-type="string" office:string-value="NAKDEN" table:formula="of:=[.G9]" table:style-name="ce24">
            <text:p>NAKDEN</text:p>
          </table:table-cell>
          <table:table-cell office:value-type="string" table:style-name="ce21">
            <text:p>8. Taksit</text:p>
          </table:table-cell>
          <table:table-cell table:number-columns-repeated="16376"/>
        </table:table-row>
        <table:table-row table:style-name="ro5">
          <table:table-cell table:number-columns-spanned="1" table:number-rows-spanned="5" table:style-name="ce33"/>
          <table:table-cell office:value-type="float" office:value="9" table:style-name="ce24">
            <text:p>9</text:p>
          </table:table-cell>
          <table:table-cell office:value-type="date" office:date-value="2021-02-25T00:00:00" table:style-name="ce26">
            <text:p>25.02.2021</text:p>
          </table:table-cell>
          <table:table-cell office:value-type="date" office:date-value="2021-11-30T00:00:00" table:style-name="ce26">
            <text:p>30.11.2021</text:p>
          </table:table-cell>
          <table:table-cell office:value-type="float" office:value="2000" table:style-name="ce29">
            <text:p>2.000,00</text:p>
          </table:table-cell>
          <table:table-cell office:value-type="string" office:string-value="İkibin TL " table:formula="of:=PROPER(IF(IF(LEN(SUBSTITUTE(ROUND([.E11];2); &quot;,&quot;; &quot;&quot;))=LEN(ROUND([.E11];2));ROUND([.E11];2);TRIM(LEFT(ROUND([.E11];2);FIND(&quot;,&quot;;ROUND([.E11];2))-1)))*1&gt;=10^6;CHOOSE(LEFT(RIGHT(IF(LEN(SUBSTITUTE(ROUND([.E11];2); &quot;,&quot;; &quot;&quot;))=LEN(ROUND([.E11];2));ROUND([.E11];2);TRIM(LEFT(ROUND([.E11];2);FIND(&quot;,&quot;;ROUND([.E11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11];2); &quot;,&quot;; &quot;&quot;))=LEN(ROUND([.E11];2));ROUND([.E11];2);TRIM(LEFT(ROUND([.E11];2);FIND(&quot;,&quot;;ROUND([.E11];2))-1)))*1&gt;=10^5;CHOOSE(LEFT(RIGHT(IF(LEN(SUBSTITUTE(ROUND([.E11];2); &quot;,&quot;; &quot;&quot;))=LEN(ROUND([.E11];2));ROUND([.E11];2);TRIM(LEFT(ROUND([.E11];2);FIND(&quot;,&quot;;ROUND([.E11];2))-1)))*1;6);1)+1;&quot;&quot;;&quot;yüz&quot;;&quot;ikiyüz&quot;;&quot;üçyüz&quot;;&quot;dörtyüz&quot;;&quot;beşyüz&quot;;&quot;altıyüz&quot;;&quot;yediyüz&quot;;&quot;sekizyüz&quot;;&quot;dokuzyüz&quot;);&quot;&quot;)&amp;IF(IF(LEN(SUBSTITUTE(ROUND([.E11];2); &quot;,&quot;; &quot;&quot;))=LEN(ROUND([.E11];2));ROUND([.E11];2);TRIM(LEFT(ROUND([.E11];2);FIND(&quot;,&quot;;ROUND([.E11];2))-1)))*1&gt;=10^4;CHOOSE(LEFT(RIGHT(IF(LEN(SUBSTITUTE(ROUND([.E11];2); &quot;,&quot;; &quot;&quot;))=LEN(ROUND([.E11];2));ROUND([.E11];2);TRIM(LEFT(ROUND([.E11];2);FIND(&quot;,&quot;;ROUND([.E11];2))-1)))*1;5);1)+1;&quot;&quot;;&quot;on&quot;;&quot;yirmi&quot;;&quot;otuz&quot;;&quot;kırk&quot;;&quot;elli&quot;;&quot;altmış&quot;;&quot;yetmiş&quot;;&quot;seksen&quot;;&quot;doksan&quot;);&quot;&quot;)&amp;IF(IF(LEN(SUBSTITUTE(ROUND([.E11];2); &quot;,&quot;; &quot;&quot;))=LEN(ROUND([.E11];2));ROUND([.E11];2);TRIM(LEFT(ROUND([.E11];2);FIND(&quot;,&quot;;ROUND([.E11];2))-1)))*1&gt;=10^3;CHOOSE(LEFT(RIGHT(IF(LEN(SUBSTITUTE(ROUND([.E11];2); &quot;,&quot;; &quot;&quot;))=LEN(ROUND([.E11];2));ROUND([.E11];2);TRIM(LEFT(ROUND([.E11];2);FIND(&quot;,&quot;;ROUND([.E11];2))-1)))*1;4);1)+1;&quot;&quot;;&quot;&quot;;&quot;iki&quot;;&quot;üç&quot;;&quot;dört&quot;;&quot;beş&quot;;&quot;altı&quot;;&quot;yedi&quot;;&quot;sekiz&quot;;&quot;dokuz&quot;);&quot;&quot;)&amp;IF(AND(IF(LEN(SUBSTITUTE(ROUND([.E11];2); &quot;,&quot;; &quot;&quot;))=LEN(ROUND([.E11];2));ROUND([.E11];2);TRIM(LEFT(ROUND([.E11];2);FIND(&quot;,&quot;;ROUND([.E11];2))-1)))*1&gt;=10^3;VALUE(LEFT(RIGHT(IF(LEN(SUBSTITUTE(ROUND([.E11];2); &quot;,&quot;; &quot;&quot;))=LEN(ROUND([.E11];2));ROUND([.E11];2);TRIM(LEFT(ROUND([.E11];2);FIND(&quot;,&quot;;ROUND([.E11];2))-1)))*1;6);3))&gt;0);IF(AND(IF(LEN(SUBSTITUTE(ROUND([.E11];2); &quot;,&quot;; &quot;&quot;))=LEN(ROUND([.E11];2));ROUND([.E11];2);TRIM(LEFT(ROUND([.E11];2);FIND(&quot;,&quot;;ROUND([.E11];2))-1)))*1&gt;1999;LEFT(RIGHT(IF(LEN(SUBSTITUTE(ROUND([.E11];2); &quot;,&quot;; &quot;&quot;))=LEN(ROUND([.E11];2));ROUND([.E11];2);TRIM(LEFT(ROUND([.E11];2);FIND(&quot;,&quot;;ROUND([.E11];2))-1)))*1;4);1)=&quot;1&quot;;LEFT(RIGHT(IF(LEN(SUBSTITUTE(ROUND([.E11];2); &quot;,&quot;; &quot;&quot;))=LEN(ROUND([.E11];2));ROUND([.E11];2);TRIM(LEFT(ROUND([.E11];2);FIND(&quot;,&quot;;ROUND([.E11];2))-1)))*1;6);2)&lt;&gt;&quot;00&quot;);&quot;birbin&quot;;&quot;bin&quot;);&quot;&quot;)&amp;IF(IF(LEN(SUBSTITUTE(ROUND([.E11];2); &quot;,&quot;; &quot;&quot;))=LEN(ROUND([.E11];2));ROUND([.E11];2);TRIM(LEFT(ROUND([.E11];2);FIND(&quot;,&quot;;ROUND([.E11];2))-1)))*1&gt;=100;CHOOSE(LEFT(RIGHT(IF(LEN(SUBSTITUTE(ROUND([.E11];2); &quot;,&quot;; &quot;&quot;))=LEN(ROUND([.E11];2));ROUND([.E11];2);TRIM(LEFT(ROUND([.E11];2);FIND(&quot;,&quot;;ROUND([.E11];2))-1)))*1;3);1)+1;&quot;&quot;;&quot;yüz&quot;;&quot;ikiyüz&quot;;&quot;üçyüz&quot;;&quot;dörtyüz&quot;;&quot;beşyüz&quot;;&quot;altıyüz&quot;;&quot;yediyüz&quot;;&quot;sekizyüz&quot;;&quot;dokuzyüz&quot;);&quot;&quot;)&amp;IF(IF(LEN(SUBSTITUTE(ROUND([.E11];2); &quot;,&quot;; &quot;&quot;))=LEN(ROUND([.E11];2));ROUND([.E11];2);TRIM(LEFT(ROUND([.E11];2);FIND(&quot;,&quot;;ROUND([.E11];2))-1)))*1&gt;=10;CHOOSE(LEFT(RIGHT(IF(LEN(SUBSTITUTE(ROUND([.E11];2); &quot;,&quot;; &quot;&quot;))=LEN(ROUND([.E11];2));ROUND([.E11];2);TRIM(LEFT(ROUND([.E11];2);FIND(&quot;,&quot;;ROUND([.E11];2))-1)))*1;2);1)+1;&quot;&quot;;&quot;on&quot;;&quot;yirmi&quot;;&quot;otuz&quot;;&quot;kırk&quot;;&quot;elli&quot;;&quot;altmış&quot;;&quot;yetmiş&quot;;&quot;seksen&quot;;&quot;doksan&quot;);&quot;&quot;)&amp;CHOOSE(MOD(IF(LEN(SUBSTITUTE(ROUND([.E11];2); &quot;,&quot;; &quot;&quot;))=LEN(ROUND([.E11];2));ROUND([.E11];2);TRIM(LEFT(ROUND([.E11];2);FIND(&quot;,&quot;;ROUND([.E11];2))-1)))*1;10)+1;&quot;&quot;;&quot;bir&quot;;&quot;iki&quot;;&quot;üç&quot;;&quot;dört&quot;;&quot;beş&quot;;&quot;altı&quot;;&quot;yedi&quot;;&quot;sekiz&quot;;&quot;dokuz&quot;)) &amp; &quot; TL &quot; &amp; IF(OR(LEN(SUBSTITUTE([.E11]; &quot;,&quot;; &quot;&quot;))=LEN([.E11]);LEN(SUBSTITUTE(ROUND([.E11];2); &quot;,&quot;; &quot;&quot;))=LEN(ROUND([.E11];2)));&quot;&quot;; PROPER(IF(IF(LEN(TRIM(RIGHT(ROUND([.E11];2);LEN(ROUND([.E11];2))-FIND(&quot;,&quot;;ROUND([.E11];2)))))&lt;2;TRIM(RIGHT(ROUND([.E11];2);LEN(ROUND([.E11];2))-FIND(&quot;,&quot;;ROUND([.E11];2))))*10;TRIM(RIGHT(ROUND([.E11];2);LEN(ROUND([.E11];2))-FIND(&quot;,&quot;;ROUND([.E11];2))))*1)&gt;=10^5;CHOOSE(LEFT(RIGHT(IF(LEN(TRIM(RIGHT(ROUND([.E11];2);LEN(ROUND([.E11];2))-FIND(&quot;,&quot;;ROUND([.E11];2)))))&lt;2;TRIM(RIGHT(ROUND([.E11];2);LEN(ROUND([.E11];2))-FIND(&quot;,&quot;;ROUND([.E11];2))))*10;TRIM(RIGHT(ROUND([.E11];2);LEN(ROUND([.E11];2))-FIND(&quot;,&quot;;ROUND([.E11];2))))*1);6);1)+1;&quot;&quot;;&quot;yüz&quot;;&quot;ikiyüz&quot;;&quot;üçyüz&quot;;&quot;dörtyüz&quot;;&quot;beşyüz&quot;;&quot;altıyüz&quot;;&quot;yediyüz&quot;;&quot;sekizyüz&quot;;&quot;dokuzyüz&quot;);&quot;&quot;)&amp;IF(IF(LEN(TRIM(RIGHT(ROUND([.E11];2);LEN(ROUND([.E11];2))-FIND(&quot;,&quot;;ROUND([.E11];2)))))&lt;2;TRIM(RIGHT(ROUND([.E11];2);LEN(ROUND([.E11];2))-FIND(&quot;,&quot;;ROUND([.E11];2))))*10;TRIM(RIGHT(ROUND([.E11];2);LEN(ROUND([.E11];2))-FIND(&quot;,&quot;;ROUND([.E11];2))))*1)&gt;=10^4;CHOOSE(LEFT(RIGHT(IF(LEN(TRIM(RIGHT(ROUND([.E11];2);LEN(ROUND([.E11];2))-FIND(&quot;,&quot;;ROUND([.E11];2)))))&lt;2;TRIM(RIGHT(ROUND([.E11];2);LEN(ROUND([.E11];2))-FIND(&quot;,&quot;;ROUND([.E11];2))))*10;TRIM(RIGHT(ROUND([.E11];2);LEN(ROUND([.E11];2))-FIND(&quot;,&quot;;ROUND([.E11];2))))*1);5);1)+1;&quot;&quot;;&quot;on&quot;;&quot;yirmi&quot;;&quot;otuz&quot;;&quot;kırk&quot;;&quot;elli&quot;;&quot;altmış&quot;;&quot;yetmiş&quot;;&quot;seksen&quot;;&quot;doksan&quot;);&quot;&quot;)&amp;IF(IF(LEN(TRIM(RIGHT(ROUND([.E11];2);LEN(ROUND([.E11];2))-FIND(&quot;,&quot;;ROUND([.E11];2)))))&lt;2;TRIM(RIGHT(ROUND([.E11];2);LEN(ROUND([.E11];2))-FIND(&quot;,&quot;;ROUND([.E11];2))))*10;TRIM(RIGHT(ROUND([.E11];2);LEN(ROUND([.E11];2))-FIND(&quot;,&quot;;ROUND([.E11];2))))*1)&gt;=10^3;CHOOSE(LEFT(RIGHT(IF(LEN(TRIM(RIGHT(ROUND([.E11];2);LEN(ROUND([.E11];2))-FIND(&quot;,&quot;;ROUND([.E11];2)))))&lt;2;TRIM(RIGHT(ROUND([.E11];2);LEN(ROUND([.E11];2))-FIND(&quot;,&quot;;ROUND([.E11];2))))*10;TRIM(RIGHT(ROUND([.E11];2);LEN(ROUND([.E11];2))-FIND(&quot;,&quot;;ROUND([.E11];2))))*1);4);1)+1;&quot;&quot;;&quot;&quot;;&quot;iki&quot;;&quot;üç&quot;;&quot;dört&quot;;&quot;beş&quot;;&quot;altı&quot;;&quot;yedi&quot;;&quot;sekiz&quot;;&quot;dokuz&quot;);&quot;&quot;)&amp;IF(IF(LEN(TRIM(RIGHT(ROUND([.E11];2);LEN(ROUND([.E11];2))-FIND(&quot;,&quot;;ROUND([.E11];2)))))&lt;2;TRIM(RIGHT(ROUND([.E11];2);LEN(ROUND([.E11];2))-FIND(&quot;,&quot;;ROUND([.E11];2))))*10;TRIM(RIGHT(ROUND([.E11];2);LEN(ROUND([.E11];2))-FIND(&quot;,&quot;;ROUND([.E11];2))))*1)&gt;=10;CHOOSE(LEFT(RIGHT(IF(LEN(TRIM(RIGHT(ROUND([.E11];2);LEN(ROUND([.E11];2))-FIND(&quot;,&quot;;ROUND([.E11];2)))))&lt;2;TRIM(RIGHT(ROUND([.E11];2);LEN(ROUND([.E11];2))-FIND(&quot;,&quot;;ROUND([.E11];2))))*10;TRIM(RIGHT(ROUND([.E11];2);LEN(ROUND([.E11];2))-FIND(&quot;,&quot;;ROUND([.E11];2))))*1);2);1)+1;&quot;&quot;;&quot;on&quot;;&quot;yirmi&quot;;&quot;otuz&quot;;&quot;kırk&quot;;&quot;elli&quot;;&quot;altmış&quot;;&quot;yetmiş&quot;;&quot;seksen&quot;;&quot;doksan&quot;);&quot;&quot;)&amp;CHOOSE(MOD(IF(LEN(TRIM(RIGHT(ROUND([.E11];2);LEN(ROUND([.E11];2))-FIND(&quot;,&quot;;ROUND([.E11];2)))))&lt;2;TRIM(RIGHT(ROUND([.E11];2);LEN(ROUND([.E11];2))-FIND(&quot;,&quot;;ROUND([.E11];2))))*10;TRIM(RIGHT(ROUND([.E11];2);LEN(ROUND([.E11];2))-FIND(&quot;,&quot;;ROUND([.E11];2))))*1);10)+1;&quot;&quot;;&quot;bir&quot;;&quot;iki&quot;;&quot;üç&quot;;&quot;dört&quot;;&quot;beş&quot;;&quot;altı&quot;;&quot;yedi&quot;;&quot;sekiz&quot;;&quot;dokuz&quot;)) &amp; &quot; Kr&quot;)" table:style-name="ce28">
            <text:p>İkibin TL<text:s/></text:p>
          </table:table-cell>
          <table:table-cell office:value-type="string" office:string-value="NAKDEN" table:formula="of:=[.G10]" table:style-name="ce24">
            <text:p>NAKDEN</text:p>
          </table:table-cell>
          <table:table-cell office:value-type="string" table:style-name="ce21">
            <text:p>9. Taksit</text:p>
          </table:table-cell>
          <table:table-cell table:number-columns-repeated="16376"/>
        </table:table-row>
        <table:table-row table:style-name="ro5">
          <table:covered-table-cell/>
          <table:table-cell office:value-type="float" office:value="10" table:style-name="ce24">
            <text:p>10</text:p>
          </table:table-cell>
          <table:table-cell office:value-type="date" office:date-value="2021-02-25T00:00:00" table:style-name="ce26">
            <text:p>25.02.2021</text:p>
          </table:table-cell>
          <table:table-cell office:value-type="date" office:date-value="2021-12-30T00:00:00" table:style-name="ce26">
            <text:p>30.12.2021</text:p>
          </table:table-cell>
          <table:table-cell office:value-type="float" office:value="2000" table:style-name="ce29">
            <text:p>2.000,00</text:p>
          </table:table-cell>
          <table:table-cell office:value-type="string" office:string-value="İkibin TL " table:formula="of:=PROPER(IF(IF(LEN(SUBSTITUTE(ROUND([.E12];2); &quot;,&quot;; &quot;&quot;))=LEN(ROUND([.E12];2));ROUND([.E12];2);TRIM(LEFT(ROUND([.E12];2);FIND(&quot;,&quot;;ROUND([.E12];2))-1)))*1&gt;=10^6;CHOOSE(LEFT(RIGHT(IF(LEN(SUBSTITUTE(ROUND([.E12];2); &quot;,&quot;; &quot;&quot;))=LEN(ROUND([.E12];2));ROUND([.E12];2);TRIM(LEFT(ROUND([.E12];2);FIND(&quot;,&quot;;ROUND([.E12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12];2); &quot;,&quot;; &quot;&quot;))=LEN(ROUND([.E12];2));ROUND([.E12];2);TRIM(LEFT(ROUND([.E12];2);FIND(&quot;,&quot;;ROUND([.E12];2))-1)))*1&gt;=10^5;CHOOSE(LEFT(RIGHT(IF(LEN(SUBSTITUTE(ROUND([.E12];2); &quot;,&quot;; &quot;&quot;))=LEN(ROUND([.E12];2));ROUND([.E12];2);TRIM(LEFT(ROUND([.E12];2);FIND(&quot;,&quot;;ROUND([.E12];2))-1)))*1;6);1)+1;&quot;&quot;;&quot;yüz&quot;;&quot;ikiyüz&quot;;&quot;üçyüz&quot;;&quot;dörtyüz&quot;;&quot;beşyüz&quot;;&quot;altıyüz&quot;;&quot;yediyüz&quot;;&quot;sekizyüz&quot;;&quot;dokuzyüz&quot;);&quot;&quot;)&amp;IF(IF(LEN(SUBSTITUTE(ROUND([.E12];2); &quot;,&quot;; &quot;&quot;))=LEN(ROUND([.E12];2));ROUND([.E12];2);TRIM(LEFT(ROUND([.E12];2);FIND(&quot;,&quot;;ROUND([.E12];2))-1)))*1&gt;=10^4;CHOOSE(LEFT(RIGHT(IF(LEN(SUBSTITUTE(ROUND([.E12];2); &quot;,&quot;; &quot;&quot;))=LEN(ROUND([.E12];2));ROUND([.E12];2);TRIM(LEFT(ROUND([.E12];2);FIND(&quot;,&quot;;ROUND([.E12];2))-1)))*1;5);1)+1;&quot;&quot;;&quot;on&quot;;&quot;yirmi&quot;;&quot;otuz&quot;;&quot;kırk&quot;;&quot;elli&quot;;&quot;altmış&quot;;&quot;yetmiş&quot;;&quot;seksen&quot;;&quot;doksan&quot;);&quot;&quot;)&amp;IF(IF(LEN(SUBSTITUTE(ROUND([.E12];2); &quot;,&quot;; &quot;&quot;))=LEN(ROUND([.E12];2));ROUND([.E12];2);TRIM(LEFT(ROUND([.E12];2);FIND(&quot;,&quot;;ROUND([.E12];2))-1)))*1&gt;=10^3;CHOOSE(LEFT(RIGHT(IF(LEN(SUBSTITUTE(ROUND([.E12];2); &quot;,&quot;; &quot;&quot;))=LEN(ROUND([.E12];2));ROUND([.E12];2);TRIM(LEFT(ROUND([.E12];2);FIND(&quot;,&quot;;ROUND([.E12];2))-1)))*1;4);1)+1;&quot;&quot;;&quot;&quot;;&quot;iki&quot;;&quot;üç&quot;;&quot;dört&quot;;&quot;beş&quot;;&quot;altı&quot;;&quot;yedi&quot;;&quot;sekiz&quot;;&quot;dokuz&quot;);&quot;&quot;)&amp;IF(AND(IF(LEN(SUBSTITUTE(ROUND([.E12];2); &quot;,&quot;; &quot;&quot;))=LEN(ROUND([.E12];2));ROUND([.E12];2);TRIM(LEFT(ROUND([.E12];2);FIND(&quot;,&quot;;ROUND([.E12];2))-1)))*1&gt;=10^3;VALUE(LEFT(RIGHT(IF(LEN(SUBSTITUTE(ROUND([.E12];2); &quot;,&quot;; &quot;&quot;))=LEN(ROUND([.E12];2));ROUND([.E12];2);TRIM(LEFT(ROUND([.E12];2);FIND(&quot;,&quot;;ROUND([.E12];2))-1)))*1;6);3))&gt;0);IF(AND(IF(LEN(SUBSTITUTE(ROUND([.E12];2); &quot;,&quot;; &quot;&quot;))=LEN(ROUND([.E12];2));ROUND([.E12];2);TRIM(LEFT(ROUND([.E12];2);FIND(&quot;,&quot;;ROUND([.E12];2))-1)))*1&gt;1999;LEFT(RIGHT(IF(LEN(SUBSTITUTE(ROUND([.E12];2); &quot;,&quot;; &quot;&quot;))=LEN(ROUND([.E12];2));ROUND([.E12];2);TRIM(LEFT(ROUND([.E12];2);FIND(&quot;,&quot;;ROUND([.E12];2))-1)))*1;4);1)=&quot;1&quot;;LEFT(RIGHT(IF(LEN(SUBSTITUTE(ROUND([.E12];2); &quot;,&quot;; &quot;&quot;))=LEN(ROUND([.E12];2));ROUND([.E12];2);TRIM(LEFT(ROUND([.E12];2);FIND(&quot;,&quot;;ROUND([.E12];2))-1)))*1;6);2)&lt;&gt;&quot;00&quot;);&quot;birbin&quot;;&quot;bin&quot;);&quot;&quot;)&amp;IF(IF(LEN(SUBSTITUTE(ROUND([.E12];2); &quot;,&quot;; &quot;&quot;))=LEN(ROUND([.E12];2));ROUND([.E12];2);TRIM(LEFT(ROUND([.E12];2);FIND(&quot;,&quot;;ROUND([.E12];2))-1)))*1&gt;=100;CHOOSE(LEFT(RIGHT(IF(LEN(SUBSTITUTE(ROUND([.E12];2); &quot;,&quot;; &quot;&quot;))=LEN(ROUND([.E12];2));ROUND([.E12];2);TRIM(LEFT(ROUND([.E12];2);FIND(&quot;,&quot;;ROUND([.E12];2))-1)))*1;3);1)+1;&quot;&quot;;&quot;yüz&quot;;&quot;ikiyüz&quot;;&quot;üçyüz&quot;;&quot;dörtyüz&quot;;&quot;beşyüz&quot;;&quot;altıyüz&quot;;&quot;yediyüz&quot;;&quot;sekizyüz&quot;;&quot;dokuzyüz&quot;);&quot;&quot;)&amp;IF(IF(LEN(SUBSTITUTE(ROUND([.E12];2); &quot;,&quot;; &quot;&quot;))=LEN(ROUND([.E12];2));ROUND([.E12];2);TRIM(LEFT(ROUND([.E12];2);FIND(&quot;,&quot;;ROUND([.E12];2))-1)))*1&gt;=10;CHOOSE(LEFT(RIGHT(IF(LEN(SUBSTITUTE(ROUND([.E12];2); &quot;,&quot;; &quot;&quot;))=LEN(ROUND([.E12];2));ROUND([.E12];2);TRIM(LEFT(ROUND([.E12];2);FIND(&quot;,&quot;;ROUND([.E12];2))-1)))*1;2);1)+1;&quot;&quot;;&quot;on&quot;;&quot;yirmi&quot;;&quot;otuz&quot;;&quot;kırk&quot;;&quot;elli&quot;;&quot;altmış&quot;;&quot;yetmiş&quot;;&quot;seksen&quot;;&quot;doksan&quot;);&quot;&quot;)&amp;CHOOSE(MOD(IF(LEN(SUBSTITUTE(ROUND([.E12];2); &quot;,&quot;; &quot;&quot;))=LEN(ROUND([.E12];2));ROUND([.E12];2);TRIM(LEFT(ROUND([.E12];2);FIND(&quot;,&quot;;ROUND([.E12];2))-1)))*1;10)+1;&quot;&quot;;&quot;bir&quot;;&quot;iki&quot;;&quot;üç&quot;;&quot;dört&quot;;&quot;beş&quot;;&quot;altı&quot;;&quot;yedi&quot;;&quot;sekiz&quot;;&quot;dokuz&quot;)) &amp; &quot; TL &quot; &amp; IF(OR(LEN(SUBSTITUTE([.E12]; &quot;,&quot;; &quot;&quot;))=LEN([.E12]);LEN(SUBSTITUTE(ROUND([.E12];2); &quot;,&quot;; &quot;&quot;))=LEN(ROUND([.E12];2)));&quot;&quot;; PROPER(IF(IF(LEN(TRIM(RIGHT(ROUND([.E12];2);LEN(ROUND([.E12];2))-FIND(&quot;,&quot;;ROUND([.E12];2)))))&lt;2;TRIM(RIGHT(ROUND([.E12];2);LEN(ROUND([.E12];2))-FIND(&quot;,&quot;;ROUND([.E12];2))))*10;TRIM(RIGHT(ROUND([.E12];2);LEN(ROUND([.E12];2))-FIND(&quot;,&quot;;ROUND([.E12];2))))*1)&gt;=10^5;CHOOSE(LEFT(RIGHT(IF(LEN(TRIM(RIGHT(ROUND([.E12];2);LEN(ROUND([.E12];2))-FIND(&quot;,&quot;;ROUND([.E12];2)))))&lt;2;TRIM(RIGHT(ROUND([.E12];2);LEN(ROUND([.E12];2))-FIND(&quot;,&quot;;ROUND([.E12];2))))*10;TRIM(RIGHT(ROUND([.E12];2);LEN(ROUND([.E12];2))-FIND(&quot;,&quot;;ROUND([.E12];2))))*1);6);1)+1;&quot;&quot;;&quot;yüz&quot;;&quot;ikiyüz&quot;;&quot;üçyüz&quot;;&quot;dörtyüz&quot;;&quot;beşyüz&quot;;&quot;altıyüz&quot;;&quot;yediyüz&quot;;&quot;sekizyüz&quot;;&quot;dokuzyüz&quot;);&quot;&quot;)&amp;IF(IF(LEN(TRIM(RIGHT(ROUND([.E12];2);LEN(ROUND([.E12];2))-FIND(&quot;,&quot;;ROUND([.E12];2)))))&lt;2;TRIM(RIGHT(ROUND([.E12];2);LEN(ROUND([.E12];2))-FIND(&quot;,&quot;;ROUND([.E12];2))))*10;TRIM(RIGHT(ROUND([.E12];2);LEN(ROUND([.E12];2))-FIND(&quot;,&quot;;ROUND([.E12];2))))*1)&gt;=10^4;CHOOSE(LEFT(RIGHT(IF(LEN(TRIM(RIGHT(ROUND([.E12];2);LEN(ROUND([.E12];2))-FIND(&quot;,&quot;;ROUND([.E12];2)))))&lt;2;TRIM(RIGHT(ROUND([.E12];2);LEN(ROUND([.E12];2))-FIND(&quot;,&quot;;ROUND([.E12];2))))*10;TRIM(RIGHT(ROUND([.E12];2);LEN(ROUND([.E12];2))-FIND(&quot;,&quot;;ROUND([.E12];2))))*1);5);1)+1;&quot;&quot;;&quot;on&quot;;&quot;yirmi&quot;;&quot;otuz&quot;;&quot;kırk&quot;;&quot;elli&quot;;&quot;altmış&quot;;&quot;yetmiş&quot;;&quot;seksen&quot;;&quot;doksan&quot;);&quot;&quot;)&amp;IF(IF(LEN(TRIM(RIGHT(ROUND([.E12];2);LEN(ROUND([.E12];2))-FIND(&quot;,&quot;;ROUND([.E12];2)))))&lt;2;TRIM(RIGHT(ROUND([.E12];2);LEN(ROUND([.E12];2))-FIND(&quot;,&quot;;ROUND([.E12];2))))*10;TRIM(RIGHT(ROUND([.E12];2);LEN(ROUND([.E12];2))-FIND(&quot;,&quot;;ROUND([.E12];2))))*1)&gt;=10^3;CHOOSE(LEFT(RIGHT(IF(LEN(TRIM(RIGHT(ROUND([.E12];2);LEN(ROUND([.E12];2))-FIND(&quot;,&quot;;ROUND([.E12];2)))))&lt;2;TRIM(RIGHT(ROUND([.E12];2);LEN(ROUND([.E12];2))-FIND(&quot;,&quot;;ROUND([.E12];2))))*10;TRIM(RIGHT(ROUND([.E12];2);LEN(ROUND([.E12];2))-FIND(&quot;,&quot;;ROUND([.E12];2))))*1);4);1)+1;&quot;&quot;;&quot;&quot;;&quot;iki&quot;;&quot;üç&quot;;&quot;dört&quot;;&quot;beş&quot;;&quot;altı&quot;;&quot;yedi&quot;;&quot;sekiz&quot;;&quot;dokuz&quot;);&quot;&quot;)&amp;IF(IF(LEN(TRIM(RIGHT(ROUND([.E12];2);LEN(ROUND([.E12];2))-FIND(&quot;,&quot;;ROUND([.E12];2)))))&lt;2;TRIM(RIGHT(ROUND([.E12];2);LEN(ROUND([.E12];2))-FIND(&quot;,&quot;;ROUND([.E12];2))))*10;TRIM(RIGHT(ROUND([.E12];2);LEN(ROUND([.E12];2))-FIND(&quot;,&quot;;ROUND([.E12];2))))*1)&gt;=10;CHOOSE(LEFT(RIGHT(IF(LEN(TRIM(RIGHT(ROUND([.E12];2);LEN(ROUND([.E12];2))-FIND(&quot;,&quot;;ROUND([.E12];2)))))&lt;2;TRIM(RIGHT(ROUND([.E12];2);LEN(ROUND([.E12];2))-FIND(&quot;,&quot;;ROUND([.E12];2))))*10;TRIM(RIGHT(ROUND([.E12];2);LEN(ROUND([.E12];2))-FIND(&quot;,&quot;;ROUND([.E12];2))))*1);2);1)+1;&quot;&quot;;&quot;on&quot;;&quot;yirmi&quot;;&quot;otuz&quot;;&quot;kırk&quot;;&quot;elli&quot;;&quot;altmış&quot;;&quot;yetmiş&quot;;&quot;seksen&quot;;&quot;doksan&quot;);&quot;&quot;)&amp;CHOOSE(MOD(IF(LEN(TRIM(RIGHT(ROUND([.E12];2);LEN(ROUND([.E12];2))-FIND(&quot;,&quot;;ROUND([.E12];2)))))&lt;2;TRIM(RIGHT(ROUND([.E12];2);LEN(ROUND([.E12];2))-FIND(&quot;,&quot;;ROUND([.E12];2))))*10;TRIM(RIGHT(ROUND([.E12];2);LEN(ROUND([.E12];2))-FIND(&quot;,&quot;;ROUND([.E12];2))))*1);10)+1;&quot;&quot;;&quot;bir&quot;;&quot;iki&quot;;&quot;üç&quot;;&quot;dört&quot;;&quot;beş&quot;;&quot;altı&quot;;&quot;yedi&quot;;&quot;sekiz&quot;;&quot;dokuz&quot;)) &amp; &quot; Kr&quot;)" table:style-name="ce28">
            <text:p>İkibin TL<text:s/></text:p>
          </table:table-cell>
          <table:table-cell office:value-type="string" office:string-value="NAKDEN" table:formula="of:=[.G11]" table:style-name="ce24">
            <text:p>NAKDEN</text:p>
          </table:table-cell>
          <table:table-cell office:value-type="string" table:style-name="ce21">
            <text:p>10. Taksit</text:p>
          </table:table-cell>
          <table:table-cell table:number-columns-repeated="16376"/>
        </table:table-row>
        <table:table-row table:style-name="ro5">
          <table:covered-table-cell/>
          <table:table-cell office:value-type="float" office:value="11" table:style-name="ce24">
            <text:p>11</text:p>
          </table:table-cell>
          <table:table-cell office:value-type="date" office:date-value="2021-02-25T00:00:00" table:style-name="ce26">
            <text:p>25.02.2021</text:p>
          </table:table-cell>
          <table:table-cell office:value-type="date" office:date-value="2022-01-30T00:00:00" table:style-name="ce26">
            <text:p>30.01.2022</text:p>
          </table:table-cell>
          <table:table-cell office:value-type="float" office:value="2000" table:style-name="ce29">
            <text:p>2.000,00</text:p>
          </table:table-cell>
          <table:table-cell office:value-type="string" office:string-value="İkibin TL " table:formula="of:=PROPER(IF(IF(LEN(SUBSTITUTE(ROUND([.E13];2); &quot;,&quot;; &quot;&quot;))=LEN(ROUND([.E13];2));ROUND([.E13];2);TRIM(LEFT(ROUND([.E13];2);FIND(&quot;,&quot;;ROUND([.E13];2))-1)))*1&gt;=10^6;CHOOSE(LEFT(RIGHT(IF(LEN(SUBSTITUTE(ROUND([.E13];2); &quot;,&quot;; &quot;&quot;))=LEN(ROUND([.E13];2));ROUND([.E13];2);TRIM(LEFT(ROUND([.E13];2);FIND(&quot;,&quot;;ROUND([.E13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13];2); &quot;,&quot;; &quot;&quot;))=LEN(ROUND([.E13];2));ROUND([.E13];2);TRIM(LEFT(ROUND([.E13];2);FIND(&quot;,&quot;;ROUND([.E13];2))-1)))*1&gt;=10^5;CHOOSE(LEFT(RIGHT(IF(LEN(SUBSTITUTE(ROUND([.E13];2); &quot;,&quot;; &quot;&quot;))=LEN(ROUND([.E13];2));ROUND([.E13];2);TRIM(LEFT(ROUND([.E13];2);FIND(&quot;,&quot;;ROUND([.E13];2))-1)))*1;6);1)+1;&quot;&quot;;&quot;yüz&quot;;&quot;ikiyüz&quot;;&quot;üçyüz&quot;;&quot;dörtyüz&quot;;&quot;beşyüz&quot;;&quot;altıyüz&quot;;&quot;yediyüz&quot;;&quot;sekizyüz&quot;;&quot;dokuzyüz&quot;);&quot;&quot;)&amp;IF(IF(LEN(SUBSTITUTE(ROUND([.E13];2); &quot;,&quot;; &quot;&quot;))=LEN(ROUND([.E13];2));ROUND([.E13];2);TRIM(LEFT(ROUND([.E13];2);FIND(&quot;,&quot;;ROUND([.E13];2))-1)))*1&gt;=10^4;CHOOSE(LEFT(RIGHT(IF(LEN(SUBSTITUTE(ROUND([.E13];2); &quot;,&quot;; &quot;&quot;))=LEN(ROUND([.E13];2));ROUND([.E13];2);TRIM(LEFT(ROUND([.E13];2);FIND(&quot;,&quot;;ROUND([.E13];2))-1)))*1;5);1)+1;&quot;&quot;;&quot;on&quot;;&quot;yirmi&quot;;&quot;otuz&quot;;&quot;kırk&quot;;&quot;elli&quot;;&quot;altmış&quot;;&quot;yetmiş&quot;;&quot;seksen&quot;;&quot;doksan&quot;);&quot;&quot;)&amp;IF(IF(LEN(SUBSTITUTE(ROUND([.E13];2); &quot;,&quot;; &quot;&quot;))=LEN(ROUND([.E13];2));ROUND([.E13];2);TRIM(LEFT(ROUND([.E13];2);FIND(&quot;,&quot;;ROUND([.E13];2))-1)))*1&gt;=10^3;CHOOSE(LEFT(RIGHT(IF(LEN(SUBSTITUTE(ROUND([.E13];2); &quot;,&quot;; &quot;&quot;))=LEN(ROUND([.E13];2));ROUND([.E13];2);TRIM(LEFT(ROUND([.E13];2);FIND(&quot;,&quot;;ROUND([.E13];2))-1)))*1;4);1)+1;&quot;&quot;;&quot;&quot;;&quot;iki&quot;;&quot;üç&quot;;&quot;dört&quot;;&quot;beş&quot;;&quot;altı&quot;;&quot;yedi&quot;;&quot;sekiz&quot;;&quot;dokuz&quot;);&quot;&quot;)&amp;IF(AND(IF(LEN(SUBSTITUTE(ROUND([.E13];2); &quot;,&quot;; &quot;&quot;))=LEN(ROUND([.E13];2));ROUND([.E13];2);TRIM(LEFT(ROUND([.E13];2);FIND(&quot;,&quot;;ROUND([.E13];2))-1)))*1&gt;=10^3;VALUE(LEFT(RIGHT(IF(LEN(SUBSTITUTE(ROUND([.E13];2); &quot;,&quot;; &quot;&quot;))=LEN(ROUND([.E13];2));ROUND([.E13];2);TRIM(LEFT(ROUND([.E13];2);FIND(&quot;,&quot;;ROUND([.E13];2))-1)))*1;6);3))&gt;0);IF(AND(IF(LEN(SUBSTITUTE(ROUND([.E13];2); &quot;,&quot;; &quot;&quot;))=LEN(ROUND([.E13];2));ROUND([.E13];2);TRIM(LEFT(ROUND([.E13];2);FIND(&quot;,&quot;;ROUND([.E13];2))-1)))*1&gt;1999;LEFT(RIGHT(IF(LEN(SUBSTITUTE(ROUND([.E13];2); &quot;,&quot;; &quot;&quot;))=LEN(ROUND([.E13];2));ROUND([.E13];2);TRIM(LEFT(ROUND([.E13];2);FIND(&quot;,&quot;;ROUND([.E13];2))-1)))*1;4);1)=&quot;1&quot;;LEFT(RIGHT(IF(LEN(SUBSTITUTE(ROUND([.E13];2); &quot;,&quot;; &quot;&quot;))=LEN(ROUND([.E13];2));ROUND([.E13];2);TRIM(LEFT(ROUND([.E13];2);FIND(&quot;,&quot;;ROUND([.E13];2))-1)))*1;6);2)&lt;&gt;&quot;00&quot;);&quot;birbin&quot;;&quot;bin&quot;);&quot;&quot;)&amp;IF(IF(LEN(SUBSTITUTE(ROUND([.E13];2); &quot;,&quot;; &quot;&quot;))=LEN(ROUND([.E13];2));ROUND([.E13];2);TRIM(LEFT(ROUND([.E13];2);FIND(&quot;,&quot;;ROUND([.E13];2))-1)))*1&gt;=100;CHOOSE(LEFT(RIGHT(IF(LEN(SUBSTITUTE(ROUND([.E13];2); &quot;,&quot;; &quot;&quot;))=LEN(ROUND([.E13];2));ROUND([.E13];2);TRIM(LEFT(ROUND([.E13];2);FIND(&quot;,&quot;;ROUND([.E13];2))-1)))*1;3);1)+1;&quot;&quot;;&quot;yüz&quot;;&quot;ikiyüz&quot;;&quot;üçyüz&quot;;&quot;dörtyüz&quot;;&quot;beşyüz&quot;;&quot;altıyüz&quot;;&quot;yediyüz&quot;;&quot;sekizyüz&quot;;&quot;dokuzyüz&quot;);&quot;&quot;)&amp;IF(IF(LEN(SUBSTITUTE(ROUND([.E13];2); &quot;,&quot;; &quot;&quot;))=LEN(ROUND([.E13];2));ROUND([.E13];2);TRIM(LEFT(ROUND([.E13];2);FIND(&quot;,&quot;;ROUND([.E13];2))-1)))*1&gt;=10;CHOOSE(LEFT(RIGHT(IF(LEN(SUBSTITUTE(ROUND([.E13];2); &quot;,&quot;; &quot;&quot;))=LEN(ROUND([.E13];2));ROUND([.E13];2);TRIM(LEFT(ROUND([.E13];2);FIND(&quot;,&quot;;ROUND([.E13];2))-1)))*1;2);1)+1;&quot;&quot;;&quot;on&quot;;&quot;yirmi&quot;;&quot;otuz&quot;;&quot;kırk&quot;;&quot;elli&quot;;&quot;altmış&quot;;&quot;yetmiş&quot;;&quot;seksen&quot;;&quot;doksan&quot;);&quot;&quot;)&amp;CHOOSE(MOD(IF(LEN(SUBSTITUTE(ROUND([.E13];2); &quot;,&quot;; &quot;&quot;))=LEN(ROUND([.E13];2));ROUND([.E13];2);TRIM(LEFT(ROUND([.E13];2);FIND(&quot;,&quot;;ROUND([.E13];2))-1)))*1;10)+1;&quot;&quot;;&quot;bir&quot;;&quot;iki&quot;;&quot;üç&quot;;&quot;dört&quot;;&quot;beş&quot;;&quot;altı&quot;;&quot;yedi&quot;;&quot;sekiz&quot;;&quot;dokuz&quot;)) &amp; &quot; TL &quot; &amp; IF(OR(LEN(SUBSTITUTE([.E13]; &quot;,&quot;; &quot;&quot;))=LEN([.E13]);LEN(SUBSTITUTE(ROUND([.E13];2); &quot;,&quot;; &quot;&quot;))=LEN(ROUND([.E13];2)));&quot;&quot;; PROPER(IF(IF(LEN(TRIM(RIGHT(ROUND([.E13];2);LEN(ROUND([.E13];2))-FIND(&quot;,&quot;;ROUND([.E13];2)))))&lt;2;TRIM(RIGHT(ROUND([.E13];2);LEN(ROUND([.E13];2))-FIND(&quot;,&quot;;ROUND([.E13];2))))*10;TRIM(RIGHT(ROUND([.E13];2);LEN(ROUND([.E13];2))-FIND(&quot;,&quot;;ROUND([.E13];2))))*1)&gt;=10^5;CHOOSE(LEFT(RIGHT(IF(LEN(TRIM(RIGHT(ROUND([.E13];2);LEN(ROUND([.E13];2))-FIND(&quot;,&quot;;ROUND([.E13];2)))))&lt;2;TRIM(RIGHT(ROUND([.E13];2);LEN(ROUND([.E13];2))-FIND(&quot;,&quot;;ROUND([.E13];2))))*10;TRIM(RIGHT(ROUND([.E13];2);LEN(ROUND([.E13];2))-FIND(&quot;,&quot;;ROUND([.E13];2))))*1);6);1)+1;&quot;&quot;;&quot;yüz&quot;;&quot;ikiyüz&quot;;&quot;üçyüz&quot;;&quot;dörtyüz&quot;;&quot;beşyüz&quot;;&quot;altıyüz&quot;;&quot;yediyüz&quot;;&quot;sekizyüz&quot;;&quot;dokuzyüz&quot;);&quot;&quot;)&amp;IF(IF(LEN(TRIM(RIGHT(ROUND([.E13];2);LEN(ROUND([.E13];2))-FIND(&quot;,&quot;;ROUND([.E13];2)))))&lt;2;TRIM(RIGHT(ROUND([.E13];2);LEN(ROUND([.E13];2))-FIND(&quot;,&quot;;ROUND([.E13];2))))*10;TRIM(RIGHT(ROUND([.E13];2);LEN(ROUND([.E13];2))-FIND(&quot;,&quot;;ROUND([.E13];2))))*1)&gt;=10^4;CHOOSE(LEFT(RIGHT(IF(LEN(TRIM(RIGHT(ROUND([.E13];2);LEN(ROUND([.E13];2))-FIND(&quot;,&quot;;ROUND([.E13];2)))))&lt;2;TRIM(RIGHT(ROUND([.E13];2);LEN(ROUND([.E13];2))-FIND(&quot;,&quot;;ROUND([.E13];2))))*10;TRIM(RIGHT(ROUND([.E13];2);LEN(ROUND([.E13];2))-FIND(&quot;,&quot;;ROUND([.E13];2))))*1);5);1)+1;&quot;&quot;;&quot;on&quot;;&quot;yirmi&quot;;&quot;otuz&quot;;&quot;kırk&quot;;&quot;elli&quot;;&quot;altmış&quot;;&quot;yetmiş&quot;;&quot;seksen&quot;;&quot;doksan&quot;);&quot;&quot;)&amp;IF(IF(LEN(TRIM(RIGHT(ROUND([.E13];2);LEN(ROUND([.E13];2))-FIND(&quot;,&quot;;ROUND([.E13];2)))))&lt;2;TRIM(RIGHT(ROUND([.E13];2);LEN(ROUND([.E13];2))-FIND(&quot;,&quot;;ROUND([.E13];2))))*10;TRIM(RIGHT(ROUND([.E13];2);LEN(ROUND([.E13];2))-FIND(&quot;,&quot;;ROUND([.E13];2))))*1)&gt;=10^3;CHOOSE(LEFT(RIGHT(IF(LEN(TRIM(RIGHT(ROUND([.E13];2);LEN(ROUND([.E13];2))-FIND(&quot;,&quot;;ROUND([.E13];2)))))&lt;2;TRIM(RIGHT(ROUND([.E13];2);LEN(ROUND([.E13];2))-FIND(&quot;,&quot;;ROUND([.E13];2))))*10;TRIM(RIGHT(ROUND([.E13];2);LEN(ROUND([.E13];2))-FIND(&quot;,&quot;;ROUND([.E13];2))))*1);4);1)+1;&quot;&quot;;&quot;&quot;;&quot;iki&quot;;&quot;üç&quot;;&quot;dört&quot;;&quot;beş&quot;;&quot;altı&quot;;&quot;yedi&quot;;&quot;sekiz&quot;;&quot;dokuz&quot;);&quot;&quot;)&amp;IF(IF(LEN(TRIM(RIGHT(ROUND([.E13];2);LEN(ROUND([.E13];2))-FIND(&quot;,&quot;;ROUND([.E13];2)))))&lt;2;TRIM(RIGHT(ROUND([.E13];2);LEN(ROUND([.E13];2))-FIND(&quot;,&quot;;ROUND([.E13];2))))*10;TRIM(RIGHT(ROUND([.E13];2);LEN(ROUND([.E13];2))-FIND(&quot;,&quot;;ROUND([.E13];2))))*1)&gt;=10;CHOOSE(LEFT(RIGHT(IF(LEN(TRIM(RIGHT(ROUND([.E13];2);LEN(ROUND([.E13];2))-FIND(&quot;,&quot;;ROUND([.E13];2)))))&lt;2;TRIM(RIGHT(ROUND([.E13];2);LEN(ROUND([.E13];2))-FIND(&quot;,&quot;;ROUND([.E13];2))))*10;TRIM(RIGHT(ROUND([.E13];2);LEN(ROUND([.E13];2))-FIND(&quot;,&quot;;ROUND([.E13];2))))*1);2);1)+1;&quot;&quot;;&quot;on&quot;;&quot;yirmi&quot;;&quot;otuz&quot;;&quot;kırk&quot;;&quot;elli&quot;;&quot;altmış&quot;;&quot;yetmiş&quot;;&quot;seksen&quot;;&quot;doksan&quot;);&quot;&quot;)&amp;CHOOSE(MOD(IF(LEN(TRIM(RIGHT(ROUND([.E13];2);LEN(ROUND([.E13];2))-FIND(&quot;,&quot;;ROUND([.E13];2)))))&lt;2;TRIM(RIGHT(ROUND([.E13];2);LEN(ROUND([.E13];2))-FIND(&quot;,&quot;;ROUND([.E13];2))))*10;TRIM(RIGHT(ROUND([.E13];2);LEN(ROUND([.E13];2))-FIND(&quot;,&quot;;ROUND([.E13];2))))*1);10)+1;&quot;&quot;;&quot;bir&quot;;&quot;iki&quot;;&quot;üç&quot;;&quot;dört&quot;;&quot;beş&quot;;&quot;altı&quot;;&quot;yedi&quot;;&quot;sekiz&quot;;&quot;dokuz&quot;)) &amp; &quot; Kr&quot;)" table:style-name="ce28">
            <text:p>İkibin TL<text:s/></text:p>
          </table:table-cell>
          <table:table-cell office:value-type="string" office:string-value="NAKDEN" table:formula="of:=[.G12]" table:style-name="ce24">
            <text:p>NAKDEN</text:p>
          </table:table-cell>
          <table:table-cell office:value-type="string" table:style-name="ce21">
            <text:p>11. Taksit</text:p>
          </table:table-cell>
          <table:table-cell table:number-columns-repeated="16376"/>
        </table:table-row>
        <table:table-row table:style-name="ro5">
          <table:covered-table-cell/>
          <table:table-cell office:value-type="float" office:value="12" table:style-name="ce24">
            <text:p>12</text:p>
          </table:table-cell>
          <table:table-cell office:value-type="date" office:date-value="2021-02-25T00:00:00" table:style-name="ce26">
            <text:p>25.02.2021</text:p>
          </table:table-cell>
          <table:table-cell office:value-type="date" office:date-value="2022-02-28T00:00:00" table:style-name="ce26">
            <text:p>28.02.2022</text:p>
          </table:table-cell>
          <table:table-cell office:value-type="float" office:value="2000" table:style-name="ce29">
            <text:p>2.000,00</text:p>
          </table:table-cell>
          <table:table-cell office:value-type="string" office:string-value="İkibin TL " table:formula="of:=PROPER(IF(IF(LEN(SUBSTITUTE(ROUND([.E14];2); &quot;,&quot;; &quot;&quot;))=LEN(ROUND([.E14];2));ROUND([.E14];2);TRIM(LEFT(ROUND([.E14];2);FIND(&quot;,&quot;;ROUND([.E14];2))-1)))*1&gt;=10^6;CHOOSE(LEFT(RIGHT(IF(LEN(SUBSTITUTE(ROUND([.E14];2); &quot;,&quot;; &quot;&quot;))=LEN(ROUND([.E14];2));ROUND([.E14];2);TRIM(LEFT(ROUND([.E14];2);FIND(&quot;,&quot;;ROUND([.E14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14];2); &quot;,&quot;; &quot;&quot;))=LEN(ROUND([.E14];2));ROUND([.E14];2);TRIM(LEFT(ROUND([.E14];2);FIND(&quot;,&quot;;ROUND([.E14];2))-1)))*1&gt;=10^5;CHOOSE(LEFT(RIGHT(IF(LEN(SUBSTITUTE(ROUND([.E14];2); &quot;,&quot;; &quot;&quot;))=LEN(ROUND([.E14];2));ROUND([.E14];2);TRIM(LEFT(ROUND([.E14];2);FIND(&quot;,&quot;;ROUND([.E14];2))-1)))*1;6);1)+1;&quot;&quot;;&quot;yüz&quot;;&quot;ikiyüz&quot;;&quot;üçyüz&quot;;&quot;dörtyüz&quot;;&quot;beşyüz&quot;;&quot;altıyüz&quot;;&quot;yediyüz&quot;;&quot;sekizyüz&quot;;&quot;dokuzyüz&quot;);&quot;&quot;)&amp;IF(IF(LEN(SUBSTITUTE(ROUND([.E14];2); &quot;,&quot;; &quot;&quot;))=LEN(ROUND([.E14];2));ROUND([.E14];2);TRIM(LEFT(ROUND([.E14];2);FIND(&quot;,&quot;;ROUND([.E14];2))-1)))*1&gt;=10^4;CHOOSE(LEFT(RIGHT(IF(LEN(SUBSTITUTE(ROUND([.E14];2); &quot;,&quot;; &quot;&quot;))=LEN(ROUND([.E14];2));ROUND([.E14];2);TRIM(LEFT(ROUND([.E14];2);FIND(&quot;,&quot;;ROUND([.E14];2))-1)))*1;5);1)+1;&quot;&quot;;&quot;on&quot;;&quot;yirmi&quot;;&quot;otuz&quot;;&quot;kırk&quot;;&quot;elli&quot;;&quot;altmış&quot;;&quot;yetmiş&quot;;&quot;seksen&quot;;&quot;doksan&quot;);&quot;&quot;)&amp;IF(IF(LEN(SUBSTITUTE(ROUND([.E14];2); &quot;,&quot;; &quot;&quot;))=LEN(ROUND([.E14];2));ROUND([.E14];2);TRIM(LEFT(ROUND([.E14];2);FIND(&quot;,&quot;;ROUND([.E14];2))-1)))*1&gt;=10^3;CHOOSE(LEFT(RIGHT(IF(LEN(SUBSTITUTE(ROUND([.E14];2); &quot;,&quot;; &quot;&quot;))=LEN(ROUND([.E14];2));ROUND([.E14];2);TRIM(LEFT(ROUND([.E14];2);FIND(&quot;,&quot;;ROUND([.E14];2))-1)))*1;4);1)+1;&quot;&quot;;&quot;&quot;;&quot;iki&quot;;&quot;üç&quot;;&quot;dört&quot;;&quot;beş&quot;;&quot;altı&quot;;&quot;yedi&quot;;&quot;sekiz&quot;;&quot;dokuz&quot;);&quot;&quot;)&amp;IF(AND(IF(LEN(SUBSTITUTE(ROUND([.E14];2); &quot;,&quot;; &quot;&quot;))=LEN(ROUND([.E14];2));ROUND([.E14];2);TRIM(LEFT(ROUND([.E14];2);FIND(&quot;,&quot;;ROUND([.E14];2))-1)))*1&gt;=10^3;VALUE(LEFT(RIGHT(IF(LEN(SUBSTITUTE(ROUND([.E14];2); &quot;,&quot;; &quot;&quot;))=LEN(ROUND([.E14];2));ROUND([.E14];2);TRIM(LEFT(ROUND([.E14];2);FIND(&quot;,&quot;;ROUND([.E14];2))-1)))*1;6);3))&gt;0);IF(AND(IF(LEN(SUBSTITUTE(ROUND([.E14];2); &quot;,&quot;; &quot;&quot;))=LEN(ROUND([.E14];2));ROUND([.E14];2);TRIM(LEFT(ROUND([.E14];2);FIND(&quot;,&quot;;ROUND([.E14];2))-1)))*1&gt;1999;LEFT(RIGHT(IF(LEN(SUBSTITUTE(ROUND([.E14];2); &quot;,&quot;; &quot;&quot;))=LEN(ROUND([.E14];2));ROUND([.E14];2);TRIM(LEFT(ROUND([.E14];2);FIND(&quot;,&quot;;ROUND([.E14];2))-1)))*1;4);1)=&quot;1&quot;;LEFT(RIGHT(IF(LEN(SUBSTITUTE(ROUND([.E14];2); &quot;,&quot;; &quot;&quot;))=LEN(ROUND([.E14];2));ROUND([.E14];2);TRIM(LEFT(ROUND([.E14];2);FIND(&quot;,&quot;;ROUND([.E14];2))-1)))*1;6);2)&lt;&gt;&quot;00&quot;);&quot;birbin&quot;;&quot;bin&quot;);&quot;&quot;)&amp;IF(IF(LEN(SUBSTITUTE(ROUND([.E14];2); &quot;,&quot;; &quot;&quot;))=LEN(ROUND([.E14];2));ROUND([.E14];2);TRIM(LEFT(ROUND([.E14];2);FIND(&quot;,&quot;;ROUND([.E14];2))-1)))*1&gt;=100;CHOOSE(LEFT(RIGHT(IF(LEN(SUBSTITUTE(ROUND([.E14];2); &quot;,&quot;; &quot;&quot;))=LEN(ROUND([.E14];2));ROUND([.E14];2);TRIM(LEFT(ROUND([.E14];2);FIND(&quot;,&quot;;ROUND([.E14];2))-1)))*1;3);1)+1;&quot;&quot;;&quot;yüz&quot;;&quot;ikiyüz&quot;;&quot;üçyüz&quot;;&quot;dörtyüz&quot;;&quot;beşyüz&quot;;&quot;altıyüz&quot;;&quot;yediyüz&quot;;&quot;sekizyüz&quot;;&quot;dokuzyüz&quot;);&quot;&quot;)&amp;IF(IF(LEN(SUBSTITUTE(ROUND([.E14];2); &quot;,&quot;; &quot;&quot;))=LEN(ROUND([.E14];2));ROUND([.E14];2);TRIM(LEFT(ROUND([.E14];2);FIND(&quot;,&quot;;ROUND([.E14];2))-1)))*1&gt;=10;CHOOSE(LEFT(RIGHT(IF(LEN(SUBSTITUTE(ROUND([.E14];2); &quot;,&quot;; &quot;&quot;))=LEN(ROUND([.E14];2));ROUND([.E14];2);TRIM(LEFT(ROUND([.E14];2);FIND(&quot;,&quot;;ROUND([.E14];2))-1)))*1;2);1)+1;&quot;&quot;;&quot;on&quot;;&quot;yirmi&quot;;&quot;otuz&quot;;&quot;kırk&quot;;&quot;elli&quot;;&quot;altmış&quot;;&quot;yetmiş&quot;;&quot;seksen&quot;;&quot;doksan&quot;);&quot;&quot;)&amp;CHOOSE(MOD(IF(LEN(SUBSTITUTE(ROUND([.E14];2); &quot;,&quot;; &quot;&quot;))=LEN(ROUND([.E14];2));ROUND([.E14];2);TRIM(LEFT(ROUND([.E14];2);FIND(&quot;,&quot;;ROUND([.E14];2))-1)))*1;10)+1;&quot;&quot;;&quot;bir&quot;;&quot;iki&quot;;&quot;üç&quot;;&quot;dört&quot;;&quot;beş&quot;;&quot;altı&quot;;&quot;yedi&quot;;&quot;sekiz&quot;;&quot;dokuz&quot;)) &amp; &quot; TL &quot; &amp; IF(OR(LEN(SUBSTITUTE([.E14]; &quot;,&quot;; &quot;&quot;))=LEN([.E14]);LEN(SUBSTITUTE(ROUND([.E14];2); &quot;,&quot;; &quot;&quot;))=LEN(ROUND([.E14];2)));&quot;&quot;; PROPER(IF(IF(LEN(TRIM(RIGHT(ROUND([.E14];2);LEN(ROUND([.E14];2))-FIND(&quot;,&quot;;ROUND([.E14];2)))))&lt;2;TRIM(RIGHT(ROUND([.E14];2);LEN(ROUND([.E14];2))-FIND(&quot;,&quot;;ROUND([.E14];2))))*10;TRIM(RIGHT(ROUND([.E14];2);LEN(ROUND([.E14];2))-FIND(&quot;,&quot;;ROUND([.E14];2))))*1)&gt;=10^5;CHOOSE(LEFT(RIGHT(IF(LEN(TRIM(RIGHT(ROUND([.E14];2);LEN(ROUND([.E14];2))-FIND(&quot;,&quot;;ROUND([.E14];2)))))&lt;2;TRIM(RIGHT(ROUND([.E14];2);LEN(ROUND([.E14];2))-FIND(&quot;,&quot;;ROUND([.E14];2))))*10;TRIM(RIGHT(ROUND([.E14];2);LEN(ROUND([.E14];2))-FIND(&quot;,&quot;;ROUND([.E14];2))))*1);6);1)+1;&quot;&quot;;&quot;yüz&quot;;&quot;ikiyüz&quot;;&quot;üçyüz&quot;;&quot;dörtyüz&quot;;&quot;beşyüz&quot;;&quot;altıyüz&quot;;&quot;yediyüz&quot;;&quot;sekizyüz&quot;;&quot;dokuzyüz&quot;);&quot;&quot;)&amp;IF(IF(LEN(TRIM(RIGHT(ROUND([.E14];2);LEN(ROUND([.E14];2))-FIND(&quot;,&quot;;ROUND([.E14];2)))))&lt;2;TRIM(RIGHT(ROUND([.E14];2);LEN(ROUND([.E14];2))-FIND(&quot;,&quot;;ROUND([.E14];2))))*10;TRIM(RIGHT(ROUND([.E14];2);LEN(ROUND([.E14];2))-FIND(&quot;,&quot;;ROUND([.E14];2))))*1)&gt;=10^4;CHOOSE(LEFT(RIGHT(IF(LEN(TRIM(RIGHT(ROUND([.E14];2);LEN(ROUND([.E14];2))-FIND(&quot;,&quot;;ROUND([.E14];2)))))&lt;2;TRIM(RIGHT(ROUND([.E14];2);LEN(ROUND([.E14];2))-FIND(&quot;,&quot;;ROUND([.E14];2))))*10;TRIM(RIGHT(ROUND([.E14];2);LEN(ROUND([.E14];2))-FIND(&quot;,&quot;;ROUND([.E14];2))))*1);5);1)+1;&quot;&quot;;&quot;on&quot;;&quot;yirmi&quot;;&quot;otuz&quot;;&quot;kırk&quot;;&quot;elli&quot;;&quot;altmış&quot;;&quot;yetmiş&quot;;&quot;seksen&quot;;&quot;doksan&quot;);&quot;&quot;)&amp;IF(IF(LEN(TRIM(RIGHT(ROUND([.E14];2);LEN(ROUND([.E14];2))-FIND(&quot;,&quot;;ROUND([.E14];2)))))&lt;2;TRIM(RIGHT(ROUND([.E14];2);LEN(ROUND([.E14];2))-FIND(&quot;,&quot;;ROUND([.E14];2))))*10;TRIM(RIGHT(ROUND([.E14];2);LEN(ROUND([.E14];2))-FIND(&quot;,&quot;;ROUND([.E14];2))))*1)&gt;=10^3;CHOOSE(LEFT(RIGHT(IF(LEN(TRIM(RIGHT(ROUND([.E14];2);LEN(ROUND([.E14];2))-FIND(&quot;,&quot;;ROUND([.E14];2)))))&lt;2;TRIM(RIGHT(ROUND([.E14];2);LEN(ROUND([.E14];2))-FIND(&quot;,&quot;;ROUND([.E14];2))))*10;TRIM(RIGHT(ROUND([.E14];2);LEN(ROUND([.E14];2))-FIND(&quot;,&quot;;ROUND([.E14];2))))*1);4);1)+1;&quot;&quot;;&quot;&quot;;&quot;iki&quot;;&quot;üç&quot;;&quot;dört&quot;;&quot;beş&quot;;&quot;altı&quot;;&quot;yedi&quot;;&quot;sekiz&quot;;&quot;dokuz&quot;);&quot;&quot;)&amp;IF(IF(LEN(TRIM(RIGHT(ROUND([.E14];2);LEN(ROUND([.E14];2))-FIND(&quot;,&quot;;ROUND([.E14];2)))))&lt;2;TRIM(RIGHT(ROUND([.E14];2);LEN(ROUND([.E14];2))-FIND(&quot;,&quot;;ROUND([.E14];2))))*10;TRIM(RIGHT(ROUND([.E14];2);LEN(ROUND([.E14];2))-FIND(&quot;,&quot;;ROUND([.E14];2))))*1)&gt;=10;CHOOSE(LEFT(RIGHT(IF(LEN(TRIM(RIGHT(ROUND([.E14];2);LEN(ROUND([.E14];2))-FIND(&quot;,&quot;;ROUND([.E14];2)))))&lt;2;TRIM(RIGHT(ROUND([.E14];2);LEN(ROUND([.E14];2))-FIND(&quot;,&quot;;ROUND([.E14];2))))*10;TRIM(RIGHT(ROUND([.E14];2);LEN(ROUND([.E14];2))-FIND(&quot;,&quot;;ROUND([.E14];2))))*1);2);1)+1;&quot;&quot;;&quot;on&quot;;&quot;yirmi&quot;;&quot;otuz&quot;;&quot;kırk&quot;;&quot;elli&quot;;&quot;altmış&quot;;&quot;yetmiş&quot;;&quot;seksen&quot;;&quot;doksan&quot;);&quot;&quot;)&amp;CHOOSE(MOD(IF(LEN(TRIM(RIGHT(ROUND([.E14];2);LEN(ROUND([.E14];2))-FIND(&quot;,&quot;;ROUND([.E14];2)))))&lt;2;TRIM(RIGHT(ROUND([.E14];2);LEN(ROUND([.E14];2))-FIND(&quot;,&quot;;ROUND([.E14];2))))*10;TRIM(RIGHT(ROUND([.E14];2);LEN(ROUND([.E14];2))-FIND(&quot;,&quot;;ROUND([.E14];2))))*1);10)+1;&quot;&quot;;&quot;bir&quot;;&quot;iki&quot;;&quot;üç&quot;;&quot;dört&quot;;&quot;beş&quot;;&quot;altı&quot;;&quot;yedi&quot;;&quot;sekiz&quot;;&quot;dokuz&quot;)) &amp; &quot; Kr&quot;)" table:style-name="ce28">
            <text:p>İkibin TL<text:s/></text:p>
          </table:table-cell>
          <table:table-cell office:value-type="string" office:string-value="NAKDEN" table:formula="of:=[.G13]" table:style-name="ce24">
            <text:p>NAKDEN</text:p>
          </table:table-cell>
          <table:table-cell office:value-type="string" table:style-name="ce21">
            <text:p>12. Taksit</text:p>
          </table:table-cell>
          <table:table-cell table:number-columns-repeated="16376"/>
        </table:table-row>
        <table:table-row table:style-name="ro5">
          <table:covered-table-cell/>
          <table:table-cell table:style-name="ce20"/>
          <table:table-cell table:style-name="ce26"/>
          <table:table-cell table:style-name="ce22"/>
          <table:table-cell table:style-name="ce10"/>
          <table:table-cell table:style-name="ce23"/>
          <table:table-cell table:number-columns-repeated="2" table:style-name="ce24"/>
          <table:table-cell table:number-columns-repeated="16376"/>
        </table:table-row>
        <table:table-row table:style-name="ro5">
          <table:table-cell table:number-columns-spanned="1" table:number-rows-spanned="4" table:style-name="ce33"/>
          <table:table-cell table:style-name="ce20"/>
          <table:table-cell table:style-name="ce26"/>
          <table:table-cell table:style-name="ce22"/>
          <table:table-cell table:style-name="ce10"/>
          <table:table-cell table:style-name="ce23"/>
          <table:table-cell table:number-columns-repeated="2" table:style-name="ce24"/>
          <table:table-cell table:number-columns-repeated="16376"/>
        </table:table-row>
        <table:table-row table:style-name="ro5">
          <table:covered-table-cell/>
          <table:table-cell table:style-name="ce20"/>
          <table:table-cell table:style-name="ce26"/>
          <table:table-cell table:style-name="ce22"/>
          <table:table-cell table:style-name="ce10"/>
          <table:table-cell table:style-name="ce23"/>
          <table:table-cell table:number-columns-repeated="2" table:style-name="ce24"/>
          <table:table-cell table:number-columns-repeated="16376"/>
        </table:table-row>
        <table:table-row table:style-name="ro5">
          <table:covered-table-cell/>
          <table:table-cell table:style-name="ce20"/>
          <table:table-cell table:style-name="ce21"/>
          <table:table-cell table:style-name="ce22"/>
          <table:table-cell table:style-name="ce10"/>
          <table:table-cell table:style-name="ce23"/>
          <table:table-cell table:number-columns-repeated="2" table:style-name="ce24"/>
          <table:table-cell table:number-columns-repeated="16376"/>
        </table:table-row>
        <table:table-row table:style-name="ro5">
          <table:covered-table-cell/>
          <table:table-cell table:style-name="ce20"/>
          <table:table-cell table:style-name="ce24"/>
          <table:table-cell table:style-name="ce22"/>
          <table:table-cell table:style-name="ce10"/>
          <table:table-cell table:style-name="ce23"/>
          <table:table-cell table:number-columns-repeated="2" table:style-name="ce24"/>
          <table:table-cell table:number-columns-repeated="16376"/>
        </table:table-row>
        <table:table-row table:number-rows-repeated="3" table:style-name="ro2">
          <table:table-cell table:style-name="ce11"/>
          <table:table-cell table:style-name="ce30"/>
          <table:table-cell table:number-columns-repeated="2" table:style-name="ce19"/>
          <table:table-cell table:style-name="ce11"/>
          <table:table-cell table:style-name="ce31"/>
          <table:table-cell table:number-columns-repeated="2" table:style-name="ce32"/>
          <table:table-cell table:number-columns-repeated="16376"/>
        </table:table-row>
        <table:table-row table:number-rows-repeated="1048554" table:style-name="ro1">
          <table:table-cell table:number-columns-repeated="16384"/>
        </table:table-row>
      </table:table>
      <table:table table:name="Senet_Önizleme" table:style-name="ta3">
        <table:table-column table:style-name="co21" table:default-cell-style-name="ce39"/>
        <table:table-column table:style-name="co22" table:default-cell-style-name="ce39"/>
        <table:table-column table:style-name="co23" table:default-cell-style-name="ce39"/>
        <table:table-column table:style-name="co18" table:default-cell-style-name="ce39"/>
        <table:table-column table:style-name="co24" table:default-cell-style-name="ce39"/>
        <table:table-column table:style-name="co1" table:default-cell-style-name="ce39"/>
        <table:table-column table:style-name="co25" table:default-cell-style-name="ce39"/>
        <table:table-column table:style-name="co26" table:default-cell-style-name="ce39"/>
        <table:table-column table:style-name="co27" table:default-cell-style-name="ce39"/>
        <table:table-column table:style-name="co28" table:default-cell-style-name="ce39"/>
        <table:table-column table:style-name="co29" table:default-cell-style-name="ce39"/>
        <table:table-column table:style-name="co30" table:default-cell-style-name="ce39"/>
        <table:table-column table:style-name="co31" table:default-cell-style-name="ce39"/>
        <table:table-column table:style-name="co32" table:default-cell-style-name="ce39"/>
        <table:table-column table:style-name="co33" table:default-cell-style-name="ce39"/>
        <table:table-column table:style-name="co21" table:default-cell-style-name="ce39"/>
        <table:table-column table:style-name="co12" table:number-columns-repeated="1008" table:default-cell-style-name="ce39"/>
        <table:table-column table:style-name="co8" table:number-columns-repeated="15360" table:default-cell-style-name="ce1"/>
        <table:table-row table:style-name="ro6">
          <table:table-cell table:style-name="ce35"/>
          <table:table-cell table:style-name="ce36"/>
          <table:table-cell table:number-columns-repeated="13" table:style-name="ce37"/>
          <table:table-cell table:style-name="ce38"/>
          <table:table-cell table:number-columns-repeated="16368"/>
        </table:table-row>
        <table:table-row table:style-name="ro6">
          <table:table-cell table:style-name="ce40"/>
          <table:table-cell table:style-name="ce41"/>
          <table:table-cell table:style-name="ce40"/>
          <table:table-cell office:value-type="string" table:style-name="ce42">
            <text:p>Senedin</text:p>
          </table:table-cell>
          <table:table-cell office:value-type="string" office:string-value="Bursa Fabrika Satış Mağazası – Adem Duman    - Taksit No: # 1 #  " table:formula="of:=[.$D9] &amp;&quot;    - Taksit No: &quot; &amp; [.$D4]&amp;&quot;  &quot;" table:number-columns-spanned="1" table:number-rows-spanned="18" table:style-name="ce81">
            <text:p>Bursa Fabrika Satış Mağazası – Adem Duman <text:s text:c="3"/>- Taksit No: # 1 #<text:s text:c="2"/></text:p>
          </table:table-cell>
          <table:table-cell table:style-name="ce40"/>
          <table:table-cell office:value-type="string" table:style-name="ce43">
            <text:p>Ödeme Günü</text:p>
          </table:table-cell>
          <table:table-cell table:style-name="ce40"/>
          <table:table-cell office:value-type="string" table:style-name="ce43">
            <text:p>Türk Lirası</text:p>
          </table:table-cell>
          <table:table-cell office:value-type="string" table:style-name="ce43">
            <text:p>Kuruş</text:p>
          </table:table-cell>
          <table:table-cell table:style-name="ce1"/>
          <table:table-cell table:style-name="ce40"/>
          <table:table-cell office:value-type="string" table:style-name="ce43">
            <text:p>No</text:p>
          </table:table-cell>
          <table:table-cell table:style-name="ce44"/>
          <table:table-cell office:value-type="string" table:style-name="ce43">
            <text:p>Düzenleme Tarihi</text:p>
          </table:table-cell>
          <table:table-cell table:style-name="ce45"/>
          <table:table-cell table:number-columns-repeated="16368" table:style-name="ce46"/>
        </table:table-row>
        <table:table-row table:style-name="ro6">
          <table:table-cell table:style-name="ce35"/>
          <table:table-cell table:style-name="ce47"/>
          <table:table-cell table:style-name="ce48"/>
          <table:table-cell office:value-type="string" table:style-name="ce49">
            <text:p>No:</text:p>
          </table:table-cell>
          <table:covered-table-cell/>
          <table:table-cell table:style-name="ce35"/>
          <table:table-cell office:value-type="date" office:date-value="2021-03-30T00:00:00" table:formula="of:=[.D17]" table:style-name="ce50">
            <text:p>30.03.2021</text:p>
          </table:table-cell>
          <table:table-cell table:style-name="ce51"/>
          <table:table-cell office:value-type="string" office:string-value="# 2.000 TL #" table:formula="of:=[.D6]" table:style-name="ce52">
            <text:p># 2.000 TL #</text:p>
          </table:table-cell>
          <table:table-cell office:value-type="string" office:string-value="#   Krş #" table:formula="of:=[.D7]" table:style-name="ce53">
            <text:p># <text:s text:c="2"/>Krş #</text:p>
          </table:table-cell>
          <table:table-cell table:style-name="ce1"/>
          <table:table-cell table:style-name="ce51"/>
          <table:table-cell office:value-type="string" office:string-value="# 1 #" table:formula="of:=[.D4]" table:style-name="ce54">
            <text:p># 1 #</text:p>
          </table:table-cell>
          <table:table-cell table:style-name="ce44"/>
          <table:table-cell office:value-type="date" office:date-value="2021-02-25T00:00:00" table:formula="of:=[.D19]" table:style-name="ce55">
            <text:p>25.02.2021</text:p>
          </table:table-cell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48"/>
          <table:table-cell office:value-type="string" office:string-value="# 1 #" table:formula="of:=&quot;# &quot;&amp;TEXT(INT([Senet_Taksit_Giriş.B3]);&quot;##.##0&quot;)&amp;&quot; #&quot;" table:style-name="ce57">
            <text:p># 1 #</text:p>
          </table:table-cell>
          <table:covered-table-cell/>
          <table:table-cell table:number-columns-repeated="10" table:style-name="ce35"/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48"/>
          <table:table-cell office:value-type="string" table:style-name="ce58">
            <text:p>Tutarı</text:p>
          </table:table-cell>
          <table:covered-table-cell/>
          <table:table-cell office:value-type="string" office:string-value="   İş bu emre muharrer senedimizin mükabilinde 00 mmmm 2021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table:formula="of:=&quot;   İş bu emre muharrer senedim&quot;&amp;IF([Senet_Borçlu_Alacaklı_Giriş.$C$4]=&quot;Gerçek Kişi&quot;;&quot;in&quot;;&quot;izin&quot;)&amp;&quot; mükabilinde &quot;&amp;TEXT([.G3];&quot;dd mmmm yyyy&quot;)&amp;&quot; tarihinde Sayın : &quot;&amp;[Senet_Borçlu_Alacaklı_Giriş.$C$1]&amp;&quot; 'ya veyahut emruhavalesine yukarıda yazılı Yalnız # &quot;&amp;[Senet_Taksit_Giriş.F3]&amp;&quot; # ödeyeceği&quot;&amp;IF([Senet_Borçlu_Alacaklı_Giriş.$C$4]=&quot;Gerçek Kişi&quot;;&quot;m.&quot;;&quot;z.&quot;)&amp;&quot; Bedeli &quot;&amp;[Senet_Taksit_Giriş.G3]&amp;&quot; ahzolunmuştur. İş bu bono vadesinde ödenmediği taktirde; iş bu bononun düzenleme tarihinin temerrüt başlangıç tarihi olarak kabul edileceğini, müteakip bonolarında muacceliyet kesbedeceğini,&quot;&amp;&quot; ihtilaf vukuunda &quot;&amp;[Senet_Borçlu_Alacaklı_Giriş.$C$2]&amp;&quot; mahkemelerinin selahiyetini şimdiden kabul eyleri&quot;&amp;IF([Senet_Borçlu_Alacaklı_Giriş.$C$4]=&quot;Gerçek Kişi&quot;;&quot;m.&quot;;&quot;z.&quot;)" table:number-columns-spanned="10" table:number-rows-spanned="4" table:style-name="ce69">
            <text:p><text:s text:c="3"/>İş bu emre muharrer senedimizin mükabilinde 00 mmmm 2021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/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48"/>
          <table:table-cell office:value-type="string" office:string-value="# 2.000 TL #" table:formula="of:=&quot;# &quot;&amp;TEXT(INT([Senet_Taksit_Giriş.E3]);&quot;##.##0&quot;)&amp;&quot; TL #&quot;" table:style-name="ce59">
            <text:p># 2.000 TL #</text:p>
          </table:table-cell>
          <table:covered-table-cell/>
          <table:covered-table-cell/>
          <table:covered-table-cell table:number-columns-repeated="9"/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35"/>
          <table:table-cell office:value-type="string" office:string-value="#   Krş #" table:formula="of:=&quot;# &quot;&amp;TEXT(([Senet_Taksit_Giriş.E3]-INT([Senet_Taksit_Giriş.E3]))*100;&quot;##.##&quot;)&amp;&quot;  Krş #&quot;" table:style-name="ce57">
            <text:p># <text:s text:c="2"/>Krş #</text:p>
          </table:table-cell>
          <table:covered-table-cell/>
          <table:covered-table-cell/>
          <table:covered-table-cell table:number-columns-repeated="9"/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35"/>
          <table:table-cell office:value-type="string" table:style-name="ce58">
            <text:p>Borçlu:</text:p>
          </table:table-cell>
          <table:covered-table-cell/>
          <table:covered-table-cell/>
          <table:covered-table-cell table:number-columns-repeated="9"/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60"/>
          <table:table-cell table:style-name="ce35"/>
          <table:table-cell office:value-type="string" office:string-value="Bursa Fabrika Satış Mağazası – Adem Duman" table:formula="of:=[Senet_Borçlu_Alacaklı_Giriş.C5]" table:number-columns-spanned="1" table:number-rows-spanned="7" table:style-name="ce70">
            <text:p>Bursa Fabrika Satış Mağazası – Adem Duman</text:p>
          </table:table-cell>
          <table:covered-table-cell/>
          <table:table-cell table:number-columns-repeated="10" table:style-name="ce44"/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35"/>
          <table:covered-table-cell/>
          <table:covered-table-cell/>
          <table:table-cell office:value-type="string" table:number-columns-spanned="1" table:number-rows-spanned="5" table:style-name="ce71">
            <text:p>ÖDEYECEK</text:p>
          </table:table-cell>
          <table:table-cell office:value-type="string" office:string-value="İsim : Bursa Fabrika Satış Mağazası – Adem Duman" table:formula="of:=&quot;İsim : &quot;&amp;[.$D9]" table:number-columns-spanned="4" table:number-rows-spanned="1" table:style-name="ce72">
            <text:p>İsim : Bursa Fabrika Satış Mağazası – Adem Duman</text:p>
          </table:table-cell>
          <table:covered-table-cell table:number-columns-repeated="3"/>
          <table:table-cell table:number-columns-spanned="4" table:number-rows-spanned="1" table:style-name="ce73"/>
          <table:covered-table-cell table:number-columns-repeated="3"/>
          <table:table-cell table:style-name="ce38"/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61"/>
          <table:table-cell table:style-name="ce62"/>
          <table:covered-table-cell/>
          <table:covered-table-cell/>
          <table:covered-table-cell/>
          <table:table-cell office:value-type="string" office:string-value="Adres : Hızarhane Cad. No:5 TOKAT" table:formula="of:=&quot;Adres : &quot; &amp;[Senet_Borçlu_Alacaklı_Giriş.$C$6]" table:number-columns-spanned="5" table:number-rows-spanned="2" table:style-name="ce74">
            <text:p>Adres : Hızarhane Cad. No:5 TOKAT</text:p>
          </table:table-cell>
          <table:covered-table-cell table:number-columns-repeated="4"/>
          <table:table-cell table:number-columns-repeated="3" table:style-name="ce35"/>
          <table:table-cell table:number-columns-repeated="2" table:style-name="ce56"/>
          <table:table-cell table:number-columns-repeated="16368"/>
        </table:table-row>
        <table:table-row table:style-name="ro6">
          <table:table-cell table:style-name="ce35"/>
          <table:table-cell table:style-name="ce61"/>
          <table:table-cell table:style-name="ce62"/>
          <table:covered-table-cell/>
          <table:covered-table-cell/>
          <table:covered-table-cell/>
          <table:covered-table-cell/>
          <table:covered-table-cell table:number-columns-repeated="4"/>
          <table:table-cell office:value-type="string" table:style-name="ce48">
            <text:p>İmza</text:p>
          </table:table-cell>
          <table:table-cell table:style-name="ce48"/>
          <table:table-cell table:style-name="ce44"/>
          <table:table-cell table:number-columns-repeated="2" table:style-name="ce56"/>
          <table:table-cell table:number-columns-repeated="16368"/>
        </table:table-row>
        <table:table-row table:style-name="ro6">
          <table:table-cell table:style-name="ce35"/>
          <table:table-cell table:style-name="ce61"/>
          <table:table-cell table:style-name="ce62"/>
          <table:covered-table-cell/>
          <table:covered-table-cell/>
          <table:covered-table-cell/>
          <table:table-cell office:value-type="string" office:string-value="Vergi Dairesi : Tokat" table:formula="of:=&quot;Vergi Dairesi : &quot;&amp;[Senet_Borçlu_Alacaklı_Giriş.$C$7]" table:number-columns-spanned="4" table:number-rows-spanned="1" table:style-name="ce75">
            <text:p>Vergi Dairesi : Tokat</text:p>
          </table:table-cell>
          <table:covered-table-cell table:number-columns-repeated="3"/>
          <table:table-cell table:number-columns-repeated="4" table:style-name="ce35"/>
          <table:table-cell table:number-columns-repeated="2" table:style-name="ce56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35"/>
          <table:covered-table-cell/>
          <table:covered-table-cell/>
          <table:covered-table-cell/>
          <table:table-cell office:value-type="string" office:string-value="Vergi No / TC Kimlik No : 341 3267 6260" table:formula="of:=&quot;Vergi No / TC Kimlik No : &quot;&amp;[Senet_Borçlu_Alacaklı_Giriş.$C$8]" table:number-columns-spanned="4" table:number-rows-spanned="1" table:style-name="ce76">
            <text:p>Vergi No / TC Kimlik No : 341 3267 6260</text:p>
          </table:table-cell>
          <table:covered-table-cell table:number-columns-repeated="3"/>
          <table:table-cell table:number-columns-repeated="4" table:style-name="ce63"/>
          <table:table-cell table:style-name="ce64"/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60"/>
          <table:table-cell table:style-name="ce35"/>
          <table:covered-table-cell/>
          <table:covered-table-cell/>
          <table:table-cell office:value-type="string" table:number-columns-spanned="1" table:number-rows-spanned="5" table:style-name="ce71">
            <text:p>KEFİL</text:p>
          </table:table-cell>
          <table:table-cell office:value-type="string" office:string-value="İsim Unvan : Adem Duman" table:formula="of:=&quot;İsim Unvan : &quot;&amp;[Senet_Borçlu_Alacaklı_Giriş.$C$9]" table:number-columns-spanned="4" table:number-rows-spanned="1" table:style-name="ce77">
            <text:p>İsim Unvan : Adem Duman</text:p>
          </table:table-cell>
          <table:covered-table-cell table:number-columns-repeated="3"/>
          <table:table-cell table:style-name="ce37"/>
          <table:table-cell table:style-name="ce65"/>
          <table:table-cell table:number-columns-repeated="2" table:style-name="ce37"/>
          <table:table-cell table:style-name="ce38"/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35"/>
          <table:table-cell office:value-type="string" table:style-name="ce58">
            <text:p>Vade</text:p>
          </table:table-cell>
          <table:covered-table-cell/>
          <table:covered-table-cell/>
          <table:table-cell office:value-type="string" office:string-value="Adres : Esentepe Mah. Şehit Ulaşar Cad. Belde Sitesi B Blk. K1: D:3 TOKAT" table:formula="of:=&quot;Adres : &quot; &amp;[Senet_Borçlu_Alacaklı_Giriş.$C$10]" table:number-columns-spanned="4" table:number-rows-spanned="2" table:style-name="ce74">
            <text:p>Adres : Esentepe Mah. Şehit Ulaşar Cad. Belde Sitesi B Blk. K1: D:3 TOKAT</text:p>
          </table:table-cell>
          <table:covered-table-cell table:number-columns-repeated="3"/>
          <table:table-cell table:number-columns-repeated="4" table:style-name="ce35"/>
          <table:table-cell table:number-columns-repeated="2" table:style-name="ce56"/>
          <table:table-cell table:number-columns-repeated="16368"/>
        </table:table-row>
        <table:table-row table:style-name="ro6">
          <table:table-cell table:style-name="ce35"/>
          <table:table-cell table:style-name="ce60"/>
          <table:table-cell table:style-name="ce35"/>
          <table:table-cell office:value-type="date" office:date-value="2021-03-30T00:00:00" table:formula="of:=[Senet_Taksit_Giriş.D3]" table:style-name="ce66">
            <text:p>30.03.2021</text:p>
          </table:table-cell>
          <table:covered-table-cell/>
          <table:covered-table-cell/>
          <table:covered-table-cell/>
          <table:covered-table-cell table:number-columns-repeated="3"/>
          <table:table-cell table:style-name="ce35"/>
          <table:table-cell office:value-type="string" table:style-name="ce48">
            <text:p>İmza</text:p>
          </table:table-cell>
          <table:table-cell table:number-columns-repeated="2" table:style-name="ce35"/>
          <table:table-cell table:number-columns-repeated="2" table:style-name="ce56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35"/>
          <table:table-cell office:value-type="string" table:style-name="ce58">
            <text:p>Tarih</text:p>
          </table:table-cell>
          <table:covered-table-cell/>
          <table:covered-table-cell/>
          <table:table-cell office:value-type="string" office:string-value="Vergi Dairesi : Tokat" table:formula="of:=&quot;Vergi Dairesi : &quot;&amp;[Senet_Borçlu_Alacaklı_Giriş.$C$11]" table:number-columns-spanned="4" table:number-rows-spanned="1" table:style-name="ce75">
            <text:p>Vergi Dairesi : Tokat</text:p>
          </table:table-cell>
          <table:covered-table-cell table:number-columns-repeated="3"/>
          <table:table-cell table:number-columns-repeated="4" table:style-name="ce35"/>
          <table:table-cell table:number-columns-repeated="2" table:style-name="ce56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35"/>
          <table:table-cell office:value-type="date" office:date-value="2021-02-25T00:00:00" table:formula="of:=[Senet_Taksit_Giriş.C3]" table:style-name="ce66">
            <text:p>25.02.2021</text:p>
          </table:table-cell>
          <table:covered-table-cell/>
          <table:covered-table-cell/>
          <table:table-cell office:value-type="string" office:string-value="Vergi No / TC Kimlik No : 341 3267 6260" table:formula="of:=&quot;Vergi No / TC Kimlik No : &quot;&amp;[Senet_Borçlu_Alacaklı_Giriş.$C$12]" table:number-columns-spanned="4" table:number-rows-spanned="1" table:style-name="ce76">
            <text:p>Vergi No / TC Kimlik No : 341 3267 6260</text:p>
          </table:table-cell>
          <table:covered-table-cell table:number-columns-repeated="3"/>
          <table:table-cell table:number-columns-repeated="4" table:style-name="ce63"/>
          <table:table-cell table:style-name="ce64"/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67"/>
          <table:table-cell table:number-columns-repeated="13" table:style-name="ce63"/>
          <table:table-cell table:style-name="ce64"/>
          <table:table-cell table:number-columns-repeated="16368"/>
        </table:table-row>
        <table:table-row table:style-name="ro6">
          <table:table-cell table:number-columns-repeated="16" table:style-name="ce35"/>
          <table:table-cell table:number-columns-repeated="16368"/>
        </table:table-row>
        <table:table-row table:style-name="ro6">
          <table:table-cell table:style-name="ce35"/>
          <table:table-cell table:style-name="ce36"/>
          <table:table-cell table:number-columns-repeated="13" table:style-name="ce37"/>
          <table:table-cell table:style-name="ce38"/>
          <table:table-cell table:number-columns-repeated="16368"/>
        </table:table-row>
        <table:table-row table:style-name="ro6">
          <table:table-cell table:style-name="ce40"/>
          <table:table-cell table:style-name="ce41"/>
          <table:table-cell table:style-name="ce40"/>
          <table:table-cell office:value-type="string" table:style-name="ce42">
            <text:p>Senedin</text:p>
          </table:table-cell>
          <table:table-cell office:value-type="string" office:string-value="Bursa Fabrika Satış Mağazası – Adem Duman    - Taksit No: # 2 #  " table:formula="of:=[.$D30] &amp;&quot;    - Taksit No: &quot; &amp; [.$D25]&amp;&quot;  &quot;" table:number-columns-spanned="1" table:number-rows-spanned="18" table:style-name="ce81">
            <text:p>Bursa Fabrika Satış Mağazası – Adem Duman <text:s text:c="3"/>- Taksit No: # 2 #<text:s text:c="2"/></text:p>
          </table:table-cell>
          <table:table-cell table:style-name="ce40"/>
          <table:table-cell office:value-type="string" table:style-name="ce43">
            <text:p>Ödeme Günü</text:p>
          </table:table-cell>
          <table:table-cell table:style-name="ce40"/>
          <table:table-cell office:value-type="string" table:style-name="ce43">
            <text:p>Türk Lirası</text:p>
          </table:table-cell>
          <table:table-cell office:value-type="string" table:style-name="ce43">
            <text:p>Kuruş</text:p>
          </table:table-cell>
          <table:table-cell table:style-name="ce1"/>
          <table:table-cell table:style-name="ce40"/>
          <table:table-cell office:value-type="string" table:style-name="ce43">
            <text:p>No</text:p>
          </table:table-cell>
          <table:table-cell table:style-name="ce44"/>
          <table:table-cell office:value-type="string" table:style-name="ce43">
            <text:p>Düzenleme Tarihi</text:p>
          </table:table-cell>
          <table:table-cell table:style-name="ce45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48"/>
          <table:table-cell office:value-type="string" table:style-name="ce49">
            <text:p>No:</text:p>
          </table:table-cell>
          <table:covered-table-cell/>
          <table:table-cell table:style-name="ce35"/>
          <table:table-cell office:value-type="date" office:date-value="2021-04-30T00:00:00" table:formula="of:=[.D38]" table:style-name="ce50">
            <text:p>30.04.2021</text:p>
          </table:table-cell>
          <table:table-cell table:style-name="ce51"/>
          <table:table-cell office:value-type="string" office:string-value="# 2.000 TL #" table:formula="of:=[.D27]" table:style-name="ce52">
            <text:p># 2.000 TL #</text:p>
          </table:table-cell>
          <table:table-cell office:value-type="string" office:string-value="#   Krş #" table:formula="of:=[.D28]" table:style-name="ce53">
            <text:p># <text:s text:c="2"/>Krş #</text:p>
          </table:table-cell>
          <table:table-cell table:style-name="ce1"/>
          <table:table-cell table:style-name="ce51"/>
          <table:table-cell office:value-type="string" office:string-value="# 2 #" table:formula="of:=[.D25]" table:style-name="ce54">
            <text:p># 2 #</text:p>
          </table:table-cell>
          <table:table-cell table:style-name="ce44"/>
          <table:table-cell office:value-type="date" office:date-value="2021-02-25T00:00:00" table:formula="of:=[.D40]" table:style-name="ce55">
            <text:p>25.02.2021</text:p>
          </table:table-cell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48"/>
          <table:table-cell office:value-type="string" office:string-value="# 2 #" table:formula="of:=&quot;# &quot;&amp;TEXT(INT([Senet_Taksit_Giriş.B4]);&quot;##.##0&quot;)&amp;&quot; #&quot;" table:style-name="ce57">
            <text:p># 2 #</text:p>
          </table:table-cell>
          <table:covered-table-cell/>
          <table:table-cell table:number-columns-repeated="10" table:style-name="ce35"/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48"/>
          <table:table-cell office:value-type="string" table:style-name="ce58">
            <text:p>Tutarı</text:p>
          </table:table-cell>
          <table:covered-table-cell/>
          <table:table-cell office:value-type="string" office:string-value="   İş bu emre muharrer senedimizin mükabilinde 00 mmmm 2021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table:formula="of:=&quot;   İş bu emre muharrer senedim&quot;&amp;IF([Senet_Borçlu_Alacaklı_Giriş.$C$4]=&quot;Gerçek Kişi&quot;;&quot;in&quot;;&quot;izin&quot;)&amp;&quot; mükabilinde &quot;&amp;TEXT([.G24];&quot;dd mmmm yyyy&quot;)&amp;&quot; tarihinde Sayın : &quot;&amp;[Senet_Borçlu_Alacaklı_Giriş.$C$1]&amp;&quot; 'ya veyahut emruhavalesine yukarıda yazılı Yalnız # &quot;&amp;[Senet_Taksit_Giriş.F4]&amp;&quot; # ödeyeceği&quot;&amp;IF([Senet_Borçlu_Alacaklı_Giriş.$C$4]=&quot;Gerçek Kişi&quot;;&quot;m.&quot;;&quot;z.&quot;)&amp;&quot; Bedeli &quot;&amp;[Senet_Taksit_Giriş.G4]&amp;&quot; ahzolunmuştur. İş bu bono vadesinde ödenmediği taktirde; iş bu bononun düzenleme tarihinin temerrüt başlangıç tarihi olarak kabul edileceğini, müteakip bonolarında muacceliyet kesbedeceğini,&quot;&amp;&quot; ihtilaf vukuunda &quot;&amp;[Senet_Borçlu_Alacaklı_Giriş.$C$2]&amp;&quot; mahkemelerinin selahiyetini şimdiden kabul eyleri&quot;&amp;IF([Senet_Borçlu_Alacaklı_Giriş.$C$4]=&quot;Gerçek Kişi&quot;;&quot;m.&quot;;&quot;z.&quot;)" table:number-columns-spanned="10" table:number-rows-spanned="4" table:style-name="ce69">
            <text:p><text:s text:c="3"/>İş bu emre muharrer senedimizin mükabilinde 00 mmmm 2021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/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48"/>
          <table:table-cell office:value-type="string" office:string-value="# 2.000 TL #" table:formula="of:=&quot;# &quot;&amp;TEXT(INT([Senet_Taksit_Giriş.E4]);&quot;##.##0&quot;)&amp;&quot; TL #&quot;" table:style-name="ce59">
            <text:p># 2.000 TL #</text:p>
          </table:table-cell>
          <table:covered-table-cell/>
          <table:covered-table-cell/>
          <table:covered-table-cell table:number-columns-repeated="9"/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35"/>
          <table:table-cell office:value-type="string" office:string-value="#   Krş #" table:formula="of:=&quot;# &quot;&amp;TEXT(([Senet_Taksit_Giriş.E24]-INT([Senet_Taksit_Giriş.E24]))*100;&quot;##.##&quot;)&amp;&quot;  Krş #&quot;" table:style-name="ce57">
            <text:p># <text:s text:c="2"/>Krş #</text:p>
          </table:table-cell>
          <table:covered-table-cell/>
          <table:covered-table-cell/>
          <table:covered-table-cell table:number-columns-repeated="9"/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35"/>
          <table:table-cell office:value-type="string" table:style-name="ce58">
            <text:p>Borçlu:</text:p>
          </table:table-cell>
          <table:covered-table-cell/>
          <table:covered-table-cell/>
          <table:covered-table-cell table:number-columns-repeated="9"/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60"/>
          <table:table-cell table:style-name="ce35"/>
          <table:table-cell office:value-type="string" office:string-value="Bursa Fabrika Satış Mağazası – Adem Duman" table:formula="of:=[.$D$9]" table:number-columns-spanned="1" table:number-rows-spanned="7" table:style-name="ce70">
            <text:p>Bursa Fabrika Satış Mağazası – Adem Duman</text:p>
          </table:table-cell>
          <table:covered-table-cell/>
          <table:table-cell table:number-columns-repeated="10" table:style-name="ce1"/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35"/>
          <table:covered-table-cell/>
          <table:covered-table-cell/>
          <table:table-cell office:value-type="string" table:number-columns-spanned="1" table:number-rows-spanned="5" table:style-name="ce71">
            <text:p>ÖDEYECEK</text:p>
          </table:table-cell>
          <table:table-cell office:value-type="string" office:string-value="İsim : Bursa Fabrika Satış Mağazası – Adem Duman" table:formula="of:=&quot;İsim : &quot;&amp;[.$D30]" table:number-columns-spanned="4" table:number-rows-spanned="1" table:style-name="ce77">
            <text:p>İsim : Bursa Fabrika Satış Mağazası – Adem Duman</text:p>
          </table:table-cell>
          <table:covered-table-cell table:number-columns-repeated="3"/>
          <table:table-cell table:number-columns-repeated="2" table:style-name="ce37"/>
          <table:table-cell table:number-columns-spanned="2" table:number-rows-spanned="1" table:style-name="ce73"/>
          <table:covered-table-cell/>
          <table:table-cell table:style-name="ce38"/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61"/>
          <table:table-cell table:style-name="ce62"/>
          <table:covered-table-cell/>
          <table:covered-table-cell/>
          <table:covered-table-cell/>
          <table:table-cell office:value-type="string" office:string-value="Adres : Hızarhane Cad. No:5 TOKAT" table:formula="of:=&quot;Adres : &quot; &amp;[Senet_Borçlu_Alacaklı_Giriş.$C$6]" table:number-columns-spanned="5" table:number-rows-spanned="2" table:style-name="ce74">
            <text:p>Adres : Hızarhane Cad. No:5 TOKAT</text:p>
          </table:table-cell>
          <table:covered-table-cell table:number-columns-repeated="4"/>
          <table:table-cell table:number-columns-repeated="3" table:style-name="ce35"/>
          <table:table-cell table:number-columns-repeated="2" table:style-name="ce56"/>
          <table:table-cell table:number-columns-repeated="16368"/>
        </table:table-row>
        <table:table-row table:style-name="ro6">
          <table:table-cell table:style-name="ce35"/>
          <table:table-cell table:style-name="ce61"/>
          <table:table-cell table:style-name="ce62"/>
          <table:covered-table-cell/>
          <table:covered-table-cell/>
          <table:covered-table-cell/>
          <table:covered-table-cell/>
          <table:covered-table-cell table:number-columns-repeated="4"/>
          <table:table-cell office:value-type="string" table:style-name="ce48">
            <text:p>İmza</text:p>
          </table:table-cell>
          <table:table-cell table:style-name="ce48"/>
          <table:table-cell table:style-name="ce44"/>
          <table:table-cell table:number-columns-repeated="2" table:style-name="ce56"/>
          <table:table-cell table:number-columns-repeated="16368"/>
        </table:table-row>
        <table:table-row table:style-name="ro6">
          <table:table-cell table:style-name="ce35"/>
          <table:table-cell table:style-name="ce61"/>
          <table:table-cell table:style-name="ce62"/>
          <table:covered-table-cell/>
          <table:covered-table-cell/>
          <table:covered-table-cell/>
          <table:table-cell office:value-type="string" office:string-value="Vergi Dairesi : Tokat" table:formula="of:=&quot;Vergi Dairesi : &quot;&amp;[Senet_Borçlu_Alacaklı_Giriş.$C$7]" table:number-columns-spanned="4" table:number-rows-spanned="1" table:style-name="ce75">
            <text:p>Vergi Dairesi : Tokat</text:p>
          </table:table-cell>
          <table:covered-table-cell table:number-columns-repeated="3"/>
          <table:table-cell table:number-columns-repeated="4" table:style-name="ce35"/>
          <table:table-cell table:number-columns-repeated="2" table:style-name="ce56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35"/>
          <table:covered-table-cell/>
          <table:covered-table-cell/>
          <table:covered-table-cell/>
          <table:table-cell office:value-type="string" office:string-value="Vergi No / TC Kimlik No : 341 3267 6260" table:formula="of:=&quot;Vergi No / TC Kimlik No : &quot;&amp;[Senet_Borçlu_Alacaklı_Giriş.$C$8]" table:number-columns-spanned="4" table:number-rows-spanned="1" table:style-name="ce76">
            <text:p>Vergi No / TC Kimlik No : 341 3267 6260</text:p>
          </table:table-cell>
          <table:covered-table-cell table:number-columns-repeated="3"/>
          <table:table-cell table:number-columns-repeated="4" table:style-name="ce63"/>
          <table:table-cell table:style-name="ce64"/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60"/>
          <table:table-cell table:style-name="ce35"/>
          <table:covered-table-cell/>
          <table:covered-table-cell/>
          <table:table-cell office:value-type="string" table:number-columns-spanned="1" table:number-rows-spanned="5" table:style-name="ce71">
            <text:p>KEFİL</text:p>
          </table:table-cell>
          <table:table-cell office:value-type="string" office:string-value="İsim Unvan : Adem Duman" table:formula="of:=&quot;İsim Unvan : &quot;&amp;[Senet_Borçlu_Alacaklı_Giriş.$C$9]" table:number-columns-spanned="4" table:number-rows-spanned="1" table:style-name="ce77">
            <text:p>İsim Unvan : Adem Duman</text:p>
          </table:table-cell>
          <table:covered-table-cell table:number-columns-repeated="3"/>
          <table:table-cell table:style-name="ce37"/>
          <table:table-cell table:style-name="ce65"/>
          <table:table-cell table:number-columns-repeated="2" table:style-name="ce37"/>
          <table:table-cell table:style-name="ce38"/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35"/>
          <table:table-cell office:value-type="string" table:style-name="ce58">
            <text:p>Vade</text:p>
          </table:table-cell>
          <table:covered-table-cell/>
          <table:covered-table-cell/>
          <table:table-cell office:value-type="string" office:string-value="Adres : Esentepe Mah. Şehit Ulaşar Cad. Belde Sitesi B Blk. K1: D:3 TOKAT" table:formula="of:=&quot;Adres : &quot; &amp;[Senet_Borçlu_Alacaklı_Giriş.$C$10]" table:number-columns-spanned="4" table:number-rows-spanned="2" table:style-name="ce74">
            <text:p>Adres : Esentepe Mah. Şehit Ulaşar Cad. Belde Sitesi B Blk. K1: D:3 TOKAT</text:p>
          </table:table-cell>
          <table:covered-table-cell table:number-columns-repeated="3"/>
          <table:table-cell table:number-columns-repeated="4" table:style-name="ce35"/>
          <table:table-cell table:number-columns-repeated="2" table:style-name="ce56"/>
          <table:table-cell table:number-columns-repeated="16368"/>
        </table:table-row>
        <table:table-row table:style-name="ro6">
          <table:table-cell table:style-name="ce35"/>
          <table:table-cell table:style-name="ce60"/>
          <table:table-cell table:style-name="ce35"/>
          <table:table-cell office:value-type="date" office:date-value="2021-04-30T00:00:00" table:formula="of:=[Senet_Taksit_Giriş.D4]" table:style-name="ce66">
            <text:p>30.04.2021</text:p>
          </table:table-cell>
          <table:covered-table-cell/>
          <table:covered-table-cell/>
          <table:covered-table-cell/>
          <table:covered-table-cell table:number-columns-repeated="3"/>
          <table:table-cell table:style-name="ce35"/>
          <table:table-cell office:value-type="string" table:style-name="ce48">
            <text:p>İmza</text:p>
          </table:table-cell>
          <table:table-cell table:number-columns-repeated="2" table:style-name="ce35"/>
          <table:table-cell table:number-columns-repeated="2" table:style-name="ce56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35"/>
          <table:table-cell office:value-type="string" table:style-name="ce58">
            <text:p>Tarih</text:p>
          </table:table-cell>
          <table:covered-table-cell/>
          <table:covered-table-cell/>
          <table:table-cell office:value-type="string" office:string-value="Vergi Dairesi : Tokat" table:formula="of:=&quot;Vergi Dairesi : &quot;&amp;[Senet_Borçlu_Alacaklı_Giriş.$C$11]" table:number-columns-spanned="4" table:number-rows-spanned="1" table:style-name="ce75">
            <text:p>Vergi Dairesi : Tokat</text:p>
          </table:table-cell>
          <table:covered-table-cell table:number-columns-repeated="3"/>
          <table:table-cell table:number-columns-repeated="4" table:style-name="ce35"/>
          <table:table-cell table:number-columns-repeated="2" table:style-name="ce56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35"/>
          <table:table-cell office:value-type="date" office:date-value="2021-02-25T00:00:00" table:formula="of:=[Senet_Taksit_Giriş.C4]" table:style-name="ce66">
            <text:p>25.02.2021</text:p>
          </table:table-cell>
          <table:covered-table-cell/>
          <table:covered-table-cell/>
          <table:table-cell office:value-type="string" office:string-value="Vergi No / TC Kimlik No : 341 3267 6260" table:formula="of:=&quot;Vergi No / TC Kimlik No : &quot;&amp;[Senet_Borçlu_Alacaklı_Giriş.$C$12]" table:number-columns-spanned="4" table:number-rows-spanned="1" table:style-name="ce76">
            <text:p>Vergi No / TC Kimlik No : 341 3267 6260</text:p>
          </table:table-cell>
          <table:covered-table-cell table:number-columns-repeated="3"/>
          <table:table-cell table:number-columns-repeated="4" table:style-name="ce63"/>
          <table:table-cell table:style-name="ce64"/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67"/>
          <table:table-cell table:number-columns-repeated="13" table:style-name="ce63"/>
          <table:table-cell table:style-name="ce64"/>
          <table:table-cell table:number-columns-repeated="16368"/>
        </table:table-row>
        <table:table-row table:style-name="ro7">
          <table:table-cell table:number-columns-repeated="1024" table:style-name="ce39"/>
          <table:table-cell table:number-columns-repeated="15360"/>
        </table:table-row>
        <table:table-row table:style-name="ro6">
          <table:table-cell table:style-name="ce35"/>
          <table:table-cell table:style-name="ce36"/>
          <table:table-cell table:number-columns-repeated="13" table:style-name="ce37"/>
          <table:table-cell table:style-name="ce38"/>
          <table:table-cell table:number-columns-repeated="16368"/>
        </table:table-row>
        <table:table-row table:style-name="ro6">
          <table:table-cell table:style-name="ce40"/>
          <table:table-cell table:style-name="ce41"/>
          <table:table-cell table:style-name="ce40"/>
          <table:table-cell office:value-type="string" table:style-name="ce42">
            <text:p>Senedin</text:p>
          </table:table-cell>
          <table:table-cell office:value-type="string" office:string-value="Bursa Fabrika Satış Mağazası – Adem Duman    - Taksit No: # 3 #  " table:formula="of:=[.$D51] &amp;&quot;    - Taksit No: &quot; &amp; [.$D46]&amp;&quot;  &quot;" table:number-columns-spanned="1" table:number-rows-spanned="18" table:style-name="ce81">
            <text:p>Bursa Fabrika Satış Mağazası – Adem Duman <text:s text:c="3"/>- Taksit No: # 3 #<text:s text:c="2"/></text:p>
          </table:table-cell>
          <table:table-cell table:style-name="ce40"/>
          <table:table-cell office:value-type="string" table:style-name="ce43">
            <text:p>Ödeme Günü</text:p>
          </table:table-cell>
          <table:table-cell table:style-name="ce40"/>
          <table:table-cell office:value-type="string" table:style-name="ce43">
            <text:p>Türk Lirası</text:p>
          </table:table-cell>
          <table:table-cell office:value-type="string" table:style-name="ce43">
            <text:p>Kuruş</text:p>
          </table:table-cell>
          <table:table-cell table:style-name="ce1"/>
          <table:table-cell table:style-name="ce40"/>
          <table:table-cell office:value-type="string" table:style-name="ce43">
            <text:p>No</text:p>
          </table:table-cell>
          <table:table-cell table:style-name="ce44"/>
          <table:table-cell office:value-type="string" table:style-name="ce43">
            <text:p>Düzenleme Tarihi</text:p>
          </table:table-cell>
          <table:table-cell table:style-name="ce45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48"/>
          <table:table-cell office:value-type="string" table:style-name="ce49">
            <text:p>No:</text:p>
          </table:table-cell>
          <table:covered-table-cell/>
          <table:table-cell table:style-name="ce35"/>
          <table:table-cell office:value-type="date" office:date-value="2021-05-30T00:00:00" table:formula="of:=[.D59]" table:style-name="ce50">
            <text:p>30.05.2021</text:p>
          </table:table-cell>
          <table:table-cell table:style-name="ce51"/>
          <table:table-cell office:value-type="string" office:string-value="# 2.000 TL #" table:formula="of:=[.D48]" table:style-name="ce52">
            <text:p># 2.000 TL #</text:p>
          </table:table-cell>
          <table:table-cell office:value-type="string" office:string-value="#   Krş #" table:formula="of:=[.D49]" table:style-name="ce53">
            <text:p># <text:s text:c="2"/>Krş #</text:p>
          </table:table-cell>
          <table:table-cell table:style-name="ce1"/>
          <table:table-cell table:style-name="ce51"/>
          <table:table-cell office:value-type="string" office:string-value="# 3 #" table:formula="of:=[.D46]" table:style-name="ce54">
            <text:p># 3 #</text:p>
          </table:table-cell>
          <table:table-cell table:style-name="ce44"/>
          <table:table-cell office:value-type="date" office:date-value="2021-02-25T00:00:00" table:formula="of:=[.D61]" table:style-name="ce55">
            <text:p>25.02.2021</text:p>
          </table:table-cell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48"/>
          <table:table-cell office:value-type="string" office:string-value="# 3 #" table:formula="of:=&quot;# &quot;&amp;TEXT(INT([Senet_Taksit_Giriş.B5]);&quot;##.##0&quot;)&amp;&quot; #&quot;" table:style-name="ce57">
            <text:p># 3 #</text:p>
          </table:table-cell>
          <table:covered-table-cell/>
          <table:table-cell table:number-columns-repeated="10" table:style-name="ce35"/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48"/>
          <table:table-cell office:value-type="string" table:style-name="ce58">
            <text:p>Tutarı</text:p>
          </table:table-cell>
          <table:covered-table-cell/>
          <table:table-cell office:value-type="string" office:string-value="   İş bu emre muharrer senedimizin mükabilinde 00 mmmm 2021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table:formula="of:=&quot;   İş bu emre muharrer senedim&quot;&amp;IF([Senet_Borçlu_Alacaklı_Giriş.$C$4]=&quot;Gerçek Kişi&quot;;&quot;in&quot;;&quot;izin&quot;)&amp;&quot; mükabilinde &quot;&amp;TEXT([.G45];&quot;dd mmmm yyyy&quot;)&amp;&quot; tarihinde Sayın : &quot;&amp;[Senet_Borçlu_Alacaklı_Giriş.$C$1]&amp;&quot; 'ya veyahut emruhavalesine yukarıda yazılı Yalnız # &quot;&amp;[Senet_Taksit_Giriş.F5]&amp;&quot; # ödeyeceği&quot;&amp;IF([Senet_Borçlu_Alacaklı_Giriş.$C$4]=&quot;Gerçek Kişi&quot;;&quot;m.&quot;;&quot;z.&quot;)&amp;&quot; Bedeli &quot;&amp;[Senet_Taksit_Giriş.G5]&amp;&quot; ahzolunmuştur. İş bu bono vadesinde ödenmediği taktirde; iş bu bononun düzenleme tarihinin temerrüt başlangıç tarihi olarak kabul edileceğini, müteakip bonolarında muacceliyet kesbedeceğini,&quot;&amp;&quot; ihtilaf vukuunda &quot;&amp;[Senet_Borçlu_Alacaklı_Giriş.$C$2]&amp;&quot; mahkemelerinin selahiyetini şimdiden kabul eyleri&quot;&amp;IF([Senet_Borçlu_Alacaklı_Giriş.$C$4]=&quot;Gerçek Kişi&quot;;&quot;m.&quot;;&quot;z.&quot;)" table:number-columns-spanned="10" table:number-rows-spanned="4" table:style-name="ce69">
            <text:p><text:s text:c="3"/>İş bu emre muharrer senedimizin mükabilinde 00 mmmm 2021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/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48"/>
          <table:table-cell office:value-type="string" office:string-value="# 2.000 TL #" table:formula="of:=&quot;# &quot;&amp;TEXT(INT([Senet_Taksit_Giriş.E5]);&quot;##.##0&quot;)&amp;&quot; TL #&quot;" table:style-name="ce59">
            <text:p># 2.000 TL #</text:p>
          </table:table-cell>
          <table:covered-table-cell/>
          <table:covered-table-cell/>
          <table:covered-table-cell table:number-columns-repeated="9"/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35"/>
          <table:table-cell office:value-type="string" office:string-value="#   Krş #" table:formula="of:=&quot;# &quot;&amp;TEXT(([Senet_Taksit_Giriş.E46]-INT([Senet_Taksit_Giriş.E46]))*100;&quot;##.##&quot;)&amp;&quot;  Krş #&quot;" table:style-name="ce57">
            <text:p># <text:s text:c="2"/>Krş #</text:p>
          </table:table-cell>
          <table:covered-table-cell/>
          <table:covered-table-cell/>
          <table:covered-table-cell table:number-columns-repeated="9"/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35"/>
          <table:table-cell office:value-type="string" table:style-name="ce58">
            <text:p>Borçlu:</text:p>
          </table:table-cell>
          <table:covered-table-cell/>
          <table:covered-table-cell/>
          <table:covered-table-cell table:number-columns-repeated="9"/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60"/>
          <table:table-cell table:style-name="ce35"/>
          <table:table-cell office:value-type="string" office:string-value="Bursa Fabrika Satış Mağazası – Adem Duman" table:formula="of:=[.$D$9]" table:number-columns-spanned="1" table:number-rows-spanned="7" table:style-name="ce70">
            <text:p>Bursa Fabrika Satış Mağazası – Adem Duman</text:p>
          </table:table-cell>
          <table:covered-table-cell/>
          <table:table-cell table:number-columns-repeated="10" table:style-name="ce1"/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35"/>
          <table:covered-table-cell/>
          <table:covered-table-cell/>
          <table:table-cell office:value-type="string" table:number-columns-spanned="1" table:number-rows-spanned="5" table:style-name="ce71">
            <text:p>ÖDEYECEK</text:p>
          </table:table-cell>
          <table:table-cell office:value-type="string" office:string-value="İsim : Bursa Fabrika Satış Mağazası – Adem Duman" table:formula="of:=&quot;İsim : &quot;&amp;[.$D51]" table:number-columns-spanned="4" table:number-rows-spanned="1" table:style-name="ce77">
            <text:p>İsim : Bursa Fabrika Satış Mağazası – Adem Duman</text:p>
          </table:table-cell>
          <table:covered-table-cell table:number-columns-repeated="3"/>
          <table:table-cell table:number-columns-repeated="2" table:style-name="ce37"/>
          <table:table-cell table:number-columns-spanned="2" table:number-rows-spanned="1" table:style-name="ce73"/>
          <table:covered-table-cell/>
          <table:table-cell table:style-name="ce38"/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61"/>
          <table:table-cell table:style-name="ce62"/>
          <table:covered-table-cell/>
          <table:covered-table-cell/>
          <table:covered-table-cell/>
          <table:table-cell office:value-type="string" office:string-value="Adres : Hızarhane Cad. No:5 TOKAT" table:formula="of:=&quot;Adres : &quot; &amp;[Senet_Borçlu_Alacaklı_Giriş.$C$6]" table:number-columns-spanned="5" table:number-rows-spanned="2" table:style-name="ce74">
            <text:p>Adres : Hızarhane Cad. No:5 TOKAT</text:p>
          </table:table-cell>
          <table:covered-table-cell table:number-columns-repeated="4"/>
          <table:table-cell table:number-columns-repeated="3" table:style-name="ce35"/>
          <table:table-cell table:number-columns-repeated="2" table:style-name="ce56"/>
          <table:table-cell table:number-columns-repeated="16368"/>
        </table:table-row>
        <table:table-row table:style-name="ro6">
          <table:table-cell table:style-name="ce35"/>
          <table:table-cell table:style-name="ce61"/>
          <table:table-cell table:style-name="ce62"/>
          <table:covered-table-cell/>
          <table:covered-table-cell/>
          <table:covered-table-cell/>
          <table:covered-table-cell/>
          <table:covered-table-cell table:number-columns-repeated="4"/>
          <table:table-cell office:value-type="string" table:style-name="ce48">
            <text:p>İmza</text:p>
          </table:table-cell>
          <table:table-cell table:style-name="ce48"/>
          <table:table-cell table:style-name="ce44"/>
          <table:table-cell table:number-columns-repeated="2" table:style-name="ce56"/>
          <table:table-cell table:number-columns-repeated="16368"/>
        </table:table-row>
        <table:table-row table:style-name="ro6">
          <table:table-cell table:style-name="ce35"/>
          <table:table-cell table:style-name="ce61"/>
          <table:table-cell table:style-name="ce62"/>
          <table:covered-table-cell/>
          <table:covered-table-cell/>
          <table:covered-table-cell/>
          <table:table-cell office:value-type="string" office:string-value="Vergi Dairesi : Tokat" table:formula="of:=&quot;Vergi Dairesi : &quot;&amp;[Senet_Borçlu_Alacaklı_Giriş.$C$7]" table:number-columns-spanned="4" table:number-rows-spanned="1" table:style-name="ce75">
            <text:p>Vergi Dairesi : Tokat</text:p>
          </table:table-cell>
          <table:covered-table-cell table:number-columns-repeated="3"/>
          <table:table-cell table:number-columns-repeated="4" table:style-name="ce35"/>
          <table:table-cell table:number-columns-repeated="2" table:style-name="ce56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35"/>
          <table:covered-table-cell/>
          <table:covered-table-cell/>
          <table:covered-table-cell/>
          <table:table-cell office:value-type="string" office:string-value="Vergi No / TC Kimlik No : 341 3267 6260" table:formula="of:=&quot;Vergi No / TC Kimlik No : &quot;&amp;[Senet_Borçlu_Alacaklı_Giriş.$C$8]" table:number-columns-spanned="4" table:number-rows-spanned="1" table:style-name="ce76">
            <text:p>Vergi No / TC Kimlik No : 341 3267 6260</text:p>
          </table:table-cell>
          <table:covered-table-cell table:number-columns-repeated="3"/>
          <table:table-cell table:number-columns-repeated="4" table:style-name="ce63"/>
          <table:table-cell table:style-name="ce64"/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60"/>
          <table:table-cell table:style-name="ce35"/>
          <table:covered-table-cell/>
          <table:covered-table-cell/>
          <table:table-cell office:value-type="string" table:number-columns-spanned="1" table:number-rows-spanned="5" table:style-name="ce71">
            <text:p>KEFİL</text:p>
          </table:table-cell>
          <table:table-cell office:value-type="string" office:string-value="İsim Unvan : Adem Duman" table:formula="of:=&quot;İsim Unvan : &quot;&amp;[Senet_Borçlu_Alacaklı_Giriş.$C$9]" table:number-columns-spanned="4" table:number-rows-spanned="1" table:style-name="ce77">
            <text:p>İsim Unvan : Adem Duman</text:p>
          </table:table-cell>
          <table:covered-table-cell table:number-columns-repeated="3"/>
          <table:table-cell table:style-name="ce37"/>
          <table:table-cell table:style-name="ce65"/>
          <table:table-cell table:number-columns-repeated="2" table:style-name="ce37"/>
          <table:table-cell table:style-name="ce38"/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35"/>
          <table:table-cell office:value-type="string" table:style-name="ce58">
            <text:p>Vade</text:p>
          </table:table-cell>
          <table:covered-table-cell/>
          <table:covered-table-cell/>
          <table:table-cell office:value-type="string" office:string-value="Adres : Esentepe Mah. Şehit Ulaşar Cad. Belde Sitesi B Blk. K1: D:3 TOKAT" table:formula="of:=&quot;Adres : &quot; &amp;[Senet_Borçlu_Alacaklı_Giriş.$C$10]" table:number-columns-spanned="4" table:number-rows-spanned="2" table:style-name="ce74">
            <text:p>Adres : Esentepe Mah. Şehit Ulaşar Cad. Belde Sitesi B Blk. K1: D:3 TOKAT</text:p>
          </table:table-cell>
          <table:covered-table-cell table:number-columns-repeated="3"/>
          <table:table-cell table:number-columns-repeated="4" table:style-name="ce35"/>
          <table:table-cell table:number-columns-repeated="2" table:style-name="ce56"/>
          <table:table-cell table:number-columns-repeated="16368"/>
        </table:table-row>
        <table:table-row table:style-name="ro6">
          <table:table-cell table:style-name="ce35"/>
          <table:table-cell table:style-name="ce60"/>
          <table:table-cell table:style-name="ce35"/>
          <table:table-cell office:value-type="date" office:date-value="2021-05-30T00:00:00" table:formula="of:=[Senet_Taksit_Giriş.D5]" table:style-name="ce66">
            <text:p>30.05.2021</text:p>
          </table:table-cell>
          <table:covered-table-cell/>
          <table:covered-table-cell/>
          <table:covered-table-cell/>
          <table:covered-table-cell table:number-columns-repeated="3"/>
          <table:table-cell table:style-name="ce35"/>
          <table:table-cell office:value-type="string" table:style-name="ce48">
            <text:p>İmza</text:p>
          </table:table-cell>
          <table:table-cell table:number-columns-repeated="2" table:style-name="ce35"/>
          <table:table-cell table:number-columns-repeated="2" table:style-name="ce56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35"/>
          <table:table-cell office:value-type="string" table:style-name="ce58">
            <text:p>Tarih</text:p>
          </table:table-cell>
          <table:covered-table-cell/>
          <table:covered-table-cell/>
          <table:table-cell office:value-type="string" office:string-value="Vergi Dairesi : Tokat" table:formula="of:=&quot;Vergi Dairesi : &quot;&amp;[Senet_Borçlu_Alacaklı_Giriş.$C$11]" table:number-columns-spanned="4" table:number-rows-spanned="1" table:style-name="ce75">
            <text:p>Vergi Dairesi : Tokat</text:p>
          </table:table-cell>
          <table:covered-table-cell table:number-columns-repeated="3"/>
          <table:table-cell table:number-columns-repeated="4" table:style-name="ce35"/>
          <table:table-cell table:number-columns-repeated="2" table:style-name="ce56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35"/>
          <table:table-cell office:value-type="date" office:date-value="2021-02-25T00:00:00" table:formula="of:=[Senet_Taksit_Giriş.C5]" table:style-name="ce66">
            <text:p>25.02.2021</text:p>
          </table:table-cell>
          <table:covered-table-cell/>
          <table:covered-table-cell/>
          <table:table-cell office:value-type="string" office:string-value="Vergi No / TC Kimlik No : 341 3267 6260" table:formula="of:=&quot;Vergi No / TC Kimlik No : &quot;&amp;[Senet_Borçlu_Alacaklı_Giriş.$C$12]" table:number-columns-spanned="4" table:number-rows-spanned="1" table:style-name="ce76">
            <text:p>Vergi No / TC Kimlik No : 341 3267 6260</text:p>
          </table:table-cell>
          <table:covered-table-cell table:number-columns-repeated="3"/>
          <table:table-cell table:number-columns-repeated="4" table:style-name="ce63"/>
          <table:table-cell table:style-name="ce64"/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67"/>
          <table:table-cell table:number-columns-repeated="13" table:style-name="ce63"/>
          <table:table-cell table:style-name="ce64"/>
          <table:table-cell table:number-columns-repeated="16368"/>
        </table:table-row>
        <table:table-row table:style-name="ro6">
          <table:table-cell table:style-name="ce35"/>
          <table:table-cell table:style-name="ce36"/>
          <table:table-cell table:number-columns-repeated="13" table:style-name="ce37"/>
          <table:table-cell table:style-name="ce38"/>
          <table:table-cell table:number-columns-repeated="16368"/>
        </table:table-row>
        <table:table-row table:style-name="ro6">
          <table:table-cell table:style-name="ce40"/>
          <table:table-cell table:style-name="ce41"/>
          <table:table-cell table:style-name="ce40"/>
          <table:table-cell office:value-type="string" table:style-name="ce42">
            <text:p>Senedin</text:p>
          </table:table-cell>
          <table:table-cell office:value-type="string" office:string-value="Bursa Fabrika Satış Mağazası – Adem Duman    - Taksit No: # 4 #  " table:formula="of:=[.$D71] &amp;&quot;    - Taksit No: &quot; &amp; [.$D66]&amp;&quot;  &quot;" table:number-columns-spanned="1" table:number-rows-spanned="18" table:style-name="ce81">
            <text:p>Bursa Fabrika Satış Mağazası – Adem Duman <text:s text:c="3"/>- Taksit No: # 4 #<text:s text:c="2"/></text:p>
          </table:table-cell>
          <table:table-cell table:style-name="ce40"/>
          <table:table-cell office:value-type="string" table:style-name="ce43">
            <text:p>Ödeme Günü</text:p>
          </table:table-cell>
          <table:table-cell table:style-name="ce40"/>
          <table:table-cell office:value-type="string" table:style-name="ce43">
            <text:p>Türk Lirası</text:p>
          </table:table-cell>
          <table:table-cell office:value-type="string" table:style-name="ce43">
            <text:p>Kuruş</text:p>
          </table:table-cell>
          <table:table-cell table:style-name="ce1"/>
          <table:table-cell table:style-name="ce40"/>
          <table:table-cell office:value-type="string" table:style-name="ce43">
            <text:p>No</text:p>
          </table:table-cell>
          <table:table-cell table:style-name="ce44"/>
          <table:table-cell office:value-type="string" table:style-name="ce43">
            <text:p>Düzenleme Tarihi</text:p>
          </table:table-cell>
          <table:table-cell table:style-name="ce45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48"/>
          <table:table-cell office:value-type="string" table:style-name="ce49">
            <text:p>No:</text:p>
          </table:table-cell>
          <table:covered-table-cell/>
          <table:table-cell table:style-name="ce35"/>
          <table:table-cell office:value-type="date" office:date-value="2021-06-30T00:00:00" table:formula="of:=[.D79]" table:style-name="ce50">
            <text:p>30.06.2021</text:p>
          </table:table-cell>
          <table:table-cell table:style-name="ce51"/>
          <table:table-cell office:value-type="string" office:string-value="# 2.000 TL #" table:formula="of:=[.D68]" table:style-name="ce52">
            <text:p># 2.000 TL #</text:p>
          </table:table-cell>
          <table:table-cell office:value-type="string" office:string-value="#   Krş #" table:formula="of:=[.D69]" table:style-name="ce53">
            <text:p># <text:s text:c="2"/>Krş #</text:p>
          </table:table-cell>
          <table:table-cell table:style-name="ce1"/>
          <table:table-cell table:style-name="ce51"/>
          <table:table-cell office:value-type="string" office:string-value="# 4 #" table:formula="of:=[.D66]" table:style-name="ce54">
            <text:p># 4 #</text:p>
          </table:table-cell>
          <table:table-cell table:style-name="ce44"/>
          <table:table-cell office:value-type="date" office:date-value="2021-02-25T00:00:00" table:formula="of:=[.D81]" table:style-name="ce55">
            <text:p>25.02.2021</text:p>
          </table:table-cell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48"/>
          <table:table-cell office:value-type="string" office:string-value="# 4 #" table:formula="of:=&quot;# &quot;&amp;TEXT(INT([Senet_Taksit_Giriş.B6]);&quot;##.##0&quot;)&amp;&quot; #&quot;" table:style-name="ce57">
            <text:p># 4 #</text:p>
          </table:table-cell>
          <table:covered-table-cell/>
          <table:table-cell table:number-columns-repeated="10" table:style-name="ce35"/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48"/>
          <table:table-cell office:value-type="string" table:style-name="ce58">
            <text:p>Tutarı</text:p>
          </table:table-cell>
          <table:covered-table-cell/>
          <table:table-cell office:value-type="string" office:string-value="   İş bu emre muharrer senedimizin mükabilinde 00 mmmm 2021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table:formula="of:=&quot;   İş bu emre muharrer senedim&quot;&amp;IF([Senet_Borçlu_Alacaklı_Giriş.$C$4]=&quot;Gerçek Kişi&quot;;&quot;in&quot;;&quot;izin&quot;)&amp;&quot; mükabilinde &quot;&amp;TEXT([.G65];&quot;dd mmmm yyyy&quot;)&amp;&quot; tarihinde Sayın : &quot;&amp;[Senet_Borçlu_Alacaklı_Giriş.$C$1]&amp;&quot; 'ya veyahut emruhavalesine yukarıda yazılı Yalnız # &quot;&amp;[Senet_Taksit_Giriş.F6]&amp;&quot; # ödeyeceği&quot;&amp;IF([Senet_Borçlu_Alacaklı_Giriş.$C$4]=&quot;Gerçek Kişi&quot;;&quot;m.&quot;;&quot;z.&quot;)&amp;&quot; Bedeli &quot;&amp;[Senet_Taksit_Giriş.G6]&amp;&quot; ahzolunmuştur. İş bu bono vadesinde ödenmediği taktirde; iş bu bononun düzenleme tarihinin temerrüt başlangıç tarihi olarak kabul edileceğini, müteakip bonolarında muacceliyet kesbedeceğini,&quot;&amp;&quot; ihtilaf vukuunda &quot;&amp;[Senet_Borçlu_Alacaklı_Giriş.$C$2]&amp;&quot; mahkemelerinin selahiyetini şimdiden kabul eyleri&quot;&amp;IF([Senet_Borçlu_Alacaklı_Giriş.$C$4]=&quot;Gerçek Kişi&quot;;&quot;m.&quot;;&quot;z.&quot;)" table:number-columns-spanned="10" table:number-rows-spanned="4" table:style-name="ce69">
            <text:p><text:s text:c="3"/>İş bu emre muharrer senedimizin mükabilinde 00 mmmm 2021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/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48"/>
          <table:table-cell office:value-type="string" office:string-value="# 2.000 TL #" table:formula="of:=&quot;# &quot;&amp;TEXT(INT([Senet_Taksit_Giriş.E6]);&quot;##.##0&quot;)&amp;&quot; TL #&quot;" table:style-name="ce59">
            <text:p># 2.000 TL #</text:p>
          </table:table-cell>
          <table:covered-table-cell/>
          <table:covered-table-cell/>
          <table:covered-table-cell table:number-columns-repeated="9"/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35"/>
          <table:table-cell office:value-type="string" office:string-value="#   Krş #" table:formula="of:=&quot;# &quot;&amp;TEXT(([Senet_Taksit_Giriş.E68]-INT([Senet_Taksit_Giriş.E68]))*100;&quot;##.##&quot;)&amp;&quot;  Krş #&quot;" table:style-name="ce57">
            <text:p># <text:s text:c="2"/>Krş #</text:p>
          </table:table-cell>
          <table:covered-table-cell/>
          <table:covered-table-cell/>
          <table:covered-table-cell table:number-columns-repeated="9"/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35"/>
          <table:table-cell office:value-type="string" table:style-name="ce58">
            <text:p>Borçlu:</text:p>
          </table:table-cell>
          <table:covered-table-cell/>
          <table:covered-table-cell/>
          <table:covered-table-cell table:number-columns-repeated="9"/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60"/>
          <table:table-cell table:style-name="ce35"/>
          <table:table-cell office:value-type="string" office:string-value="Bursa Fabrika Satış Mağazası – Adem Duman" table:formula="of:=[.$D$9]" table:number-columns-spanned="1" table:number-rows-spanned="7" table:style-name="ce70">
            <text:p>Bursa Fabrika Satış Mağazası – Adem Duman</text:p>
          </table:table-cell>
          <table:covered-table-cell/>
          <table:table-cell table:number-columns-repeated="10" table:style-name="ce1"/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35"/>
          <table:covered-table-cell/>
          <table:covered-table-cell/>
          <table:table-cell office:value-type="string" table:number-columns-spanned="1" table:number-rows-spanned="5" table:style-name="ce71">
            <text:p>ÖDEYECEK</text:p>
          </table:table-cell>
          <table:table-cell office:value-type="string" office:string-value="İsim : Bursa Fabrika Satış Mağazası – Adem Duman" table:formula="of:=&quot;İsim : &quot;&amp;[.$D71]" table:number-columns-spanned="4" table:number-rows-spanned="1" table:style-name="ce77">
            <text:p>İsim : Bursa Fabrika Satış Mağazası – Adem Duman</text:p>
          </table:table-cell>
          <table:covered-table-cell table:number-columns-repeated="3"/>
          <table:table-cell table:number-columns-repeated="2" table:style-name="ce37"/>
          <table:table-cell table:number-columns-spanned="2" table:number-rows-spanned="1" table:style-name="ce73"/>
          <table:covered-table-cell/>
          <table:table-cell table:style-name="ce38"/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61"/>
          <table:table-cell table:style-name="ce62"/>
          <table:covered-table-cell/>
          <table:covered-table-cell/>
          <table:covered-table-cell/>
          <table:table-cell office:value-type="string" office:string-value="Adres : Hızarhane Cad. No:5 TOKAT" table:formula="of:=&quot;Adres : &quot; &amp;[Senet_Borçlu_Alacaklı_Giriş.$C$6]" table:number-columns-spanned="5" table:number-rows-spanned="2" table:style-name="ce74">
            <text:p>Adres : Hızarhane Cad. No:5 TOKAT</text:p>
          </table:table-cell>
          <table:covered-table-cell table:number-columns-repeated="4"/>
          <table:table-cell table:number-columns-repeated="3" table:style-name="ce35"/>
          <table:table-cell table:number-columns-repeated="2" table:style-name="ce56"/>
          <table:table-cell table:number-columns-repeated="16368"/>
        </table:table-row>
        <table:table-row table:style-name="ro6">
          <table:table-cell table:style-name="ce35"/>
          <table:table-cell table:style-name="ce61"/>
          <table:table-cell table:style-name="ce62"/>
          <table:covered-table-cell/>
          <table:covered-table-cell/>
          <table:covered-table-cell/>
          <table:covered-table-cell/>
          <table:covered-table-cell table:number-columns-repeated="4"/>
          <table:table-cell office:value-type="string" table:style-name="ce48">
            <text:p>İmza</text:p>
          </table:table-cell>
          <table:table-cell table:style-name="ce48"/>
          <table:table-cell table:style-name="ce44"/>
          <table:table-cell table:number-columns-repeated="2" table:style-name="ce56"/>
          <table:table-cell table:number-columns-repeated="16368"/>
        </table:table-row>
        <table:table-row table:style-name="ro6">
          <table:table-cell table:style-name="ce35"/>
          <table:table-cell table:style-name="ce61"/>
          <table:table-cell table:style-name="ce62"/>
          <table:covered-table-cell/>
          <table:covered-table-cell/>
          <table:covered-table-cell/>
          <table:table-cell office:value-type="string" office:string-value="Vergi Dairesi : Tokat" table:formula="of:=&quot;Vergi Dairesi : &quot;&amp;[Senet_Borçlu_Alacaklı_Giriş.$C$7]" table:number-columns-spanned="4" table:number-rows-spanned="1" table:style-name="ce75">
            <text:p>Vergi Dairesi : Tokat</text:p>
          </table:table-cell>
          <table:covered-table-cell table:number-columns-repeated="3"/>
          <table:table-cell table:number-columns-repeated="4" table:style-name="ce35"/>
          <table:table-cell table:number-columns-repeated="2" table:style-name="ce56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35"/>
          <table:covered-table-cell/>
          <table:covered-table-cell/>
          <table:covered-table-cell/>
          <table:table-cell office:value-type="string" office:string-value="Vergi No / TC Kimlik No : 341 3267 6260" table:formula="of:=&quot;Vergi No / TC Kimlik No : &quot;&amp;[Senet_Borçlu_Alacaklı_Giriş.$C$8]" table:number-columns-spanned="4" table:number-rows-spanned="1" table:style-name="ce76">
            <text:p>Vergi No / TC Kimlik No : 341 3267 6260</text:p>
          </table:table-cell>
          <table:covered-table-cell table:number-columns-repeated="3"/>
          <table:table-cell table:number-columns-repeated="4" table:style-name="ce63"/>
          <table:table-cell table:style-name="ce64"/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60"/>
          <table:table-cell table:style-name="ce35"/>
          <table:covered-table-cell/>
          <table:covered-table-cell/>
          <table:table-cell office:value-type="string" table:number-columns-spanned="1" table:number-rows-spanned="5" table:style-name="ce71">
            <text:p>KEFİL</text:p>
          </table:table-cell>
          <table:table-cell office:value-type="string" office:string-value="İsim Unvan : Adem Duman" table:formula="of:=&quot;İsim Unvan : &quot;&amp;[Senet_Borçlu_Alacaklı_Giriş.$C$9]" table:number-columns-spanned="4" table:number-rows-spanned="1" table:style-name="ce77">
            <text:p>İsim Unvan : Adem Duman</text:p>
          </table:table-cell>
          <table:covered-table-cell table:number-columns-repeated="3"/>
          <table:table-cell table:style-name="ce37"/>
          <table:table-cell table:style-name="ce65"/>
          <table:table-cell table:number-columns-repeated="2" table:style-name="ce37"/>
          <table:table-cell table:style-name="ce38"/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35"/>
          <table:table-cell office:value-type="string" table:style-name="ce58">
            <text:p>Vade</text:p>
          </table:table-cell>
          <table:covered-table-cell/>
          <table:covered-table-cell/>
          <table:table-cell office:value-type="string" office:string-value="Adres : Esentepe Mah. Şehit Ulaşar Cad. Belde Sitesi B Blk. K1: D:3 TOKAT" table:formula="of:=&quot;Adres : &quot; &amp;[Senet_Borçlu_Alacaklı_Giriş.$C$10]" table:number-columns-spanned="4" table:number-rows-spanned="2" table:style-name="ce74">
            <text:p>Adres : Esentepe Mah. Şehit Ulaşar Cad. Belde Sitesi B Blk. K1: D:3 TOKAT</text:p>
          </table:table-cell>
          <table:covered-table-cell table:number-columns-repeated="3"/>
          <table:table-cell table:number-columns-repeated="4" table:style-name="ce35"/>
          <table:table-cell table:number-columns-repeated="2" table:style-name="ce56"/>
          <table:table-cell table:number-columns-repeated="16368"/>
        </table:table-row>
        <table:table-row table:style-name="ro6">
          <table:table-cell table:style-name="ce35"/>
          <table:table-cell table:style-name="ce60"/>
          <table:table-cell table:style-name="ce35"/>
          <table:table-cell office:value-type="date" office:date-value="2021-06-30T00:00:00" table:formula="of:=[Senet_Taksit_Giriş.D6]" table:style-name="ce66">
            <text:p>30.06.2021</text:p>
          </table:table-cell>
          <table:covered-table-cell/>
          <table:covered-table-cell/>
          <table:covered-table-cell/>
          <table:covered-table-cell table:number-columns-repeated="3"/>
          <table:table-cell table:style-name="ce35"/>
          <table:table-cell office:value-type="string" table:style-name="ce48">
            <text:p>İmza</text:p>
          </table:table-cell>
          <table:table-cell table:number-columns-repeated="2" table:style-name="ce35"/>
          <table:table-cell table:number-columns-repeated="2" table:style-name="ce56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35"/>
          <table:table-cell office:value-type="string" table:style-name="ce58">
            <text:p>Tarih</text:p>
          </table:table-cell>
          <table:covered-table-cell/>
          <table:covered-table-cell/>
          <table:table-cell office:value-type="string" office:string-value="Vergi Dairesi : Tokat" table:formula="of:=&quot;Vergi Dairesi : &quot;&amp;[Senet_Borçlu_Alacaklı_Giriş.$C$11]" table:number-columns-spanned="4" table:number-rows-spanned="1" table:style-name="ce75">
            <text:p>Vergi Dairesi : Tokat</text:p>
          </table:table-cell>
          <table:covered-table-cell table:number-columns-repeated="3"/>
          <table:table-cell table:number-columns-repeated="4" table:style-name="ce35"/>
          <table:table-cell table:number-columns-repeated="2" table:style-name="ce56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35"/>
          <table:table-cell office:value-type="date" office:date-value="2021-02-25T00:00:00" table:formula="of:=[Senet_Taksit_Giriş.C6]" table:style-name="ce66">
            <text:p>25.02.2021</text:p>
          </table:table-cell>
          <table:covered-table-cell/>
          <table:covered-table-cell/>
          <table:table-cell office:value-type="string" office:string-value="Vergi No / TC Kimlik No : 341 3267 6260" table:formula="of:=&quot;Vergi No / TC Kimlik No : &quot;&amp;[Senet_Borçlu_Alacaklı_Giriş.$C$12]" table:number-columns-spanned="4" table:number-rows-spanned="1" table:style-name="ce76">
            <text:p>Vergi No / TC Kimlik No : 341 3267 6260</text:p>
          </table:table-cell>
          <table:covered-table-cell table:number-columns-repeated="3"/>
          <table:table-cell table:number-columns-repeated="4" table:style-name="ce63"/>
          <table:table-cell table:style-name="ce64"/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67"/>
          <table:table-cell table:number-columns-repeated="13" table:style-name="ce63"/>
          <table:table-cell table:style-name="ce64"/>
          <table:table-cell table:number-columns-repeated="16368"/>
        </table:table-row>
        <table:table-row table:style-name="ro7">
          <table:table-cell table:number-columns-repeated="1024" table:style-name="ce39"/>
          <table:table-cell table:number-columns-repeated="15360"/>
        </table:table-row>
        <table:table-row table:style-name="ro6">
          <table:table-cell table:style-name="ce35"/>
          <table:table-cell table:style-name="ce36"/>
          <table:table-cell table:number-columns-repeated="13" table:style-name="ce37"/>
          <table:table-cell table:style-name="ce38"/>
          <table:table-cell table:number-columns-repeated="16368"/>
        </table:table-row>
        <table:table-row table:style-name="ro6">
          <table:table-cell table:style-name="ce40"/>
          <table:table-cell table:style-name="ce41"/>
          <table:table-cell table:style-name="ce40"/>
          <table:table-cell office:value-type="string" table:style-name="ce42">
            <text:p>Senedin</text:p>
          </table:table-cell>
          <table:table-cell office:value-type="string" office:string-value="Bursa Fabrika Satış Mağazası – Adem Duman    - Taksit No: # 5 #  " table:formula="of:=[.$D92] &amp;&quot;    - Taksit No: &quot; &amp; [.$D87]&amp;&quot;  &quot;" table:number-columns-spanned="1" table:number-rows-spanned="18" table:style-name="ce81">
            <text:p>Bursa Fabrika Satış Mağazası – Adem Duman <text:s text:c="3"/>- Taksit No: # 5 #<text:s text:c="2"/></text:p>
          </table:table-cell>
          <table:table-cell table:style-name="ce40"/>
          <table:table-cell office:value-type="string" table:style-name="ce43">
            <text:p>Ödeme Günü</text:p>
          </table:table-cell>
          <table:table-cell table:style-name="ce40"/>
          <table:table-cell office:value-type="string" table:style-name="ce43">
            <text:p>Türk Lirası</text:p>
          </table:table-cell>
          <table:table-cell office:value-type="string" table:style-name="ce43">
            <text:p>Kuruş</text:p>
          </table:table-cell>
          <table:table-cell table:style-name="ce1"/>
          <table:table-cell table:style-name="ce40"/>
          <table:table-cell office:value-type="string" table:style-name="ce43">
            <text:p>No</text:p>
          </table:table-cell>
          <table:table-cell table:style-name="ce44"/>
          <table:table-cell office:value-type="string" table:style-name="ce43">
            <text:p>Düzenleme Tarihi</text:p>
          </table:table-cell>
          <table:table-cell table:style-name="ce45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48"/>
          <table:table-cell office:value-type="string" table:style-name="ce49">
            <text:p>No:</text:p>
          </table:table-cell>
          <table:covered-table-cell/>
          <table:table-cell table:style-name="ce35"/>
          <table:table-cell office:value-type="date" office:date-value="2021-07-30T00:00:00" table:formula="of:=[.D100]" table:style-name="ce50">
            <text:p>30.07.2021</text:p>
          </table:table-cell>
          <table:table-cell table:style-name="ce51"/>
          <table:table-cell office:value-type="string" office:string-value="# 14.000 TL #" table:formula="of:=[.D89]" table:style-name="ce52">
            <text:p># 14.000 TL #</text:p>
          </table:table-cell>
          <table:table-cell office:value-type="string" office:string-value="#   Krş #" table:formula="of:=[.D90]" table:style-name="ce53">
            <text:p># <text:s text:c="2"/>Krş #</text:p>
          </table:table-cell>
          <table:table-cell table:style-name="ce1"/>
          <table:table-cell table:style-name="ce51"/>
          <table:table-cell office:value-type="string" office:string-value="# 5 #" table:formula="of:=[.D87]" table:style-name="ce54">
            <text:p># 5 #</text:p>
          </table:table-cell>
          <table:table-cell table:style-name="ce44"/>
          <table:table-cell office:value-type="date" office:date-value="2021-02-25T00:00:00" table:formula="of:=[.D102]" table:style-name="ce55">
            <text:p>25.02.2021</text:p>
          </table:table-cell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48"/>
          <table:table-cell office:value-type="string" office:string-value="# 5 #" table:formula="of:=&quot;# &quot;&amp;TEXT(INT([Senet_Taksit_Giriş.B7]);&quot;##.##0&quot;)&amp;&quot; #&quot;" table:style-name="ce57">
            <text:p># 5 #</text:p>
          </table:table-cell>
          <table:covered-table-cell/>
          <table:table-cell table:number-columns-repeated="10" table:style-name="ce35"/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48"/>
          <table:table-cell office:value-type="string" table:style-name="ce58">
            <text:p>Tutarı</text:p>
          </table:table-cell>
          <table:covered-table-cell/>
          <table:table-cell office:value-type="string" office:string-value="   İş bu emre muharrer senedimizin mükabilinde 00 mmmm 2021 tarihinde Sayın : HACI MURAT BALCI 'ya veyahut emruhavalesine yukarıda yazılı Yalnız # Ondört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table:formula="of:=&quot;   İş bu emre muharrer senedim&quot;&amp;IF([Senet_Borçlu_Alacaklı_Giriş.$C$4]=&quot;Gerçek Kişi&quot;;&quot;in&quot;;&quot;izin&quot;)&amp;&quot; mükabilinde &quot;&amp;TEXT([.G86];&quot;dd mmmm yyyy&quot;)&amp;&quot; tarihinde Sayın : &quot;&amp;[Senet_Borçlu_Alacaklı_Giriş.$C$1]&amp;&quot; 'ya veyahut emruhavalesine yukarıda yazılı Yalnız # &quot;&amp;[Senet_Taksit_Giriş.F7]&amp;&quot; # ödeyeceği&quot;&amp;IF([Senet_Borçlu_Alacaklı_Giriş.$C$4]=&quot;Gerçek Kişi&quot;;&quot;m.&quot;;&quot;z.&quot;)&amp;&quot; Bedeli &quot;&amp;[Senet_Taksit_Giriş.G7]&amp;&quot; ahzolunmuştur. İş bu bono vadesinde ödenmediği taktirde; iş bu bononun düzenleme tarihinin temerrüt başlangıç tarihi olarak kabul edileceğini, müteakip bonolarında muacceliyet kesbedeceğini,&quot;&amp;&quot; ihtilaf vukuunda &quot;&amp;[Senet_Borçlu_Alacaklı_Giriş.$C$2]&amp;&quot; mahkemelerinin selahiyetini şimdiden kabul eyleri&quot;&amp;IF([Senet_Borçlu_Alacaklı_Giriş.$C$4]=&quot;Gerçek Kişi&quot;;&quot;m.&quot;;&quot;z.&quot;)" table:number-columns-spanned="10" table:number-rows-spanned="4" table:style-name="ce69">
            <text:p><text:s text:c="3"/>İş bu emre muharrer senedimizin mükabilinde 00 mmmm 2021 tarihinde Sayın : HACI MURAT BALCI 'ya veyahut emruhavalesine yukarıda yazılı Yalnız # Ondört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/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48"/>
          <table:table-cell office:value-type="string" office:string-value="# 14.000 TL #" table:formula="of:=&quot;# &quot;&amp;TEXT(INT([Senet_Taksit_Giriş.E7]);&quot;##.##0&quot;)&amp;&quot; TL #&quot;" table:style-name="ce59">
            <text:p># 14.000 TL #</text:p>
          </table:table-cell>
          <table:covered-table-cell/>
          <table:covered-table-cell/>
          <table:covered-table-cell table:number-columns-repeated="9"/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35"/>
          <table:table-cell office:value-type="string" office:string-value="#   Krş #" table:formula="of:=&quot;# &quot;&amp;TEXT(([Senet_Taksit_Giriş.E90]-INT([Senet_Taksit_Giriş.E90]))*100;&quot;##.##&quot;)&amp;&quot;  Krş #&quot;" table:style-name="ce57">
            <text:p># <text:s text:c="2"/>Krş #</text:p>
          </table:table-cell>
          <table:covered-table-cell/>
          <table:covered-table-cell/>
          <table:covered-table-cell table:number-columns-repeated="9"/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35"/>
          <table:table-cell office:value-type="string" table:style-name="ce58">
            <text:p>Borçlu:</text:p>
          </table:table-cell>
          <table:covered-table-cell/>
          <table:covered-table-cell/>
          <table:covered-table-cell table:number-columns-repeated="9"/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60"/>
          <table:table-cell table:style-name="ce35"/>
          <table:table-cell office:value-type="string" office:string-value="Bursa Fabrika Satış Mağazası – Adem Duman" table:formula="of:=[.$D$9]" table:number-columns-spanned="1" table:number-rows-spanned="7" table:style-name="ce70">
            <text:p>Bursa Fabrika Satış Mağazası – Adem Duman</text:p>
          </table:table-cell>
          <table:covered-table-cell/>
          <table:table-cell table:number-columns-repeated="10" table:style-name="ce1"/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35"/>
          <table:covered-table-cell/>
          <table:covered-table-cell/>
          <table:table-cell office:value-type="string" table:number-columns-spanned="1" table:number-rows-spanned="5" table:style-name="ce71">
            <text:p>ÖDEYECEK</text:p>
          </table:table-cell>
          <table:table-cell office:value-type="string" office:string-value="İsim : Bursa Fabrika Satış Mağazası – Adem Duman" table:formula="of:=&quot;İsim : &quot;&amp;[.$D92]" table:number-columns-spanned="4" table:number-rows-spanned="1" table:style-name="ce77">
            <text:p>İsim : Bursa Fabrika Satış Mağazası – Adem Duman</text:p>
          </table:table-cell>
          <table:covered-table-cell table:number-columns-repeated="3"/>
          <table:table-cell table:number-columns-repeated="2" table:style-name="ce37"/>
          <table:table-cell table:number-columns-spanned="2" table:number-rows-spanned="1" table:style-name="ce73"/>
          <table:covered-table-cell/>
          <table:table-cell table:style-name="ce38"/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61"/>
          <table:table-cell table:style-name="ce62"/>
          <table:covered-table-cell/>
          <table:covered-table-cell/>
          <table:covered-table-cell/>
          <table:table-cell office:value-type="string" office:string-value="Adres : Hızarhane Cad. No:5 TOKAT" table:formula="of:=&quot;Adres : &quot; &amp;[Senet_Borçlu_Alacaklı_Giriş.$C$6]" table:number-columns-spanned="5" table:number-rows-spanned="2" table:style-name="ce74">
            <text:p>Adres : Hızarhane Cad. No:5 TOKAT</text:p>
          </table:table-cell>
          <table:covered-table-cell table:number-columns-repeated="4"/>
          <table:table-cell table:number-columns-repeated="3" table:style-name="ce35"/>
          <table:table-cell table:number-columns-repeated="2" table:style-name="ce56"/>
          <table:table-cell table:number-columns-repeated="16368"/>
        </table:table-row>
        <table:table-row table:style-name="ro6">
          <table:table-cell table:style-name="ce35"/>
          <table:table-cell table:style-name="ce61"/>
          <table:table-cell table:style-name="ce62"/>
          <table:covered-table-cell/>
          <table:covered-table-cell/>
          <table:covered-table-cell/>
          <table:covered-table-cell/>
          <table:covered-table-cell table:number-columns-repeated="4"/>
          <table:table-cell office:value-type="string" table:style-name="ce48">
            <text:p>İmza</text:p>
          </table:table-cell>
          <table:table-cell table:style-name="ce48"/>
          <table:table-cell table:style-name="ce44"/>
          <table:table-cell table:number-columns-repeated="2" table:style-name="ce56"/>
          <table:table-cell table:number-columns-repeated="16368"/>
        </table:table-row>
        <table:table-row table:style-name="ro6">
          <table:table-cell table:style-name="ce35"/>
          <table:table-cell table:style-name="ce61"/>
          <table:table-cell table:style-name="ce62"/>
          <table:covered-table-cell/>
          <table:covered-table-cell/>
          <table:covered-table-cell/>
          <table:table-cell office:value-type="string" office:string-value="Vergi Dairesi : Tokat" table:formula="of:=&quot;Vergi Dairesi : &quot;&amp;[Senet_Borçlu_Alacaklı_Giriş.$C$7]" table:number-columns-spanned="4" table:number-rows-spanned="1" table:style-name="ce75">
            <text:p>Vergi Dairesi : Tokat</text:p>
          </table:table-cell>
          <table:covered-table-cell table:number-columns-repeated="3"/>
          <table:table-cell table:number-columns-repeated="4" table:style-name="ce35"/>
          <table:table-cell table:number-columns-repeated="2" table:style-name="ce56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35"/>
          <table:covered-table-cell/>
          <table:covered-table-cell/>
          <table:covered-table-cell/>
          <table:table-cell office:value-type="string" office:string-value="Vergi No / TC Kimlik No : 341 3267 6260" table:formula="of:=&quot;Vergi No / TC Kimlik No : &quot;&amp;[Senet_Borçlu_Alacaklı_Giriş.$C$8]" table:number-columns-spanned="4" table:number-rows-spanned="1" table:style-name="ce76">
            <text:p>Vergi No / TC Kimlik No : 341 3267 6260</text:p>
          </table:table-cell>
          <table:covered-table-cell table:number-columns-repeated="3"/>
          <table:table-cell table:number-columns-repeated="4" table:style-name="ce63"/>
          <table:table-cell table:style-name="ce64"/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60"/>
          <table:table-cell table:style-name="ce35"/>
          <table:covered-table-cell/>
          <table:covered-table-cell/>
          <table:table-cell office:value-type="string" table:number-columns-spanned="1" table:number-rows-spanned="5" table:style-name="ce71">
            <text:p>KEFİL</text:p>
          </table:table-cell>
          <table:table-cell office:value-type="string" office:string-value="İsim Unvan : Adem Duman" table:formula="of:=&quot;İsim Unvan : &quot;&amp;[Senet_Borçlu_Alacaklı_Giriş.$C$9]" table:number-columns-spanned="4" table:number-rows-spanned="1" table:style-name="ce77">
            <text:p>İsim Unvan : Adem Duman</text:p>
          </table:table-cell>
          <table:covered-table-cell table:number-columns-repeated="3"/>
          <table:table-cell table:style-name="ce37"/>
          <table:table-cell table:style-name="ce65"/>
          <table:table-cell table:number-columns-repeated="2" table:style-name="ce37"/>
          <table:table-cell table:style-name="ce38"/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35"/>
          <table:table-cell office:value-type="string" table:style-name="ce58">
            <text:p>Vade</text:p>
          </table:table-cell>
          <table:covered-table-cell/>
          <table:covered-table-cell/>
          <table:table-cell office:value-type="string" office:string-value="Adres : Esentepe Mah. Şehit Ulaşar Cad. Belde Sitesi B Blk. K1: D:3 TOKAT" table:formula="of:=&quot;Adres : &quot; &amp;[Senet_Borçlu_Alacaklı_Giriş.$C$10]" table:number-columns-spanned="4" table:number-rows-spanned="2" table:style-name="ce74">
            <text:p>Adres : Esentepe Mah. Şehit Ulaşar Cad. Belde Sitesi B Blk. K1: D:3 TOKAT</text:p>
          </table:table-cell>
          <table:covered-table-cell table:number-columns-repeated="3"/>
          <table:table-cell table:number-columns-repeated="4" table:style-name="ce35"/>
          <table:table-cell table:number-columns-repeated="2" table:style-name="ce56"/>
          <table:table-cell table:number-columns-repeated="16368"/>
        </table:table-row>
        <table:table-row table:style-name="ro6">
          <table:table-cell table:style-name="ce35"/>
          <table:table-cell table:style-name="ce60"/>
          <table:table-cell table:style-name="ce35"/>
          <table:table-cell office:value-type="date" office:date-value="2021-07-30T00:00:00" table:formula="of:=[Senet_Taksit_Giriş.D7]" table:style-name="ce66">
            <text:p>30.07.2021</text:p>
          </table:table-cell>
          <table:covered-table-cell/>
          <table:covered-table-cell/>
          <table:covered-table-cell/>
          <table:covered-table-cell table:number-columns-repeated="3"/>
          <table:table-cell table:style-name="ce35"/>
          <table:table-cell office:value-type="string" table:style-name="ce48">
            <text:p>İmza</text:p>
          </table:table-cell>
          <table:table-cell table:number-columns-repeated="2" table:style-name="ce35"/>
          <table:table-cell table:number-columns-repeated="2" table:style-name="ce56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35"/>
          <table:table-cell office:value-type="string" table:style-name="ce58">
            <text:p>Tarih</text:p>
          </table:table-cell>
          <table:covered-table-cell/>
          <table:covered-table-cell/>
          <table:table-cell office:value-type="string" office:string-value="Vergi Dairesi : Tokat" table:formula="of:=&quot;Vergi Dairesi : &quot;&amp;[Senet_Borçlu_Alacaklı_Giriş.$C$11]" table:number-columns-spanned="4" table:number-rows-spanned="1" table:style-name="ce75">
            <text:p>Vergi Dairesi : Tokat</text:p>
          </table:table-cell>
          <table:covered-table-cell table:number-columns-repeated="3"/>
          <table:table-cell table:number-columns-repeated="4" table:style-name="ce35"/>
          <table:table-cell table:number-columns-repeated="2" table:style-name="ce56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35"/>
          <table:table-cell office:value-type="date" office:date-value="2021-02-25T00:00:00" table:formula="of:=[Senet_Taksit_Giriş.C7]" table:style-name="ce66">
            <text:p>25.02.2021</text:p>
          </table:table-cell>
          <table:covered-table-cell/>
          <table:covered-table-cell/>
          <table:table-cell office:value-type="string" office:string-value="Vergi No / TC Kimlik No : 341 3267 6260" table:formula="of:=&quot;Vergi No / TC Kimlik No : &quot;&amp;[Senet_Borçlu_Alacaklı_Giriş.$C$12]" table:number-columns-spanned="4" table:number-rows-spanned="1" table:style-name="ce76">
            <text:p>Vergi No / TC Kimlik No : 341 3267 6260</text:p>
          </table:table-cell>
          <table:covered-table-cell table:number-columns-repeated="3"/>
          <table:table-cell table:number-columns-repeated="4" table:style-name="ce63"/>
          <table:table-cell table:style-name="ce64"/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67"/>
          <table:table-cell table:number-columns-repeated="13" table:style-name="ce63"/>
          <table:table-cell table:style-name="ce64"/>
          <table:table-cell table:number-columns-repeated="16368"/>
        </table:table-row>
        <table:table-row table:style-name="ro7">
          <table:table-cell table:number-columns-repeated="1024" table:style-name="ce39"/>
          <table:table-cell table:number-columns-repeated="15360"/>
        </table:table-row>
        <table:table-row table:style-name="ro6">
          <table:table-cell table:style-name="ce35"/>
          <table:table-cell table:style-name="ce36"/>
          <table:table-cell table:number-columns-repeated="13" table:style-name="ce37"/>
          <table:table-cell table:style-name="ce38"/>
          <table:table-cell table:number-columns-repeated="16368"/>
        </table:table-row>
        <table:table-row table:style-name="ro6">
          <table:table-cell table:style-name="ce40"/>
          <table:table-cell table:style-name="ce41"/>
          <table:table-cell table:style-name="ce40"/>
          <table:table-cell office:value-type="string" table:style-name="ce42">
            <text:p>Senedin</text:p>
          </table:table-cell>
          <table:table-cell office:value-type="string" office:string-value="Bursa Fabrika Satış Mağazası – Adem Duman    - Taksit No: # 6 #  " table:formula="of:=[.$D113] &amp;&quot;    - Taksit No: &quot; &amp; [.$D108]&amp;&quot;  &quot;" table:number-columns-spanned="1" table:number-rows-spanned="18" table:style-name="ce81">
            <text:p>Bursa Fabrika Satış Mağazası – Adem Duman <text:s text:c="3"/>- Taksit No: # 6 #<text:s text:c="2"/></text:p>
          </table:table-cell>
          <table:table-cell table:style-name="ce40"/>
          <table:table-cell office:value-type="string" table:style-name="ce43">
            <text:p>Ödeme Günü</text:p>
          </table:table-cell>
          <table:table-cell table:style-name="ce40"/>
          <table:table-cell office:value-type="string" table:style-name="ce43">
            <text:p>Türk Lirası</text:p>
          </table:table-cell>
          <table:table-cell office:value-type="string" table:style-name="ce43">
            <text:p>Kuruş</text:p>
          </table:table-cell>
          <table:table-cell table:style-name="ce1"/>
          <table:table-cell table:style-name="ce40"/>
          <table:table-cell office:value-type="string" table:style-name="ce43">
            <text:p>No</text:p>
          </table:table-cell>
          <table:table-cell table:style-name="ce44"/>
          <table:table-cell office:value-type="string" table:style-name="ce43">
            <text:p>Düzenleme Tarihi</text:p>
          </table:table-cell>
          <table:table-cell table:style-name="ce45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48"/>
          <table:table-cell office:value-type="string" table:style-name="ce49">
            <text:p>No:</text:p>
          </table:table-cell>
          <table:covered-table-cell/>
          <table:table-cell table:style-name="ce35"/>
          <table:table-cell office:value-type="date" office:date-value="2021-08-30T00:00:00" table:formula="of:=[.D121]" table:style-name="ce50">
            <text:p>30.08.2021</text:p>
          </table:table-cell>
          <table:table-cell table:style-name="ce51"/>
          <table:table-cell office:value-type="string" office:string-value="# 2.000 TL #" table:formula="of:=[.D110]" table:style-name="ce52">
            <text:p># 2.000 TL #</text:p>
          </table:table-cell>
          <table:table-cell office:value-type="string" office:string-value="#   Krş #" table:formula="of:=[.D111]" table:style-name="ce53">
            <text:p># <text:s text:c="2"/>Krş #</text:p>
          </table:table-cell>
          <table:table-cell table:style-name="ce1"/>
          <table:table-cell table:style-name="ce51"/>
          <table:table-cell office:value-type="string" office:string-value="# 6 #" table:formula="of:=[.D108]" table:style-name="ce54">
            <text:p># 6 #</text:p>
          </table:table-cell>
          <table:table-cell table:style-name="ce44"/>
          <table:table-cell office:value-type="date" office:date-value="2021-02-25T00:00:00" table:formula="of:=[.D123]" table:style-name="ce55">
            <text:p>25.02.2021</text:p>
          </table:table-cell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48"/>
          <table:table-cell office:value-type="string" office:string-value="# 6 #" table:formula="of:=&quot;# &quot;&amp;TEXT(INT([Senet_Taksit_Giriş.B8]);&quot;##.##0&quot;)&amp;&quot; #&quot;" table:style-name="ce57">
            <text:p># 6 #</text:p>
          </table:table-cell>
          <table:covered-table-cell/>
          <table:table-cell table:number-columns-repeated="10" table:style-name="ce35"/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48"/>
          <table:table-cell office:value-type="string" table:style-name="ce58">
            <text:p>Tutarı</text:p>
          </table:table-cell>
          <table:covered-table-cell/>
          <table:table-cell office:value-type="string" office:string-value="   İş bu emre muharrer senedimizin mükabilinde 00 mmmm 2021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table:formula="of:=&quot;   İş bu emre muharrer senedim&quot;&amp;IF([Senet_Borçlu_Alacaklı_Giriş.$C$4]=&quot;Gerçek Kişi&quot;;&quot;in&quot;;&quot;izin&quot;)&amp;&quot; mükabilinde &quot;&amp;TEXT([.G107];&quot;dd mmmm yyyy&quot;)&amp;&quot; tarihinde Sayın : &quot;&amp;[Senet_Borçlu_Alacaklı_Giriş.$C$1]&amp;&quot; 'ya veyahut emruhavalesine yukarıda yazılı Yalnız # &quot;&amp;[Senet_Taksit_Giriş.F8]&amp;&quot; # ödeyeceği&quot;&amp;IF([Senet_Borçlu_Alacaklı_Giriş.$C$4]=&quot;Gerçek Kişi&quot;;&quot;m.&quot;;&quot;z.&quot;)&amp;&quot; Bedeli &quot;&amp;[Senet_Taksit_Giriş.G8]&amp;&quot; ahzolunmuştur. İş bu bono vadesinde ödenmediği taktirde; iş bu bononun düzenleme tarihinin temerrüt başlangıç tarihi olarak kabul edileceğini, müteakip bonolarında muacceliyet kesbedeceğini,&quot;&amp;&quot; ihtilaf vukuunda &quot;&amp;[Senet_Borçlu_Alacaklı_Giriş.$C$2]&amp;&quot; mahkemelerinin selahiyetini şimdiden kabul eyleri&quot;&amp;IF([Senet_Borçlu_Alacaklı_Giriş.$C$4]=&quot;Gerçek Kişi&quot;;&quot;m.&quot;;&quot;z.&quot;)" table:number-columns-spanned="10" table:number-rows-spanned="4" table:style-name="ce69">
            <text:p><text:s text:c="3"/>İş bu emre muharrer senedimizin mükabilinde 00 mmmm 2021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/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48"/>
          <table:table-cell office:value-type="string" office:string-value="# 2.000 TL #" table:formula="of:=&quot;# &quot;&amp;TEXT(INT([Senet_Taksit_Giriş.E8]);&quot;##.##0&quot;)&amp;&quot; TL #&quot;" table:style-name="ce59">
            <text:p># 2.000 TL #</text:p>
          </table:table-cell>
          <table:covered-table-cell/>
          <table:covered-table-cell/>
          <table:covered-table-cell table:number-columns-repeated="9"/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35"/>
          <table:table-cell office:value-type="string" office:string-value="#   Krş #" table:formula="of:=&quot;# &quot;&amp;TEXT(([Senet_Taksit_Giriş.E111]-INT([Senet_Taksit_Giriş.E111]))*100;&quot;##.##&quot;)&amp;&quot;  Krş #&quot;" table:style-name="ce57">
            <text:p># <text:s text:c="2"/>Krş #</text:p>
          </table:table-cell>
          <table:covered-table-cell/>
          <table:covered-table-cell/>
          <table:covered-table-cell table:number-columns-repeated="9"/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35"/>
          <table:table-cell office:value-type="string" table:style-name="ce58">
            <text:p>Borçlu:</text:p>
          </table:table-cell>
          <table:covered-table-cell/>
          <table:covered-table-cell/>
          <table:covered-table-cell table:number-columns-repeated="9"/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60"/>
          <table:table-cell table:style-name="ce35"/>
          <table:table-cell office:value-type="string" office:string-value="Bursa Fabrika Satış Mağazası – Adem Duman" table:formula="of:=[.$D$9]" table:number-columns-spanned="1" table:number-rows-spanned="7" table:style-name="ce70">
            <text:p>Bursa Fabrika Satış Mağazası – Adem Duman</text:p>
          </table:table-cell>
          <table:covered-table-cell/>
          <table:table-cell table:number-columns-repeated="10" table:style-name="ce1"/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35"/>
          <table:covered-table-cell/>
          <table:covered-table-cell/>
          <table:table-cell office:value-type="string" table:number-columns-spanned="1" table:number-rows-spanned="5" table:style-name="ce71">
            <text:p>ÖDEYECEK</text:p>
          </table:table-cell>
          <table:table-cell office:value-type="string" office:string-value="İsim : Bursa Fabrika Satış Mağazası – Adem Duman" table:formula="of:=&quot;İsim : &quot;&amp;[.$D113]" table:number-columns-spanned="4" table:number-rows-spanned="1" table:style-name="ce77">
            <text:p>İsim : Bursa Fabrika Satış Mağazası – Adem Duman</text:p>
          </table:table-cell>
          <table:covered-table-cell table:number-columns-repeated="3"/>
          <table:table-cell table:number-columns-repeated="2" table:style-name="ce37"/>
          <table:table-cell table:number-columns-spanned="2" table:number-rows-spanned="1" table:style-name="ce73"/>
          <table:covered-table-cell/>
          <table:table-cell table:style-name="ce38"/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61"/>
          <table:table-cell table:style-name="ce62"/>
          <table:covered-table-cell/>
          <table:covered-table-cell/>
          <table:covered-table-cell/>
          <table:table-cell office:value-type="string" office:string-value="Adres : Hızarhane Cad. No:5 TOKAT" table:formula="of:=&quot;Adres : &quot; &amp;[Senet_Borçlu_Alacaklı_Giriş.$C$6]" table:number-columns-spanned="5" table:number-rows-spanned="2" table:style-name="ce74">
            <text:p>Adres : Hızarhane Cad. No:5 TOKAT</text:p>
          </table:table-cell>
          <table:covered-table-cell table:number-columns-repeated="4"/>
          <table:table-cell table:number-columns-repeated="3" table:style-name="ce35"/>
          <table:table-cell table:number-columns-repeated="2" table:style-name="ce56"/>
          <table:table-cell table:number-columns-repeated="16368"/>
        </table:table-row>
        <table:table-row table:style-name="ro6">
          <table:table-cell table:style-name="ce35"/>
          <table:table-cell table:style-name="ce61"/>
          <table:table-cell table:style-name="ce62"/>
          <table:covered-table-cell/>
          <table:covered-table-cell/>
          <table:covered-table-cell/>
          <table:covered-table-cell/>
          <table:covered-table-cell table:number-columns-repeated="4"/>
          <table:table-cell office:value-type="string" table:style-name="ce48">
            <text:p>İmza</text:p>
          </table:table-cell>
          <table:table-cell table:style-name="ce48"/>
          <table:table-cell table:style-name="ce44"/>
          <table:table-cell table:number-columns-repeated="2" table:style-name="ce56"/>
          <table:table-cell table:number-columns-repeated="16368"/>
        </table:table-row>
        <table:table-row table:style-name="ro6">
          <table:table-cell table:style-name="ce35"/>
          <table:table-cell table:style-name="ce61"/>
          <table:table-cell table:style-name="ce62"/>
          <table:covered-table-cell/>
          <table:covered-table-cell/>
          <table:covered-table-cell/>
          <table:table-cell office:value-type="string" office:string-value="Vergi Dairesi : Tokat" table:formula="of:=&quot;Vergi Dairesi : &quot;&amp;[Senet_Borçlu_Alacaklı_Giriş.$C$7]" table:number-columns-spanned="4" table:number-rows-spanned="1" table:style-name="ce75">
            <text:p>Vergi Dairesi : Tokat</text:p>
          </table:table-cell>
          <table:covered-table-cell table:number-columns-repeated="3"/>
          <table:table-cell table:number-columns-repeated="4" table:style-name="ce35"/>
          <table:table-cell table:number-columns-repeated="2" table:style-name="ce56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35"/>
          <table:covered-table-cell/>
          <table:covered-table-cell/>
          <table:covered-table-cell/>
          <table:table-cell office:value-type="string" office:string-value="Vergi No / TC Kimlik No : 341 3267 6260" table:formula="of:=&quot;Vergi No / TC Kimlik No : &quot;&amp;[Senet_Borçlu_Alacaklı_Giriş.$C$8]" table:number-columns-spanned="4" table:number-rows-spanned="1" table:style-name="ce76">
            <text:p>Vergi No / TC Kimlik No : 341 3267 6260</text:p>
          </table:table-cell>
          <table:covered-table-cell table:number-columns-repeated="3"/>
          <table:table-cell table:number-columns-repeated="4" table:style-name="ce63"/>
          <table:table-cell table:style-name="ce64"/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60"/>
          <table:table-cell table:style-name="ce35"/>
          <table:covered-table-cell/>
          <table:covered-table-cell/>
          <table:table-cell office:value-type="string" table:number-columns-spanned="1" table:number-rows-spanned="5" table:style-name="ce71">
            <text:p>KEFİL</text:p>
          </table:table-cell>
          <table:table-cell office:value-type="string" office:string-value="İsim Unvan : Adem Duman" table:formula="of:=&quot;İsim Unvan : &quot;&amp;[Senet_Borçlu_Alacaklı_Giriş.$C$9]" table:number-columns-spanned="4" table:number-rows-spanned="1" table:style-name="ce77">
            <text:p>İsim Unvan : Adem Duman</text:p>
          </table:table-cell>
          <table:covered-table-cell table:number-columns-repeated="3"/>
          <table:table-cell table:style-name="ce37"/>
          <table:table-cell table:style-name="ce65"/>
          <table:table-cell table:number-columns-repeated="2" table:style-name="ce37"/>
          <table:table-cell table:style-name="ce38"/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35"/>
          <table:table-cell office:value-type="string" table:style-name="ce58">
            <text:p>Vade</text:p>
          </table:table-cell>
          <table:covered-table-cell/>
          <table:covered-table-cell/>
          <table:table-cell office:value-type="string" office:string-value="Adres : Esentepe Mah. Şehit Ulaşar Cad. Belde Sitesi B Blk. K1: D:3 TOKAT" table:formula="of:=&quot;Adres : &quot; &amp;[Senet_Borçlu_Alacaklı_Giriş.$C$10]" table:number-columns-spanned="4" table:number-rows-spanned="2" table:style-name="ce74">
            <text:p>Adres : Esentepe Mah. Şehit Ulaşar Cad. Belde Sitesi B Blk. K1: D:3 TOKAT</text:p>
          </table:table-cell>
          <table:covered-table-cell table:number-columns-repeated="3"/>
          <table:table-cell table:number-columns-repeated="4" table:style-name="ce35"/>
          <table:table-cell table:number-columns-repeated="2" table:style-name="ce56"/>
          <table:table-cell table:number-columns-repeated="16368"/>
        </table:table-row>
        <table:table-row table:style-name="ro6">
          <table:table-cell table:style-name="ce35"/>
          <table:table-cell table:style-name="ce60"/>
          <table:table-cell table:style-name="ce35"/>
          <table:table-cell office:value-type="date" office:date-value="2021-08-30T00:00:00" table:formula="of:=[Senet_Taksit_Giriş.D8]" table:style-name="ce66">
            <text:p>30.08.2021</text:p>
          </table:table-cell>
          <table:covered-table-cell/>
          <table:covered-table-cell/>
          <table:covered-table-cell/>
          <table:covered-table-cell table:number-columns-repeated="3"/>
          <table:table-cell table:style-name="ce35"/>
          <table:table-cell office:value-type="string" table:style-name="ce48">
            <text:p>İmza</text:p>
          </table:table-cell>
          <table:table-cell table:number-columns-repeated="2" table:style-name="ce35"/>
          <table:table-cell table:number-columns-repeated="2" table:style-name="ce56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35"/>
          <table:table-cell office:value-type="string" table:style-name="ce58">
            <text:p>Tarih</text:p>
          </table:table-cell>
          <table:covered-table-cell/>
          <table:covered-table-cell/>
          <table:table-cell office:value-type="string" office:string-value="Vergi Dairesi : Tokat" table:formula="of:=&quot;Vergi Dairesi : &quot;&amp;[Senet_Borçlu_Alacaklı_Giriş.$C$11]" table:number-columns-spanned="4" table:number-rows-spanned="1" table:style-name="ce75">
            <text:p>Vergi Dairesi : Tokat</text:p>
          </table:table-cell>
          <table:covered-table-cell table:number-columns-repeated="3"/>
          <table:table-cell table:number-columns-repeated="4" table:style-name="ce35"/>
          <table:table-cell table:number-columns-repeated="2" table:style-name="ce56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35"/>
          <table:table-cell office:value-type="date" office:date-value="2021-02-25T00:00:00" table:formula="of:=[Senet_Taksit_Giriş.C8]" table:style-name="ce66">
            <text:p>25.02.2021</text:p>
          </table:table-cell>
          <table:covered-table-cell/>
          <table:covered-table-cell/>
          <table:table-cell office:value-type="string" office:string-value="Vergi No / TC Kimlik No : 341 3267 6260" table:formula="of:=&quot;Vergi No / TC Kimlik No : &quot;&amp;[Senet_Borçlu_Alacaklı_Giriş.$C$12]" table:number-columns-spanned="4" table:number-rows-spanned="1" table:style-name="ce76">
            <text:p>Vergi No / TC Kimlik No : 341 3267 6260</text:p>
          </table:table-cell>
          <table:covered-table-cell table:number-columns-repeated="3"/>
          <table:table-cell table:number-columns-repeated="4" table:style-name="ce63"/>
          <table:table-cell table:style-name="ce64"/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67"/>
          <table:table-cell table:number-columns-repeated="13" table:style-name="ce63"/>
          <table:table-cell table:style-name="ce64"/>
          <table:table-cell table:number-columns-repeated="16368"/>
        </table:table-row>
        <table:table-row table:style-name="ro6">
          <table:table-cell table:style-name="ce35"/>
          <table:table-cell table:style-name="ce36"/>
          <table:table-cell table:number-columns-repeated="13" table:style-name="ce37"/>
          <table:table-cell table:style-name="ce38"/>
          <table:table-cell table:number-columns-repeated="16368"/>
        </table:table-row>
        <table:table-row table:style-name="ro6">
          <table:table-cell table:style-name="ce40"/>
          <table:table-cell table:style-name="ce41"/>
          <table:table-cell table:style-name="ce40"/>
          <table:table-cell office:value-type="string" table:style-name="ce42">
            <text:p>Senedin</text:p>
          </table:table-cell>
          <table:table-cell office:value-type="string" office:string-value="Bursa Fabrika Satış Mağazası – Adem Duman    - Taksit No: # 7 #  " table:formula="of:=[.$D133] &amp;&quot;    - Taksit No: &quot; &amp; [.$D128]&amp;&quot;  &quot;" table:number-columns-spanned="1" table:number-rows-spanned="18" table:style-name="ce81">
            <text:p>Bursa Fabrika Satış Mağazası – Adem Duman <text:s text:c="3"/>- Taksit No: # 7 #<text:s text:c="2"/></text:p>
          </table:table-cell>
          <table:table-cell table:style-name="ce40"/>
          <table:table-cell office:value-type="string" table:style-name="ce43">
            <text:p>Ödeme Günü</text:p>
          </table:table-cell>
          <table:table-cell table:style-name="ce40"/>
          <table:table-cell office:value-type="string" table:style-name="ce43">
            <text:p>Türk Lirası</text:p>
          </table:table-cell>
          <table:table-cell office:value-type="string" table:style-name="ce43">
            <text:p>Kuruş</text:p>
          </table:table-cell>
          <table:table-cell table:style-name="ce1"/>
          <table:table-cell table:style-name="ce40"/>
          <table:table-cell office:value-type="string" table:style-name="ce43">
            <text:p>No</text:p>
          </table:table-cell>
          <table:table-cell table:style-name="ce44"/>
          <table:table-cell office:value-type="string" table:style-name="ce43">
            <text:p>Düzenleme Tarihi</text:p>
          </table:table-cell>
          <table:table-cell table:style-name="ce45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48"/>
          <table:table-cell office:value-type="string" table:style-name="ce49">
            <text:p>No:</text:p>
          </table:table-cell>
          <table:covered-table-cell/>
          <table:table-cell table:style-name="ce35"/>
          <table:table-cell office:value-type="date" office:date-value="2021-09-30T00:00:00" table:formula="of:=[.D141]" table:style-name="ce50">
            <text:p>30.09.2021</text:p>
          </table:table-cell>
          <table:table-cell table:style-name="ce51"/>
          <table:table-cell office:value-type="string" office:string-value="# 2.000 TL #" table:formula="of:=[.D130]" table:style-name="ce52">
            <text:p># 2.000 TL #</text:p>
          </table:table-cell>
          <table:table-cell office:value-type="string" office:string-value="#   Krş #" table:formula="of:=[.D131]" table:style-name="ce53">
            <text:p># <text:s text:c="2"/>Krş #</text:p>
          </table:table-cell>
          <table:table-cell table:style-name="ce1"/>
          <table:table-cell table:style-name="ce51"/>
          <table:table-cell office:value-type="string" office:string-value="# 7 #" table:formula="of:=[.D128]" table:style-name="ce54">
            <text:p># 7 #</text:p>
          </table:table-cell>
          <table:table-cell table:style-name="ce44"/>
          <table:table-cell office:value-type="date" office:date-value="2021-02-25T00:00:00" table:formula="of:=[.D143]" table:style-name="ce55">
            <text:p>25.02.2021</text:p>
          </table:table-cell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48"/>
          <table:table-cell office:value-type="string" office:string-value="# 7 #" table:formula="of:=&quot;# &quot;&amp;TEXT(INT([Senet_Taksit_Giriş.B9]);&quot;##.##0&quot;)&amp;&quot; #&quot;" table:style-name="ce57">
            <text:p># 7 #</text:p>
          </table:table-cell>
          <table:covered-table-cell/>
          <table:table-cell table:number-columns-repeated="10" table:style-name="ce35"/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48"/>
          <table:table-cell office:value-type="string" table:style-name="ce58">
            <text:p>Tutarı</text:p>
          </table:table-cell>
          <table:covered-table-cell/>
          <table:table-cell office:value-type="string" office:string-value="   İş bu emre muharrer senedimizin mükabilinde 00 mmmm 2021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table:formula="of:=&quot;   İş bu emre muharrer senedim&quot;&amp;IF([Senet_Borçlu_Alacaklı_Giriş.$C$4]=&quot;Gerçek Kişi&quot;;&quot;in&quot;;&quot;izin&quot;)&amp;&quot; mükabilinde &quot;&amp;TEXT([.G127];&quot;dd mmmm yyyy&quot;)&amp;&quot; tarihinde Sayın : &quot;&amp;[Senet_Borçlu_Alacaklı_Giriş.$C$1]&amp;&quot; 'ya veyahut emruhavalesine yukarıda yazılı Yalnız # &quot;&amp;[Senet_Taksit_Giriş.F9]&amp;&quot; # ödeyeceği&quot;&amp;IF([Senet_Borçlu_Alacaklı_Giriş.$C$4]=&quot;Gerçek Kişi&quot;;&quot;m.&quot;;&quot;z.&quot;)&amp;&quot; Bedeli &quot;&amp;[Senet_Taksit_Giriş.G9]&amp;&quot; ahzolunmuştur. İş bu bono vadesinde ödenmediği taktirde; iş bu bononun düzenleme tarihinin temerrüt başlangıç tarihi olarak kabul edileceğini, müteakip bonolarında muacceliyet kesbedeceğini,&quot;&amp;&quot; ihtilaf vukuunda &quot;&amp;[Senet_Borçlu_Alacaklı_Giriş.$C$2]&amp;&quot; mahkemelerinin selahiyetini şimdiden kabul eyleri&quot;&amp;IF([Senet_Borçlu_Alacaklı_Giriş.$C$4]=&quot;Gerçek Kişi&quot;;&quot;m.&quot;;&quot;z.&quot;)" table:number-columns-spanned="10" table:number-rows-spanned="4" table:style-name="ce69">
            <text:p><text:s text:c="3"/>İş bu emre muharrer senedimizin mükabilinde 00 mmmm 2021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/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48"/>
          <table:table-cell office:value-type="string" office:string-value="# 2.000 TL #" table:formula="of:=&quot;# &quot;&amp;TEXT(INT([Senet_Taksit_Giriş.E9]);&quot;##.##0&quot;)&amp;&quot; TL #&quot;" table:style-name="ce59">
            <text:p># 2.000 TL #</text:p>
          </table:table-cell>
          <table:covered-table-cell/>
          <table:covered-table-cell/>
          <table:covered-table-cell table:number-columns-repeated="9"/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35"/>
          <table:table-cell office:value-type="string" office:string-value="#   Krş #" table:formula="of:=&quot;# &quot;&amp;TEXT(([Senet_Taksit_Giriş.E132]-INT([Senet_Taksit_Giriş.E132]))*100;&quot;##.##&quot;)&amp;&quot;  Krş #&quot;" table:style-name="ce57">
            <text:p># <text:s text:c="2"/>Krş #</text:p>
          </table:table-cell>
          <table:covered-table-cell/>
          <table:covered-table-cell/>
          <table:covered-table-cell table:number-columns-repeated="9"/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35"/>
          <table:table-cell office:value-type="string" table:style-name="ce58">
            <text:p>Borçlu:</text:p>
          </table:table-cell>
          <table:covered-table-cell/>
          <table:covered-table-cell/>
          <table:covered-table-cell table:number-columns-repeated="9"/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60"/>
          <table:table-cell table:style-name="ce35"/>
          <table:table-cell office:value-type="string" office:string-value="Bursa Fabrika Satış Mağazası – Adem Duman" table:formula="of:=[.$D$9]" table:number-columns-spanned="1" table:number-rows-spanned="7" table:style-name="ce70">
            <text:p>Bursa Fabrika Satış Mağazası – Adem Duman</text:p>
          </table:table-cell>
          <table:covered-table-cell/>
          <table:table-cell table:number-columns-repeated="10" table:style-name="ce1"/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35"/>
          <table:covered-table-cell/>
          <table:covered-table-cell/>
          <table:table-cell office:value-type="string" table:number-columns-spanned="1" table:number-rows-spanned="5" table:style-name="ce71">
            <text:p>ÖDEYECEK</text:p>
          </table:table-cell>
          <table:table-cell office:value-type="string" office:string-value="İsim : Bursa Fabrika Satış Mağazası – Adem Duman" table:formula="of:=&quot;İsim : &quot;&amp;[.$D133]" table:number-columns-spanned="4" table:number-rows-spanned="1" table:style-name="ce77">
            <text:p>İsim : Bursa Fabrika Satış Mağazası – Adem Duman</text:p>
          </table:table-cell>
          <table:covered-table-cell table:number-columns-repeated="3"/>
          <table:table-cell table:number-columns-repeated="2" table:style-name="ce37"/>
          <table:table-cell table:number-columns-spanned="2" table:number-rows-spanned="1" table:style-name="ce73"/>
          <table:covered-table-cell/>
          <table:table-cell table:style-name="ce38"/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61"/>
          <table:table-cell table:style-name="ce62"/>
          <table:covered-table-cell/>
          <table:covered-table-cell/>
          <table:covered-table-cell/>
          <table:table-cell office:value-type="string" office:string-value="Adres : Hızarhane Cad. No:5 TOKAT" table:formula="of:=&quot;Adres : &quot; &amp;[Senet_Borçlu_Alacaklı_Giriş.$C$6]" table:number-columns-spanned="5" table:number-rows-spanned="2" table:style-name="ce74">
            <text:p>Adres : Hızarhane Cad. No:5 TOKAT</text:p>
          </table:table-cell>
          <table:covered-table-cell table:number-columns-repeated="4"/>
          <table:table-cell table:number-columns-repeated="3" table:style-name="ce35"/>
          <table:table-cell table:number-columns-repeated="2" table:style-name="ce56"/>
          <table:table-cell table:number-columns-repeated="16368"/>
        </table:table-row>
        <table:table-row table:style-name="ro6">
          <table:table-cell table:style-name="ce35"/>
          <table:table-cell table:style-name="ce61"/>
          <table:table-cell table:style-name="ce62"/>
          <table:covered-table-cell/>
          <table:covered-table-cell/>
          <table:covered-table-cell/>
          <table:covered-table-cell/>
          <table:covered-table-cell table:number-columns-repeated="4"/>
          <table:table-cell office:value-type="string" table:style-name="ce48">
            <text:p>İmza</text:p>
          </table:table-cell>
          <table:table-cell table:style-name="ce48"/>
          <table:table-cell table:style-name="ce44"/>
          <table:table-cell table:number-columns-repeated="2" table:style-name="ce56"/>
          <table:table-cell table:number-columns-repeated="16368"/>
        </table:table-row>
        <table:table-row table:style-name="ro6">
          <table:table-cell table:style-name="ce35"/>
          <table:table-cell table:style-name="ce61"/>
          <table:table-cell table:style-name="ce62"/>
          <table:covered-table-cell/>
          <table:covered-table-cell/>
          <table:covered-table-cell/>
          <table:table-cell office:value-type="string" office:string-value="Vergi Dairesi : Tokat" table:formula="of:=&quot;Vergi Dairesi : &quot;&amp;[Senet_Borçlu_Alacaklı_Giriş.$C$7]" table:number-columns-spanned="4" table:number-rows-spanned="1" table:style-name="ce75">
            <text:p>Vergi Dairesi : Tokat</text:p>
          </table:table-cell>
          <table:covered-table-cell table:number-columns-repeated="3"/>
          <table:table-cell table:number-columns-repeated="4" table:style-name="ce35"/>
          <table:table-cell table:number-columns-repeated="2" table:style-name="ce56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35"/>
          <table:covered-table-cell/>
          <table:covered-table-cell/>
          <table:covered-table-cell/>
          <table:table-cell office:value-type="string" office:string-value="Vergi No / TC Kimlik No : 341 3267 6260" table:formula="of:=&quot;Vergi No / TC Kimlik No : &quot;&amp;[Senet_Borçlu_Alacaklı_Giriş.$C$8]" table:number-columns-spanned="4" table:number-rows-spanned="1" table:style-name="ce76">
            <text:p>Vergi No / TC Kimlik No : 341 3267 6260</text:p>
          </table:table-cell>
          <table:covered-table-cell table:number-columns-repeated="3"/>
          <table:table-cell table:number-columns-repeated="4" table:style-name="ce63"/>
          <table:table-cell table:style-name="ce64"/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60"/>
          <table:table-cell table:style-name="ce35"/>
          <table:covered-table-cell/>
          <table:covered-table-cell/>
          <table:table-cell office:value-type="string" table:number-columns-spanned="1" table:number-rows-spanned="5" table:style-name="ce71">
            <text:p>KEFİL</text:p>
          </table:table-cell>
          <table:table-cell office:value-type="string" office:string-value="İsim Unvan : Adem Duman" table:formula="of:=&quot;İsim Unvan : &quot;&amp;[Senet_Borçlu_Alacaklı_Giriş.$C$9]" table:number-columns-spanned="4" table:number-rows-spanned="1" table:style-name="ce77">
            <text:p>İsim Unvan : Adem Duman</text:p>
          </table:table-cell>
          <table:covered-table-cell table:number-columns-repeated="3"/>
          <table:table-cell table:style-name="ce37"/>
          <table:table-cell table:style-name="ce65"/>
          <table:table-cell table:number-columns-repeated="2" table:style-name="ce37"/>
          <table:table-cell table:style-name="ce38"/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35"/>
          <table:table-cell office:value-type="string" table:style-name="ce58">
            <text:p>Vade</text:p>
          </table:table-cell>
          <table:covered-table-cell/>
          <table:covered-table-cell/>
          <table:table-cell office:value-type="string" office:string-value="Adres : Esentepe Mah. Şehit Ulaşar Cad. Belde Sitesi B Blk. K1: D:3 TOKAT" table:formula="of:=&quot;Adres : &quot; &amp;[Senet_Borçlu_Alacaklı_Giriş.$C$10]" table:number-columns-spanned="4" table:number-rows-spanned="2" table:style-name="ce74">
            <text:p>Adres : Esentepe Mah. Şehit Ulaşar Cad. Belde Sitesi B Blk. K1: D:3 TOKAT</text:p>
          </table:table-cell>
          <table:covered-table-cell table:number-columns-repeated="3"/>
          <table:table-cell table:number-columns-repeated="4" table:style-name="ce35"/>
          <table:table-cell table:number-columns-repeated="2" table:style-name="ce56"/>
          <table:table-cell table:number-columns-repeated="16368"/>
        </table:table-row>
        <table:table-row table:style-name="ro6">
          <table:table-cell table:style-name="ce35"/>
          <table:table-cell table:style-name="ce60"/>
          <table:table-cell table:style-name="ce35"/>
          <table:table-cell office:value-type="date" office:date-value="2021-09-30T00:00:00" table:formula="of:=[Senet_Taksit_Giriş.D9]" table:style-name="ce66">
            <text:p>30.09.2021</text:p>
          </table:table-cell>
          <table:covered-table-cell/>
          <table:covered-table-cell/>
          <table:covered-table-cell/>
          <table:covered-table-cell table:number-columns-repeated="3"/>
          <table:table-cell table:style-name="ce35"/>
          <table:table-cell office:value-type="string" table:style-name="ce48">
            <text:p>İmza</text:p>
          </table:table-cell>
          <table:table-cell table:number-columns-repeated="2" table:style-name="ce35"/>
          <table:table-cell table:number-columns-repeated="2" table:style-name="ce56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35"/>
          <table:table-cell office:value-type="string" table:style-name="ce58">
            <text:p>Tarih</text:p>
          </table:table-cell>
          <table:covered-table-cell/>
          <table:covered-table-cell/>
          <table:table-cell office:value-type="string" office:string-value="Vergi Dairesi : Tokat" table:formula="of:=&quot;Vergi Dairesi : &quot;&amp;[Senet_Borçlu_Alacaklı_Giriş.$C$11]" table:number-columns-spanned="4" table:number-rows-spanned="1" table:style-name="ce75">
            <text:p>Vergi Dairesi : Tokat</text:p>
          </table:table-cell>
          <table:covered-table-cell table:number-columns-repeated="3"/>
          <table:table-cell table:number-columns-repeated="4" table:style-name="ce35"/>
          <table:table-cell table:number-columns-repeated="2" table:style-name="ce56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35"/>
          <table:table-cell office:value-type="date" office:date-value="2021-02-25T00:00:00" table:formula="of:=[Senet_Taksit_Giriş.C9]" table:style-name="ce66">
            <text:p>25.02.2021</text:p>
          </table:table-cell>
          <table:covered-table-cell/>
          <table:covered-table-cell/>
          <table:table-cell office:value-type="string" office:string-value="Vergi No / TC Kimlik No : 341 3267 6260" table:formula="of:=&quot;Vergi No / TC Kimlik No : &quot;&amp;[Senet_Borçlu_Alacaklı_Giriş.$C$12]" table:number-columns-spanned="4" table:number-rows-spanned="1" table:style-name="ce76">
            <text:p>Vergi No / TC Kimlik No : 341 3267 6260</text:p>
          </table:table-cell>
          <table:covered-table-cell table:number-columns-repeated="3"/>
          <table:table-cell table:number-columns-repeated="4" table:style-name="ce63"/>
          <table:table-cell table:style-name="ce64"/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67"/>
          <table:table-cell table:number-columns-repeated="13" table:style-name="ce63"/>
          <table:table-cell table:style-name="ce64"/>
          <table:table-cell table:number-columns-repeated="16368"/>
        </table:table-row>
        <table:table-row table:style-name="ro7">
          <table:table-cell table:number-columns-repeated="1024" table:style-name="ce39"/>
          <table:table-cell table:number-columns-repeated="15360"/>
        </table:table-row>
        <table:table-row table:style-name="ro6">
          <table:table-cell table:style-name="ce35"/>
          <table:table-cell table:style-name="ce36"/>
          <table:table-cell table:number-columns-repeated="13" table:style-name="ce37"/>
          <table:table-cell table:style-name="ce38"/>
          <table:table-cell table:number-columns-repeated="16368"/>
        </table:table-row>
        <table:table-row table:style-name="ro6">
          <table:table-cell table:style-name="ce40"/>
          <table:table-cell table:style-name="ce41"/>
          <table:table-cell table:style-name="ce40"/>
          <table:table-cell office:value-type="string" table:style-name="ce42">
            <text:p>Senedin</text:p>
          </table:table-cell>
          <table:table-cell office:value-type="string" office:string-value="Bursa Fabrika Satış Mağazası – Adem Duman    - Taksit No: # 8 #  " table:formula="of:=[.$D154] &amp;&quot;    - Taksit No: &quot; &amp; [.$D149]&amp;&quot;  &quot;" table:number-columns-spanned="1" table:number-rows-spanned="18" table:style-name="ce81">
            <text:p>Bursa Fabrika Satış Mağazası – Adem Duman <text:s text:c="3"/>- Taksit No: # 8 #<text:s text:c="2"/></text:p>
          </table:table-cell>
          <table:table-cell table:style-name="ce40"/>
          <table:table-cell office:value-type="string" table:style-name="ce43">
            <text:p>Ödeme Günü</text:p>
          </table:table-cell>
          <table:table-cell table:style-name="ce40"/>
          <table:table-cell office:value-type="string" table:style-name="ce43">
            <text:p>Türk Lirası</text:p>
          </table:table-cell>
          <table:table-cell office:value-type="string" table:style-name="ce43">
            <text:p>Kuruş</text:p>
          </table:table-cell>
          <table:table-cell table:style-name="ce1"/>
          <table:table-cell table:style-name="ce40"/>
          <table:table-cell office:value-type="string" table:style-name="ce43">
            <text:p>No</text:p>
          </table:table-cell>
          <table:table-cell table:style-name="ce44"/>
          <table:table-cell office:value-type="string" table:style-name="ce43">
            <text:p>Düzenleme Tarihi</text:p>
          </table:table-cell>
          <table:table-cell table:style-name="ce45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48"/>
          <table:table-cell office:value-type="string" table:style-name="ce49">
            <text:p>No:</text:p>
          </table:table-cell>
          <table:covered-table-cell/>
          <table:table-cell table:style-name="ce35"/>
          <table:table-cell office:value-type="date" office:date-value="2021-10-30T00:00:00" table:formula="of:=[.D162]" table:style-name="ce50">
            <text:p>30.10.2021</text:p>
          </table:table-cell>
          <table:table-cell table:style-name="ce51"/>
          <table:table-cell office:value-type="string" office:string-value="# 2.000 TL #" table:formula="of:=[.D151]" table:style-name="ce52">
            <text:p># 2.000 TL #</text:p>
          </table:table-cell>
          <table:table-cell office:value-type="string" office:string-value="#   Krş #" table:formula="of:=[.D152]" table:style-name="ce53">
            <text:p># <text:s text:c="2"/>Krş #</text:p>
          </table:table-cell>
          <table:table-cell table:style-name="ce1"/>
          <table:table-cell table:style-name="ce51"/>
          <table:table-cell office:value-type="string" office:string-value="# 8 #" table:formula="of:=[.D149]" table:style-name="ce54">
            <text:p># 8 #</text:p>
          </table:table-cell>
          <table:table-cell table:style-name="ce44"/>
          <table:table-cell office:value-type="date" office:date-value="2021-02-25T00:00:00" table:formula="of:=[.D164]" table:style-name="ce55">
            <text:p>25.02.2021</text:p>
          </table:table-cell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48"/>
          <table:table-cell office:value-type="string" office:string-value="# 8 #" table:formula="of:=&quot;# &quot;&amp;TEXT(INT([Senet_Taksit_Giriş.B10]);&quot;##.##0&quot;)&amp;&quot; #&quot;" table:style-name="ce57">
            <text:p># 8 #</text:p>
          </table:table-cell>
          <table:covered-table-cell/>
          <table:table-cell table:number-columns-repeated="10" table:style-name="ce35"/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48"/>
          <table:table-cell office:value-type="string" table:style-name="ce58">
            <text:p>Tutarı</text:p>
          </table:table-cell>
          <table:covered-table-cell/>
          <table:table-cell office:value-type="string" office:string-value="   İş bu emre muharrer senedimizin mükabilinde 00 mmmm 2021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table:formula="of:=&quot;   İş bu emre muharrer senedim&quot;&amp;IF([Senet_Borçlu_Alacaklı_Giriş.$C$4]=&quot;Gerçek Kişi&quot;;&quot;in&quot;;&quot;izin&quot;)&amp;&quot; mükabilinde &quot;&amp;TEXT([.G148];&quot;dd mmmm yyyy&quot;)&amp;&quot; tarihinde Sayın : &quot;&amp;[Senet_Borçlu_Alacaklı_Giriş.$C$1]&amp;&quot; 'ya veyahut emruhavalesine yukarıda yazılı Yalnız # &quot;&amp;[Senet_Taksit_Giriş.F10]&amp;&quot; # ödeyeceği&quot;&amp;IF([Senet_Borçlu_Alacaklı_Giriş.$C$4]=&quot;Gerçek Kişi&quot;;&quot;m.&quot;;&quot;z.&quot;)&amp;&quot; Bedeli &quot;&amp;[Senet_Taksit_Giriş.G10]&amp;&quot; ahzolunmuştur. İş bu bono vadesinde ödenmediği taktirde; iş bu bononun düzenleme tarihinin temerrüt başlangıç tarihi olarak kabul edileceğini, müteakip bonolarında muacceliyet kesbedeceğini,&quot;&amp;&quot; ihtilaf vukuunda &quot;&amp;[Senet_Borçlu_Alacaklı_Giriş.$C$2]&amp;&quot; mahkemelerinin selahiyetini şimdiden kabul eyleri&quot;&amp;IF([Senet_Borçlu_Alacaklı_Giriş.$C$4]=&quot;Gerçek Kişi&quot;;&quot;m.&quot;;&quot;z.&quot;)" table:number-columns-spanned="10" table:number-rows-spanned="4" table:style-name="ce69">
            <text:p><text:s text:c="3"/>İş bu emre muharrer senedimizin mükabilinde 00 mmmm 2021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/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48"/>
          <table:table-cell office:value-type="string" office:string-value="# 2.000 TL #" table:formula="of:=&quot;# &quot;&amp;TEXT(INT([Senet_Taksit_Giriş.E10]);&quot;##.##0&quot;)&amp;&quot; TL #&quot;" table:style-name="ce59">
            <text:p># 2.000 TL #</text:p>
          </table:table-cell>
          <table:covered-table-cell/>
          <table:covered-table-cell/>
          <table:covered-table-cell table:number-columns-repeated="9"/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35"/>
          <table:table-cell office:value-type="string" office:string-value="#   Krş #" table:formula="of:=&quot;# &quot;&amp;TEXT(([Senet_Taksit_Giriş.E153]-INT([Senet_Taksit_Giriş.E153]))*100;&quot;##.##&quot;)&amp;&quot;  Krş #&quot;" table:style-name="ce57">
            <text:p># <text:s text:c="2"/>Krş #</text:p>
          </table:table-cell>
          <table:covered-table-cell/>
          <table:covered-table-cell/>
          <table:covered-table-cell table:number-columns-repeated="9"/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35"/>
          <table:table-cell office:value-type="string" table:style-name="ce58">
            <text:p>Borçlu:</text:p>
          </table:table-cell>
          <table:covered-table-cell/>
          <table:covered-table-cell/>
          <table:covered-table-cell table:number-columns-repeated="9"/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60"/>
          <table:table-cell table:style-name="ce35"/>
          <table:table-cell office:value-type="string" office:string-value="Bursa Fabrika Satış Mağazası – Adem Duman" table:formula="of:=[.$D$9]" table:number-columns-spanned="1" table:number-rows-spanned="7" table:style-name="ce70">
            <text:p>Bursa Fabrika Satış Mağazası – Adem Duman</text:p>
          </table:table-cell>
          <table:covered-table-cell/>
          <table:table-cell table:number-columns-repeated="10" table:style-name="ce1"/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35"/>
          <table:covered-table-cell/>
          <table:covered-table-cell/>
          <table:table-cell office:value-type="string" table:number-columns-spanned="1" table:number-rows-spanned="5" table:style-name="ce71">
            <text:p>ÖDEYECEK</text:p>
          </table:table-cell>
          <table:table-cell office:value-type="string" office:string-value="İsim : Bursa Fabrika Satış Mağazası – Adem Duman" table:formula="of:=&quot;İsim : &quot;&amp;[.$D154]" table:number-columns-spanned="4" table:number-rows-spanned="1" table:style-name="ce77">
            <text:p>İsim : Bursa Fabrika Satış Mağazası – Adem Duman</text:p>
          </table:table-cell>
          <table:covered-table-cell table:number-columns-repeated="3"/>
          <table:table-cell table:number-columns-repeated="2" table:style-name="ce37"/>
          <table:table-cell table:number-columns-spanned="2" table:number-rows-spanned="1" table:style-name="ce73"/>
          <table:covered-table-cell/>
          <table:table-cell table:style-name="ce38"/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61"/>
          <table:table-cell table:style-name="ce62"/>
          <table:covered-table-cell/>
          <table:covered-table-cell/>
          <table:covered-table-cell/>
          <table:table-cell office:value-type="string" office:string-value="Adres : Hızarhane Cad. No:5 TOKAT" table:formula="of:=&quot;Adres : &quot; &amp;[Senet_Borçlu_Alacaklı_Giriş.$C$6]" table:number-columns-spanned="5" table:number-rows-spanned="2" table:style-name="ce74">
            <text:p>Adres : Hızarhane Cad. No:5 TOKAT</text:p>
          </table:table-cell>
          <table:covered-table-cell table:number-columns-repeated="4"/>
          <table:table-cell table:number-columns-repeated="3" table:style-name="ce35"/>
          <table:table-cell table:number-columns-repeated="2" table:style-name="ce56"/>
          <table:table-cell table:number-columns-repeated="16368"/>
        </table:table-row>
        <table:table-row table:style-name="ro6">
          <table:table-cell table:style-name="ce35"/>
          <table:table-cell table:style-name="ce61"/>
          <table:table-cell table:style-name="ce62"/>
          <table:covered-table-cell/>
          <table:covered-table-cell/>
          <table:covered-table-cell/>
          <table:covered-table-cell/>
          <table:covered-table-cell table:number-columns-repeated="4"/>
          <table:table-cell office:value-type="string" table:style-name="ce48">
            <text:p>İmza</text:p>
          </table:table-cell>
          <table:table-cell table:style-name="ce48"/>
          <table:table-cell table:style-name="ce44"/>
          <table:table-cell table:number-columns-repeated="2" table:style-name="ce56"/>
          <table:table-cell table:number-columns-repeated="16368"/>
        </table:table-row>
        <table:table-row table:style-name="ro6">
          <table:table-cell table:style-name="ce35"/>
          <table:table-cell table:style-name="ce61"/>
          <table:table-cell table:style-name="ce62"/>
          <table:covered-table-cell/>
          <table:covered-table-cell/>
          <table:covered-table-cell/>
          <table:table-cell office:value-type="string" office:string-value="Vergi Dairesi : Tokat" table:formula="of:=&quot;Vergi Dairesi : &quot;&amp;[Senet_Borçlu_Alacaklı_Giriş.$C$7]" table:number-columns-spanned="4" table:number-rows-spanned="1" table:style-name="ce75">
            <text:p>Vergi Dairesi : Tokat</text:p>
          </table:table-cell>
          <table:covered-table-cell table:number-columns-repeated="3"/>
          <table:table-cell table:number-columns-repeated="4" table:style-name="ce35"/>
          <table:table-cell table:number-columns-repeated="2" table:style-name="ce56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35"/>
          <table:covered-table-cell/>
          <table:covered-table-cell/>
          <table:covered-table-cell/>
          <table:table-cell office:value-type="string" office:string-value="Vergi No / TC Kimlik No : 341 3267 6260" table:formula="of:=&quot;Vergi No / TC Kimlik No : &quot;&amp;[Senet_Borçlu_Alacaklı_Giriş.$C$8]" table:number-columns-spanned="4" table:number-rows-spanned="1" table:style-name="ce76">
            <text:p>Vergi No / TC Kimlik No : 341 3267 6260</text:p>
          </table:table-cell>
          <table:covered-table-cell table:number-columns-repeated="3"/>
          <table:table-cell table:number-columns-repeated="4" table:style-name="ce63"/>
          <table:table-cell table:style-name="ce64"/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60"/>
          <table:table-cell table:style-name="ce35"/>
          <table:covered-table-cell/>
          <table:covered-table-cell/>
          <table:table-cell office:value-type="string" table:number-columns-spanned="1" table:number-rows-spanned="5" table:style-name="ce71">
            <text:p>KEFİL</text:p>
          </table:table-cell>
          <table:table-cell office:value-type="string" office:string-value="İsim Unvan : Adem Duman" table:formula="of:=&quot;İsim Unvan : &quot;&amp;[Senet_Borçlu_Alacaklı_Giriş.$C$9]" table:number-columns-spanned="4" table:number-rows-spanned="1" table:style-name="ce77">
            <text:p>İsim Unvan : Adem Duman</text:p>
          </table:table-cell>
          <table:covered-table-cell table:number-columns-repeated="3"/>
          <table:table-cell table:style-name="ce37"/>
          <table:table-cell table:style-name="ce65"/>
          <table:table-cell table:number-columns-repeated="2" table:style-name="ce37"/>
          <table:table-cell table:style-name="ce38"/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35"/>
          <table:table-cell office:value-type="string" table:style-name="ce58">
            <text:p>Vade</text:p>
          </table:table-cell>
          <table:covered-table-cell/>
          <table:covered-table-cell/>
          <table:table-cell office:value-type="string" office:string-value="Adres : Esentepe Mah. Şehit Ulaşar Cad. Belde Sitesi B Blk. K1: D:3 TOKAT" table:formula="of:=&quot;Adres : &quot; &amp;[Senet_Borçlu_Alacaklı_Giriş.$C$10]" table:number-columns-spanned="4" table:number-rows-spanned="2" table:style-name="ce74">
            <text:p>Adres : Esentepe Mah. Şehit Ulaşar Cad. Belde Sitesi B Blk. K1: D:3 TOKAT</text:p>
          </table:table-cell>
          <table:covered-table-cell table:number-columns-repeated="3"/>
          <table:table-cell table:number-columns-repeated="4" table:style-name="ce35"/>
          <table:table-cell table:number-columns-repeated="2" table:style-name="ce56"/>
          <table:table-cell table:number-columns-repeated="16368"/>
        </table:table-row>
        <table:table-row table:style-name="ro6">
          <table:table-cell table:style-name="ce35"/>
          <table:table-cell table:style-name="ce60"/>
          <table:table-cell table:style-name="ce35"/>
          <table:table-cell office:value-type="date" office:date-value="2021-10-30T00:00:00" table:formula="of:=[Senet_Taksit_Giriş.D10]" table:style-name="ce66">
            <text:p>30.10.2021</text:p>
          </table:table-cell>
          <table:covered-table-cell/>
          <table:covered-table-cell/>
          <table:covered-table-cell/>
          <table:covered-table-cell table:number-columns-repeated="3"/>
          <table:table-cell table:style-name="ce35"/>
          <table:table-cell office:value-type="string" table:style-name="ce48">
            <text:p>İmza</text:p>
          </table:table-cell>
          <table:table-cell table:number-columns-repeated="2" table:style-name="ce35"/>
          <table:table-cell table:number-columns-repeated="2" table:style-name="ce56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35"/>
          <table:table-cell office:value-type="string" table:style-name="ce58">
            <text:p>Tarih</text:p>
          </table:table-cell>
          <table:covered-table-cell/>
          <table:covered-table-cell/>
          <table:table-cell office:value-type="string" office:string-value="Vergi Dairesi : Tokat" table:formula="of:=&quot;Vergi Dairesi : &quot;&amp;[Senet_Borçlu_Alacaklı_Giriş.$C$11]" table:number-columns-spanned="4" table:number-rows-spanned="1" table:style-name="ce75">
            <text:p>Vergi Dairesi : Tokat</text:p>
          </table:table-cell>
          <table:covered-table-cell table:number-columns-repeated="3"/>
          <table:table-cell table:number-columns-repeated="4" table:style-name="ce35"/>
          <table:table-cell table:number-columns-repeated="2" table:style-name="ce56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35"/>
          <table:table-cell office:value-type="date" office:date-value="2021-02-25T00:00:00" table:formula="of:=[Senet_Taksit_Giriş.C10]" table:style-name="ce66">
            <text:p>25.02.2021</text:p>
          </table:table-cell>
          <table:covered-table-cell/>
          <table:covered-table-cell/>
          <table:table-cell office:value-type="string" office:string-value="Vergi No / TC Kimlik No : 341 3267 6260" table:formula="of:=&quot;Vergi No / TC Kimlik No : &quot;&amp;[Senet_Borçlu_Alacaklı_Giriş.$C$12]" table:number-columns-spanned="4" table:number-rows-spanned="1" table:style-name="ce76">
            <text:p>Vergi No / TC Kimlik No : 341 3267 6260</text:p>
          </table:table-cell>
          <table:covered-table-cell table:number-columns-repeated="3"/>
          <table:table-cell table:number-columns-repeated="4" table:style-name="ce63"/>
          <table:table-cell table:style-name="ce64"/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67"/>
          <table:table-cell table:number-columns-repeated="13" table:style-name="ce63"/>
          <table:table-cell table:style-name="ce64"/>
          <table:table-cell table:number-columns-repeated="16368"/>
        </table:table-row>
        <table:table-row table:style-name="ro7">
          <table:table-cell table:number-columns-repeated="1024" table:style-name="ce39"/>
          <table:table-cell table:number-columns-repeated="15360"/>
        </table:table-row>
        <table:table-row table:style-name="ro6">
          <table:table-cell table:style-name="ce35"/>
          <table:table-cell table:style-name="ce36"/>
          <table:table-cell table:number-columns-repeated="13" table:style-name="ce37"/>
          <table:table-cell table:style-name="ce38"/>
          <table:table-cell table:number-columns-repeated="16368"/>
        </table:table-row>
        <table:table-row table:style-name="ro6">
          <table:table-cell table:style-name="ce40"/>
          <table:table-cell table:style-name="ce41"/>
          <table:table-cell table:style-name="ce40"/>
          <table:table-cell office:value-type="string" table:style-name="ce42">
            <text:p>Senedin</text:p>
          </table:table-cell>
          <table:table-cell office:value-type="string" office:string-value="Bursa Fabrika Satış Mağazası – Adem Duman    - Taksit No: # 9 #  " table:formula="of:=[.$D175] &amp;&quot;    - Taksit No: &quot; &amp; [.$D170]&amp;&quot;  &quot;" table:number-columns-spanned="1" table:number-rows-spanned="18" table:style-name="ce81">
            <text:p>Bursa Fabrika Satış Mağazası – Adem Duman <text:s text:c="3"/>- Taksit No: # 9 #<text:s text:c="2"/></text:p>
          </table:table-cell>
          <table:table-cell table:style-name="ce40"/>
          <table:table-cell office:value-type="string" table:style-name="ce43">
            <text:p>Ödeme Günü</text:p>
          </table:table-cell>
          <table:table-cell table:style-name="ce40"/>
          <table:table-cell office:value-type="string" table:style-name="ce43">
            <text:p>Türk Lirası</text:p>
          </table:table-cell>
          <table:table-cell office:value-type="string" table:style-name="ce43">
            <text:p>Kuruş</text:p>
          </table:table-cell>
          <table:table-cell table:style-name="ce1"/>
          <table:table-cell table:style-name="ce40"/>
          <table:table-cell office:value-type="string" table:style-name="ce43">
            <text:p>No</text:p>
          </table:table-cell>
          <table:table-cell table:style-name="ce44"/>
          <table:table-cell office:value-type="string" table:style-name="ce43">
            <text:p>Düzenleme Tarihi</text:p>
          </table:table-cell>
          <table:table-cell table:style-name="ce45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48"/>
          <table:table-cell office:value-type="string" table:style-name="ce49">
            <text:p>No:</text:p>
          </table:table-cell>
          <table:covered-table-cell/>
          <table:table-cell table:style-name="ce35"/>
          <table:table-cell office:value-type="date" office:date-value="2021-11-30T00:00:00" table:formula="of:=[.D183]" table:style-name="ce50">
            <text:p>30.11.2021</text:p>
          </table:table-cell>
          <table:table-cell table:style-name="ce51"/>
          <table:table-cell office:value-type="string" office:string-value="# 2.000 TL #" table:formula="of:=[.D172]" table:style-name="ce52">
            <text:p># 2.000 TL #</text:p>
          </table:table-cell>
          <table:table-cell office:value-type="string" office:string-value="#   Krş #" table:formula="of:=[.D173]" table:style-name="ce53">
            <text:p># <text:s text:c="2"/>Krş #</text:p>
          </table:table-cell>
          <table:table-cell table:style-name="ce1"/>
          <table:table-cell table:style-name="ce51"/>
          <table:table-cell office:value-type="string" office:string-value="# 9 #" table:formula="of:=[.D170]" table:style-name="ce54">
            <text:p># 9 #</text:p>
          </table:table-cell>
          <table:table-cell table:style-name="ce44"/>
          <table:table-cell office:value-type="date" office:date-value="2021-02-25T00:00:00" table:formula="of:=[.D185]" table:style-name="ce55">
            <text:p>25.02.2021</text:p>
          </table:table-cell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48"/>
          <table:table-cell office:value-type="string" office:string-value="# 9 #" table:formula="of:=&quot;# &quot;&amp;TEXT(INT([Senet_Taksit_Giriş.B11]);&quot;##.##0&quot;)&amp;&quot; #&quot;" table:style-name="ce57">
            <text:p># 9 #</text:p>
          </table:table-cell>
          <table:covered-table-cell/>
          <table:table-cell table:number-columns-repeated="10" table:style-name="ce35"/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48"/>
          <table:table-cell office:value-type="string" table:style-name="ce58">
            <text:p>Tutarı</text:p>
          </table:table-cell>
          <table:covered-table-cell/>
          <table:table-cell office:value-type="string" office:string-value="   İş bu emre muharrer senedimizin mükabilinde 00 mmmm 2021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table:formula="of:=&quot;   İş bu emre muharrer senedim&quot;&amp;IF([Senet_Borçlu_Alacaklı_Giriş.$C$4]=&quot;Gerçek Kişi&quot;;&quot;in&quot;;&quot;izin&quot;)&amp;&quot; mükabilinde &quot;&amp;TEXT([.G169];&quot;dd mmmm yyyy&quot;)&amp;&quot; tarihinde Sayın : &quot;&amp;[Senet_Borçlu_Alacaklı_Giriş.$C$1]&amp;&quot; 'ya veyahut emruhavalesine yukarıda yazılı Yalnız # &quot;&amp;[Senet_Taksit_Giriş.F11]&amp;&quot; # ödeyeceği&quot;&amp;IF([Senet_Borçlu_Alacaklı_Giriş.$C$4]=&quot;Gerçek Kişi&quot;;&quot;m.&quot;;&quot;z.&quot;)&amp;&quot; Bedeli &quot;&amp;[Senet_Taksit_Giriş.G11]&amp;&quot; ahzolunmuştur. İş bu bono vadesinde ödenmediği taktirde; iş bu bononun düzenleme tarihinin temerrüt başlangıç tarihi olarak kabul edileceğini, müteakip bonolarında muacceliyet kesbedeceğini,&quot;&amp;&quot; ihtilaf vukuunda &quot;&amp;[Senet_Borçlu_Alacaklı_Giriş.$C$2]&amp;&quot; mahkemelerinin selahiyetini şimdiden kabul eyleri&quot;&amp;IF([Senet_Borçlu_Alacaklı_Giriş.$C$4]=&quot;Gerçek Kişi&quot;;&quot;m.&quot;;&quot;z.&quot;)" table:number-columns-spanned="10" table:number-rows-spanned="4" table:style-name="ce69">
            <text:p><text:s text:c="3"/>İş bu emre muharrer senedimizin mükabilinde 00 mmmm 2021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/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48"/>
          <table:table-cell office:value-type="string" office:string-value="# 2.000 TL #" table:formula="of:=&quot;# &quot;&amp;TEXT(INT([Senet_Taksit_Giriş.E11]);&quot;##.##0&quot;)&amp;&quot; TL #&quot;" table:style-name="ce59">
            <text:p># 2.000 TL #</text:p>
          </table:table-cell>
          <table:covered-table-cell/>
          <table:covered-table-cell/>
          <table:covered-table-cell table:number-columns-repeated="9"/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35"/>
          <table:table-cell office:value-type="string" office:string-value="#   Krş #" table:formula="of:=&quot;# &quot;&amp;TEXT(([Senet_Taksit_Giriş.E174]-INT([Senet_Taksit_Giriş.E174]))*100;&quot;##.##&quot;)&amp;&quot;  Krş #&quot;" table:style-name="ce57">
            <text:p># <text:s text:c="2"/>Krş #</text:p>
          </table:table-cell>
          <table:covered-table-cell/>
          <table:covered-table-cell/>
          <table:covered-table-cell table:number-columns-repeated="9"/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35"/>
          <table:table-cell office:value-type="string" table:style-name="ce58">
            <text:p>Borçlu:</text:p>
          </table:table-cell>
          <table:covered-table-cell/>
          <table:covered-table-cell/>
          <table:covered-table-cell table:number-columns-repeated="9"/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60"/>
          <table:table-cell table:style-name="ce35"/>
          <table:table-cell office:value-type="string" office:string-value="Bursa Fabrika Satış Mağazası – Adem Duman" table:formula="of:=[.$D$9]" table:number-columns-spanned="1" table:number-rows-spanned="7" table:style-name="ce70">
            <text:p>Bursa Fabrika Satış Mağazası – Adem Duman</text:p>
          </table:table-cell>
          <table:covered-table-cell/>
          <table:table-cell table:number-columns-repeated="10" table:style-name="ce1"/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35"/>
          <table:covered-table-cell/>
          <table:covered-table-cell/>
          <table:table-cell office:value-type="string" table:number-columns-spanned="1" table:number-rows-spanned="5" table:style-name="ce71">
            <text:p>ÖDEYECEK</text:p>
          </table:table-cell>
          <table:table-cell office:value-type="string" office:string-value="İsim : Bursa Fabrika Satış Mağazası – Adem Duman" table:formula="of:=&quot;İsim : &quot;&amp;[.$D175]" table:number-columns-spanned="4" table:number-rows-spanned="1" table:style-name="ce77">
            <text:p>İsim : Bursa Fabrika Satış Mağazası – Adem Duman</text:p>
          </table:table-cell>
          <table:covered-table-cell table:number-columns-repeated="3"/>
          <table:table-cell table:number-columns-repeated="2" table:style-name="ce37"/>
          <table:table-cell table:number-columns-spanned="2" table:number-rows-spanned="1" table:style-name="ce73"/>
          <table:covered-table-cell/>
          <table:table-cell table:style-name="ce38"/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61"/>
          <table:table-cell table:style-name="ce62"/>
          <table:covered-table-cell/>
          <table:covered-table-cell/>
          <table:covered-table-cell/>
          <table:table-cell office:value-type="string" office:string-value="Adres : Hızarhane Cad. No:5 TOKAT" table:formula="of:=&quot;Adres : &quot; &amp;[Senet_Borçlu_Alacaklı_Giriş.$C$6]" table:number-columns-spanned="5" table:number-rows-spanned="2" table:style-name="ce74">
            <text:p>Adres : Hızarhane Cad. No:5 TOKAT</text:p>
          </table:table-cell>
          <table:covered-table-cell table:number-columns-repeated="4"/>
          <table:table-cell table:number-columns-repeated="3" table:style-name="ce35"/>
          <table:table-cell table:number-columns-repeated="2" table:style-name="ce56"/>
          <table:table-cell table:number-columns-repeated="16368"/>
        </table:table-row>
        <table:table-row table:style-name="ro6">
          <table:table-cell table:style-name="ce35"/>
          <table:table-cell table:style-name="ce61"/>
          <table:table-cell table:style-name="ce62"/>
          <table:covered-table-cell/>
          <table:covered-table-cell/>
          <table:covered-table-cell/>
          <table:covered-table-cell/>
          <table:covered-table-cell table:number-columns-repeated="4"/>
          <table:table-cell office:value-type="string" table:style-name="ce48">
            <text:p>İmza</text:p>
          </table:table-cell>
          <table:table-cell table:style-name="ce48"/>
          <table:table-cell table:style-name="ce44"/>
          <table:table-cell table:number-columns-repeated="2" table:style-name="ce56"/>
          <table:table-cell table:number-columns-repeated="16368"/>
        </table:table-row>
        <table:table-row table:style-name="ro6">
          <table:table-cell table:style-name="ce35"/>
          <table:table-cell table:style-name="ce61"/>
          <table:table-cell table:style-name="ce62"/>
          <table:covered-table-cell/>
          <table:covered-table-cell/>
          <table:covered-table-cell/>
          <table:table-cell office:value-type="string" office:string-value="Vergi Dairesi : Tokat" table:formula="of:=&quot;Vergi Dairesi : &quot;&amp;[Senet_Borçlu_Alacaklı_Giriş.$C$7]" table:number-columns-spanned="4" table:number-rows-spanned="1" table:style-name="ce75">
            <text:p>Vergi Dairesi : Tokat</text:p>
          </table:table-cell>
          <table:covered-table-cell table:number-columns-repeated="3"/>
          <table:table-cell table:number-columns-repeated="4" table:style-name="ce35"/>
          <table:table-cell table:number-columns-repeated="2" table:style-name="ce56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35"/>
          <table:covered-table-cell/>
          <table:covered-table-cell/>
          <table:covered-table-cell/>
          <table:table-cell office:value-type="string" office:string-value="Vergi No / TC Kimlik No : 341 3267 6260" table:formula="of:=&quot;Vergi No / TC Kimlik No : &quot;&amp;[Senet_Borçlu_Alacaklı_Giriş.$C$8]" table:number-columns-spanned="4" table:number-rows-spanned="1" table:style-name="ce76">
            <text:p>Vergi No / TC Kimlik No : 341 3267 6260</text:p>
          </table:table-cell>
          <table:covered-table-cell table:number-columns-repeated="3"/>
          <table:table-cell table:number-columns-repeated="4" table:style-name="ce63"/>
          <table:table-cell table:style-name="ce64"/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60"/>
          <table:table-cell table:style-name="ce35"/>
          <table:covered-table-cell/>
          <table:covered-table-cell/>
          <table:table-cell office:value-type="string" table:number-columns-spanned="1" table:number-rows-spanned="5" table:style-name="ce71">
            <text:p>KEFİL</text:p>
          </table:table-cell>
          <table:table-cell office:value-type="string" office:string-value="İsim Unvan : Adem Duman" table:formula="of:=&quot;İsim Unvan : &quot;&amp;[Senet_Borçlu_Alacaklı_Giriş.$C$9]" table:number-columns-spanned="4" table:number-rows-spanned="1" table:style-name="ce77">
            <text:p>İsim Unvan : Adem Duman</text:p>
          </table:table-cell>
          <table:covered-table-cell table:number-columns-repeated="3"/>
          <table:table-cell table:style-name="ce37"/>
          <table:table-cell table:style-name="ce65"/>
          <table:table-cell table:number-columns-repeated="2" table:style-name="ce37"/>
          <table:table-cell table:style-name="ce38"/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35"/>
          <table:table-cell office:value-type="string" table:style-name="ce58">
            <text:p>Vade</text:p>
          </table:table-cell>
          <table:covered-table-cell/>
          <table:covered-table-cell/>
          <table:table-cell office:value-type="string" office:string-value="Adres : Esentepe Mah. Şehit Ulaşar Cad. Belde Sitesi B Blk. K1: D:3 TOKAT" table:formula="of:=&quot;Adres : &quot; &amp;[Senet_Borçlu_Alacaklı_Giriş.$C$10]" table:number-columns-spanned="4" table:number-rows-spanned="2" table:style-name="ce74">
            <text:p>Adres : Esentepe Mah. Şehit Ulaşar Cad. Belde Sitesi B Blk. K1: D:3 TOKAT</text:p>
          </table:table-cell>
          <table:covered-table-cell table:number-columns-repeated="3"/>
          <table:table-cell table:number-columns-repeated="4" table:style-name="ce35"/>
          <table:table-cell table:number-columns-repeated="2" table:style-name="ce56"/>
          <table:table-cell table:number-columns-repeated="16368"/>
        </table:table-row>
        <table:table-row table:style-name="ro6">
          <table:table-cell table:style-name="ce35"/>
          <table:table-cell table:style-name="ce60"/>
          <table:table-cell table:style-name="ce35"/>
          <table:table-cell office:value-type="date" office:date-value="2021-11-30T00:00:00" table:formula="of:=[Senet_Taksit_Giriş.D11]" table:style-name="ce66">
            <text:p>30.11.2021</text:p>
          </table:table-cell>
          <table:covered-table-cell/>
          <table:covered-table-cell/>
          <table:covered-table-cell/>
          <table:covered-table-cell table:number-columns-repeated="3"/>
          <table:table-cell table:style-name="ce35"/>
          <table:table-cell office:value-type="string" table:style-name="ce48">
            <text:p>İmza</text:p>
          </table:table-cell>
          <table:table-cell table:number-columns-repeated="2" table:style-name="ce35"/>
          <table:table-cell table:number-columns-repeated="2" table:style-name="ce56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35"/>
          <table:table-cell office:value-type="string" table:style-name="ce58">
            <text:p>Tarih</text:p>
          </table:table-cell>
          <table:covered-table-cell/>
          <table:covered-table-cell/>
          <table:table-cell office:value-type="string" office:string-value="Vergi Dairesi : Tokat" table:formula="of:=&quot;Vergi Dairesi : &quot;&amp;[Senet_Borçlu_Alacaklı_Giriş.$C$11]" table:number-columns-spanned="4" table:number-rows-spanned="1" table:style-name="ce75">
            <text:p>Vergi Dairesi : Tokat</text:p>
          </table:table-cell>
          <table:covered-table-cell table:number-columns-repeated="3"/>
          <table:table-cell table:number-columns-repeated="4" table:style-name="ce35"/>
          <table:table-cell table:number-columns-repeated="2" table:style-name="ce56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35"/>
          <table:table-cell office:value-type="date" office:date-value="2021-02-25T00:00:00" table:formula="of:=[Senet_Taksit_Giriş.C11]" table:style-name="ce66">
            <text:p>25.02.2021</text:p>
          </table:table-cell>
          <table:covered-table-cell/>
          <table:covered-table-cell/>
          <table:table-cell office:value-type="string" office:string-value="Vergi No / TC Kimlik No : 341 3267 6260" table:formula="of:=&quot;Vergi No / TC Kimlik No : &quot;&amp;[Senet_Borçlu_Alacaklı_Giriş.$C$12]" table:number-columns-spanned="4" table:number-rows-spanned="1" table:style-name="ce76">
            <text:p>Vergi No / TC Kimlik No : 341 3267 6260</text:p>
          </table:table-cell>
          <table:covered-table-cell table:number-columns-repeated="3"/>
          <table:table-cell table:number-columns-repeated="4" table:style-name="ce63"/>
          <table:table-cell table:style-name="ce64"/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67"/>
          <table:table-cell table:number-columns-repeated="13" table:style-name="ce63"/>
          <table:table-cell table:style-name="ce64"/>
          <table:table-cell table:number-columns-repeated="16368"/>
        </table:table-row>
        <table:table-row table:style-name="ro6">
          <table:table-cell table:style-name="ce35"/>
          <table:table-cell table:style-name="ce36"/>
          <table:table-cell table:number-columns-repeated="13" table:style-name="ce37"/>
          <table:table-cell table:style-name="ce38"/>
          <table:table-cell table:number-columns-repeated="16368"/>
        </table:table-row>
        <table:table-row table:style-name="ro6">
          <table:table-cell table:style-name="ce40"/>
          <table:table-cell table:style-name="ce41"/>
          <table:table-cell table:style-name="ce40"/>
          <table:table-cell office:value-type="string" table:style-name="ce42">
            <text:p>Senedin</text:p>
          </table:table-cell>
          <table:table-cell office:value-type="string" office:string-value="Bursa Fabrika Satış Mağazası – Adem Duman    - Taksit No: # 10 #  " table:formula="of:=[.$D195] &amp;&quot;    - Taksit No: &quot; &amp; [.$D190]&amp;&quot;  &quot;" table:number-columns-spanned="1" table:number-rows-spanned="18" table:style-name="ce81">
            <text:p>Bursa Fabrika Satış Mağazası – Adem Duman <text:s text:c="3"/>- Taksit No: # 10 #<text:s text:c="2"/></text:p>
          </table:table-cell>
          <table:table-cell table:style-name="ce40"/>
          <table:table-cell office:value-type="string" table:style-name="ce43">
            <text:p>Ödeme Günü</text:p>
          </table:table-cell>
          <table:table-cell table:style-name="ce40"/>
          <table:table-cell office:value-type="string" table:style-name="ce43">
            <text:p>Türk Lirası</text:p>
          </table:table-cell>
          <table:table-cell office:value-type="string" table:style-name="ce43">
            <text:p>Kuruş</text:p>
          </table:table-cell>
          <table:table-cell table:style-name="ce1"/>
          <table:table-cell table:style-name="ce40"/>
          <table:table-cell office:value-type="string" table:style-name="ce43">
            <text:p>No</text:p>
          </table:table-cell>
          <table:table-cell table:style-name="ce44"/>
          <table:table-cell office:value-type="string" table:style-name="ce43">
            <text:p>Düzenleme Tarihi</text:p>
          </table:table-cell>
          <table:table-cell table:style-name="ce45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48"/>
          <table:table-cell office:value-type="string" table:style-name="ce49">
            <text:p>No:</text:p>
          </table:table-cell>
          <table:covered-table-cell/>
          <table:table-cell table:style-name="ce35"/>
          <table:table-cell office:value-type="date" office:date-value="2021-12-30T00:00:00" table:formula="of:=[.D203]" table:style-name="ce50">
            <text:p>30.12.2021</text:p>
          </table:table-cell>
          <table:table-cell table:style-name="ce51"/>
          <table:table-cell office:value-type="string" office:string-value="# 2.000 TL #" table:formula="of:=[.D192]" table:style-name="ce52">
            <text:p># 2.000 TL #</text:p>
          </table:table-cell>
          <table:table-cell office:value-type="string" office:string-value="#   Krş #" table:formula="of:=[.D193]" table:style-name="ce53">
            <text:p># <text:s text:c="2"/>Krş #</text:p>
          </table:table-cell>
          <table:table-cell table:style-name="ce1"/>
          <table:table-cell table:style-name="ce51"/>
          <table:table-cell office:value-type="string" office:string-value="# 10 #" table:formula="of:=[.D190]" table:style-name="ce54">
            <text:p># 10 #</text:p>
          </table:table-cell>
          <table:table-cell table:style-name="ce44"/>
          <table:table-cell office:value-type="date" office:date-value="2021-02-25T00:00:00" table:formula="of:=[.D205]" table:style-name="ce55">
            <text:p>25.02.2021</text:p>
          </table:table-cell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48"/>
          <table:table-cell office:value-type="string" office:string-value="# 10 #" table:formula="of:=&quot;# &quot;&amp;TEXT(INT([Senet_Taksit_Giriş.B12]);&quot;##.##0&quot;)&amp;&quot; #&quot;" table:style-name="ce57">
            <text:p># 10 #</text:p>
          </table:table-cell>
          <table:covered-table-cell/>
          <table:table-cell table:number-columns-repeated="10" table:style-name="ce35"/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48"/>
          <table:table-cell office:value-type="string" table:style-name="ce58">
            <text:p>Tutarı</text:p>
          </table:table-cell>
          <table:covered-table-cell/>
          <table:table-cell office:value-type="string" office:string-value="   İş bu emre muharrer senedimizin mükabilinde 00 mmmm 2021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table:formula="of:=&quot;   İş bu emre muharrer senedim&quot;&amp;IF([Senet_Borçlu_Alacaklı_Giriş.$C$4]=&quot;Gerçek Kişi&quot;;&quot;in&quot;;&quot;izin&quot;)&amp;&quot; mükabilinde &quot;&amp;TEXT([.G189];&quot;dd mmmm yyyy&quot;)&amp;&quot; tarihinde Sayın : &quot;&amp;[Senet_Borçlu_Alacaklı_Giriş.$C$1]&amp;&quot; 'ya veyahut emruhavalesine yukarıda yazılı Yalnız # &quot;&amp;[Senet_Taksit_Giriş.F12]&amp;&quot; # ödeyeceği&quot;&amp;IF([Senet_Borçlu_Alacaklı_Giriş.$C$4]=&quot;Gerçek Kişi&quot;;&quot;m.&quot;;&quot;z.&quot;)&amp;&quot; Bedeli &quot;&amp;[Senet_Taksit_Giriş.G12]&amp;&quot; ahzolunmuştur. İş bu bono vadesinde ödenmediği taktirde; iş bu bononun düzenleme tarihinin temerrüt başlangıç tarihi olarak kabul edileceğini, müteakip bonolarında muacceliyet kesbedeceğini,&quot;&amp;&quot; ihtilaf vukuunda &quot;&amp;[Senet_Borçlu_Alacaklı_Giriş.$C$2]&amp;&quot; mahkemelerinin selahiyetini şimdiden kabul eyleri&quot;&amp;IF([Senet_Borçlu_Alacaklı_Giriş.$C$4]=&quot;Gerçek Kişi&quot;;&quot;m.&quot;;&quot;z.&quot;)" table:number-columns-spanned="10" table:number-rows-spanned="4" table:style-name="ce69">
            <text:p><text:s text:c="3"/>İş bu emre muharrer senedimizin mükabilinde 00 mmmm 2021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/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48"/>
          <table:table-cell office:value-type="string" office:string-value="# 2.000 TL #" table:formula="of:=&quot;# &quot;&amp;TEXT(INT([Senet_Taksit_Giriş.E12]);&quot;##.##0&quot;)&amp;&quot; TL #&quot;" table:style-name="ce59">
            <text:p># 2.000 TL #</text:p>
          </table:table-cell>
          <table:covered-table-cell/>
          <table:covered-table-cell/>
          <table:covered-table-cell table:number-columns-repeated="9"/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35"/>
          <table:table-cell office:value-type="string" office:string-value="#   Krş #" table:formula="of:=&quot;# &quot;&amp;TEXT(([Senet_Taksit_Giriş.E195]-INT([Senet_Taksit_Giriş.E195]))*100;&quot;##.##&quot;)&amp;&quot;  Krş #&quot;" table:style-name="ce57">
            <text:p># <text:s text:c="2"/>Krş #</text:p>
          </table:table-cell>
          <table:covered-table-cell/>
          <table:covered-table-cell/>
          <table:covered-table-cell table:number-columns-repeated="9"/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35"/>
          <table:table-cell office:value-type="string" table:style-name="ce58">
            <text:p>Borçlu:</text:p>
          </table:table-cell>
          <table:covered-table-cell/>
          <table:covered-table-cell/>
          <table:covered-table-cell table:number-columns-repeated="9"/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60"/>
          <table:table-cell table:style-name="ce35"/>
          <table:table-cell office:value-type="string" office:string-value="Bursa Fabrika Satış Mağazası – Adem Duman" table:formula="of:=[.$D$9]" table:number-columns-spanned="1" table:number-rows-spanned="7" table:style-name="ce70">
            <text:p>Bursa Fabrika Satış Mağazası – Adem Duman</text:p>
          </table:table-cell>
          <table:covered-table-cell/>
          <table:table-cell table:number-columns-repeated="10" table:style-name="ce1"/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35"/>
          <table:covered-table-cell/>
          <table:covered-table-cell/>
          <table:table-cell office:value-type="string" table:number-columns-spanned="1" table:number-rows-spanned="5" table:style-name="ce71">
            <text:p>ÖDEYECEK</text:p>
          </table:table-cell>
          <table:table-cell office:value-type="string" office:string-value="İsim : Bursa Fabrika Satış Mağazası – Adem Duman" table:formula="of:=&quot;İsim : &quot;&amp;[.$D195]" table:number-columns-spanned="4" table:number-rows-spanned="1" table:style-name="ce77">
            <text:p>İsim : Bursa Fabrika Satış Mağazası – Adem Duman</text:p>
          </table:table-cell>
          <table:covered-table-cell table:number-columns-repeated="3"/>
          <table:table-cell table:number-columns-repeated="2" table:style-name="ce37"/>
          <table:table-cell table:number-columns-spanned="2" table:number-rows-spanned="1" table:style-name="ce73"/>
          <table:covered-table-cell/>
          <table:table-cell table:style-name="ce38"/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61"/>
          <table:table-cell table:style-name="ce62"/>
          <table:covered-table-cell/>
          <table:covered-table-cell/>
          <table:covered-table-cell/>
          <table:table-cell office:value-type="string" office:string-value="Adres : Hızarhane Cad. No:5 TOKAT" table:formula="of:=&quot;Adres : &quot; &amp;[Senet_Borçlu_Alacaklı_Giriş.$C$6]" table:number-columns-spanned="5" table:number-rows-spanned="2" table:style-name="ce74">
            <text:p>Adres : Hızarhane Cad. No:5 TOKAT</text:p>
          </table:table-cell>
          <table:covered-table-cell table:number-columns-repeated="4"/>
          <table:table-cell table:number-columns-repeated="3" table:style-name="ce35"/>
          <table:table-cell table:number-columns-repeated="2" table:style-name="ce56"/>
          <table:table-cell table:number-columns-repeated="16368"/>
        </table:table-row>
        <table:table-row table:style-name="ro6">
          <table:table-cell table:style-name="ce35"/>
          <table:table-cell table:style-name="ce61"/>
          <table:table-cell table:style-name="ce62"/>
          <table:covered-table-cell/>
          <table:covered-table-cell/>
          <table:covered-table-cell/>
          <table:covered-table-cell/>
          <table:covered-table-cell table:number-columns-repeated="4"/>
          <table:table-cell office:value-type="string" table:style-name="ce48">
            <text:p>İmza</text:p>
          </table:table-cell>
          <table:table-cell table:style-name="ce48"/>
          <table:table-cell table:style-name="ce44"/>
          <table:table-cell table:number-columns-repeated="2" table:style-name="ce56"/>
          <table:table-cell table:number-columns-repeated="16368"/>
        </table:table-row>
        <table:table-row table:style-name="ro6">
          <table:table-cell table:style-name="ce35"/>
          <table:table-cell table:style-name="ce61"/>
          <table:table-cell table:style-name="ce62"/>
          <table:covered-table-cell/>
          <table:covered-table-cell/>
          <table:covered-table-cell/>
          <table:table-cell office:value-type="string" office:string-value="Vergi Dairesi : Tokat" table:formula="of:=&quot;Vergi Dairesi : &quot;&amp;[Senet_Borçlu_Alacaklı_Giriş.$C$7]" table:number-columns-spanned="4" table:number-rows-spanned="1" table:style-name="ce75">
            <text:p>Vergi Dairesi : Tokat</text:p>
          </table:table-cell>
          <table:covered-table-cell table:number-columns-repeated="3"/>
          <table:table-cell table:number-columns-repeated="4" table:style-name="ce35"/>
          <table:table-cell table:number-columns-repeated="2" table:style-name="ce56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35"/>
          <table:covered-table-cell/>
          <table:covered-table-cell/>
          <table:covered-table-cell/>
          <table:table-cell office:value-type="string" office:string-value="Vergi No / TC Kimlik No : 341 3267 6260" table:formula="of:=&quot;Vergi No / TC Kimlik No : &quot;&amp;[Senet_Borçlu_Alacaklı_Giriş.$C$8]" table:number-columns-spanned="4" table:number-rows-spanned="1" table:style-name="ce76">
            <text:p>Vergi No / TC Kimlik No : 341 3267 6260</text:p>
          </table:table-cell>
          <table:covered-table-cell table:number-columns-repeated="3"/>
          <table:table-cell table:number-columns-repeated="4" table:style-name="ce63"/>
          <table:table-cell table:style-name="ce64"/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60"/>
          <table:table-cell table:style-name="ce35"/>
          <table:covered-table-cell/>
          <table:covered-table-cell/>
          <table:table-cell office:value-type="string" table:number-columns-spanned="1" table:number-rows-spanned="5" table:style-name="ce71">
            <text:p>KEFİL</text:p>
          </table:table-cell>
          <table:table-cell office:value-type="string" office:string-value="İsim Unvan : Adem Duman" table:formula="of:=&quot;İsim Unvan : &quot;&amp;[Senet_Borçlu_Alacaklı_Giriş.$C$9]" table:number-columns-spanned="4" table:number-rows-spanned="1" table:style-name="ce77">
            <text:p>İsim Unvan : Adem Duman</text:p>
          </table:table-cell>
          <table:covered-table-cell table:number-columns-repeated="3"/>
          <table:table-cell table:style-name="ce37"/>
          <table:table-cell table:style-name="ce65"/>
          <table:table-cell table:number-columns-repeated="2" table:style-name="ce37"/>
          <table:table-cell table:style-name="ce38"/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35"/>
          <table:table-cell office:value-type="string" table:style-name="ce58">
            <text:p>Vade</text:p>
          </table:table-cell>
          <table:covered-table-cell/>
          <table:covered-table-cell/>
          <table:table-cell office:value-type="string" office:string-value="Adres : Esentepe Mah. Şehit Ulaşar Cad. Belde Sitesi B Blk. K1: D:3 TOKAT" table:formula="of:=&quot;Adres : &quot; &amp;[Senet_Borçlu_Alacaklı_Giriş.$C$10]" table:number-columns-spanned="4" table:number-rows-spanned="2" table:style-name="ce74">
            <text:p>Adres : Esentepe Mah. Şehit Ulaşar Cad. Belde Sitesi B Blk. K1: D:3 TOKAT</text:p>
          </table:table-cell>
          <table:covered-table-cell table:number-columns-repeated="3"/>
          <table:table-cell table:number-columns-repeated="4" table:style-name="ce35"/>
          <table:table-cell table:number-columns-repeated="2" table:style-name="ce56"/>
          <table:table-cell table:number-columns-repeated="16368"/>
        </table:table-row>
        <table:table-row table:style-name="ro6">
          <table:table-cell table:style-name="ce35"/>
          <table:table-cell table:style-name="ce60"/>
          <table:table-cell table:style-name="ce35"/>
          <table:table-cell office:value-type="date" office:date-value="2021-12-30T00:00:00" table:formula="of:=[Senet_Taksit_Giriş.D12]" table:style-name="ce66">
            <text:p>30.12.2021</text:p>
          </table:table-cell>
          <table:covered-table-cell/>
          <table:covered-table-cell/>
          <table:covered-table-cell/>
          <table:covered-table-cell table:number-columns-repeated="3"/>
          <table:table-cell table:style-name="ce35"/>
          <table:table-cell office:value-type="string" table:style-name="ce48">
            <text:p>İmza</text:p>
          </table:table-cell>
          <table:table-cell table:number-columns-repeated="2" table:style-name="ce35"/>
          <table:table-cell table:number-columns-repeated="2" table:style-name="ce56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35"/>
          <table:table-cell office:value-type="string" table:style-name="ce58">
            <text:p>Tarih</text:p>
          </table:table-cell>
          <table:covered-table-cell/>
          <table:covered-table-cell/>
          <table:table-cell office:value-type="string" office:string-value="Vergi Dairesi : Tokat" table:formula="of:=&quot;Vergi Dairesi : &quot;&amp;[Senet_Borçlu_Alacaklı_Giriş.$C$11]" table:number-columns-spanned="4" table:number-rows-spanned="1" table:style-name="ce75">
            <text:p>Vergi Dairesi : Tokat</text:p>
          </table:table-cell>
          <table:covered-table-cell table:number-columns-repeated="3"/>
          <table:table-cell table:number-columns-repeated="4" table:style-name="ce35"/>
          <table:table-cell table:number-columns-repeated="2" table:style-name="ce56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35"/>
          <table:table-cell office:value-type="date" office:date-value="2021-02-25T00:00:00" table:formula="of:=[Senet_Taksit_Giriş.C12]" table:style-name="ce66">
            <text:p>25.02.2021</text:p>
          </table:table-cell>
          <table:covered-table-cell/>
          <table:covered-table-cell/>
          <table:table-cell office:value-type="string" office:string-value="Vergi No / TC Kimlik No : 341 3267 6260" table:formula="of:=&quot;Vergi No / TC Kimlik No : &quot;&amp;[Senet_Borçlu_Alacaklı_Giriş.$C$12]" table:number-columns-spanned="4" table:number-rows-spanned="1" table:style-name="ce76">
            <text:p>Vergi No / TC Kimlik No : 341 3267 6260</text:p>
          </table:table-cell>
          <table:covered-table-cell table:number-columns-repeated="3"/>
          <table:table-cell table:number-columns-repeated="4" table:style-name="ce63"/>
          <table:table-cell table:style-name="ce64"/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67"/>
          <table:table-cell table:number-columns-repeated="13" table:style-name="ce63"/>
          <table:table-cell table:style-name="ce64"/>
          <table:table-cell table:number-columns-repeated="16368"/>
        </table:table-row>
        <table:table-row table:style-name="ro7">
          <table:table-cell table:number-columns-repeated="1024" table:style-name="ce39"/>
          <table:table-cell table:number-columns-repeated="15360"/>
        </table:table-row>
        <table:table-row table:style-name="ro6">
          <table:table-cell table:style-name="ce35"/>
          <table:table-cell table:style-name="ce36"/>
          <table:table-cell table:number-columns-repeated="13" table:style-name="ce37"/>
          <table:table-cell table:style-name="ce38"/>
          <table:table-cell table:number-columns-repeated="16368"/>
        </table:table-row>
        <table:table-row table:style-name="ro6">
          <table:table-cell table:style-name="ce40"/>
          <table:table-cell table:style-name="ce41"/>
          <table:table-cell table:style-name="ce40"/>
          <table:table-cell office:value-type="string" table:style-name="ce42">
            <text:p>Senedin</text:p>
          </table:table-cell>
          <table:table-cell office:value-type="string" office:string-value="Bursa Fabrika Satış Mağazası – Adem Duman    - Taksit No: # 11 #  " table:formula="of:=[.$D216] &amp;&quot;    - Taksit No: &quot; &amp; [.$D211]&amp;&quot;  &quot;" table:number-columns-spanned="1" table:number-rows-spanned="18" table:style-name="ce81">
            <text:p>Bursa Fabrika Satış Mağazası – Adem Duman <text:s text:c="3"/>- Taksit No: # 11 #<text:s text:c="2"/></text:p>
          </table:table-cell>
          <table:table-cell table:style-name="ce40"/>
          <table:table-cell office:value-type="string" table:style-name="ce43">
            <text:p>Ödeme Günü</text:p>
          </table:table-cell>
          <table:table-cell table:style-name="ce40"/>
          <table:table-cell office:value-type="string" table:style-name="ce43">
            <text:p>Türk Lirası</text:p>
          </table:table-cell>
          <table:table-cell office:value-type="string" table:style-name="ce43">
            <text:p>Kuruş</text:p>
          </table:table-cell>
          <table:table-cell table:style-name="ce1"/>
          <table:table-cell table:style-name="ce40"/>
          <table:table-cell office:value-type="string" table:style-name="ce43">
            <text:p>No</text:p>
          </table:table-cell>
          <table:table-cell table:style-name="ce44"/>
          <table:table-cell office:value-type="string" table:style-name="ce43">
            <text:p>Düzenleme Tarihi</text:p>
          </table:table-cell>
          <table:table-cell table:style-name="ce45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48"/>
          <table:table-cell office:value-type="string" table:style-name="ce49">
            <text:p>No:</text:p>
          </table:table-cell>
          <table:covered-table-cell/>
          <table:table-cell table:style-name="ce35"/>
          <table:table-cell office:value-type="date" office:date-value="2022-01-30T00:00:00" table:formula="of:=[.D224]" table:style-name="ce50">
            <text:p>30.01.2022</text:p>
          </table:table-cell>
          <table:table-cell table:style-name="ce51"/>
          <table:table-cell office:value-type="string" office:string-value="# 2.000 TL #" table:formula="of:=[.D213]" table:style-name="ce52">
            <text:p># 2.000 TL #</text:p>
          </table:table-cell>
          <table:table-cell office:value-type="string" office:string-value="#   Krş #" table:formula="of:=[.D214]" table:style-name="ce53">
            <text:p># <text:s text:c="2"/>Krş #</text:p>
          </table:table-cell>
          <table:table-cell table:style-name="ce1"/>
          <table:table-cell table:style-name="ce51"/>
          <table:table-cell office:value-type="string" office:string-value="# 11 #" table:formula="of:=[.D211]" table:style-name="ce54">
            <text:p># 11 #</text:p>
          </table:table-cell>
          <table:table-cell table:style-name="ce44"/>
          <table:table-cell office:value-type="date" office:date-value="2021-02-25T00:00:00" table:formula="of:=[.D226]" table:style-name="ce55">
            <text:p>25.02.2021</text:p>
          </table:table-cell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48"/>
          <table:table-cell office:value-type="string" office:string-value="# 11 #" table:formula="of:=&quot;# &quot;&amp;TEXT(INT([Senet_Taksit_Giriş.B13]);&quot;##.##0&quot;)&amp;&quot; #&quot;" table:style-name="ce57">
            <text:p># 11 #</text:p>
          </table:table-cell>
          <table:covered-table-cell/>
          <table:table-cell table:number-columns-repeated="10" table:style-name="ce35"/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48"/>
          <table:table-cell office:value-type="string" table:style-name="ce58">
            <text:p>Tutarı</text:p>
          </table:table-cell>
          <table:covered-table-cell/>
          <table:table-cell office:value-type="string" office:string-value="   İş bu emre muharrer senedimizin mükabilinde 00 mmmm 2022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table:formula="of:=&quot;   İş bu emre muharrer senedim&quot;&amp;IF([Senet_Borçlu_Alacaklı_Giriş.$C$4]=&quot;Gerçek Kişi&quot;;&quot;in&quot;;&quot;izin&quot;)&amp;&quot; mükabilinde &quot;&amp;TEXT([.G210];&quot;dd mmmm yyyy&quot;)&amp;&quot; tarihinde Sayın : &quot;&amp;[Senet_Borçlu_Alacaklı_Giriş.$C$1]&amp;&quot; 'ya veyahut emruhavalesine yukarıda yazılı Yalnız # &quot;&amp;[Senet_Taksit_Giriş.F13]&amp;&quot; # ödeyeceği&quot;&amp;IF([Senet_Borçlu_Alacaklı_Giriş.$C$4]=&quot;Gerçek Kişi&quot;;&quot;m.&quot;;&quot;z.&quot;)&amp;&quot; Bedeli &quot;&amp;[Senet_Taksit_Giriş.G13]&amp;&quot; ahzolunmuştur. İş bu bono vadesinde ödenmediği taktirde; iş bu bononun düzenleme tarihinin temerrüt başlangıç tarihi olarak kabul edileceğini, müteakip bonolarında muacceliyet kesbedeceğini,&quot;&amp;&quot; ihtilaf vukuunda &quot;&amp;[Senet_Borçlu_Alacaklı_Giriş.$C$2]&amp;&quot; mahkemelerinin selahiyetini şimdiden kabul eyleri&quot;&amp;IF([Senet_Borçlu_Alacaklı_Giriş.$C$4]=&quot;Gerçek Kişi&quot;;&quot;m.&quot;;&quot;z.&quot;)" table:number-columns-spanned="10" table:number-rows-spanned="4" table:style-name="ce69">
            <text:p><text:s text:c="3"/>İş bu emre muharrer senedimizin mükabilinde 00 mmmm 2022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/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48"/>
          <table:table-cell office:value-type="string" office:string-value="# 2.000 TL #" table:formula="of:=&quot;# &quot;&amp;TEXT(INT([Senet_Taksit_Giriş.E13]);&quot;##.##0&quot;)&amp;&quot; TL #&quot;" table:style-name="ce59">
            <text:p># 2.000 TL #</text:p>
          </table:table-cell>
          <table:covered-table-cell/>
          <table:covered-table-cell/>
          <table:covered-table-cell table:number-columns-repeated="9"/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35"/>
          <table:table-cell office:value-type="string" office:string-value="#   Krş #" table:formula="of:=&quot;# &quot;&amp;TEXT(([Senet_Taksit_Giriş.E216]-INT([Senet_Taksit_Giriş.E216]))*100;&quot;##.##&quot;)&amp;&quot;  Krş #&quot;" table:style-name="ce57">
            <text:p># <text:s text:c="2"/>Krş #</text:p>
          </table:table-cell>
          <table:covered-table-cell/>
          <table:covered-table-cell/>
          <table:covered-table-cell table:number-columns-repeated="9"/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35"/>
          <table:table-cell office:value-type="string" table:style-name="ce58">
            <text:p>Borçlu:</text:p>
          </table:table-cell>
          <table:covered-table-cell/>
          <table:covered-table-cell/>
          <table:covered-table-cell table:number-columns-repeated="9"/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60"/>
          <table:table-cell table:style-name="ce35"/>
          <table:table-cell office:value-type="string" office:string-value="Bursa Fabrika Satış Mağazası – Adem Duman" table:formula="of:=[.$D$9]" table:number-columns-spanned="1" table:number-rows-spanned="7" table:style-name="ce70">
            <text:p>Bursa Fabrika Satış Mağazası – Adem Duman</text:p>
          </table:table-cell>
          <table:covered-table-cell/>
          <table:table-cell table:number-columns-repeated="10" table:style-name="ce1"/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35"/>
          <table:covered-table-cell/>
          <table:covered-table-cell/>
          <table:table-cell office:value-type="string" table:number-columns-spanned="1" table:number-rows-spanned="5" table:style-name="ce71">
            <text:p>ÖDEYECEK</text:p>
          </table:table-cell>
          <table:table-cell office:value-type="string" office:string-value="İsim : Bursa Fabrika Satış Mağazası – Adem Duman" table:formula="of:=&quot;İsim : &quot;&amp;[.$D216]" table:number-columns-spanned="4" table:number-rows-spanned="1" table:style-name="ce77">
            <text:p>İsim : Bursa Fabrika Satış Mağazası – Adem Duman</text:p>
          </table:table-cell>
          <table:covered-table-cell table:number-columns-repeated="3"/>
          <table:table-cell table:number-columns-repeated="2" table:style-name="ce37"/>
          <table:table-cell table:number-columns-spanned="2" table:number-rows-spanned="1" table:style-name="ce73"/>
          <table:covered-table-cell/>
          <table:table-cell table:style-name="ce38"/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61"/>
          <table:table-cell table:style-name="ce62"/>
          <table:covered-table-cell/>
          <table:covered-table-cell/>
          <table:covered-table-cell/>
          <table:table-cell office:value-type="string" office:string-value="Adres : Hızarhane Cad. No:5 TOKAT" table:formula="of:=&quot;Adres : &quot; &amp;[Senet_Borçlu_Alacaklı_Giriş.$C$6]" table:number-columns-spanned="5" table:number-rows-spanned="2" table:style-name="ce74">
            <text:p>Adres : Hızarhane Cad. No:5 TOKAT</text:p>
          </table:table-cell>
          <table:covered-table-cell table:number-columns-repeated="4"/>
          <table:table-cell table:number-columns-repeated="3" table:style-name="ce35"/>
          <table:table-cell table:number-columns-repeated="2" table:style-name="ce56"/>
          <table:table-cell table:number-columns-repeated="16368"/>
        </table:table-row>
        <table:table-row table:style-name="ro6">
          <table:table-cell table:style-name="ce35"/>
          <table:table-cell table:style-name="ce61"/>
          <table:table-cell table:style-name="ce62"/>
          <table:covered-table-cell/>
          <table:covered-table-cell/>
          <table:covered-table-cell/>
          <table:covered-table-cell/>
          <table:covered-table-cell table:number-columns-repeated="4"/>
          <table:table-cell office:value-type="string" table:style-name="ce48">
            <text:p>İmza</text:p>
          </table:table-cell>
          <table:table-cell table:style-name="ce48"/>
          <table:table-cell table:style-name="ce44"/>
          <table:table-cell table:number-columns-repeated="2" table:style-name="ce56"/>
          <table:table-cell table:number-columns-repeated="16368"/>
        </table:table-row>
        <table:table-row table:style-name="ro6">
          <table:table-cell table:style-name="ce35"/>
          <table:table-cell table:style-name="ce61"/>
          <table:table-cell table:style-name="ce62"/>
          <table:covered-table-cell/>
          <table:covered-table-cell/>
          <table:covered-table-cell/>
          <table:table-cell office:value-type="string" office:string-value="Vergi Dairesi : Tokat" table:formula="of:=&quot;Vergi Dairesi : &quot;&amp;[Senet_Borçlu_Alacaklı_Giriş.$C$7]" table:number-columns-spanned="4" table:number-rows-spanned="1" table:style-name="ce75">
            <text:p>Vergi Dairesi : Tokat</text:p>
          </table:table-cell>
          <table:covered-table-cell table:number-columns-repeated="3"/>
          <table:table-cell table:number-columns-repeated="4" table:style-name="ce35"/>
          <table:table-cell table:number-columns-repeated="2" table:style-name="ce56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35"/>
          <table:covered-table-cell/>
          <table:covered-table-cell/>
          <table:covered-table-cell/>
          <table:table-cell office:value-type="string" office:string-value="Vergi No / TC Kimlik No : 341 3267 6260" table:formula="of:=&quot;Vergi No / TC Kimlik No : &quot;&amp;[Senet_Borçlu_Alacaklı_Giriş.$C$8]" table:number-columns-spanned="4" table:number-rows-spanned="1" table:style-name="ce76">
            <text:p>Vergi No / TC Kimlik No : 341 3267 6260</text:p>
          </table:table-cell>
          <table:covered-table-cell table:number-columns-repeated="3"/>
          <table:table-cell table:number-columns-repeated="4" table:style-name="ce63"/>
          <table:table-cell table:style-name="ce64"/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60"/>
          <table:table-cell table:style-name="ce35"/>
          <table:covered-table-cell/>
          <table:covered-table-cell/>
          <table:table-cell office:value-type="string" table:number-columns-spanned="1" table:number-rows-spanned="5" table:style-name="ce71">
            <text:p>KEFİL</text:p>
          </table:table-cell>
          <table:table-cell office:value-type="string" office:string-value="İsim Unvan : Adem Duman" table:formula="of:=&quot;İsim Unvan : &quot;&amp;[Senet_Borçlu_Alacaklı_Giriş.$C$9]" table:number-columns-spanned="4" table:number-rows-spanned="1" table:style-name="ce77">
            <text:p>İsim Unvan : Adem Duman</text:p>
          </table:table-cell>
          <table:covered-table-cell table:number-columns-repeated="3"/>
          <table:table-cell table:style-name="ce37"/>
          <table:table-cell table:style-name="ce65"/>
          <table:table-cell table:number-columns-repeated="2" table:style-name="ce37"/>
          <table:table-cell table:style-name="ce38"/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35"/>
          <table:table-cell office:value-type="string" table:style-name="ce58">
            <text:p>Vade</text:p>
          </table:table-cell>
          <table:covered-table-cell/>
          <table:covered-table-cell/>
          <table:table-cell office:value-type="string" office:string-value="Adres : Esentepe Mah. Şehit Ulaşar Cad. Belde Sitesi B Blk. K1: D:3 TOKAT" table:formula="of:=&quot;Adres : &quot; &amp;[Senet_Borçlu_Alacaklı_Giriş.$C$10]" table:number-columns-spanned="4" table:number-rows-spanned="2" table:style-name="ce74">
            <text:p>Adres : Esentepe Mah. Şehit Ulaşar Cad. Belde Sitesi B Blk. K1: D:3 TOKAT</text:p>
          </table:table-cell>
          <table:covered-table-cell table:number-columns-repeated="3"/>
          <table:table-cell table:number-columns-repeated="4" table:style-name="ce35"/>
          <table:table-cell table:number-columns-repeated="2" table:style-name="ce56"/>
          <table:table-cell table:number-columns-repeated="16368"/>
        </table:table-row>
        <table:table-row table:style-name="ro6">
          <table:table-cell table:style-name="ce35"/>
          <table:table-cell table:style-name="ce60"/>
          <table:table-cell table:style-name="ce35"/>
          <table:table-cell office:value-type="date" office:date-value="2022-01-30T00:00:00" table:formula="of:=[Senet_Taksit_Giriş.D13]" table:style-name="ce66">
            <text:p>30.01.2022</text:p>
          </table:table-cell>
          <table:covered-table-cell/>
          <table:covered-table-cell/>
          <table:covered-table-cell/>
          <table:covered-table-cell table:number-columns-repeated="3"/>
          <table:table-cell table:style-name="ce35"/>
          <table:table-cell office:value-type="string" table:style-name="ce48">
            <text:p>İmza</text:p>
          </table:table-cell>
          <table:table-cell table:number-columns-repeated="2" table:style-name="ce35"/>
          <table:table-cell table:number-columns-repeated="2" table:style-name="ce56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35"/>
          <table:table-cell office:value-type="string" table:style-name="ce58">
            <text:p>Tarih</text:p>
          </table:table-cell>
          <table:covered-table-cell/>
          <table:covered-table-cell/>
          <table:table-cell office:value-type="string" office:string-value="Vergi Dairesi : Tokat" table:formula="of:=&quot;Vergi Dairesi : &quot;&amp;[Senet_Borçlu_Alacaklı_Giriş.$C$11]" table:number-columns-spanned="4" table:number-rows-spanned="1" table:style-name="ce75">
            <text:p>Vergi Dairesi : Tokat</text:p>
          </table:table-cell>
          <table:covered-table-cell table:number-columns-repeated="3"/>
          <table:table-cell table:number-columns-repeated="4" table:style-name="ce35"/>
          <table:table-cell table:number-columns-repeated="2" table:style-name="ce56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35"/>
          <table:table-cell office:value-type="date" office:date-value="2021-02-25T00:00:00" table:formula="of:=[Senet_Taksit_Giriş.C13]" table:style-name="ce66">
            <text:p>25.02.2021</text:p>
          </table:table-cell>
          <table:covered-table-cell/>
          <table:covered-table-cell/>
          <table:table-cell office:value-type="string" office:string-value="Vergi No / TC Kimlik No : 341 3267 6260" table:formula="of:=&quot;Vergi No / TC Kimlik No : &quot;&amp;[Senet_Borçlu_Alacaklı_Giriş.$C$12]" table:number-columns-spanned="4" table:number-rows-spanned="1" table:style-name="ce76">
            <text:p>Vergi No / TC Kimlik No : 341 3267 6260</text:p>
          </table:table-cell>
          <table:covered-table-cell table:number-columns-repeated="3"/>
          <table:table-cell table:number-columns-repeated="4" table:style-name="ce63"/>
          <table:table-cell table:style-name="ce64"/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67"/>
          <table:table-cell table:number-columns-repeated="13" table:style-name="ce63"/>
          <table:table-cell table:style-name="ce64"/>
          <table:table-cell table:number-columns-repeated="16368"/>
        </table:table-row>
        <table:table-row table:style-name="ro7">
          <table:table-cell table:number-columns-repeated="1024" table:style-name="ce39"/>
          <table:table-cell table:number-columns-repeated="15360"/>
        </table:table-row>
        <table:table-row table:style-name="ro6">
          <table:table-cell table:style-name="ce35"/>
          <table:table-cell table:style-name="ce36"/>
          <table:table-cell table:number-columns-repeated="13" table:style-name="ce37"/>
          <table:table-cell table:style-name="ce38"/>
          <table:table-cell table:number-columns-repeated="16368"/>
        </table:table-row>
        <table:table-row table:style-name="ro6">
          <table:table-cell table:style-name="ce40"/>
          <table:table-cell table:style-name="ce41"/>
          <table:table-cell table:style-name="ce40"/>
          <table:table-cell office:value-type="string" table:style-name="ce42">
            <text:p>Senedin</text:p>
          </table:table-cell>
          <table:table-cell office:value-type="string" office:string-value="Bursa Fabrika Satış Mağazası – Adem Duman    - Taksit No: # 12 #  " table:formula="of:=[.$D237] &amp;&quot;    - Taksit No: &quot; &amp; [.$D232]&amp;&quot;  &quot;" table:number-columns-spanned="1" table:number-rows-spanned="18" table:style-name="ce81">
            <text:p>Bursa Fabrika Satış Mağazası – Adem Duman <text:s text:c="3"/>- Taksit No: # 12 #<text:s text:c="2"/></text:p>
          </table:table-cell>
          <table:table-cell table:style-name="ce40"/>
          <table:table-cell office:value-type="string" table:style-name="ce43">
            <text:p>Ödeme Günü</text:p>
          </table:table-cell>
          <table:table-cell table:style-name="ce40"/>
          <table:table-cell office:value-type="string" table:style-name="ce43">
            <text:p>Türk Lirası</text:p>
          </table:table-cell>
          <table:table-cell office:value-type="string" table:style-name="ce43">
            <text:p>Kuruş</text:p>
          </table:table-cell>
          <table:table-cell table:style-name="ce1"/>
          <table:table-cell table:style-name="ce40"/>
          <table:table-cell office:value-type="string" table:style-name="ce43">
            <text:p>No</text:p>
          </table:table-cell>
          <table:table-cell table:style-name="ce44"/>
          <table:table-cell office:value-type="string" table:style-name="ce43">
            <text:p>Düzenleme Tarihi</text:p>
          </table:table-cell>
          <table:table-cell table:style-name="ce45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48"/>
          <table:table-cell office:value-type="string" table:style-name="ce49">
            <text:p>No:</text:p>
          </table:table-cell>
          <table:covered-table-cell/>
          <table:table-cell table:style-name="ce35"/>
          <table:table-cell office:value-type="date" office:date-value="2022-02-28T00:00:00" table:formula="of:=[.D245]" table:style-name="ce50">
            <text:p>28.02.2022</text:p>
          </table:table-cell>
          <table:table-cell table:style-name="ce51"/>
          <table:table-cell office:value-type="string" office:string-value="# 2.000 TL #" table:formula="of:=[.D234]" table:style-name="ce52">
            <text:p># 2.000 TL #</text:p>
          </table:table-cell>
          <table:table-cell office:value-type="string" office:string-value="#   Krş #" table:formula="of:=[.D235]" table:style-name="ce53">
            <text:p># <text:s text:c="2"/>Krş #</text:p>
          </table:table-cell>
          <table:table-cell table:style-name="ce1"/>
          <table:table-cell table:style-name="ce51"/>
          <table:table-cell office:value-type="string" office:string-value="# 12 #" table:formula="of:=[.D232]" table:style-name="ce54">
            <text:p># 12 #</text:p>
          </table:table-cell>
          <table:table-cell table:style-name="ce44"/>
          <table:table-cell office:value-type="date" office:date-value="2021-02-25T00:00:00" table:formula="of:=[.D247]" table:style-name="ce55">
            <text:p>25.02.2021</text:p>
          </table:table-cell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48"/>
          <table:table-cell office:value-type="string" office:string-value="# 12 #" table:formula="of:=&quot;# &quot;&amp;TEXT(INT([Senet_Taksit_Giriş.B14]);&quot;##.##0&quot;)&amp;&quot; #&quot;" table:style-name="ce57">
            <text:p># 12 #</text:p>
          </table:table-cell>
          <table:covered-table-cell/>
          <table:table-cell table:number-columns-repeated="10" table:style-name="ce35"/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48"/>
          <table:table-cell office:value-type="string" table:style-name="ce58">
            <text:p>Tutarı</text:p>
          </table:table-cell>
          <table:covered-table-cell/>
          <table:table-cell office:value-type="string" office:string-value="   İş bu emre muharrer senedimizin mükabilinde 00 mmmm 2022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table:formula="of:=&quot;   İş bu emre muharrer senedim&quot;&amp;IF([Senet_Borçlu_Alacaklı_Giriş.$C$4]=&quot;Gerçek Kişi&quot;;&quot;in&quot;;&quot;izin&quot;)&amp;&quot; mükabilinde &quot;&amp;TEXT([.G231];&quot;dd mmmm yyyy&quot;)&amp;&quot; tarihinde Sayın : &quot;&amp;[Senet_Borçlu_Alacaklı_Giriş.$C$1]&amp;&quot; 'ya veyahut emruhavalesine yukarıda yazılı Yalnız # &quot;&amp;[Senet_Taksit_Giriş.F14]&amp;&quot; # ödeyeceği&quot;&amp;IF([Senet_Borçlu_Alacaklı_Giriş.$C$4]=&quot;Gerçek Kişi&quot;;&quot;m.&quot;;&quot;z.&quot;)&amp;&quot; Bedeli &quot;&amp;[Senet_Taksit_Giriş.G14]&amp;&quot; ahzolunmuştur. İş bu bono vadesinde ödenmediği taktirde; iş bu bononun düzenleme tarihinin temerrüt başlangıç tarihi olarak kabul edileceğini, müteakip bonolarında muacceliyet kesbedeceğini,&quot;&amp;&quot; ihtilaf vukuunda &quot;&amp;[Senet_Borçlu_Alacaklı_Giriş.$C$2]&amp;&quot; mahkemelerinin selahiyetini şimdiden kabul eyleri&quot;&amp;IF([Senet_Borçlu_Alacaklı_Giriş.$C$4]=&quot;Gerçek Kişi&quot;;&quot;m.&quot;;&quot;z.&quot;)" table:number-columns-spanned="10" table:number-rows-spanned="4" table:style-name="ce69">
            <text:p><text:s text:c="3"/>İş bu emre muharrer senedimizin mükabilinde 00 mmmm 2022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/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48"/>
          <table:table-cell office:value-type="string" office:string-value="# 2.000 TL #" table:formula="of:=&quot;# &quot;&amp;TEXT(INT([Senet_Taksit_Giriş.E14]);&quot;##.##0&quot;)&amp;&quot; TL #&quot;" table:style-name="ce59">
            <text:p># 2.000 TL #</text:p>
          </table:table-cell>
          <table:covered-table-cell/>
          <table:covered-table-cell/>
          <table:covered-table-cell table:number-columns-repeated="9"/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35"/>
          <table:table-cell office:value-type="string" office:string-value="#   Krş #" table:formula="of:=&quot;# &quot;&amp;TEXT(([Senet_Taksit_Giriş.E237]-INT([Senet_Taksit_Giriş.E237]))*100;&quot;##.##&quot;)&amp;&quot;  Krş #&quot;" table:style-name="ce57">
            <text:p># <text:s text:c="2"/>Krş #</text:p>
          </table:table-cell>
          <table:covered-table-cell/>
          <table:covered-table-cell/>
          <table:covered-table-cell table:number-columns-repeated="9"/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35"/>
          <table:table-cell office:value-type="string" table:style-name="ce58">
            <text:p>Borçlu:</text:p>
          </table:table-cell>
          <table:covered-table-cell/>
          <table:covered-table-cell/>
          <table:covered-table-cell table:number-columns-repeated="9"/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60"/>
          <table:table-cell table:style-name="ce35"/>
          <table:table-cell office:value-type="string" office:string-value="Bursa Fabrika Satış Mağazası – Adem Duman" table:formula="of:=[.$D$9]" table:number-columns-spanned="1" table:number-rows-spanned="7" table:style-name="ce70">
            <text:p>Bursa Fabrika Satış Mağazası – Adem Duman</text:p>
          </table:table-cell>
          <table:covered-table-cell/>
          <table:table-cell table:number-columns-repeated="10" table:style-name="ce1"/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35"/>
          <table:covered-table-cell/>
          <table:covered-table-cell/>
          <table:table-cell office:value-type="string" table:number-columns-spanned="1" table:number-rows-spanned="5" table:style-name="ce71">
            <text:p>ÖDEYECEK</text:p>
          </table:table-cell>
          <table:table-cell office:value-type="string" office:string-value="İsim : Bursa Fabrika Satış Mağazası – Adem Duman" table:formula="of:=&quot;İsim : &quot;&amp;[.$D237]" table:number-columns-spanned="4" table:number-rows-spanned="1" table:style-name="ce77">
            <text:p>İsim : Bursa Fabrika Satış Mağazası – Adem Duman</text:p>
          </table:table-cell>
          <table:covered-table-cell table:number-columns-repeated="3"/>
          <table:table-cell table:number-columns-repeated="2" table:style-name="ce37"/>
          <table:table-cell table:number-columns-spanned="2" table:number-rows-spanned="1" table:style-name="ce73"/>
          <table:covered-table-cell/>
          <table:table-cell table:style-name="ce38"/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61"/>
          <table:table-cell table:style-name="ce62"/>
          <table:covered-table-cell/>
          <table:covered-table-cell/>
          <table:covered-table-cell/>
          <table:table-cell office:value-type="string" office:string-value="Adres : Hızarhane Cad. No:5 TOKAT" table:formula="of:=&quot;Adres : &quot; &amp;[Senet_Borçlu_Alacaklı_Giriş.$C$6]" table:number-columns-spanned="5" table:number-rows-spanned="2" table:style-name="ce74">
            <text:p>Adres : Hızarhane Cad. No:5 TOKAT</text:p>
          </table:table-cell>
          <table:covered-table-cell table:number-columns-repeated="4"/>
          <table:table-cell table:number-columns-repeated="3" table:style-name="ce35"/>
          <table:table-cell table:number-columns-repeated="2" table:style-name="ce56"/>
          <table:table-cell table:number-columns-repeated="16368"/>
        </table:table-row>
        <table:table-row table:style-name="ro6">
          <table:table-cell table:style-name="ce35"/>
          <table:table-cell table:style-name="ce61"/>
          <table:table-cell table:style-name="ce62"/>
          <table:covered-table-cell/>
          <table:covered-table-cell/>
          <table:covered-table-cell/>
          <table:covered-table-cell/>
          <table:covered-table-cell table:number-columns-repeated="4"/>
          <table:table-cell office:value-type="string" table:style-name="ce48">
            <text:p>İmza</text:p>
          </table:table-cell>
          <table:table-cell table:style-name="ce48"/>
          <table:table-cell table:style-name="ce44"/>
          <table:table-cell table:number-columns-repeated="2" table:style-name="ce56"/>
          <table:table-cell table:number-columns-repeated="16368"/>
        </table:table-row>
        <table:table-row table:style-name="ro6">
          <table:table-cell table:style-name="ce35"/>
          <table:table-cell table:style-name="ce61"/>
          <table:table-cell table:style-name="ce62"/>
          <table:covered-table-cell/>
          <table:covered-table-cell/>
          <table:covered-table-cell/>
          <table:table-cell office:value-type="string" office:string-value="Vergi Dairesi : Tokat" table:formula="of:=&quot;Vergi Dairesi : &quot;&amp;[Senet_Borçlu_Alacaklı_Giriş.$C$7]" table:number-columns-spanned="4" table:number-rows-spanned="1" table:style-name="ce75">
            <text:p>Vergi Dairesi : Tokat</text:p>
          </table:table-cell>
          <table:covered-table-cell table:number-columns-repeated="3"/>
          <table:table-cell table:number-columns-repeated="4" table:style-name="ce35"/>
          <table:table-cell table:number-columns-repeated="2" table:style-name="ce56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35"/>
          <table:covered-table-cell/>
          <table:covered-table-cell/>
          <table:covered-table-cell/>
          <table:table-cell office:value-type="string" office:string-value="Vergi No / TC Kimlik No : 341 3267 6260" table:formula="of:=&quot;Vergi No / TC Kimlik No : &quot;&amp;[Senet_Borçlu_Alacaklı_Giriş.$C$8]" table:number-columns-spanned="4" table:number-rows-spanned="1" table:style-name="ce76">
            <text:p>Vergi No / TC Kimlik No : 341 3267 6260</text:p>
          </table:table-cell>
          <table:covered-table-cell table:number-columns-repeated="3"/>
          <table:table-cell table:number-columns-repeated="4" table:style-name="ce63"/>
          <table:table-cell table:style-name="ce64"/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60"/>
          <table:table-cell table:style-name="ce35"/>
          <table:covered-table-cell/>
          <table:covered-table-cell/>
          <table:table-cell office:value-type="string" table:number-columns-spanned="1" table:number-rows-spanned="5" table:style-name="ce71">
            <text:p>KEFİL</text:p>
          </table:table-cell>
          <table:table-cell office:value-type="string" office:string-value="İsim : Adem Duman" table:formula="of:=&quot;İsim : &quot;&amp;[Senet_Borçlu_Alacaklı_Giriş.$C$9]" table:number-columns-spanned="4" table:number-rows-spanned="1" table:style-name="ce77">
            <text:p>İsim : Adem Duman</text:p>
          </table:table-cell>
          <table:covered-table-cell table:number-columns-repeated="3"/>
          <table:table-cell table:style-name="ce37"/>
          <table:table-cell table:style-name="ce65"/>
          <table:table-cell table:number-columns-repeated="2" table:style-name="ce37"/>
          <table:table-cell table:style-name="ce38"/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35"/>
          <table:table-cell office:value-type="string" table:style-name="ce58">
            <text:p>Vade</text:p>
          </table:table-cell>
          <table:covered-table-cell/>
          <table:covered-table-cell/>
          <table:table-cell office:value-type="string" office:string-value="Adres : Esentepe Mah. Şehit Ulaşar Cad. Belde Sitesi B Blk. K1: D:3 TOKAT" table:formula="of:=&quot;Adres : &quot; &amp;[Senet_Borçlu_Alacaklı_Giriş.$C$10]" table:number-columns-spanned="4" table:number-rows-spanned="2" table:style-name="ce74">
            <text:p>Adres : Esentepe Mah. Şehit Ulaşar Cad. Belde Sitesi B Blk. K1: D:3 TOKAT</text:p>
          </table:table-cell>
          <table:covered-table-cell table:number-columns-repeated="3"/>
          <table:table-cell table:number-columns-repeated="4" table:style-name="ce35"/>
          <table:table-cell table:number-columns-repeated="2" table:style-name="ce56"/>
          <table:table-cell table:number-columns-repeated="16368"/>
        </table:table-row>
        <table:table-row table:style-name="ro6">
          <table:table-cell table:style-name="ce35"/>
          <table:table-cell table:style-name="ce60"/>
          <table:table-cell table:style-name="ce35"/>
          <table:table-cell office:value-type="date" office:date-value="2022-02-28T00:00:00" table:formula="of:=[Senet_Taksit_Giriş.D14]" table:style-name="ce66">
            <text:p>28.02.2022</text:p>
          </table:table-cell>
          <table:covered-table-cell/>
          <table:covered-table-cell/>
          <table:covered-table-cell/>
          <table:covered-table-cell table:number-columns-repeated="3"/>
          <table:table-cell table:style-name="ce35"/>
          <table:table-cell office:value-type="string" table:style-name="ce48">
            <text:p>İmza</text:p>
          </table:table-cell>
          <table:table-cell table:number-columns-repeated="2" table:style-name="ce35"/>
          <table:table-cell table:number-columns-repeated="2" table:style-name="ce56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35"/>
          <table:table-cell office:value-type="string" table:style-name="ce58">
            <text:p>Tarih</text:p>
          </table:table-cell>
          <table:covered-table-cell/>
          <table:covered-table-cell/>
          <table:table-cell office:value-type="string" office:string-value="Vergi Dairesi : Tokat" table:formula="of:=&quot;Vergi Dairesi : &quot;&amp;[Senet_Borçlu_Alacaklı_Giriş.$C$11]" table:number-columns-spanned="4" table:number-rows-spanned="1" table:style-name="ce75">
            <text:p>Vergi Dairesi : Tokat</text:p>
          </table:table-cell>
          <table:covered-table-cell table:number-columns-repeated="3"/>
          <table:table-cell table:number-columns-repeated="4" table:style-name="ce35"/>
          <table:table-cell table:number-columns-repeated="2" table:style-name="ce56"/>
          <table:table-cell table:number-columns-repeated="16368"/>
        </table:table-row>
        <table:table-row table:style-name="ro6">
          <table:table-cell table:style-name="ce35"/>
          <table:table-cell table:style-name="ce47"/>
          <table:table-cell table:style-name="ce35"/>
          <table:table-cell office:value-type="date" office:date-value="2021-02-25T00:00:00" table:formula="of:=[Senet_Taksit_Giriş.C14]" table:style-name="ce66">
            <text:p>25.02.2021</text:p>
          </table:table-cell>
          <table:covered-table-cell/>
          <table:covered-table-cell/>
          <table:table-cell office:value-type="string" office:string-value="Vergi No / TC Kimlik No : 341 3267 6260" table:formula="of:=&quot;Vergi No / TC Kimlik No : &quot;&amp;[Senet_Borçlu_Alacaklı_Giriş.$C$12]" table:number-columns-spanned="4" table:number-rows-spanned="1" table:style-name="ce76">
            <text:p>Vergi No / TC Kimlik No : 341 3267 6260</text:p>
          </table:table-cell>
          <table:covered-table-cell table:number-columns-repeated="3"/>
          <table:table-cell table:number-columns-repeated="4" table:style-name="ce63"/>
          <table:table-cell table:style-name="ce64"/>
          <table:table-cell table:style-name="ce56"/>
          <table:table-cell table:number-columns-repeated="16368"/>
        </table:table-row>
        <table:table-row table:style-name="ro6">
          <table:table-cell table:style-name="ce35"/>
          <table:table-cell table:style-name="ce67"/>
          <table:table-cell table:number-columns-repeated="13" table:style-name="ce63"/>
          <table:table-cell table:style-name="ce64"/>
          <table:table-cell table:number-columns-repeated="16368"/>
        </table:table-row>
        <table:table-row table:number-rows-repeated="1048299" table:style-name="ro8">
          <table:table-cell table:number-columns-repeated="16384"/>
        </table:table-row>
        <table:table-row table:number-rows-repeated="29" table:style-name="ro9">
          <table:table-cell table:number-columns-repeated="16384"/>
        </table:table-row>
      </table:table>
      <table:table table:name="Sheet5" table:style-name="ta4">
        <table:table-column table:style-name="co12" table:number-columns-repeated="2" table:default-cell-style-name="ce1"/>
        <table:table-column table:style-name="co34" table:default-cell-style-name="ce1"/>
        <table:table-column table:style-name="co12" table:default-cell-style-name="ce1"/>
        <table:table-column table:style-name="co35" table:default-cell-style-name="ce1"/>
        <table:table-column table:style-name="co8" table:number-columns-repeated="16379" table:default-cell-style-name="ce1"/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1">
            <text:p>ADEM DUMAN <text:s/>- 2022-2023 Kira ödemesi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Ödeme Tablosu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date" office:date-value="2021-08-30T00:00:00" table:style-name="ce78">
            <text:p>30.08.2021</text:p>
          </table:table-cell>
          <table:table-cell office:value-type="string" table:style-name="ce1">
            <text:p>Nakit <text:s/>3000 TL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8">
            <text:p>31.09.2021</text:p>
          </table:table-cell>
          <table:table-cell office:value-type="string" table:style-name="ce1">
            <text:p>Senet 3000 TL</text:p>
          </table:table-cell>
          <table:table-cell table:number-columns-repeated="16381"/>
        </table:table-row>
        <table:table-row table:style-name="ro2">
          <table:table-cell/>
          <table:table-cell office:value-type="date" office:date-value="2021-10-30T00:00:00" table:style-name="ce78">
            <text:p>30.10.2021</text:p>
          </table:table-cell>
          <table:table-cell office:value-type="string" table:style-name="ce1">
            <text:p>Senet 3000 TL</text:p>
          </table:table-cell>
          <table:table-cell table:number-columns-repeated="16381"/>
        </table:table-row>
        <table:table-row table:style-name="ro2">
          <table:table-cell/>
          <table:table-cell office:value-type="date" office:date-value="2021-11-30T00:00:00" table:style-name="ce78">
            <text:p>30.11.2021</text:p>
          </table:table-cell>
          <table:table-cell office:value-type="string" table:style-name="ce1">
            <text:p>Senet 3000 TL</text:p>
          </table:table-cell>
          <table:table-cell table:number-columns-repeated="16381"/>
        </table:table-row>
        <table:table-row table:style-name="ro2">
          <table:table-cell/>
          <table:table-cell office:value-type="date" office:date-value="2021-12-30T00:00:00" table:style-name="ce78">
            <text:p>30.12.2021</text:p>
          </table:table-cell>
          <table:table-cell office:value-type="string" table:style-name="ce1">
            <text:p>Senet 3000 TL</text:p>
          </table:table-cell>
          <table:table-cell table:number-columns-repeated="16381"/>
        </table:table-row>
        <table:table-row table:style-name="ro2">
          <table:table-cell/>
          <table:table-cell office:value-type="date" office:date-value="2022-01-30T00:00:00" table:style-name="ce78">
            <text:p>30.01.2022</text:p>
          </table:table-cell>
          <table:table-cell office:value-type="string" table:style-name="ce1">
            <text:p>Senet 3000 TL</text:p>
          </table:table-cell>
          <table:table-cell table:number-columns-repeated="16381"/>
        </table:table-row>
        <table:table-row table:style-name="ro2">
          <table:table-cell/>
          <table:table-cell office:value-type="date" office:date-value="2022-02-28T00:00:00" table:style-name="ce78">
            <text:p>28.02.2022</text:p>
          </table:table-cell>
          <table:table-cell office:value-type="string" table:style-name="ce1">
            <text:p>Senet 3000 TL</text:p>
          </table:table-cell>
          <table:table-cell table:number-columns-repeated="16381"/>
        </table:table-row>
        <table:table-row table:style-name="ro2">
          <table:table-cell/>
          <table:table-cell office:value-type="date" office:date-value="2022-03-30T00:00:00" table:style-name="ce78">
            <text:p>30.03.2022</text:p>
          </table:table-cell>
          <table:table-cell office:value-type="string" table:style-name="ce1">
            <text:p>Senet 3000 TL</text:p>
          </table:table-cell>
          <table:table-cell table:number-columns-repeated="16381"/>
        </table:table-row>
        <table:table-row table:style-name="ro2">
          <table:table-cell/>
          <table:table-cell office:value-type="date" office:date-value="2022-04-30T00:00:00" table:style-name="ce78">
            <text:p>30.04.2022</text:p>
          </table:table-cell>
          <table:table-cell office:value-type="string" table:style-name="ce1">
            <text:p>Senet 3000 TL</text:p>
          </table:table-cell>
          <table:table-cell table:number-columns-repeated="16381"/>
        </table:table-row>
        <table:table-row table:style-name="ro2">
          <table:table-cell/>
          <table:table-cell office:value-type="date" office:date-value="2022-05-30T00:00:00" table:style-name="ce78">
            <text:p>30.05.2022</text:p>
          </table:table-cell>
          <table:table-cell office:value-type="string" table:style-name="ce1">
            <text:p>Senet 3000 TL</text:p>
          </table:table-cell>
          <table:table-cell table:number-columns-repeated="16381"/>
        </table:table-row>
        <table:table-row table:style-name="ro2">
          <table:table-cell/>
          <table:table-cell office:value-type="date" office:date-value="2022-06-30T00:00:00" table:style-name="ce78">
            <text:p>30.06.2022</text:p>
          </table:table-cell>
          <table:table-cell office:value-type="string" table:style-name="ce1">
            <text:p>Senet 3000 TL</text:p>
          </table:table-cell>
          <table:table-cell table:number-columns-repeated="16381"/>
        </table:table-row>
        <table:table-row table:style-name="ro2">
          <table:table-cell/>
          <table:table-cell office:value-type="date" office:date-value="2022-07-30T00:00:00" table:style-name="ce78">
            <text:p>30.07.2022</text:p>
          </table:table-cell>
          <table:table-cell office:value-type="string" table:style-name="ce1">
            <text:p>Senet 3000 TL</text:p>
          </table:table-cell>
          <table:table-cell table:number-columns-repeated="16381"/>
        </table:table-row>
        <table:table-row table:style-name="ro2">
          <table:table-cell/>
          <table:table-cell table:style-name="ce78"/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Yapılan Ödemeler</text:p>
          </table:table-cell>
          <table:table-cell table:number-columns-repeated="2" table:style-name="ce1"/>
          <table:table-cell office:value-type="string" table:style-name="ce1">
            <text:p>Toplam Ödeme</text:p>
          </table:table-cell>
          <table:table-cell table:number-columns-repeated="16379"/>
        </table:table-row>
        <table:table-row table:style-name="ro2">
          <table:table-cell table:number-columns-repeated="2" table:style-name="ce1"/>
          <table:table-cell office:value-type="string" table:style-name="ce1">
            <text:p>Ödenecek</text:p>
          </table:table-cell>
          <table:table-cell office:value-type="string" table:style-name="ce1">
            <text:p>Ödenen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office:value-type="date" office:date-value="2021-08-30T00:00:00" table:style-name="ce78">
            <text:p>30.08.2021</text:p>
          </table:table-cell>
          <table:table-cell office:value-type="string" table:style-name="ce1">
            <text:p>ödendi</text:p>
          </table:table-cell>
          <table:table-cell office:value-type="float" office:value="2000" table:style-name="ce1">
            <text:p>2000</text:p>
          </table:table-cell>
          <table:table-cell office:value-type="float" office:value="2000" table:formula="of:=[.D19]+[.E18]" table:style-name="ce1">
            <text:p>2000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78">
            <text:p>31.09.2021</text:p>
          </table:table-cell>
          <table:table-cell office:value-type="string" table:style-name="ce1">
            <text:p>ödendi</text:p>
          </table:table-cell>
          <table:table-cell office:value-type="float" office:value="2000" table:style-name="ce1">
            <text:p>2000</text:p>
          </table:table-cell>
          <table:table-cell office:value-type="float" office:value="4000" table:formula="of:=[.D20]+[.E19]" table:style-name="ce1">
            <text:p>4000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date" office:date-value="2021-10-30T00:00:00" table:style-name="ce78">
            <text:p>30.10.2021</text:p>
          </table:table-cell>
          <table:table-cell office:value-type="string" table:style-name="ce1">
            <text:p>ödendi</text:p>
          </table:table-cell>
          <table:table-cell office:value-type="float" office:value="2000" table:style-name="ce1">
            <text:p>2000</text:p>
          </table:table-cell>
          <table:table-cell office:value-type="float" office:value="6000" table:formula="of:=[.D21]+[.E20]" table:style-name="ce1">
            <text:p>6000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date" office:date-value="2021-11-30T00:00:00" table:style-name="ce78">
            <text:p>30.11.2021</text:p>
          </table:table-cell>
          <table:table-cell office:value-type="string" table:style-name="ce1">
            <text:p>ödendi</text:p>
          </table:table-cell>
          <table:table-cell office:value-type="float" office:value="2000" table:style-name="ce1">
            <text:p>2000</text:p>
          </table:table-cell>
          <table:table-cell office:value-type="float" office:value="8000" table:formula="of:=[.D22]+[.E21]" table:style-name="ce1">
            <text:p>8000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date" office:date-value="2021-12-30T00:00:00" table:style-name="ce78">
            <text:p>30.12.2021</text:p>
          </table:table-cell>
          <table:table-cell office:value-type="string" table:style-name="ce1">
            <text:p>ödendi</text:p>
          </table:table-cell>
          <table:table-cell office:value-type="float" office:value="2000" table:style-name="ce1">
            <text:p>2000</text:p>
          </table:table-cell>
          <table:table-cell office:value-type="float" office:value="10000" table:formula="of:=[.D23]+[.E22]" table:style-name="ce1">
            <text:p>10000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date" office:date-value="2022-01-30T00:00:00" table:style-name="ce78">
            <text:p>30.01.2022</text:p>
          </table:table-cell>
          <table:table-cell office:value-type="string" table:style-name="ce1">
            <text:p>ödendi</text:p>
          </table:table-cell>
          <table:table-cell office:value-type="float" office:value="2000" table:style-name="ce1">
            <text:p>2000</text:p>
          </table:table-cell>
          <table:table-cell office:value-type="float" office:value="12000" table:formula="of:=[.D24]+[.E23]" table:style-name="ce1">
            <text:p>12000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date" office:date-value="2022-02-28T00:00:00" table:style-name="ce78">
            <text:p>28.02.2022</text:p>
          </table:table-cell>
          <table:table-cell office:value-type="string" table:style-name="ce1">
            <text:p>ödendi</text:p>
          </table:table-cell>
          <table:table-cell office:value-type="float" office:value="3000" table:style-name="ce1">
            <text:p>3000</text:p>
          </table:table-cell>
          <table:table-cell office:value-type="float" office:value="15000" table:formula="of:=[.D25]+[.E24]" table:style-name="ce1">
            <text:p>15000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date" office:date-value="2022-03-30T00:00:00" table:style-name="ce78">
            <text:p>30.03.2022</text:p>
          </table:table-cell>
          <table:table-cell office:value-type="float" office:value="3000" table:style-name="ce1">
            <text:p>3000</text:p>
          </table:table-cell>
          <table:table-cell table:style-name="ce1"/>
          <table:table-cell office:value-type="float" office:value="15000" table:formula="of:=[.D26]+[.E25]" table:style-name="ce1">
            <text:p>15000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date" office:date-value="2022-04-30T00:00:00" table:style-name="ce78">
            <text:p>30.04.2022</text:p>
          </table:table-cell>
          <table:table-cell office:value-type="float" office:value="3000" table:style-name="ce1">
            <text:p>3000</text:p>
          </table:table-cell>
          <table:table-cell table:style-name="ce1"/>
          <table:table-cell office:value-type="float" office:value="15000" table:formula="of:=[.D27]+[.E26]" table:style-name="ce1">
            <text:p>15000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date" office:date-value="2022-05-30T00:00:00" table:style-name="ce78">
            <text:p>30.05.2022</text:p>
          </table:table-cell>
          <table:table-cell office:value-type="float" office:value="5000" table:style-name="ce1">
            <text:p>5000</text:p>
          </table:table-cell>
          <table:table-cell table:style-name="ce1"/>
          <table:table-cell office:value-type="float" office:value="15000" table:formula="of:=[.D28]+[.E27]" table:style-name="ce1">
            <text:p>15000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date" office:date-value="2022-06-30T00:00:00" table:style-name="ce78">
            <text:p>30.06.2022</text:p>
          </table:table-cell>
          <table:table-cell office:value-type="float" office:value="5000" table:style-name="ce1">
            <text:p>5000</text:p>
          </table:table-cell>
          <table:table-cell table:style-name="ce1"/>
          <table:table-cell office:value-type="float" office:value="15000" table:formula="of:=[.D29]+[.E28]" table:style-name="ce1">
            <text:p>15000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2022 sonu</text:p>
          </table:table-cell>
          <table:table-cell office:value-type="date" office:date-value="2022-07-30T00:00:00" table:style-name="ce79">
            <text:p>30.07.2022</text:p>
          </table:table-cell>
          <table:table-cell office:value-type="float" office:value="5000" table:style-name="ce80">
            <text:p>5000</text:p>
          </table:table-cell>
          <table:table-cell table:style-name="ce80"/>
          <table:table-cell office:value-type="float" office:value="15000" table:formula="of:=[.D30]+[.E29]" table:style-name="ce80">
            <text:p>15000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2023 kirası</text:p>
          </table:table-cell>
          <table:table-cell office:value-type="date" office:date-value="2022-08-30T00:00:00" table:style-name="ce78">
            <text:p>30.08.2022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date" office:date-value="2022-09-30T00:00:00" table:style-name="ce78">
            <text:p>30.09.2022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date" office:date-value="2022-10-30T00:00:00" table:style-name="ce78">
            <text:p>30.10.2022</text:p>
          </table:table-cell>
          <table:table-cell table:number-columns-repeated="16382"/>
        </table:table-row>
        <table:table-row table:style-name="ro2">
          <table:table-cell/>
          <table:table-cell office:value-type="date" office:date-value="2022-11-30T00:00:00" table:style-name="ce78">
            <text:p>30.11.2022</text:p>
          </table:table-cell>
          <table:table-cell table:number-columns-repeated="16382"/>
        </table:table-row>
        <table:table-row table:number-rows-repeated="104854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36">
      <number:day number:style="long"/>
      <number:text>.</number:text>
      <number:month number:style="long"/>
      <number:text>.</number:text>
      <number:year number:style="long"/>
    </number:date-style>
    <number:number-style style:name="N37P0"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37">
      <number:text>-</number:text>
      <number:number number:decimal-places="0" number:min-decimal-places="0" number:min-integer-digits="1" number:grouping="true">
        <number:embedded-text number:position="0"> </number:embedded-text>
      </number:number>
      <style:map style:condition="value()&gt;=0" style:apply-style-name="N37P0"/>
    </number:number-style>
    <number:number-style style:name="N38P0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38P1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38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  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text> 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39P1">
      <number:text>-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39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₺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38">
      <style:table-cell-properties style:vertical-align="automatic" fo:background-color="transparent"/>
    </style:style>
    <style:style style:name="Excel_32_Built-in_32_Currency" style:display-name="Excel Built-in Currency" style:family="table-cell" style:data-style-name="N39">
      <style:table-cell-properties style:vertical-align="automatic" fo:background-color="transparent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78740157480315in" fo:margin-right="0.78740157480315in" style:print-orientation="portrait" style:print-page-order="ttb" style:first-page-number="continue" style:scale-to="100%" style:table-centering="none" style:print="objects charts drawings"/>
      <style:header-style>
        <style:header-footer-properties fo:min-height="0.363779527559055in" fo:margin-left="0in" fo:margin-right="0in" fo:margin-bottom="0in"/>
      </style:header-style>
      <style:footer-style>
        <style:header-footer-properties fo:min-height="0.363779527559055in" fo:margin-left="0in" fo:margin-right="0in" fo:margin-top="0in"/>
      </style:footer-style>
    </style:page-layout>
    <style:page-layout style:name="pm2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196456692913386in" fo:margin-bottom="0.748031496062992in" fo:margin-left="0.236220472440945in" fo:margin-right="0.236220472440945in" style:print-orientation="portrait" style:print-page-order="ttb" style:first-page-number="continue" style:scale-to-X="1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4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header-first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  <style:master-page style:name="mp4" style:page-layout-name="pm4">
      <style:header>
        <text:p><text:sheet-name>???</text:sheet-name></text:p>
      </style:header>
      <style:header-left style:display="false"/>
      <style:header-first/>
      <style:footer>
        <text:p>Sayf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toshiba</meta:initial-creator>
    <dc:creator>m</dc:creator>
    <meta:creation-date>2018-01-01T13:28:37Z</meta:creation-date>
    <dc:date>2024-04-20T05:34:02Z</dc:date>
    <meta:print-date>2022-03-03T12:46:11Z</meta:print-date>
    <meta:editing-cycles>32</meta:editing-cycles>
    <meta:editing-duration>PT62287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